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5.36pt"/>
    </style:style>
    <style:style style:name="co2" style:family="table-column">
      <style:table-column-properties fo:break-before="auto" style:column-width="107.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7.09pt"/>
    </style:style>
    <style:style style:name="co5" style:family="table-column">
      <style:table-column-properties fo:break-before="auto" style:column-width="72.34pt"/>
    </style:style>
    <style:style style:name="co6" style:family="table-column">
      <style:table-column-properties fo:break-before="auto" style:column-width="66.36pt"/>
    </style:style>
    <style:style style:name="co7" style:family="table-column">
      <style:table-column-properties fo:break-before="auto" style:column-width="55.84pt"/>
    </style:style>
    <style:style style:name="co8" style:family="table-column">
      <style:table-column-properties fo:break-before="auto" style:column-width="58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ctive_Balun_SN002_S1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Thursday</text:p>
          </table:table-cell>
          <table:table-cell office:value-type="string" calcext:value-type="string">
            <text:p><text:s/>09 July 2020 10:11:22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2112721054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11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B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-2.81769235578881" calcext:value-type="float">
            <text:p>-2.8176923558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-3.44928553781027" calcext:value-type="float">
            <text:p>-3.449285537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-3.46779469297535" calcext:value-type="float">
            <text:p>-3.467794693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-3.42005786302149" calcext:value-type="float">
            <text:p>-3.420057863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-4.67093596651936" calcext:value-type="float">
            <text:p>-4.6709359665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-4.40722358641599" calcext:value-type="float">
            <text:p>-4.4072235864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-4.75381298651722" calcext:value-type="float">
            <text:p>-4.7538129865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-4.3567444055117" calcext:value-type="float">
            <text:p>-4.3567444055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-4.705055118602" calcext:value-type="float">
            <text:p>-4.7050551186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-5.17502309573687" calcext:value-type="float">
            <text:p>-5.1750230957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-5.38560578344945" calcext:value-type="float">
            <text:p>-5.3856057834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-4.9020137551367" calcext:value-type="float">
            <text:p>-4.9020137551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-5.34020625607937" calcext:value-type="float">
            <text:p>-5.3402062561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-6.18114159989162" calcext:value-type="float">
            <text:p>-6.1811415999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-6.14050017665812" calcext:value-type="float">
            <text:p>-6.1405001767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-5.74599966744539" calcext:value-type="float">
            <text:p>-5.7459996674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-8.13092322263744" calcext:value-type="float">
            <text:p>-8.1309232226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-8.48600323423954" calcext:value-type="float">
            <text:p>-8.4860032342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-7.82797657439598" calcext:value-type="float">
            <text:p>-7.8279765744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-6.56329693248178" calcext:value-type="float">
            <text:p>-6.5632969325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-9.64332823507276" calcext:value-type="float">
            <text:p>-9.6433282351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-8.91706722316262" calcext:value-type="float">
            <text:p>-8.9170672232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-10.6403470979434" calcext:value-type="float">
            <text:p>-10.6403470979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-10.1949468992994" calcext:value-type="float">
            <text:p>-10.1949468993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-10.8995623182505" calcext:value-type="float">
            <text:p>-10.8995623183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-9.36883243391348" calcext:value-type="float">
            <text:p>-9.3688324339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-13.0627572139298" calcext:value-type="float">
            <text:p>-13.0627572139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-12.4138973429641" calcext:value-type="float">
            <text:p>-12.413897343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-9.71597364590574" calcext:value-type="float">
            <text:p>-9.7159736459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-11.1897857512527" calcext:value-type="float">
            <text:p>-11.1897857513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-14.2848209796559" calcext:value-type="float">
            <text:p>-14.2848209797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-12.6762144397087" calcext:value-type="float">
            <text:p>-12.6762144397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-11.4754703419002" calcext:value-type="float">
            <text:p>-11.4754703419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-14.4979409204898" calcext:value-type="float">
            <text:p>-14.4979409205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-15.341966774975" calcext:value-type="float">
            <text:p>-15.341966775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-14.8977121168612" calcext:value-type="float">
            <text:p>-14.8977121169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-15.717046835902" calcext:value-type="float">
            <text:p>-15.7170468359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-15.4578592400023" calcext:value-type="float">
            <text:p>-15.45785924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13.0741846630298" calcext:value-type="float">
            <text:p>-13.074184663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-14.7360269538717" calcext:value-type="float">
            <text:p>-14.7360269539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-19.2446684223598" calcext:value-type="float">
            <text:p>-19.2446684224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-12.9736640940142" calcext:value-type="float">
            <text:p>-12.973664094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-15.881228962456" calcext:value-type="float">
            <text:p>-15.8812289625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-15.7228106952685" calcext:value-type="float">
            <text:p>-15.7228106953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-13.2618038749936" calcext:value-type="float">
            <text:p>-13.261803875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-24.6745195367952" calcext:value-type="float">
            <text:p>-24.6745195368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-19.2338199186749" calcext:value-type="float">
            <text:p>-19.2338199187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-17.8371868678796" calcext:value-type="float">
            <text:p>-17.8371868679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-18.3326348745118" calcext:value-type="float">
            <text:p>-18.3326348745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-15.1849307160391" calcext:value-type="float">
            <text:p>-15.184930716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-14.4532303094508" calcext:value-type="float">
            <text:p>-14.4532303095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-13.2752290706442" calcext:value-type="float">
            <text:p>-13.2752290706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-14.8679030791514" calcext:value-type="float">
            <text:p>-14.8679030792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-14.6369860671092" calcext:value-type="float">
            <text:p>-14.6369860671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-19.7359708511568" calcext:value-type="float">
            <text:p>-19.7359708512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-13.7659564356643" calcext:value-type="float">
            <text:p>-13.7659564357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-15.7038439693342" calcext:value-type="float">
            <text:p>-15.7038439693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-14.7565552674173" calcext:value-type="float">
            <text:p>-14.7565552674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18.7087172850092" calcext:value-type="float">
            <text:p>-18.708717285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-16.3805413154227" calcext:value-type="float">
            <text:p>-16.3805413154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-15.1433297606244" calcext:value-type="float">
            <text:p>-15.1433297606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-18.4254527845602" calcext:value-type="float">
            <text:p>-18.4254527846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-12.5435342844594" calcext:value-type="float">
            <text:p>-12.5435342845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-20.425579684765" calcext:value-type="float">
            <text:p>-20.4255796848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-21.2052870789288" calcext:value-type="float">
            <text:p>-21.2052870789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-15.2012766641539" calcext:value-type="float">
            <text:p>-15.2012766642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-14.8018030969933" calcext:value-type="float">
            <text:p>-14.801803097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-18.3758024097749" calcext:value-type="float">
            <text:p>-18.3758024098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-22.0215268693031" calcext:value-type="float">
            <text:p>-22.0215268693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-15.9198077789735" calcext:value-type="float">
            <text:p>-15.919807779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-11.7113894193881" calcext:value-type="float">
            <text:p>-11.7113894194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-17.5634534015537" calcext:value-type="float">
            <text:p>-17.5634534016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-18.6498836693881" calcext:value-type="float">
            <text:p>-18.6498836694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-17.7979957023256" calcext:value-type="float">
            <text:p>-17.7979957023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-24.0696308493937" calcext:value-type="float">
            <text:p>-24.0696308494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-21.449240592311" calcext:value-type="float">
            <text:p>-21.4492405923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-19.3627400788751" calcext:value-type="float">
            <text:p>-19.3627400789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-13.6508118256085" calcext:value-type="float">
            <text:p>-13.6508118256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18.0549205738574" calcext:value-type="float">
            <text:p>-18.0549205739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-15.0149541667539" calcext:value-type="float">
            <text:p>-15.0149541668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-22.0737674094175" calcext:value-type="float">
            <text:p>-22.0737674094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-19.6058520200486" calcext:value-type="float">
            <text:p>-19.60585202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-15.6542294539955" calcext:value-type="float">
            <text:p>-15.654229454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-19.8365167780356" calcext:value-type="float">
            <text:p>-19.836516778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-22.0471407748428" calcext:value-type="float">
            <text:p>-22.0471407748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-26.4223516325379" calcext:value-type="float">
            <text:p>-26.4223516325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-14.7197725247282" calcext:value-type="float">
            <text:p>-14.7197725247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-15.1672213224245" calcext:value-type="float">
            <text:p>-15.1672213224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-23.7499193325717" calcext:value-type="float">
            <text:p>-23.7499193326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-16.6091870747029" calcext:value-type="float">
            <text:p>-16.6091870747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-16.4256765974249" calcext:value-type="float">
            <text:p>-16.4256765974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-25.0639985319704" calcext:value-type="float">
            <text:p>-25.063998532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-14.6658695746957" calcext:value-type="float">
            <text:p>-14.6658695747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-21.9376881993405" calcext:value-type="float">
            <text:p>-21.9376881993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-17.6043758661315" calcext:value-type="float">
            <text:p>-17.6043758661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-14.2962542260516" calcext:value-type="float">
            <text:p>-14.2962542261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-18.3594185914087" calcext:value-type="float">
            <text:p>-18.3594185914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-20.6200358323394" calcext:value-type="float">
            <text:p>-20.6200358323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18.1635929604106" calcext:value-type="float">
            <text:p>-18.1635929604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-14.7206647131593" calcext:value-type="float">
            <text:p>-14.7206647132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-21.0473467675219" calcext:value-type="float">
            <text:p>-21.0473467675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-22.5397369451475" calcext:value-type="float">
            <text:p>-22.5397369451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-16.0276959640577" calcext:value-type="float">
            <text:p>-16.0276959641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-19.0605335543794" calcext:value-type="float">
            <text:p>-19.0605335544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-21.4573248730781" calcext:value-type="float">
            <text:p>-21.4573248731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-19.210241955392" calcext:value-type="float">
            <text:p>-19.2102419554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-17.3896988377506" calcext:value-type="float">
            <text:p>-17.3896988378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-19.5951443220866" calcext:value-type="float">
            <text:p>-19.5951443221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-21.7078299295714" calcext:value-type="float">
            <text:p>-21.7078299296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-24.0587389343418" calcext:value-type="float">
            <text:p>-24.0587389343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-24.0013917590194" calcext:value-type="float">
            <text:p>-24.001391759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-16.9223129730649" calcext:value-type="float">
            <text:p>-16.9223129731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-20.3463875889554" calcext:value-type="float">
            <text:p>-20.346387589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-17.372327029904" calcext:value-type="float">
            <text:p>-17.3723270299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-14.9294324573167" calcext:value-type="float">
            <text:p>-14.9294324573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-20.3203149904212" calcext:value-type="float">
            <text:p>-20.3203149904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-19.8107858755602" calcext:value-type="float">
            <text:p>-19.8107858756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-16.8405044134415" calcext:value-type="float">
            <text:p>-16.8405044134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21.1985677153253" calcext:value-type="float">
            <text:p>-21.1985677153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-20.1392979301438" calcext:value-type="float">
            <text:p>-20.1392979301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-19.1817065321879" calcext:value-type="float">
            <text:p>-19.1817065322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-19.6889756877761" calcext:value-type="float">
            <text:p>-19.6889756878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-20.2721743685864" calcext:value-type="float">
            <text:p>-20.2721743686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-15.0120027103006" calcext:value-type="float">
            <text:p>-15.0120027103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-32.1655424570797" calcext:value-type="float">
            <text:p>-32.1655424571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-19.5751153829766" calcext:value-type="float">
            <text:p>-19.575115383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-23.3989344363731" calcext:value-type="float">
            <text:p>-23.3989344364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-23.0648432709742" calcext:value-type="float">
            <text:p>-23.064843271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-24.4351732587281" calcext:value-type="float">
            <text:p>-24.4351732587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-23.9001471178991" calcext:value-type="float">
            <text:p>-23.9001471179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-22.8017252466015" calcext:value-type="float">
            <text:p>-22.8017252466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-23.0414159105688" calcext:value-type="float">
            <text:p>-23.0414159106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-21.3034595144011" calcext:value-type="float">
            <text:p>-21.3034595144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-19.9926730927727" calcext:value-type="float">
            <text:p>-19.9926730928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-19.429459185963" calcext:value-type="float">
            <text:p>-19.429459186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-24.4812108584345" calcext:value-type="float">
            <text:p>-24.4812108584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-18.8240592788753" calcext:value-type="float">
            <text:p>-18.8240592789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-36.3570585970427" calcext:value-type="float">
            <text:p>-36.357058597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23.100363045933" calcext:value-type="float">
            <text:p>-23.1003630459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-15.9784655305663" calcext:value-type="float">
            <text:p>-15.9784655306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-25.5875677900446" calcext:value-type="float">
            <text:p>-25.58756779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-25.9116642564071" calcext:value-type="float">
            <text:p>-25.9116642564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-26.0868540270412" calcext:value-type="float">
            <text:p>-26.086854027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-26.0552850194704" calcext:value-type="float">
            <text:p>-26.0552850195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-22.5178598897717" calcext:value-type="float">
            <text:p>-22.5178598898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-23.0934367373771" calcext:value-type="float">
            <text:p>-23.0934367374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-22.1569907651511" calcext:value-type="float">
            <text:p>-22.1569907652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-20.7161468975858" calcext:value-type="float">
            <text:p>-20.7161468976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-32.1785063703183" calcext:value-type="float">
            <text:p>-32.1785063703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-23.7456766774212" calcext:value-type="float">
            <text:p>-23.7456766774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-20.1908333571493" calcext:value-type="float">
            <text:p>-20.1908333571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-28.5028932114184" calcext:value-type="float">
            <text:p>-28.5028932114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-14.6729451893529" calcext:value-type="float">
            <text:p>-14.6729451894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-21.8313626915243" calcext:value-type="float">
            <text:p>-21.8313626915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-16.3108667167312" calcext:value-type="float">
            <text:p>-16.3108667167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-23.6983893865179" calcext:value-type="float">
            <text:p>-23.6983893865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-16.8466697239181" calcext:value-type="float">
            <text:p>-16.8466697239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-15.524206466005" calcext:value-type="float">
            <text:p>-15.524206466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-23.2275291901767" calcext:value-type="float">
            <text:p>-23.2275291902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-19.8246119480488" calcext:value-type="float">
            <text:p>-19.824611948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-17.2871948043454" calcext:value-type="float">
            <text:p>-17.2871948043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-19.6597150604885" calcext:value-type="float">
            <text:p>-19.6597150605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-18.7878360347402" calcext:value-type="float">
            <text:p>-18.7878360347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-20.0733146234305" calcext:value-type="float">
            <text:p>-20.0733146234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-21.6779052243747" calcext:value-type="float">
            <text:p>-21.6779052244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-16.9441095785156" calcext:value-type="float">
            <text:p>-16.9441095785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-18.5943968052813" calcext:value-type="float">
            <text:p>-18.5943968053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-12.5869215910582" calcext:value-type="float">
            <text:p>-12.5869215911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-17.1929712617844" calcext:value-type="float">
            <text:p>-17.1929712618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-16.8905692391457" calcext:value-type="float">
            <text:p>-16.8905692391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-17.8997333697699" calcext:value-type="float">
            <text:p>-17.8997333698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-17.1952872157862" calcext:value-type="float">
            <text:p>-17.1952872158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-15.3739449747558" calcext:value-type="float">
            <text:p>-15.3739449748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-15.0086023283573" calcext:value-type="float">
            <text:p>-15.0086023284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-12.615398964978" calcext:value-type="float">
            <text:p>-12.615398965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-11.9835005084472" calcext:value-type="float">
            <text:p>-11.9835005084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-17.5761325870594" calcext:value-type="float">
            <text:p>-17.5761325871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-9.97104941029963" calcext:value-type="float">
            <text:p>-9.9710494103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-13.9751417723356" calcext:value-type="float">
            <text:p>-13.9751417723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-12.7906788684978" calcext:value-type="float">
            <text:p>-12.7906788685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-10.8495860057247" calcext:value-type="float">
            <text:p>-10.8495860057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-12.164642617014" calcext:value-type="float">
            <text:p>-12.164642617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-12.9301083317122" calcext:value-type="float">
            <text:p>-12.9301083317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-12.9550157217503" calcext:value-type="float">
            <text:p>-12.9550157218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-12.46880204919" calcext:value-type="float">
            <text:p>-12.4688020492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-10.1126422456878" calcext:value-type="float">
            <text:p>-10.1126422457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-11.4758963226631" calcext:value-type="float">
            <text:p>-11.4758963227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-10.0015866722072" calcext:value-type="float">
            <text:p>-10.0015866722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-12.1264011942414" calcext:value-type="float">
            <text:p>-12.1264011942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-7.99856270009645" calcext:value-type="float">
            <text:p>-7.9985627001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-9.88940980603672" calcext:value-type="float">
            <text:p>-9.889409806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-9.6781831884982" calcext:value-type="float">
            <text:p>-9.6781831885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-8.3924984567227" calcext:value-type="float">
            <text:p>-8.3924984567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-9.27113095663007" calcext:value-type="float">
            <text:p>-9.2711309566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-7.911912272682" calcext:value-type="float">
            <text:p>-7.9119122727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-7.39314350400833" calcext:value-type="float">
            <text:p>-7.393143504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-8.52177978634494" calcext:value-type="float">
            <text:p>-8.5217797863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-8.84436031732409" calcext:value-type="float">
            <text:p>-8.8443603173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-7.42121164724305" calcext:value-type="float">
            <text:p>-7.4212116472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-6.28465293377628" calcext:value-type="float">
            <text:p>-6.2846529338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-7.42499690555747" calcext:value-type="float">
            <text:p>-7.4249969056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-8.24858151189926" calcext:value-type="float">
            <text:p>-8.2485815119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-6.47526286105531" calcext:value-type="float">
            <text:p>-6.4752628611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-7.24331426073376" calcext:value-type="float">
            <text:p>-7.2433142607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-6.92480500551266" calcext:value-type="float">
            <text:p>-6.9248050055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-6.21921996141631" calcext:value-type="float">
            <text:p>-6.2192199614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-6.41354360035237" calcext:value-type="float">
            <text:p>-6.4135436004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-6.77555034212258" calcext:value-type="float">
            <text:p>-6.7755503421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-5.97079099281973" calcext:value-type="float">
            <text:p>-5.9707909928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-5.74774188662186" calcext:value-type="float">
            <text:p>-5.7477418866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-5.41165687291473" calcext:value-type="float">
            <text:p>-5.4116568729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-4.94588715262365" calcext:value-type="float">
            <text:p>-4.9458871526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-5.18762716051565" calcext:value-type="float">
            <text:p>-5.1876271605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-5.38043086333369" calcext:value-type="float">
            <text:p>-5.3804308633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-5.16338753683752" calcext:value-type="float">
            <text:p>-5.1633875368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-4.69597666502246" calcext:value-type="float">
            <text:p>-4.695976665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-4.25695969554754" calcext:value-type="float">
            <text:p>-4.2569596955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-4.64895924515498" calcext:value-type="float">
            <text:p>-4.6489592452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-5.15659937238798" calcext:value-type="float">
            <text:p>-5.1565993724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-4.5595053648754" calcext:value-type="float">
            <text:p>-4.5595053649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-5.1983077137189" calcext:value-type="float">
            <text:p>-5.1983077137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-4.78735808120193" calcext:value-type="float">
            <text:p>-4.7873580812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-4.55906905727609" calcext:value-type="float">
            <text:p>-4.5590690573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-4.3282322844907" calcext:value-type="float">
            <text:p>-4.3282322845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-5.20561481941204" calcext:value-type="float">
            <text:p>-5.2056148194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-4.77009432187648" calcext:value-type="float">
            <text:p>-4.7700943219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-4.75325875984695" calcext:value-type="float">
            <text:p>-4.7532587598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-4.8351774297562" calcext:value-type="float">
            <text:p>-4.8351774298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-4.64071998186646" calcext:value-type="float">
            <text:p>-4.6407199819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-3.76249097207417" calcext:value-type="float">
            <text:p>-3.7624909721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-4.73371763969866" calcext:value-type="float">
            <text:p>-4.7337176397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-4.21750728301572" calcext:value-type="float">
            <text:p>-4.217507283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-3.63405046746293" calcext:value-type="float">
            <text:p>-3.6340504675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-4.15910822533346" calcext:value-type="float">
            <text:p>-4.1591082253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-4.36998463408547" calcext:value-type="float">
            <text:p>-4.3699846341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-3.98611755635971" calcext:value-type="float">
            <text:p>-3.9861175564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-4.86093802334304" calcext:value-type="float">
            <text:p>-4.8609380233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-4.79565053525771" calcext:value-type="float">
            <text:p>-4.7956505353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-5.14483866362373" calcext:value-type="float">
            <text:p>-5.1448386636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-4.01592904699077" calcext:value-type="float">
            <text:p>-4.015929047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-3.92155843037016" calcext:value-type="float">
            <text:p>-3.9215584304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-4.548317267761" calcext:value-type="float">
            <text:p>-4.5483172678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-4.86774082332737" calcext:value-type="float">
            <text:p>-4.8677408233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-3.82661416813534" calcext:value-type="float">
            <text:p>-3.8266141681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-4.2404365703825" calcext:value-type="float">
            <text:p>-4.2404365704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-3.52353871724259" calcext:value-type="float">
            <text:p>-3.5235387172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-4.16064306232238" calcext:value-type="float">
            <text:p>-4.1606430623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-4.08955206894229" calcext:value-type="float">
            <text:p>-4.0895520689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-3.75020021594069" calcext:value-type="float">
            <text:p>-3.7502002159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-4.14744079702308" calcext:value-type="float">
            <text:p>-4.147440797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-4.88382751474653" calcext:value-type="float">
            <text:p>-4.8838275147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-3.73120450440545" calcext:value-type="float">
            <text:p>-3.7312045044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-3.34908181170461" calcext:value-type="float">
            <text:p>-3.3490818117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-4.23749731758621" calcext:value-type="float">
            <text:p>-4.2374973176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-3.66896923615784" calcext:value-type="float">
            <text:p>-3.6689692362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-3.25936522707065" calcext:value-type="float">
            <text:p>-3.2593652271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-4.15615272756129" calcext:value-type="float">
            <text:p>-4.1561527276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-4.0978463396478" calcext:value-type="float">
            <text:p>-4.0978463396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3.91281266836525" calcext:value-type="float">
            <text:p>-3.9128126684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-4.22017471808748" calcext:value-type="float">
            <text:p>-4.2201747181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-4.51868390430253" calcext:value-type="float">
            <text:p>-4.5186839043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-3.82709391228503" calcext:value-type="float">
            <text:p>-3.8270939123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-4.01457343707182" calcext:value-type="float">
            <text:p>-4.0145734371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-3.46212136659831" calcext:value-type="float">
            <text:p>-3.4621213666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-4.2440503408683" calcext:value-type="float">
            <text:p>-4.2440503409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-4.07445611811556" calcext:value-type="float">
            <text:p>-4.0744561181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-4.4085118927745" calcext:value-type="float">
            <text:p>-4.4085118928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-4.2625088421478" calcext:value-type="float">
            <text:p>-4.2625088421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-3.79850845445864" calcext:value-type="float">
            <text:p>-3.7985084545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-4.23786830617607" calcext:value-type="float">
            <text:p>-4.2378683062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-4.16265673163683" calcext:value-type="float">
            <text:p>-4.1626567316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-4.54219326543899" calcext:value-type="float">
            <text:p>-4.5421932654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-4.25964755144027" calcext:value-type="float">
            <text:p>-4.2596475514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-4.36674548290968" calcext:value-type="float">
            <text:p>-4.3667454829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-3.88121613014836" calcext:value-type="float">
            <text:p>-3.8812161301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-4.5133828663696" calcext:value-type="float">
            <text:p>-4.5133828664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-4.35858531632215" calcext:value-type="float">
            <text:p>-4.3585853163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-4.41719871762289" calcext:value-type="float">
            <text:p>-4.4171987176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4.33544156984252" calcext:value-type="float">
            <text:p>-4.3354415698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-4.33403556399147" calcext:value-type="float">
            <text:p>-4.334035564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-4.31161872222346" calcext:value-type="float">
            <text:p>-4.3116187222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-4.81425245375705" calcext:value-type="float">
            <text:p>-4.8142524538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-5.34797948990729" calcext:value-type="float">
            <text:p>-5.3479794899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-4.53985714629726" calcext:value-type="float">
            <text:p>-4.5398571463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-5.29305201799184" calcext:value-type="float">
            <text:p>-5.293052018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-4.72489335852572" calcext:value-type="float">
            <text:p>-4.7248933585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-4.48765340805331" calcext:value-type="float">
            <text:p>-4.4876534081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-5.10103439889905" calcext:value-type="float">
            <text:p>-5.1010343989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-4.20381820454037" calcext:value-type="float">
            <text:p>-4.2038182045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-4.73618353593034" calcext:value-type="float">
            <text:p>-4.7361835359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-4.55529580721526" calcext:value-type="float">
            <text:p>-4.5552958072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-4.88320878602258" calcext:value-type="float">
            <text:p>-4.883208786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-4.79667242398628" calcext:value-type="float">
            <text:p>-4.796672424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-4.86185721734" calcext:value-type="float">
            <text:p>-4.8618572173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-4.91770990251092" calcext:value-type="float">
            <text:p>-4.9177099025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-4.68355718435434" calcext:value-type="float">
            <text:p>-4.6835571844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-5.11664017708615" calcext:value-type="float">
            <text:p>-5.1166401771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-4.98207546322094" calcext:value-type="float">
            <text:p>-4.9820754632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5.46058776947868" calcext:value-type="float">
            <text:p>-5.4605877695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-5.37615246094278" calcext:value-type="float">
            <text:p>-5.3761524609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-4.75689827971906" calcext:value-type="float">
            <text:p>-4.7568982797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-5.74964160104569" calcext:value-type="float">
            <text:p>-5.749641601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-4.79455535642472" calcext:value-type="float">
            <text:p>-4.7945553564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-5.18692038890563" calcext:value-type="float">
            <text:p>-5.1869203889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-4.76573000937898" calcext:value-type="float">
            <text:p>-4.7657300094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-5.47850015375493" calcext:value-type="float">
            <text:p>-5.4785001538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-5.32933219583668" calcext:value-type="float">
            <text:p>-5.3293321958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-5.04692214815231" calcext:value-type="float">
            <text:p>-5.0469221482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-5.72224756374288" calcext:value-type="float">
            <text:p>-5.7222475637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-5.45995045992789" calcext:value-type="float">
            <text:p>-5.4599504599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-5.4393708455788" calcext:value-type="float">
            <text:p>-5.4393708456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-5.23045957939182" calcext:value-type="float">
            <text:p>-5.2304595794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-5.10559044570812" calcext:value-type="float">
            <text:p>-5.1055904457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-5.08165270565691" calcext:value-type="float">
            <text:p>-5.0816527057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-4.37973879639606" calcext:value-type="float">
            <text:p>-4.3797387964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-5.55243921841046" calcext:value-type="float">
            <text:p>-5.5524392184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-6.0185725339734" calcext:value-type="float">
            <text:p>-6.018572534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-5.29590713470586" calcext:value-type="float">
            <text:p>-5.2959071347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5.61192654720115" calcext:value-type="float">
            <text:p>-5.6119265472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-5.70795514059539" calcext:value-type="float">
            <text:p>-5.7079551406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-5.26804410042668" calcext:value-type="float">
            <text:p>-5.2680441004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-5.71068845315509" calcext:value-type="float">
            <text:p>-5.7106884532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-5.80501232723227" calcext:value-type="float">
            <text:p>-5.8050123272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-6.24807747081704" calcext:value-type="float">
            <text:p>-6.2480774708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-5.84729853879006" calcext:value-type="float">
            <text:p>-5.8472985388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-5.97611254183201" calcext:value-type="float">
            <text:p>-5.9761125418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-6.5359760511632" calcext:value-type="float">
            <text:p>-6.5359760512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-6.01587219972888" calcext:value-type="float">
            <text:p>-6.0158721997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-6.11021335413286" calcext:value-type="float">
            <text:p>-6.1102133541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-5.9194511112187" calcext:value-type="float">
            <text:p>-5.9194511112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-5.63421919260804" calcext:value-type="float">
            <text:p>-5.6342191926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-6.14650315671705" calcext:value-type="float">
            <text:p>-6.1465031567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-6.13724565498202" calcext:value-type="float">
            <text:p>-6.137245655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-5.90183422653757" calcext:value-type="float">
            <text:p>-5.9018342265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-5.85234410363082" calcext:value-type="float">
            <text:p>-5.8523441036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-6.63713637572302" calcext:value-type="float">
            <text:p>-6.6371363757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-6.23141310794511" calcext:value-type="float">
            <text:p>-6.2314131079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-7.00221092451462" calcext:value-type="float">
            <text:p>-7.0022109245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6.94684422786487" calcext:value-type="float">
            <text:p>-6.9468442279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-6.21974840988769" calcext:value-type="float">
            <text:p>-6.2197484099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-7.0644319691138" calcext:value-type="float">
            <text:p>-7.0644319691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-5.65346729099045" calcext:value-type="float">
            <text:p>-5.653467291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-6.08972865403682" calcext:value-type="float">
            <text:p>-6.089728654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-6.92133487046184" calcext:value-type="float">
            <text:p>-6.9213348705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-6.36878639372153" calcext:value-type="float">
            <text:p>-6.3687863937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-6.12606635989625" calcext:value-type="float">
            <text:p>-6.1260663599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-6.04183170471019" calcext:value-type="float">
            <text:p>-6.0418317047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-6.55758302293066" calcext:value-type="float">
            <text:p>-6.5575830229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-6.15310867778883" calcext:value-type="float">
            <text:p>-6.1531086778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-6.59668727603703" calcext:value-type="float">
            <text:p>-6.596687276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-6.25122076675584" calcext:value-type="float">
            <text:p>-6.2512207668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-6.62700916222089" calcext:value-type="float">
            <text:p>-6.6270091622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-6.3132517288654" calcext:value-type="float">
            <text:p>-6.3132517289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-6.86404513170489" calcext:value-type="float">
            <text:p>-6.8640451317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-6.38705375088429" calcext:value-type="float">
            <text:p>-6.3870537509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-6.65080451132162" calcext:value-type="float">
            <text:p>-6.6508045113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-6.05196041934445" calcext:value-type="float">
            <text:p>-6.0519604193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-5.84937131098724" calcext:value-type="float">
            <text:p>-5.849371311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6.51568737098382" calcext:value-type="float">
            <text:p>-6.515687371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-6.51394419035453" calcext:value-type="float">
            <text:p>-6.5139441904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-7.17120076505346" calcext:value-type="float">
            <text:p>-7.1712007651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-6.74488746128019" calcext:value-type="float">
            <text:p>-6.7448874613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-7.61736907697103" calcext:value-type="float">
            <text:p>-7.617369077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-6.62860293795018" calcext:value-type="float">
            <text:p>-6.628602938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-7.24187308244383" calcext:value-type="float">
            <text:p>-7.2418730824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-7.11031506091512" calcext:value-type="float">
            <text:p>-7.1103150609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-6.65204044833077" calcext:value-type="float">
            <text:p>-6.6520404483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-6.27756149627851" calcext:value-type="float">
            <text:p>-6.2775614963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-6.46722280437452" calcext:value-type="float">
            <text:p>-6.4672228044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-7.4162949688358" calcext:value-type="float">
            <text:p>-7.4162949688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-6.71695388921831" calcext:value-type="float">
            <text:p>-6.7169538892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-6.12069389616126" calcext:value-type="float">
            <text:p>-6.1206938962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-5.74273339245693" calcext:value-type="float">
            <text:p>-5.7427333925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-6.59880128330617" calcext:value-type="float">
            <text:p>-6.5988012833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-6.88326138628217" calcext:value-type="float">
            <text:p>-6.8832613863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-7.87784290769672" calcext:value-type="float">
            <text:p>-7.8778429077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-6.77632428364201" calcext:value-type="float">
            <text:p>-6.7763242836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-8.08565635814323" calcext:value-type="float">
            <text:p>-8.0856563581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6.54118361834497" calcext:value-type="float">
            <text:p>-6.5411836183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-8.34878130737325" calcext:value-type="float">
            <text:p>-8.3487813074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-7.1439059243781" calcext:value-type="float">
            <text:p>-7.1439059244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-6.73598111362618" calcext:value-type="float">
            <text:p>-6.7359811136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-6.26538606418591" calcext:value-type="float">
            <text:p>-6.2653860642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-6.7142581877747" calcext:value-type="float">
            <text:p>-6.7142581878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-6.86451249083437" calcext:value-type="float">
            <text:p>-6.8645124908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-5.98401541210247" calcext:value-type="float">
            <text:p>-5.9840154121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-6.75587887537671" calcext:value-type="float">
            <text:p>-6.7558788754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-7.59610901591905" calcext:value-type="float">
            <text:p>-7.5961090159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-7.90133169736646" calcext:value-type="float">
            <text:p>-7.9013316974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-7.20439619544048" calcext:value-type="float">
            <text:p>-7.2043961954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-8.12309444308765" calcext:value-type="float">
            <text:p>-8.1230944431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-7.34869319850894" calcext:value-type="float">
            <text:p>-7.3486931985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-6.83041094904734" calcext:value-type="float">
            <text:p>-6.830410949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-6.71510871741225" calcext:value-type="float">
            <text:p>-6.7151087174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-7.72879386776139" calcext:value-type="float">
            <text:p>-7.7287938678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-7.53420056253814" calcext:value-type="float">
            <text:p>-7.5342005625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-7.78414568831289" calcext:value-type="float">
            <text:p>-7.7841456883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-6.49561599196085" calcext:value-type="float">
            <text:p>-6.49561599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7.07287829891328" calcext:value-type="float">
            <text:p>-7.0728782989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-6.87746705528518" calcext:value-type="float">
            <text:p>-6.8774670553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-6.56789066121036" calcext:value-type="float">
            <text:p>-6.5678906612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-6.94994666683339" calcext:value-type="float">
            <text:p>-6.9499466668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-7.04902211817897" calcext:value-type="float">
            <text:p>-7.0490221182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-7.46920068862719" calcext:value-type="float">
            <text:p>-7.4692006886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-6.70683612147404" calcext:value-type="float">
            <text:p>-6.7068361215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-7.70084436485348" calcext:value-type="float">
            <text:p>-7.7008443649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-7.2908210295179" calcext:value-type="float">
            <text:p>-7.2908210295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-7.25957011528839" calcext:value-type="float">
            <text:p>-7.2595701153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-7.80018009095125" calcext:value-type="float">
            <text:p>-7.800180091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-6.63262343920126" calcext:value-type="float">
            <text:p>-6.6326234392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-7.31525320311628" calcext:value-type="float">
            <text:p>-7.3152532031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-7.88957730005655" calcext:value-type="float">
            <text:p>-7.8895773001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-6.76561236432222" calcext:value-type="float">
            <text:p>-6.7656123643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-6.6769571766865" calcext:value-type="float">
            <text:p>-6.6769571767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-7.53252115285375" calcext:value-type="float">
            <text:p>-7.5325211529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-7.36958089725711" calcext:value-type="float">
            <text:p>-7.3695808973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-7.30421264161071" calcext:value-type="float">
            <text:p>-7.3042126416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-7.52212372885315" calcext:value-type="float">
            <text:p>-7.5221237289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-7.56739401564606" calcext:value-type="float">
            <text:p>-7.5673940156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-7.97581976098843" calcext:value-type="float">
            <text:p>-7.975819761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-7.17584723897294" calcext:value-type="float">
            <text:p>-7.175847239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-7.32772705071407" calcext:value-type="float">
            <text:p>-7.3277270507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-7.86560475213097" calcext:value-type="float">
            <text:p>-7.8656047521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-7.44136813901263" calcext:value-type="float">
            <text:p>-7.441368139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-7.41197562768515" calcext:value-type="float">
            <text:p>-7.4119756277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-7.29542917131864" calcext:value-type="float">
            <text:p>-7.2954291713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-7.84527175198001" calcext:value-type="float">
            <text:p>-7.845271752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-7.31640960136485" calcext:value-type="float">
            <text:p>-7.3164096014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-7.58533422364837" calcext:value-type="float">
            <text:p>-7.5853342236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-7.01020206769889" calcext:value-type="float">
            <text:p>-7.0102020677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-8.26634371542766" calcext:value-type="float">
            <text:p>-8.2663437154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-7.99786644523615" calcext:value-type="float">
            <text:p>-7.9978664452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-7.25736565131023" calcext:value-type="float">
            <text:p>-7.2573656513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-7.05792656321812" calcext:value-type="float">
            <text:p>-7.0579265632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-6.94872420976514" calcext:value-type="float">
            <text:p>-6.9487242098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-7.71481738310316" calcext:value-type="float">
            <text:p>-7.7148173831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-7.47296142312841" calcext:value-type="float">
            <text:p>-7.4729614231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-7.55979537647247" calcext:value-type="float">
            <text:p>-7.5597953765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-7.10668442312479" calcext:value-type="float">
            <text:p>-7.1066844231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-7.37948424585836" calcext:value-type="float">
            <text:p>-7.3794842459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-7.5503798309017" calcext:value-type="float">
            <text:p>-7.5503798309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-7.60702165081259" calcext:value-type="float">
            <text:p>-7.6070216508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-7.28822801730626" calcext:value-type="float">
            <text:p>-7.2882280173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-7.29048715201398" calcext:value-type="float">
            <text:p>-7.290487152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-7.10237922896009" calcext:value-type="float">
            <text:p>-7.102379229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-7.24465337879494" calcext:value-type="float">
            <text:p>-7.2446533788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-6.42080006788473" calcext:value-type="float">
            <text:p>-6.4208000679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-7.29647888926397" calcext:value-type="float">
            <text:p>-7.2964788893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-7.00474353008958" calcext:value-type="float">
            <text:p>-7.0047435301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-6.54282037049285" calcext:value-type="float">
            <text:p>-6.5428203705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-7.87191588203914" calcext:value-type="float">
            <text:p>-7.871915882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-6.78419556617179" calcext:value-type="float">
            <text:p>-6.7841955662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-7.81686972848268" calcext:value-type="float">
            <text:p>-7.8168697285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-7.56644426274617" calcext:value-type="float">
            <text:p>-7.5664442627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-8.43261337419184" calcext:value-type="float">
            <text:p>-8.4326133742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-7.40253915237907" calcext:value-type="float">
            <text:p>-7.4025391524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-7.72912357935446" calcext:value-type="float">
            <text:p>-7.7291235794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-6.96655714737214" calcext:value-type="float">
            <text:p>-6.9665571474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-7.76162695943329" calcext:value-type="float">
            <text:p>-7.7616269594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-7.68662232839475" calcext:value-type="float">
            <text:p>-7.6866223284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-7.25239371921213" calcext:value-type="float">
            <text:p>-7.2523937192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-7.09030686733729" calcext:value-type="float">
            <text:p>-7.0903068673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-7.25911055012196" calcext:value-type="float">
            <text:p>-7.2591105501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-7.08621591346232" calcext:value-type="float">
            <text:p>-7.0862159135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-7.28371221983253" calcext:value-type="float">
            <text:p>-7.2837122198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-8.08838863793354" calcext:value-type="float">
            <text:p>-8.0883886379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-7.56492760581364" calcext:value-type="float">
            <text:p>-7.5649276058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-6.60909458988642" calcext:value-type="float">
            <text:p>-6.6090945899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-7.26141546221429" calcext:value-type="float">
            <text:p>-7.2614154622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-7.38353651230691" calcext:value-type="float">
            <text:p>-7.3835365123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-7.69854716258274" calcext:value-type="float">
            <text:p>-7.6985471626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-7.93132470854048" calcext:value-type="float">
            <text:p>-7.9313247085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-7.33775619592855" calcext:value-type="float">
            <text:p>-7.3377561959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-6.96548924356825" calcext:value-type="float">
            <text:p>-6.9654892436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-7.06371905859692" calcext:value-type="float">
            <text:p>-7.0637190586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-7.40060485604223" calcext:value-type="float">
            <text:p>-7.400604856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-7.15627125802779" calcext:value-type="float">
            <text:p>-7.156271258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-7.47832533227461" calcext:value-type="float">
            <text:p>-7.4783253323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-6.46915422479368" calcext:value-type="float">
            <text:p>-6.4691542248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-7.40258995044639" calcext:value-type="float">
            <text:p>-7.4025899504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-7.44658091931119" calcext:value-type="float">
            <text:p>-7.4465809193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-7.81458512493694" calcext:value-type="float">
            <text:p>-7.8145851249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-7.24167637810329" calcext:value-type="float">
            <text:p>-7.2416763781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-8.00667219283918" calcext:value-type="float">
            <text:p>-8.0066721928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-7.54530829177838" calcext:value-type="float">
            <text:p>-7.5453082918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-6.64433978732088" calcext:value-type="float">
            <text:p>-6.6443397873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-7.67279108815584" calcext:value-type="float">
            <text:p>-7.6727910882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-7.76395063662881" calcext:value-type="float">
            <text:p>-7.7639506366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-6.33848591090513" calcext:value-type="float">
            <text:p>-6.3384859109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-7.81036254173463" calcext:value-type="float">
            <text:p>-7.8103625417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-7.31368444017987" calcext:value-type="float">
            <text:p>-7.3136844402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-7.18898234791273" calcext:value-type="float">
            <text:p>-7.1889823479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-6.61210690920387" calcext:value-type="float">
            <text:p>-6.6121069092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-7.3081513056624" calcext:value-type="float">
            <text:p>-7.3081513057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-6.8228131510984" calcext:value-type="float">
            <text:p>-6.8228131511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-7.23197217297432" calcext:value-type="float">
            <text:p>-7.231972173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-6.94954684706692" calcext:value-type="float">
            <text:p>-6.9495468471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-6.3911885869103" calcext:value-type="float">
            <text:p>-6.3911885869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-6.83062440666247" calcext:value-type="float">
            <text:p>-6.8306244067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-7.39442976669158" calcext:value-type="float">
            <text:p>-7.3944297667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-6.74399376830061" calcext:value-type="float">
            <text:p>-6.7439937683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-6.84247350651723" calcext:value-type="float">
            <text:p>-6.8424735065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-7.75555790935956" calcext:value-type="float">
            <text:p>-7.7555579094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-7.04457601460399" calcext:value-type="float">
            <text:p>-7.0445760146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-6.47754313456543" calcext:value-type="float">
            <text:p>-6.4775431346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-7.29950702813053" calcext:value-type="float">
            <text:p>-7.2995070281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-6.58102270049611" calcext:value-type="float">
            <text:p>-6.5810227005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-7.80888256588844" calcext:value-type="float">
            <text:p>-7.8088825659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-6.8631747451708" calcext:value-type="float">
            <text:p>-6.8631747452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-6.42389311040964" calcext:value-type="float">
            <text:p>-6.4238931104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-6.82497292164789" calcext:value-type="float">
            <text:p>-6.8249729216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-6.21694877315326" calcext:value-type="float">
            <text:p>-6.2169487732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-6.5204548242806" calcext:value-type="float">
            <text:p>-6.5204548243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-8.08534770675644" calcext:value-type="float">
            <text:p>-8.0853477068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-7.21371276530653" calcext:value-type="float">
            <text:p>-7.2137127653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-6.5648594086855" calcext:value-type="float">
            <text:p>-6.5648594087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-6.71460533379655" calcext:value-type="float">
            <text:p>-6.7146053338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-6.26953444886011" calcext:value-type="float">
            <text:p>-6.2695344489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-6.81641592570499" calcext:value-type="float">
            <text:p>-6.8164159257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-6.9332624880334" calcext:value-type="float">
            <text:p>-6.933262488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-6.28309520875376" calcext:value-type="float">
            <text:p>-6.2830952088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-6.13980124937367" calcext:value-type="float">
            <text:p>-6.1398012494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-6.69040065261879" calcext:value-type="float">
            <text:p>-6.6904006526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-6.74042283258161" calcext:value-type="float">
            <text:p>-6.7404228326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-7.25156201376593" calcext:value-type="float">
            <text:p>-7.2515620138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-6.32394973250103" calcext:value-type="float">
            <text:p>-6.3239497325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-7.32829345249086" calcext:value-type="float">
            <text:p>-7.3282934525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-7.18021161231446" calcext:value-type="float">
            <text:p>-7.1802116123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-6.56078930021009" calcext:value-type="float">
            <text:p>-6.5607893002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-6.64140748341984" calcext:value-type="float">
            <text:p>-6.6414074834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-7.13125144654607" calcext:value-type="float">
            <text:p>-7.1312514465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-6.84602811761234" calcext:value-type="float">
            <text:p>-6.8460281176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-6.07698947544111" calcext:value-type="float">
            <text:p>-6.0769894754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-7.07832890067826" calcext:value-type="float">
            <text:p>-7.0783289007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-7.72053738494955" calcext:value-type="float">
            <text:p>-7.7205373849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-5.78113563282497" calcext:value-type="float">
            <text:p>-5.7811356328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-6.1349167014186" calcext:value-type="float">
            <text:p>-6.1349167014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-6.76160473184632" calcext:value-type="float">
            <text:p>-6.7616047318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-6.82096935339463" calcext:value-type="float">
            <text:p>-6.8209693534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-7.69862106508696" calcext:value-type="float">
            <text:p>-7.6986210651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-7.64785292314072" calcext:value-type="float">
            <text:p>-7.6478529231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-6.8869051213972" calcext:value-type="float">
            <text:p>-6.8869051214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-6.24255578867552" calcext:value-type="float">
            <text:p>-6.2425557887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-6.09720403408943" calcext:value-type="float">
            <text:p>-6.0972040341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-6.45490247439604" calcext:value-type="float">
            <text:p>-6.4549024744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-6.57410333626506" calcext:value-type="float">
            <text:p>-6.5741033363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-6.71961688757093" calcext:value-type="float">
            <text:p>-6.7196168876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-6.28417545255919" calcext:value-type="float">
            <text:p>-6.2841754526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-6.23865740604662" calcext:value-type="float">
            <text:p>-6.238657406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-6.4586520908556" calcext:value-type="float">
            <text:p>-6.4586520909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-6.83868657169864" calcext:value-type="float">
            <text:p>-6.8386865717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-6.41796875068892" calcext:value-type="float">
            <text:p>-6.4179687507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-6.47961963470009" calcext:value-type="float">
            <text:p>-6.4796196347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-6.44397069937432" calcext:value-type="float">
            <text:p>-6.4439706994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-6.69554430360324" calcext:value-type="float">
            <text:p>-6.6955443036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-7.31423982329645" calcext:value-type="float">
            <text:p>-7.3142398233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-6.17270619685301" calcext:value-type="float">
            <text:p>-6.1727061969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-6.15921287673129" calcext:value-type="float">
            <text:p>-6.1592128767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-6.23479105121322" calcext:value-type="float">
            <text:p>-6.2347910512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-6.31905033953292" calcext:value-type="float">
            <text:p>-6.3190503395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-6.13441307061324" calcext:value-type="float">
            <text:p>-6.1344130706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-5.93262859062749" calcext:value-type="float">
            <text:p>-5.9326285906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-6.26946000391041" calcext:value-type="float">
            <text:p>-6.2694600039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-6.36790370520014" calcext:value-type="float">
            <text:p>-6.3679037052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-5.99988511902867" calcext:value-type="float">
            <text:p>-5.999885119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-5.54619594836165" calcext:value-type="float">
            <text:p>-5.5461959484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-6.93387511155047" calcext:value-type="float">
            <text:p>-6.9338751116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-6.61029014504067" calcext:value-type="float">
            <text:p>-6.610290145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-5.86726755984058" calcext:value-type="float">
            <text:p>-5.8672675598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-6.06513067569518" calcext:value-type="float">
            <text:p>-6.0651306757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-6.1548164905858" calcext:value-type="float">
            <text:p>-6.1548164906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-5.45143200268065" calcext:value-type="float">
            <text:p>-5.4514320027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-6.14813455117525" calcext:value-type="float">
            <text:p>-6.1481345512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-5.62683949864853" calcext:value-type="float">
            <text:p>-5.6268394986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-6.39049269826277" calcext:value-type="float">
            <text:p>-6.3904926983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-5.6584377113344" calcext:value-type="float">
            <text:p>-5.6584377113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-6.10240964179265" calcext:value-type="float">
            <text:p>-6.1024096418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-6.74539132762103" calcext:value-type="float">
            <text:p>-6.7453913276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-5.15468001015326" calcext:value-type="float">
            <text:p>-5.1546800102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-5.54018984278914" calcext:value-type="float">
            <text:p>-5.5401898428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-5.5781514731758" calcext:value-type="float">
            <text:p>-5.5781514732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-5.89614279567455" calcext:value-type="float">
            <text:p>-5.8961427957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-6.12984579197557" calcext:value-type="float">
            <text:p>-6.129845792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-4.92823840796644" calcext:value-type="float">
            <text:p>-4.928238408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-5.84668252015793" calcext:value-type="float">
            <text:p>-5.8466825202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-5.85784748212004" calcext:value-type="float">
            <text:p>-5.8578474821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-5.87228977718139" calcext:value-type="float">
            <text:p>-5.8722897772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-5.38357950506353" calcext:value-type="float">
            <text:p>-5.3835795051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-5.94424115679993" calcext:value-type="float">
            <text:p>-5.9442411568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-5.69440527710008" calcext:value-type="float">
            <text:p>-5.6944052771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-5.89914343729167" calcext:value-type="float">
            <text:p>-5.8991434373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-5.04258472323062" calcext:value-type="float">
            <text:p>-5.0425847232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-5.49739935948169" calcext:value-type="float">
            <text:p>-5.4973993595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-5.38457829473803" calcext:value-type="float">
            <text:p>-5.3845782947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-5.76505948533013" calcext:value-type="float">
            <text:p>-5.7650594853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-5.77351862716028" calcext:value-type="float">
            <text:p>-5.7735186272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-6.05576515319147" calcext:value-type="float">
            <text:p>-6.0557651532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-5.22250854411053" calcext:value-type="float">
            <text:p>-5.2225085441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-4.9922163153503" calcext:value-type="float">
            <text:p>-4.9922163154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-5.92681061919348" calcext:value-type="float">
            <text:p>-5.9268106192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-4.60930819959777" calcext:value-type="float">
            <text:p>-4.6093081996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Active_Balun_SN002_S1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Thursday</text:p>
          </table:table-cell>
          <table:table-cell office:value-type="string" calcext:value-type="string">
            <text:p><text:s/>09 July 2020 10:10:12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2041643813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12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B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-50.5451058379212" calcext:value-type="float">
            <text:p>-50.5451058379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-54.6889907250133" calcext:value-type="float">
            <text:p>-54.68899072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-46.7606848261821" calcext:value-type="float">
            <text:p>-46.7606848262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-54.0039578383603" calcext:value-type="float">
            <text:p>-54.0039578384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-52.5977824059913" calcext:value-type="float">
            <text:p>-52.597782406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-50.1857611002859" calcext:value-type="float">
            <text:p>-50.1857611003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-52.419602747703" calcext:value-type="float">
            <text:p>-52.4196027477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-47.4488670397144" calcext:value-type="float">
            <text:p>-47.4488670397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-47.9846775712235" calcext:value-type="float">
            <text:p>-47.9846775712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-49.7945433560513" calcext:value-type="float">
            <text:p>-49.7945433561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-48.4576131970169" calcext:value-type="float">
            <text:p>-48.457613197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-49.6775530004785" calcext:value-type="float">
            <text:p>-49.6775530005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-43.9801230087111" calcext:value-type="float">
            <text:p>-43.9801230087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-55.6627288921156" calcext:value-type="float">
            <text:p>-55.6627288921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-49.9549831201499" calcext:value-type="float">
            <text:p>-49.9549831201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-51.3378559788238" calcext:value-type="float">
            <text:p>-51.3378559788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-54.7142237161903" calcext:value-type="float">
            <text:p>-54.7142237162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-48.2769488755828" calcext:value-type="float">
            <text:p>-48.2769488756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-63.1806952478433" calcext:value-type="float">
            <text:p>-63.1806952478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-51.2252029671373" calcext:value-type="float">
            <text:p>-51.2252029671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-56.5309708403884" calcext:value-type="float">
            <text:p>-56.5309708404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-42.7725524935695" calcext:value-type="float">
            <text:p>-42.7725524936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-46.7556606960663" calcext:value-type="float">
            <text:p>-46.7556606961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-49.1244157679017" calcext:value-type="float">
            <text:p>-49.1244157679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-44.49568362883" calcext:value-type="float">
            <text:p>-44.4956836288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-47.1440871995818" calcext:value-type="float">
            <text:p>-47.1440871996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-51.0249374989664" calcext:value-type="float">
            <text:p>-51.024937499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-52.140031352608" calcext:value-type="float">
            <text:p>-52.1400313526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-47.7705197503537" calcext:value-type="float">
            <text:p>-47.7705197504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-43.1742814561425" calcext:value-type="float">
            <text:p>-43.1742814561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-51.5870242883591" calcext:value-type="float">
            <text:p>-51.5870242884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-55.5937180517606" calcext:value-type="float">
            <text:p>-55.5937180518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-50.9500704131977" calcext:value-type="float">
            <text:p>-50.9500704132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-44.1632297005955" calcext:value-type="float">
            <text:p>-44.1632297006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-40.3122420370769" calcext:value-type="float">
            <text:p>-40.3122420371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-45.2181823382584" calcext:value-type="float">
            <text:p>-45.2181823383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-43.0868819698923" calcext:value-type="float">
            <text:p>-43.0868819699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-49.8041717290684" calcext:value-type="float">
            <text:p>-49.8041717291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46.7444161494233" calcext:value-type="float">
            <text:p>-46.7444161494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-46.7932357206198" calcext:value-type="float">
            <text:p>-46.7932357206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-47.0761789043158" calcext:value-type="float">
            <text:p>-47.0761789043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-46.4613588814054" calcext:value-type="float">
            <text:p>-46.4613588814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-42.6880717511533" calcext:value-type="float">
            <text:p>-42.6880717512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-44.822075685294" calcext:value-type="float">
            <text:p>-44.8220756853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-45.9705446623543" calcext:value-type="float">
            <text:p>-45.9705446624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-51.1938531276823" calcext:value-type="float">
            <text:p>-51.1938531277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-48.9399369764712" calcext:value-type="float">
            <text:p>-48.9399369765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-47.6769078078702" calcext:value-type="float">
            <text:p>-47.6769078079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-51.5005231154662" calcext:value-type="float">
            <text:p>-51.5005231155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-45.8043812707889" calcext:value-type="float">
            <text:p>-45.8043812708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-49.5893959583002" calcext:value-type="float">
            <text:p>-49.5893959583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-46.2326269763798" calcext:value-type="float">
            <text:p>-46.2326269764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-50.9881238140303" calcext:value-type="float">
            <text:p>-50.988123814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-42.4848734855859" calcext:value-type="float">
            <text:p>-42.4848734856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-46.5967157020297" calcext:value-type="float">
            <text:p>-46.596715702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-40.6856024264094" calcext:value-type="float">
            <text:p>-40.6856024264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-52.6106938487557" calcext:value-type="float">
            <text:p>-52.6106938488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-43.8739874740439" calcext:value-type="float">
            <text:p>-43.873987474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46.9943584757683" calcext:value-type="float">
            <text:p>-46.9943584758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-52.8983312691011" calcext:value-type="float">
            <text:p>-52.8983312691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-45.0908080092493" calcext:value-type="float">
            <text:p>-45.0908080092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-44.3467923283506" calcext:value-type="float">
            <text:p>-44.3467923284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-43.9758943080307" calcext:value-type="float">
            <text:p>-43.975894308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-43.1946381162806" calcext:value-type="float">
            <text:p>-43.1946381163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-47.6693904141194" calcext:value-type="float">
            <text:p>-47.6693904141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-46.697219478775" calcext:value-type="float">
            <text:p>-46.6972194788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-44.8899224584158" calcext:value-type="float">
            <text:p>-44.8899224584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-51.3620415551982" calcext:value-type="float">
            <text:p>-51.3620415552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-53.6121729421881" calcext:value-type="float">
            <text:p>-53.6121729422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-47.2230238563758" calcext:value-type="float">
            <text:p>-47.2230238564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-52.7238056186632" calcext:value-type="float">
            <text:p>-52.7238056187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-44.2518028571203" calcext:value-type="float">
            <text:p>-44.2518028571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-50.5668880610007" calcext:value-type="float">
            <text:p>-50.566888061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-55.6198523203614" calcext:value-type="float">
            <text:p>-55.6198523204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-53.0393935933395" calcext:value-type="float">
            <text:p>-53.0393935933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-44.7958792611424" calcext:value-type="float">
            <text:p>-44.7958792611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-38.5586603987204" calcext:value-type="float">
            <text:p>-38.5586603987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-44.206990773087" calcext:value-type="float">
            <text:p>-44.2069907731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40.2589724854323" calcext:value-type="float">
            <text:p>-40.2589724854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-48.7604116591808" calcext:value-type="float">
            <text:p>-48.7604116592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-45.8688855837194" calcext:value-type="float">
            <text:p>-45.8688855837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-42.6975254511714" calcext:value-type="float">
            <text:p>-42.6975254512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-51.4124144857851" calcext:value-type="float">
            <text:p>-51.4124144858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-49.6001676555665" calcext:value-type="float">
            <text:p>-49.6001676556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-43.3421868105193" calcext:value-type="float">
            <text:p>-43.3421868105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-43.5684613730706" calcext:value-type="float">
            <text:p>-43.5684613731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-49.5076066816051" calcext:value-type="float">
            <text:p>-49.5076066816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-46.1813987543643" calcext:value-type="float">
            <text:p>-46.1813987544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-42.5647422137391" calcext:value-type="float">
            <text:p>-42.5647422137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-52.6762863406036" calcext:value-type="float">
            <text:p>-52.6762863406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-44.8993891590237" calcext:value-type="float">
            <text:p>-44.899389159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-43.9308338411566" calcext:value-type="float">
            <text:p>-43.9308338412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-43.9993037358885" calcext:value-type="float">
            <text:p>-43.9993037359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-45.6780982590233" calcext:value-type="float">
            <text:p>-45.678098259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-53.2316093785284" calcext:value-type="float">
            <text:p>-53.2316093785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-50.5610804020822" calcext:value-type="float">
            <text:p>-50.5610804021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-59.53211738963" calcext:value-type="float">
            <text:p>-59.5321173896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-45.6549478221193" calcext:value-type="float">
            <text:p>-45.6549478221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44.0006878175309" calcext:value-type="float">
            <text:p>-44.0006878175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-43.3842449885859" calcext:value-type="float">
            <text:p>-43.3842449886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-45.1015417842566" calcext:value-type="float">
            <text:p>-45.1015417843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-45.4970705832464" calcext:value-type="float">
            <text:p>-45.4970705832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-56.353421094844" calcext:value-type="float">
            <text:p>-56.3534210948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-65.5953083801636" calcext:value-type="float">
            <text:p>-65.5953083802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-45.8635075114554" calcext:value-type="float">
            <text:p>-45.8635075115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-45.5388827688247" calcext:value-type="float">
            <text:p>-45.5388827688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-46.4439112351279" calcext:value-type="float">
            <text:p>-46.4439112351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-42.4395142443439" calcext:value-type="float">
            <text:p>-42.4395142443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-53.3025142333273" calcext:value-type="float">
            <text:p>-53.3025142333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-55.7667796158587" calcext:value-type="float">
            <text:p>-55.7667796159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-48.685663192674" calcext:value-type="float">
            <text:p>-48.6856631927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-51.0425239233141" calcext:value-type="float">
            <text:p>-51.0425239233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-45.7880793091262" calcext:value-type="float">
            <text:p>-45.7880793091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-45.9576601075577" calcext:value-type="float">
            <text:p>-45.9576601076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-42.570012524288" calcext:value-type="float">
            <text:p>-42.5700125243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-43.1119099858339" calcext:value-type="float">
            <text:p>-43.1119099858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-51.1356656670278" calcext:value-type="float">
            <text:p>-51.135665667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-47.6722099060232" calcext:value-type="float">
            <text:p>-47.672209906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58.8123030518961" calcext:value-type="float">
            <text:p>-58.8123030519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-45.1650087782161" calcext:value-type="float">
            <text:p>-45.1650087782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-43.4686434282876" calcext:value-type="float">
            <text:p>-43.4686434283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-46.940046883182" calcext:value-type="float">
            <text:p>-46.9400468832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-47.9607586533643" calcext:value-type="float">
            <text:p>-47.9607586534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-54.40391601944" calcext:value-type="float">
            <text:p>-54.4039160194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-54.6080588644709" calcext:value-type="float">
            <text:p>-54.6080588645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-42.403825545277" calcext:value-type="float">
            <text:p>-42.4038255453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-48.4096855579102" calcext:value-type="float">
            <text:p>-48.4096855579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-54.8381418085304" calcext:value-type="float">
            <text:p>-54.8381418085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-62.5002334936313" calcext:value-type="float">
            <text:p>-62.5002334936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-49.8900364803986" calcext:value-type="float">
            <text:p>-49.8900364804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-52.6697942160466" calcext:value-type="float">
            <text:p>-52.669794216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-55.2064495942996" calcext:value-type="float">
            <text:p>-55.2064495943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-53.9256730343557" calcext:value-type="float">
            <text:p>-53.9256730344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-41.5823967736475" calcext:value-type="float">
            <text:p>-41.5823967736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-50.6210518486318" calcext:value-type="float">
            <text:p>-50.6210518486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-49.6531804632778" calcext:value-type="float">
            <text:p>-49.6531804633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-48.2234292449976" calcext:value-type="float">
            <text:p>-48.223429245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-52.368643162028" calcext:value-type="float">
            <text:p>-52.368643162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50.1312146905311" calcext:value-type="float">
            <text:p>-50.1312146905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-52.7369011745778" calcext:value-type="float">
            <text:p>-52.7369011746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-49.1134829374866" calcext:value-type="float">
            <text:p>-49.1134829375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-47.8974776563108" calcext:value-type="float">
            <text:p>-47.8974776563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-45.591726202363" calcext:value-type="float">
            <text:p>-45.5917262024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-45.2890799175767" calcext:value-type="float">
            <text:p>-45.2890799176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-46.4575954247415" calcext:value-type="float">
            <text:p>-46.4575954247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-52.6659638664609" calcext:value-type="float">
            <text:p>-52.6659638665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-45.6472640216012" calcext:value-type="float">
            <text:p>-45.6472640216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-47.2903949629432" calcext:value-type="float">
            <text:p>-47.2903949629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-54.2256616512192" calcext:value-type="float">
            <text:p>-54.2256616512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-51.7334852743278" calcext:value-type="float">
            <text:p>-51.7334852743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-47.7708950462743" calcext:value-type="float">
            <text:p>-47.7708950463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-49.3415840934894" calcext:value-type="float">
            <text:p>-49.3415840935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-46.9596614041913" calcext:value-type="float">
            <text:p>-46.9596614042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-44.6471628457829" calcext:value-type="float">
            <text:p>-44.6471628458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-47.5581340519478" calcext:value-type="float">
            <text:p>-47.5581340519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-48.3318726053697" calcext:value-type="float">
            <text:p>-48.3318726054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-48.4382904696858" calcext:value-type="float">
            <text:p>-48.4382904697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-52.2248100720304" calcext:value-type="float">
            <text:p>-52.224810072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-44.5942862181698" calcext:value-type="float">
            <text:p>-44.5942862182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-44.3339268649746" calcext:value-type="float">
            <text:p>-44.333926865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-45.2778196844229" calcext:value-type="float">
            <text:p>-45.2778196844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-62.1549478675438" calcext:value-type="float">
            <text:p>-62.1549478675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-47.761820224691" calcext:value-type="float">
            <text:p>-47.7618202247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-44.8454474654031" calcext:value-type="float">
            <text:p>-44.8454474654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-45.9609598285899" calcext:value-type="float">
            <text:p>-45.9609598286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-42.6514352071828" calcext:value-type="float">
            <text:p>-42.6514352072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-48.8048776053375" calcext:value-type="float">
            <text:p>-48.8048776053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-56.7125060597945" calcext:value-type="float">
            <text:p>-56.7125060598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-56.406888642427" calcext:value-type="float">
            <text:p>-56.4068886424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-47.2026844372244" calcext:value-type="float">
            <text:p>-47.2026844372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-49.1951341385086" calcext:value-type="float">
            <text:p>-49.1951341385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-43.4360030765604" calcext:value-type="float">
            <text:p>-43.4360030766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-46.1521740985734" calcext:value-type="float">
            <text:p>-46.1521740986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-50.1041015535988" calcext:value-type="float">
            <text:p>-50.1041015536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-52.9195625080479" calcext:value-type="float">
            <text:p>-52.919562508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-46.0682649344081" calcext:value-type="float">
            <text:p>-46.0682649344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-41.8432785566521" calcext:value-type="float">
            <text:p>-41.8432785567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-46.0867233586097" calcext:value-type="float">
            <text:p>-46.0867233586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-46.7200496329065" calcext:value-type="float">
            <text:p>-46.7200496329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-52.3658839327065" calcext:value-type="float">
            <text:p>-52.3658839327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-46.0988223892264" calcext:value-type="float">
            <text:p>-46.0988223892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-50.4196490859822" calcext:value-type="float">
            <text:p>-50.419649086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-49.3004010756555" calcext:value-type="float">
            <text:p>-49.3004010757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-60.6220831107747" calcext:value-type="float">
            <text:p>-60.6220831108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-46.1075881609297" calcext:value-type="float">
            <text:p>-46.1075881609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-50.770331937424" calcext:value-type="float">
            <text:p>-50.7703319374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-47.8078260146442" calcext:value-type="float">
            <text:p>-47.8078260146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-41.734791306343" calcext:value-type="float">
            <text:p>-41.7347913063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-44.6674203996343" calcext:value-type="float">
            <text:p>-44.6674203996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-46.9010894089044" calcext:value-type="float">
            <text:p>-46.9010894089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-48.3204743327707" calcext:value-type="float">
            <text:p>-48.3204743328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-46.5613561697528" calcext:value-type="float">
            <text:p>-46.5613561698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-43.6391240838812" calcext:value-type="float">
            <text:p>-43.6391240839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-47.3532456654353" calcext:value-type="float">
            <text:p>-47.3532456654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-45.8594176801122" calcext:value-type="float">
            <text:p>-45.8594176801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-59.9398124081613" calcext:value-type="float">
            <text:p>-59.9398124082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-44.4101191559077" calcext:value-type="float">
            <text:p>-44.4101191559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-49.1053777039296" calcext:value-type="float">
            <text:p>-49.1053777039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-64.9646676296648" calcext:value-type="float">
            <text:p>-64.9646676297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-61.0815700549151" calcext:value-type="float">
            <text:p>-61.0815700549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-49.9753510403464" calcext:value-type="float">
            <text:p>-49.9753510403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-45.8806548257819" calcext:value-type="float">
            <text:p>-45.8806548258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-43.8100713193451" calcext:value-type="float">
            <text:p>-43.8100713193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-45.7446006452612" calcext:value-type="float">
            <text:p>-45.7446006453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-50.4617870787253" calcext:value-type="float">
            <text:p>-50.4617870787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-57.6925388655427" calcext:value-type="float">
            <text:p>-57.6925388655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-53.5022518652603" calcext:value-type="float">
            <text:p>-53.5022518653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-57.6347644739637" calcext:value-type="float">
            <text:p>-57.634764474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-48.4308566796912" calcext:value-type="float">
            <text:p>-48.4308566797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-47.6119607959066" calcext:value-type="float">
            <text:p>-47.6119607959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-42.8447603771408" calcext:value-type="float">
            <text:p>-42.8447603771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-50.7000941945089" calcext:value-type="float">
            <text:p>-50.7000941945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-65.9722000911409" calcext:value-type="float">
            <text:p>-65.9722000911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-52.1166112468549" calcext:value-type="float">
            <text:p>-52.1166112469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-48.8029327403985" calcext:value-type="float">
            <text:p>-48.8029327404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-45.0417886717827" calcext:value-type="float">
            <text:p>-45.0417886718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-63.910329438969" calcext:value-type="float">
            <text:p>-63.910329439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-56.2120843693618" calcext:value-type="float">
            <text:p>-56.2120843694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-46.9905245742325" calcext:value-type="float">
            <text:p>-46.9905245742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-53.1711127309059" calcext:value-type="float">
            <text:p>-53.1711127309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-46.229588387343" calcext:value-type="float">
            <text:p>-46.2295883873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-54.1309779816941" calcext:value-type="float">
            <text:p>-54.1309779817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-56.4569007620927" calcext:value-type="float">
            <text:p>-56.4569007621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-51.5231163935794" calcext:value-type="float">
            <text:p>-51.5231163936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-50.4502076160327" calcext:value-type="float">
            <text:p>-50.450207616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-59.2936202591347" calcext:value-type="float">
            <text:p>-59.2936202591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-49.7794403124044" calcext:value-type="float">
            <text:p>-49.7794403124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-49.0016079784896" calcext:value-type="float">
            <text:p>-49.0016079785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-45.0879753926348" calcext:value-type="float">
            <text:p>-45.0879753926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-47.9649218077325" calcext:value-type="float">
            <text:p>-47.9649218077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-66.8066565755139" calcext:value-type="float">
            <text:p>-66.8066565755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-48.162688870531" calcext:value-type="float">
            <text:p>-48.1626888705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-61.7823939241472" calcext:value-type="float">
            <text:p>-61.7823939241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-53.2123973720993" calcext:value-type="float">
            <text:p>-53.2123973721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-44.5081904231449" calcext:value-type="float">
            <text:p>-44.5081904231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-61.4302746747514" calcext:value-type="float">
            <text:p>-61.4302746748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-47.8094831859279" calcext:value-type="float">
            <text:p>-47.8094831859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-47.5792930393378" calcext:value-type="float">
            <text:p>-47.5792930393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-49.2384703003082" calcext:value-type="float">
            <text:p>-49.2384703003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-46.3870209879963" calcext:value-type="float">
            <text:p>-46.387020988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-49.1594473892171" calcext:value-type="float">
            <text:p>-49.1594473892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-49.1565852699276" calcext:value-type="float">
            <text:p>-49.1565852699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-51.3351061310788" calcext:value-type="float">
            <text:p>-51.3351061311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-60.4912397665337" calcext:value-type="float">
            <text:p>-60.4912397665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-62.5638801620369" calcext:value-type="float">
            <text:p>-62.563880162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-53.8971569811006" calcext:value-type="float">
            <text:p>-53.8971569811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-57.7875483902098" calcext:value-type="float">
            <text:p>-57.7875483902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-56.0520728910485" calcext:value-type="float">
            <text:p>-56.052072891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-53.3032760653911" calcext:value-type="float">
            <text:p>-53.3032760654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-48.2970371702557" calcext:value-type="float">
            <text:p>-48.2970371703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-49.8327551777056" calcext:value-type="float">
            <text:p>-49.8327551777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-49.5591621794834" calcext:value-type="float">
            <text:p>-49.5591621795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-49.7811947338744" calcext:value-type="float">
            <text:p>-49.7811947339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-72.9890864089015" calcext:value-type="float">
            <text:p>-72.9890864089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-57.4736101236808" calcext:value-type="float">
            <text:p>-57.4736101237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-57.6223098442631" calcext:value-type="float">
            <text:p>-57.6223098443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-47.6356790309871" calcext:value-type="float">
            <text:p>-47.635679031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-54.029292082196" calcext:value-type="float">
            <text:p>-54.0292920822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55.4467928572122" calcext:value-type="float">
            <text:p>-55.4467928572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-61.8866395567554" calcext:value-type="float">
            <text:p>-61.8866395568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-52.3830705126941" calcext:value-type="float">
            <text:p>-52.3830705127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-51.3389780069779" calcext:value-type="float">
            <text:p>-51.338978007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-47.4546385952" calcext:value-type="float">
            <text:p>-47.4546385952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-45.8146857857365" calcext:value-type="float">
            <text:p>-45.8146857857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-52.9817520711195" calcext:value-type="float">
            <text:p>-52.9817520711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-55.8564615804222" calcext:value-type="float">
            <text:p>-55.8564615804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-49.384370094211" calcext:value-type="float">
            <text:p>-49.3843700942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-53.1367725682121" calcext:value-type="float">
            <text:p>-53.1367725682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-52.1438219349655" calcext:value-type="float">
            <text:p>-52.143821935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-50.2880718535142" calcext:value-type="float">
            <text:p>-50.2880718535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-54.3141011131444" calcext:value-type="float">
            <text:p>-54.3141011131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-45.4389012461746" calcext:value-type="float">
            <text:p>-45.4389012462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-58.9922858806714" calcext:value-type="float">
            <text:p>-58.9922858807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-46.0836817910993" calcext:value-type="float">
            <text:p>-46.0836817911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-55.1320007644691" calcext:value-type="float">
            <text:p>-55.1320007645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-48.1704654168523" calcext:value-type="float">
            <text:p>-48.1704654169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-50.1587960847172" calcext:value-type="float">
            <text:p>-50.1587960847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-52.0641895546536" calcext:value-type="float">
            <text:p>-52.0641895547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58.9362772777944" calcext:value-type="float">
            <text:p>-58.9362772778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-54.4969844961655" calcext:value-type="float">
            <text:p>-54.4969844962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-48.363664738519" calcext:value-type="float">
            <text:p>-48.3636647385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-54.9480909852419" calcext:value-type="float">
            <text:p>-54.9480909852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-52.1567720102796" calcext:value-type="float">
            <text:p>-52.1567720103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-55.4597522548237" calcext:value-type="float">
            <text:p>-55.4597522548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-50.8001934029829" calcext:value-type="float">
            <text:p>-50.800193403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-49.3195407309766" calcext:value-type="float">
            <text:p>-49.319540731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-72.3648468150893" calcext:value-type="float">
            <text:p>-72.3648468151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-48.9941797187796" calcext:value-type="float">
            <text:p>-48.9941797188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-62.494707686817" calcext:value-type="float">
            <text:p>-62.4947076868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-49.0196276692124" calcext:value-type="float">
            <text:p>-49.0196276692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-49.9593328165812" calcext:value-type="float">
            <text:p>-49.9593328166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-60.1732856431458" calcext:value-type="float">
            <text:p>-60.1732856431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-53.0572495155818" calcext:value-type="float">
            <text:p>-53.0572495156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-52.9489496691476" calcext:value-type="float">
            <text:p>-52.9489496691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-54.7981013360179" calcext:value-type="float">
            <text:p>-54.798101336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-53.371402560158" calcext:value-type="float">
            <text:p>-53.3714025602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-51.1139781069504" calcext:value-type="float">
            <text:p>-51.113978107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-53.1036926413252" calcext:value-type="float">
            <text:p>-53.1036926413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54.3608455544966" calcext:value-type="float">
            <text:p>-54.3608455545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-46.119026360582" calcext:value-type="float">
            <text:p>-46.1190263606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-47.404852045896" calcext:value-type="float">
            <text:p>-47.4048520459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-52.3939758103221" calcext:value-type="float">
            <text:p>-52.3939758103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-53.6114579742439" calcext:value-type="float">
            <text:p>-53.6114579742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-46.9027935729728" calcext:value-type="float">
            <text:p>-46.902793573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-59.6427372614611" calcext:value-type="float">
            <text:p>-59.6427372615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-58.118996463071" calcext:value-type="float">
            <text:p>-58.1189964631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-52.7542985090038" calcext:value-type="float">
            <text:p>-52.754298509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-50.3534891776776" calcext:value-type="float">
            <text:p>-50.3534891777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-57.6920644566203" calcext:value-type="float">
            <text:p>-57.6920644566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-52.2207307284466" calcext:value-type="float">
            <text:p>-52.2207307284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-71.5023967224753" calcext:value-type="float">
            <text:p>-71.5023967225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-53.0357644600023" calcext:value-type="float">
            <text:p>-53.03576446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-51.799792187753" calcext:value-type="float">
            <text:p>-51.7997921878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-54.119289719265" calcext:value-type="float">
            <text:p>-54.1192897193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-49.0830113517523" calcext:value-type="float">
            <text:p>-49.0830113518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-55.3357855667169" calcext:value-type="float">
            <text:p>-55.3357855667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-47.6571847487408" calcext:value-type="float">
            <text:p>-47.6571847487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-48.5905765923018" calcext:value-type="float">
            <text:p>-48.5905765923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49.8419770904354" calcext:value-type="float">
            <text:p>-49.8419770904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-49.7221829737219" calcext:value-type="float">
            <text:p>-49.7221829737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-48.9403147856955" calcext:value-type="float">
            <text:p>-48.9403147857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-50.6392972764109" calcext:value-type="float">
            <text:p>-50.6392972764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-55.7444781301914" calcext:value-type="float">
            <text:p>-55.7444781302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-48.9880776198454" calcext:value-type="float">
            <text:p>-48.9880776198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-52.998727812022" calcext:value-type="float">
            <text:p>-52.998727812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-48.3656435266241" calcext:value-type="float">
            <text:p>-48.3656435266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-53.3764831254398" calcext:value-type="float">
            <text:p>-53.3764831254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-52.8465654675974" calcext:value-type="float">
            <text:p>-52.8465654676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-43.9548220285936" calcext:value-type="float">
            <text:p>-43.9548220286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-47.4356096863188" calcext:value-type="float">
            <text:p>-47.4356096863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-53.6394794533098" calcext:value-type="float">
            <text:p>-53.6394794533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-51.9119050034199" calcext:value-type="float">
            <text:p>-51.9119050034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-47.4289531785122" calcext:value-type="float">
            <text:p>-47.4289531785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-53.1424444565221" calcext:value-type="float">
            <text:p>-53.1424444565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-48.7541093375636" calcext:value-type="float">
            <text:p>-48.7541093376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-49.1668487395319" calcext:value-type="float">
            <text:p>-49.1668487395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-47.5315917487644" calcext:value-type="float">
            <text:p>-47.5315917488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-59.34811372897" calcext:value-type="float">
            <text:p>-59.348113729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56.1642969055062" calcext:value-type="float">
            <text:p>-56.1642969055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-44.592042187584" calcext:value-type="float">
            <text:p>-44.5920421876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-56.3996222543848" calcext:value-type="float">
            <text:p>-56.3996222544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-44.9317408394008" calcext:value-type="float">
            <text:p>-44.9317408394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-66.9671708457019" calcext:value-type="float">
            <text:p>-66.9671708457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-49.0459806680357" calcext:value-type="float">
            <text:p>-49.045980668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-53.040522144402" calcext:value-type="float">
            <text:p>-53.0405221444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-50.3259347687025" calcext:value-type="float">
            <text:p>-50.3259347687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-63.3640808043834" calcext:value-type="float">
            <text:p>-63.3640808044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-57.9289070813954" calcext:value-type="float">
            <text:p>-57.9289070814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-48.149467504958" calcext:value-type="float">
            <text:p>-48.149467505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-50.4505409751758" calcext:value-type="float">
            <text:p>-50.4505409752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-70.8635346235882" calcext:value-type="float">
            <text:p>-70.8635346236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-52.5274325254956" calcext:value-type="float">
            <text:p>-52.5274325255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-51.1533378449603" calcext:value-type="float">
            <text:p>-51.153337845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-56.1985840475952" calcext:value-type="float">
            <text:p>-56.1985840476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-54.5120257091528" calcext:value-type="float">
            <text:p>-54.5120257092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-46.7396878207405" calcext:value-type="float">
            <text:p>-46.7396878207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-49.8972912959448" calcext:value-type="float">
            <text:p>-49.8972912959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-56.7067428190514" calcext:value-type="float">
            <text:p>-56.7067428191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47.4962657425503" calcext:value-type="float">
            <text:p>-47.4962657426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-57.6517591706" calcext:value-type="float">
            <text:p>-57.6517591706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-50.2801053805581" calcext:value-type="float">
            <text:p>-50.2801053806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-49.626423167178" calcext:value-type="float">
            <text:p>-49.6264231672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-48.1537091517364" calcext:value-type="float">
            <text:p>-48.1537091517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-51.3960374220105" calcext:value-type="float">
            <text:p>-51.396037422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-47.6283509450486" calcext:value-type="float">
            <text:p>-47.628350945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-48.142260543754" calcext:value-type="float">
            <text:p>-48.1422605438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-40.115831843155" calcext:value-type="float">
            <text:p>-40.1158318432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-56.2274836194692" calcext:value-type="float">
            <text:p>-56.2274836195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-55.3166898976039" calcext:value-type="float">
            <text:p>-55.3166898976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-49.3301568686811" calcext:value-type="float">
            <text:p>-49.3301568687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-54.8879438648075" calcext:value-type="float">
            <text:p>-54.8879438648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-49.2683194911172" calcext:value-type="float">
            <text:p>-49.2683194911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-55.5625575530375" calcext:value-type="float">
            <text:p>-55.562557553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-54.1336443343454" calcext:value-type="float">
            <text:p>-54.1336443343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-59.9595236165624" calcext:value-type="float">
            <text:p>-59.9595236166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-51.7902752484259" calcext:value-type="float">
            <text:p>-51.7902752484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-52.427295159014" calcext:value-type="float">
            <text:p>-52.427295159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-52.5008047285818" calcext:value-type="float">
            <text:p>-52.5008047286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51.8681871741671" calcext:value-type="float">
            <text:p>-51.8681871742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-66.4204577388675" calcext:value-type="float">
            <text:p>-66.4204577389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-57.4276406969221" calcext:value-type="float">
            <text:p>-57.4276406969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-60.437367977539" calcext:value-type="float">
            <text:p>-60.4373679775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-58.6497485298662" calcext:value-type="float">
            <text:p>-58.6497485299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-51.9298067803186" calcext:value-type="float">
            <text:p>-51.9298067803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-52.9994859265063" calcext:value-type="float">
            <text:p>-52.9994859265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-52.5818607756232" calcext:value-type="float">
            <text:p>-52.5818607756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-53.4209515864906" calcext:value-type="float">
            <text:p>-53.4209515865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-51.6337393713313" calcext:value-type="float">
            <text:p>-51.6337393713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-47.5073150451486" calcext:value-type="float">
            <text:p>-47.5073150451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-44.3700944692644" calcext:value-type="float">
            <text:p>-44.3700944693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-57.5442416557392" calcext:value-type="float">
            <text:p>-57.5442416557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-50.0878840634835" calcext:value-type="float">
            <text:p>-50.0878840635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-52.9975910134049" calcext:value-type="float">
            <text:p>-52.9975910134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-48.6170265914678" calcext:value-type="float">
            <text:p>-48.6170265915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-51.4257248842609" calcext:value-type="float">
            <text:p>-51.4257248843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-52.5931784210366" calcext:value-type="float">
            <text:p>-52.593178421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-53.0878484449925" calcext:value-type="float">
            <text:p>-53.087848445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-53.5567357311105" calcext:value-type="float">
            <text:p>-53.556735731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50.2102315364785" calcext:value-type="float">
            <text:p>-50.2102315365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-57.6030265346704" calcext:value-type="float">
            <text:p>-57.6030265347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-58.0476521133384" calcext:value-type="float">
            <text:p>-58.0476521133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-47.1145940366511" calcext:value-type="float">
            <text:p>-47.1145940367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-52.7652390676883" calcext:value-type="float">
            <text:p>-52.7652390677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-47.6945482263481" calcext:value-type="float">
            <text:p>-47.6945482263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-53.2235145500265" calcext:value-type="float">
            <text:p>-53.22351455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-48.6768488827293" calcext:value-type="float">
            <text:p>-48.6768488827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-45.5179477385437" calcext:value-type="float">
            <text:p>-45.5179477385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-49.6959011186377" calcext:value-type="float">
            <text:p>-49.6959011186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-51.0221869921548" calcext:value-type="float">
            <text:p>-51.0221869922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-51.534193826544" calcext:value-type="float">
            <text:p>-51.5341938265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-53.6273824955885" calcext:value-type="float">
            <text:p>-53.6273824956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-53.1945540517552" calcext:value-type="float">
            <text:p>-53.1945540518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-53.654596970359" calcext:value-type="float">
            <text:p>-53.6545969704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-51.9685250115435" calcext:value-type="float">
            <text:p>-51.9685250115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-57.2170077732597" calcext:value-type="float">
            <text:p>-57.2170077733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-57.7985705880798" calcext:value-type="float">
            <text:p>-57.7985705881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-53.2852443181842" calcext:value-type="float">
            <text:p>-53.2852443182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-60.7693231231946" calcext:value-type="float">
            <text:p>-60.7693231232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-51.6656517122794" calcext:value-type="float">
            <text:p>-51.6656517123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-49.0295319432448" calcext:value-type="float">
            <text:p>-49.0295319432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-50.7124815372594" calcext:value-type="float">
            <text:p>-50.7124815373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-50.5905720502737" calcext:value-type="float">
            <text:p>-50.5905720503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-56.4180574955632" calcext:value-type="float">
            <text:p>-56.4180574956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-57.4642367308346" calcext:value-type="float">
            <text:p>-57.4642367308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-51.0461681021833" calcext:value-type="float">
            <text:p>-51.0461681022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-56.926240515975" calcext:value-type="float">
            <text:p>-56.926240516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-52.5079959915659" calcext:value-type="float">
            <text:p>-52.5079959916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-57.9975079185174" calcext:value-type="float">
            <text:p>-57.9975079185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-52.6683369315744" calcext:value-type="float">
            <text:p>-52.6683369316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-48.0551099848135" calcext:value-type="float">
            <text:p>-48.0551099848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-47.0646835584886" calcext:value-type="float">
            <text:p>-47.0646835585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-49.9942210796643" calcext:value-type="float">
            <text:p>-49.9942210797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-51.8571846174828" calcext:value-type="float">
            <text:p>-51.8571846175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-49.1146473840776" calcext:value-type="float">
            <text:p>-49.1146473841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-57.672268724119" calcext:value-type="float">
            <text:p>-57.6722687241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-56.3785690999406" calcext:value-type="float">
            <text:p>-56.3785690999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-60.7651427432612" calcext:value-type="float">
            <text:p>-60.7651427433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-52.1243163577337" calcext:value-type="float">
            <text:p>-52.1243163577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-54.4853050021585" calcext:value-type="float">
            <text:p>-54.4853050022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-54.849734913798" calcext:value-type="float">
            <text:p>-54.8497349138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-55.9017517747409" calcext:value-type="float">
            <text:p>-55.9017517747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-50.5725712001246" calcext:value-type="float">
            <text:p>-50.5725712001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-45.4531661666447" calcext:value-type="float">
            <text:p>-45.4531661666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-51.3252091824071" calcext:value-type="float">
            <text:p>-51.3252091824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-53.5106502757735" calcext:value-type="float">
            <text:p>-53.5106502758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-55.5090183368432" calcext:value-type="float">
            <text:p>-55.5090183368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-55.1199860387638" calcext:value-type="float">
            <text:p>-55.1199860388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-45.8903704858105" calcext:value-type="float">
            <text:p>-45.8903704858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-58.2284418906046" calcext:value-type="float">
            <text:p>-58.2284418906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-46.3582742856013" calcext:value-type="float">
            <text:p>-46.3582742856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-53.8844933144447" calcext:value-type="float">
            <text:p>-53.8844933144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-46.7461056433802" calcext:value-type="float">
            <text:p>-46.7461056434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-61.9184146224015" calcext:value-type="float">
            <text:p>-61.9184146224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-55.5922638212432" calcext:value-type="float">
            <text:p>-55.5922638212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-55.8666831411445" calcext:value-type="float">
            <text:p>-55.8666831411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-49.7548700948496" calcext:value-type="float">
            <text:p>-49.7548700948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-44.6169546323838" calcext:value-type="float">
            <text:p>-44.6169546324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-56.5954552534411" calcext:value-type="float">
            <text:p>-56.5954552534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-57.6310919763491" calcext:value-type="float">
            <text:p>-57.6310919763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-46.8336535960821" calcext:value-type="float">
            <text:p>-46.8336535961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-47.7638251175476" calcext:value-type="float">
            <text:p>-47.7638251175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-46.8409910997153" calcext:value-type="float">
            <text:p>-46.8409910997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-48.5797049182608" calcext:value-type="float">
            <text:p>-48.5797049183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-56.9277558871804" calcext:value-type="float">
            <text:p>-56.9277558872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-58.6790332733233" calcext:value-type="float">
            <text:p>-58.6790332733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-47.5941009365138" calcext:value-type="float">
            <text:p>-47.5941009365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-48.1368662877993" calcext:value-type="float">
            <text:p>-48.1368662878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-47.6507408095515" calcext:value-type="float">
            <text:p>-47.6507408096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-59.3465545096813" calcext:value-type="float">
            <text:p>-59.3465545097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-45.7095743876413" calcext:value-type="float">
            <text:p>-45.7095743876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-50.091861235061" calcext:value-type="float">
            <text:p>-50.0918612351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-47.5730042941382" calcext:value-type="float">
            <text:p>-47.5730042941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-53.426958493691" calcext:value-type="float">
            <text:p>-53.4269584937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-52.7517707518377" calcext:value-type="float">
            <text:p>-52.7517707518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-57.4574634409535" calcext:value-type="float">
            <text:p>-57.457463441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-58.8764152052328" calcext:value-type="float">
            <text:p>-58.8764152052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-50.6956368307119" calcext:value-type="float">
            <text:p>-50.6956368307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-56.4557805123139" calcext:value-type="float">
            <text:p>-56.4557805123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-52.4656196162848" calcext:value-type="float">
            <text:p>-52.4656196163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-48.4272813716797" calcext:value-type="float">
            <text:p>-48.4272813717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-55.3018081601073" calcext:value-type="float">
            <text:p>-55.3018081601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-54.7629978999961" calcext:value-type="float">
            <text:p>-54.7629979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-51.3044145170972" calcext:value-type="float">
            <text:p>-51.3044145171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-52.4886808364003" calcext:value-type="float">
            <text:p>-52.4886808364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-56.7112685931253" calcext:value-type="float">
            <text:p>-56.7112685931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-53.8888011017079" calcext:value-type="float">
            <text:p>-53.8888011017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-53.3890743915967" calcext:value-type="float">
            <text:p>-53.3890743916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-50.6627097562747" calcext:value-type="float">
            <text:p>-50.6627097563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-47.3376697399358" calcext:value-type="float">
            <text:p>-47.3376697399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-60.3687646422283" calcext:value-type="float">
            <text:p>-60.3687646422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-49.6874134123777" calcext:value-type="float">
            <text:p>-49.6874134124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-46.5797633891143" calcext:value-type="float">
            <text:p>-46.5797633891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-63.0455857707334" calcext:value-type="float">
            <text:p>-63.0455857707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-56.6415417322601" calcext:value-type="float">
            <text:p>-56.6415417323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-52.9749948420844" calcext:value-type="float">
            <text:p>-52.9749948421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-47.2909784924577" calcext:value-type="float">
            <text:p>-47.2909784925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-49.3799023515896" calcext:value-type="float">
            <text:p>-49.3799023516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-57.4776498820623" calcext:value-type="float">
            <text:p>-57.4776498821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-48.0418283179025" calcext:value-type="float">
            <text:p>-48.0418283179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-49.7503938838332" calcext:value-type="float">
            <text:p>-49.7503938838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-63.6672087234096" calcext:value-type="float">
            <text:p>-63.6672087234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-52.5432362371811" calcext:value-type="float">
            <text:p>-52.5432362372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-48.7696796942506" calcext:value-type="float">
            <text:p>-48.7696796943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-80.9005413658805" calcext:value-type="float">
            <text:p>-80.9005413659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-49.8996278653897" calcext:value-type="float">
            <text:p>-49.8996278654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-51.8954182293004" calcext:value-type="float">
            <text:p>-51.8954182293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-50.9001030588521" calcext:value-type="float">
            <text:p>-50.9001030589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-53.2161199563331" calcext:value-type="float">
            <text:p>-53.2161199563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-52.0566423653963" calcext:value-type="float">
            <text:p>-52.0566423654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-47.2422482623496" calcext:value-type="float">
            <text:p>-47.2422482623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-64.9772764680833" calcext:value-type="float">
            <text:p>-64.9772764681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-51.7348187382259" calcext:value-type="float">
            <text:p>-51.7348187382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-51.9439283359567" calcext:value-type="float">
            <text:p>-51.943928336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-61.5365393466982" calcext:value-type="float">
            <text:p>-61.5365393467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-45.9877898292408" calcext:value-type="float">
            <text:p>-45.9877898292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-50.2720236159856" calcext:value-type="float">
            <text:p>-50.272023616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-56.9732617919783" calcext:value-type="float">
            <text:p>-56.973261792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-49.1677565740059" calcext:value-type="float">
            <text:p>-49.167756574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-56.3781383907009" calcext:value-type="float">
            <text:p>-56.3781383907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-71.0043103797544" calcext:value-type="float">
            <text:p>-71.0043103798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-50.1059225213541" calcext:value-type="float">
            <text:p>-50.1059225214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-50.0439035624517" calcext:value-type="float">
            <text:p>-50.0439035625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-51.8391999462151" calcext:value-type="float">
            <text:p>-51.8391999462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-49.7790668017126" calcext:value-type="float">
            <text:p>-49.7790668017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-48.6392158896402" calcext:value-type="float">
            <text:p>-48.6392158896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-51.2087550012817" calcext:value-type="float">
            <text:p>-51.2087550013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-52.5119534690779" calcext:value-type="float">
            <text:p>-52.5119534691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-51.2598074390241" calcext:value-type="float">
            <text:p>-51.259807439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-57.7088175635307" calcext:value-type="float">
            <text:p>-57.7088175635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-46.4689630236275" calcext:value-type="float">
            <text:p>-46.4689630236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-48.5693130920103" calcext:value-type="float">
            <text:p>-48.569313092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-47.5620360194186" calcext:value-type="float">
            <text:p>-47.5620360194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-52.6382498907663" calcext:value-type="float">
            <text:p>-52.6382498908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-53.7684598044155" calcext:value-type="float">
            <text:p>-53.7684598044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-51.3804112305922" calcext:value-type="float">
            <text:p>-51.3804112306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-51.7228014475912" calcext:value-type="float">
            <text:p>-51.7228014476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-56.2742112550228" calcext:value-type="float">
            <text:p>-56.274211255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-51.716478571842" calcext:value-type="float">
            <text:p>-51.7164785718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-54.1282476494221" calcext:value-type="float">
            <text:p>-54.1282476494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-58.8936840330104" calcext:value-type="float">
            <text:p>-58.893684033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-50.3627587812093" calcext:value-type="float">
            <text:p>-50.3627587812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-45.9072125844859" calcext:value-type="float">
            <text:p>-45.9072125845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-55.9507398755376" calcext:value-type="float">
            <text:p>-55.9507398755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-56.0855446001427" calcext:value-type="float">
            <text:p>-56.0855446001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-61.4223631229408" calcext:value-type="float">
            <text:p>-61.4223631229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-49.9415393104079" calcext:value-type="float">
            <text:p>-49.9415393104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-50.5569099626842" calcext:value-type="float">
            <text:p>-50.5569099627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-55.3626081280634" calcext:value-type="float">
            <text:p>-55.3626081281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-45.5273582831229" calcext:value-type="float">
            <text:p>-45.5273582831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-46.1315677820955" calcext:value-type="float">
            <text:p>-46.1315677821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-52.78614792494" calcext:value-type="float">
            <text:p>-52.7861479249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-60.9431583668717" calcext:value-type="float">
            <text:p>-60.9431583669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-53.1561889582793" calcext:value-type="float">
            <text:p>-53.1561889583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-52.7025814663524" calcext:value-type="float">
            <text:p>-52.7025814664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-51.4295814894368" calcext:value-type="float">
            <text:p>-51.4295814894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-58.8536261010111" calcext:value-type="float">
            <text:p>-58.853626101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-54.044536678573" calcext:value-type="float">
            <text:p>-54.0445366786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-52.3212786903229" calcext:value-type="float">
            <text:p>-52.3212786903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-55.4389622766605" calcext:value-type="float">
            <text:p>-55.4389622767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-49.0100116641377" calcext:value-type="float">
            <text:p>-49.0100116641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-52.5691755932251" calcext:value-type="float">
            <text:p>-52.5691755932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-56.3495424858087" calcext:value-type="float">
            <text:p>-56.3495424858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-51.5459205419283" calcext:value-type="float">
            <text:p>-51.5459205419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-55.9661746888932" calcext:value-type="float">
            <text:p>-55.9661746889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-47.5135449261243" calcext:value-type="float">
            <text:p>-47.5135449261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-50.2854714851762" calcext:value-type="float">
            <text:p>-50.2854714852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-47.9189783970047" calcext:value-type="float">
            <text:p>-47.918978397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-60.1913375844984" calcext:value-type="float">
            <text:p>-60.1913375845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-54.9729821675727" calcext:value-type="float">
            <text:p>-54.9729821676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-46.2706832181008" calcext:value-type="float">
            <text:p>-46.2706832181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-54.2593688006286" calcext:value-type="float">
            <text:p>-54.2593688006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-53.5613096359577" calcext:value-type="float">
            <text:p>-53.561309636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-51.7086340582178" calcext:value-type="float">
            <text:p>-51.7086340582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-56.019659378932" calcext:value-type="float">
            <text:p>-56.0196593789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-48.2817113545345" calcext:value-type="float">
            <text:p>-48.2817113545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-50.7584957793962" calcext:value-type="float">
            <text:p>-50.7584957794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-49.8956976155262" calcext:value-type="float">
            <text:p>-49.8956976155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-51.505765405751" calcext:value-type="float">
            <text:p>-51.5057654058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-45.4210310032368" calcext:value-type="float">
            <text:p>-45.4210310032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-50.3747322626557" calcext:value-type="float">
            <text:p>-50.3747322627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-56.9710048154573" calcext:value-type="float">
            <text:p>-56.9710048155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-56.7184531022298" calcext:value-type="float">
            <text:p>-56.7184531022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-56.161786926843" calcext:value-type="float">
            <text:p>-56.1617869268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-52.252564712045" calcext:value-type="float">
            <text:p>-52.252564712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-51.2386192057723" calcext:value-type="float">
            <text:p>-51.2386192058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-68.7476972458151" calcext:value-type="float">
            <text:p>-68.7476972458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-56.7077993752638" calcext:value-type="float">
            <text:p>-56.7077993753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-48.6222345549652" calcext:value-type="float">
            <text:p>-48.622234555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-62.8134159386734" calcext:value-type="float">
            <text:p>-62.8134159387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-51.8170716445524" calcext:value-type="float">
            <text:p>-51.8170716446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-56.7503631778453" calcext:value-type="float">
            <text:p>-56.7503631778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-49.4841109982993" calcext:value-type="float">
            <text:p>-49.4841109983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-48.4793949383697" calcext:value-type="float">
            <text:p>-48.4793949384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-56.6056722893564" calcext:value-type="float">
            <text:p>-56.6056722894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-52.8458292726718" calcext:value-type="float">
            <text:p>-52.8458292727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-55.0557741182402" calcext:value-type="float">
            <text:p>-55.0557741182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-54.1432980183339" calcext:value-type="float">
            <text:p>-54.1432980183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-51.7159099169775" calcext:value-type="float">
            <text:p>-51.715909917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-52.4640968273544" calcext:value-type="float">
            <text:p>-52.4640968274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-52.3157243385406" calcext:value-type="float">
            <text:p>-52.3157243385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-57.7345917722348" calcext:value-type="float">
            <text:p>-57.7345917722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Active_Balun_SN002_S2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Thursday</text:p>
          </table:table-cell>
          <table:table-cell office:value-type="string" calcext:value-type="string">
            <text:p><text:s/>09 July 2020 10:08:22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1273243235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21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B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-24.8340544876431" calcext:value-type="float">
            <text:p>-24.8340544876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6.44600154141137" calcext:value-type="float">
            <text:p>6.4460015414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7.9239589225863" calcext:value-type="float">
            <text:p>17.9239589226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24.0810374572742" calcext:value-type="float">
            <text:p>24.0810374573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28.7094045522579" calcext:value-type="float">
            <text:p>28.7094045523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29.4754894589648" calcext:value-type="float">
            <text:p>29.475489459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30.1430939787651" calcext:value-type="float">
            <text:p>30.1430939788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30.5277550644278" calcext:value-type="float">
            <text:p>30.5277550644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30.6534473168692" calcext:value-type="float">
            <text:p>30.6534473169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31.4805821449482" calcext:value-type="float">
            <text:p>31.4805821449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32.7188863684631" calcext:value-type="float">
            <text:p>32.7188863685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33.0043485522237" calcext:value-type="float">
            <text:p>33.0043485522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33.3945082320281" calcext:value-type="float">
            <text:p>33.394508232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33.5995279750942" calcext:value-type="float">
            <text:p>33.5995279751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34.3452836957627" calcext:value-type="float">
            <text:p>34.3452836958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34.2026604812733" calcext:value-type="float">
            <text:p>34.2026604813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34.5157682378" calcext:value-type="float">
            <text:p>34.5157682378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34.9671666073621" calcext:value-type="float">
            <text:p>34.9671666074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35.2859427550726" calcext:value-type="float">
            <text:p>35.2859427551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35.0980437620247" calcext:value-type="float">
            <text:p>35.098043762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34.9915118464027" calcext:value-type="float">
            <text:p>34.9915118464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35.7206693478927" calcext:value-type="float">
            <text:p>35.7206693479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35.8370436015697" calcext:value-type="float">
            <text:p>35.8370436016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35.6762205904896" calcext:value-type="float">
            <text:p>35.6762205905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35.9558266167785" calcext:value-type="float">
            <text:p>35.9558266168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36.3837808662702" calcext:value-type="float">
            <text:p>36.3837808663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36.0438969382194" calcext:value-type="float">
            <text:p>36.0438969382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35.9282105504482" calcext:value-type="float">
            <text:p>35.9282105504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36.5201702974402" calcext:value-type="float">
            <text:p>36.5201702974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36.108978239327" calcext:value-type="float">
            <text:p>36.1089782393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35.6516667801961" calcext:value-type="float">
            <text:p>35.6516667802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35.9884536083979" calcext:value-type="float">
            <text:p>35.9884536084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36.3900466212062" calcext:value-type="float">
            <text:p>36.3900466212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36.2378205898978" calcext:value-type="float">
            <text:p>36.2378205899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36.2676243708766" calcext:value-type="float">
            <text:p>36.2676243709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36.3635017209147" calcext:value-type="float">
            <text:p>36.3635017209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36.249434251318" calcext:value-type="float">
            <text:p>36.2494342513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36.2489532756482" calcext:value-type="float">
            <text:p>36.2489532756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6.3389140970295" calcext:value-type="float">
            <text:p>36.338914097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36.2394637082475" calcext:value-type="float">
            <text:p>36.2394637082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36.3341208027924" calcext:value-type="float">
            <text:p>36.3341208028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36.5716490810333" calcext:value-type="float">
            <text:p>36.571649081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36.6529780040286" calcext:value-type="float">
            <text:p>36.652978004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36.3006233998325" calcext:value-type="float">
            <text:p>36.3006233998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36.4717050639314" calcext:value-type="float">
            <text:p>36.4717050639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36.3304030867781" calcext:value-type="float">
            <text:p>36.3304030868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36.5695946352484" calcext:value-type="float">
            <text:p>36.5695946352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36.6163588175184" calcext:value-type="float">
            <text:p>36.6163588175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36.3664329055507" calcext:value-type="float">
            <text:p>36.3664329056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36.4368294315787" calcext:value-type="float">
            <text:p>36.4368294316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36.6098389437348" calcext:value-type="float">
            <text:p>36.6098389437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36.7596926614623" calcext:value-type="float">
            <text:p>36.7596926615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36.8048428604696" calcext:value-type="float">
            <text:p>36.8048428605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36.6126085261863" calcext:value-type="float">
            <text:p>36.6126085262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36.4511319744308" calcext:value-type="float">
            <text:p>36.4511319744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37.0115560534044" calcext:value-type="float">
            <text:p>37.0115560534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36.5456368800157" calcext:value-type="float">
            <text:p>36.54563688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36.5050580543849" calcext:value-type="float">
            <text:p>36.5050580544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36.5098447624992" calcext:value-type="float">
            <text:p>36.5098447625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36.8124294886957" calcext:value-type="float">
            <text:p>36.8124294887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36.7576237398571" calcext:value-type="float">
            <text:p>36.7576237399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36.7273248745119" calcext:value-type="float">
            <text:p>36.7273248745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36.4533091352684" calcext:value-type="float">
            <text:p>36.4533091353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36.4700325987019" calcext:value-type="float">
            <text:p>36.4700325987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36.6106884879527" calcext:value-type="float">
            <text:p>36.610688488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36.6184897199439" calcext:value-type="float">
            <text:p>36.6184897199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37.2086827601117" calcext:value-type="float">
            <text:p>37.2086827601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36.9686749178349" calcext:value-type="float">
            <text:p>36.9686749178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36.442415544075" calcext:value-type="float">
            <text:p>36.4424155441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36.6951975205246" calcext:value-type="float">
            <text:p>36.6951975205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36.6887462646034" calcext:value-type="float">
            <text:p>36.6887462646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36.1739268106414" calcext:value-type="float">
            <text:p>36.1739268106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36.9184526800696" calcext:value-type="float">
            <text:p>36.9184526801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36.5118008098696" calcext:value-type="float">
            <text:p>36.5118008099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36.4988934266475" calcext:value-type="float">
            <text:p>36.4988934266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36.6313816546366" calcext:value-type="float">
            <text:p>36.6313816546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36.4663962867783" calcext:value-type="float">
            <text:p>36.4663962868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36.5990913881812" calcext:value-type="float">
            <text:p>36.5990913882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36.5838580646135" calcext:value-type="float">
            <text:p>36.5838580646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36.1231460484031" calcext:value-type="float">
            <text:p>36.1231460484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36.2847044912055" calcext:value-type="float">
            <text:p>36.2847044912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36.7236802975235" calcext:value-type="float">
            <text:p>36.7236802975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36.6854074946314" calcext:value-type="float">
            <text:p>36.6854074946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37.0471923655725" calcext:value-type="float">
            <text:p>37.0471923656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36.847851693648" calcext:value-type="float">
            <text:p>36.8478516936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36.7103784691595" calcext:value-type="float">
            <text:p>36.7103784692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36.6756461096868" calcext:value-type="float">
            <text:p>36.6756461097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36.3068189758571" calcext:value-type="float">
            <text:p>36.3068189759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36.5076875386214" calcext:value-type="float">
            <text:p>36.5076875386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36.767980165528" calcext:value-type="float">
            <text:p>36.7679801655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36.531660604284" calcext:value-type="float">
            <text:p>36.5316606043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36.9044715790395" calcext:value-type="float">
            <text:p>36.904471579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36.2424246800435" calcext:value-type="float">
            <text:p>36.24242468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36.6920955187366" calcext:value-type="float">
            <text:p>36.6920955187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36.9888803328831" calcext:value-type="float">
            <text:p>36.9888803329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36.2812499497185" calcext:value-type="float">
            <text:p>36.2812499497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36.7700076319451" calcext:value-type="float">
            <text:p>36.7700076319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36.6924095498556" calcext:value-type="float">
            <text:p>36.6924095499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36.3685048180303" calcext:value-type="float">
            <text:p>36.368504818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36.5142353681025" calcext:value-type="float">
            <text:p>36.5142353681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36.7669893599994" calcext:value-type="float">
            <text:p>36.76698936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36.5782395262414" calcext:value-type="float">
            <text:p>36.5782395262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36.4339892910618" calcext:value-type="float">
            <text:p>36.4339892911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36.7037754839156" calcext:value-type="float">
            <text:p>36.7037754839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36.3515155285989" calcext:value-type="float">
            <text:p>36.3515155286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36.4719256101733" calcext:value-type="float">
            <text:p>36.4719256102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36.4311468703111" calcext:value-type="float">
            <text:p>36.4311468703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36.1496651022439" calcext:value-type="float">
            <text:p>36.1496651022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36.1402809927622" calcext:value-type="float">
            <text:p>36.1402809928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36.5411511331045" calcext:value-type="float">
            <text:p>36.5411511331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36.4049584979269" calcext:value-type="float">
            <text:p>36.4049584979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36.5890219310774" calcext:value-type="float">
            <text:p>36.5890219311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36.7415138460785" calcext:value-type="float">
            <text:p>36.7415138461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36.5474243595882" calcext:value-type="float">
            <text:p>36.5474243596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36.2802178377012" calcext:value-type="float">
            <text:p>36.2802178377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36.3483443618678" calcext:value-type="float">
            <text:p>36.3483443619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36.3136419550148" calcext:value-type="float">
            <text:p>36.313641955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36.2027076080509" calcext:value-type="float">
            <text:p>36.2027076081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36.3336767741066" calcext:value-type="float">
            <text:p>36.3336767741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36.4133491460048" calcext:value-type="float">
            <text:p>36.413349146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36.5974907112294" calcext:value-type="float">
            <text:p>36.5974907112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36.7975108777668" calcext:value-type="float">
            <text:p>36.7975108778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36.3320311033613" calcext:value-type="float">
            <text:p>36.3320311034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36.3010397124772" calcext:value-type="float">
            <text:p>36.3010397125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36.575689573652" calcext:value-type="float">
            <text:p>36.5756895737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36.2571389827633" calcext:value-type="float">
            <text:p>36.2571389828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36.2036219304343" calcext:value-type="float">
            <text:p>36.2036219304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36.730782469072" calcext:value-type="float">
            <text:p>36.7307824691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36.472427267579" calcext:value-type="float">
            <text:p>36.4724272676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36.3592002905028" calcext:value-type="float">
            <text:p>36.3592002905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36.3291404714819" calcext:value-type="float">
            <text:p>36.3291404715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36.0153281530452" calcext:value-type="float">
            <text:p>36.015328153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36.3020024558507" calcext:value-type="float">
            <text:p>36.3020024559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36.3266374324348" calcext:value-type="float">
            <text:p>36.3266374324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36.3077292860748" calcext:value-type="float">
            <text:p>36.3077292861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36.539274040932" calcext:value-type="float">
            <text:p>36.5392740409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36.352742341645" calcext:value-type="float">
            <text:p>36.3527423416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36.5213676324251" calcext:value-type="float">
            <text:p>36.5213676324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36.2538095379626" calcext:value-type="float">
            <text:p>36.253809538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36.4553367894234" calcext:value-type="float">
            <text:p>36.4553367894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36.1209649651461" calcext:value-type="float">
            <text:p>36.1209649651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35.8778493689296" calcext:value-type="float">
            <text:p>35.8778493689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36.0199509245744" calcext:value-type="float">
            <text:p>36.0199509246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36.4395455160583" calcext:value-type="float">
            <text:p>36.4395455161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35.887075978496" calcext:value-type="float">
            <text:p>35.8870759785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36.2762837427902" calcext:value-type="float">
            <text:p>36.2762837428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36.1064090158607" calcext:value-type="float">
            <text:p>36.1064090159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36.243663317124" calcext:value-type="float">
            <text:p>36.2436633171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35.9303341530769" calcext:value-type="float">
            <text:p>35.9303341531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36.5441130759004" calcext:value-type="float">
            <text:p>36.5441130759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35.8650236949203" calcext:value-type="float">
            <text:p>35.8650236949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35.8423759032525" calcext:value-type="float">
            <text:p>35.8423759033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36.1269809428718" calcext:value-type="float">
            <text:p>36.1269809429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36.2000791275053" calcext:value-type="float">
            <text:p>36.2000791275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35.8185899333023" calcext:value-type="float">
            <text:p>35.8185899333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36.0417889086484" calcext:value-type="float">
            <text:p>36.0417889086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36.0407241914336" calcext:value-type="float">
            <text:p>36.0407241914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35.8318453248811" calcext:value-type="float">
            <text:p>35.8318453249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35.955382583774" calcext:value-type="float">
            <text:p>35.9553825838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35.8792296306417" calcext:value-type="float">
            <text:p>35.8792296306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35.7833348849392" calcext:value-type="float">
            <text:p>35.7833348849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36.0240441416618" calcext:value-type="float">
            <text:p>36.0240441417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35.9172020533299" calcext:value-type="float">
            <text:p>35.9172020533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35.6649037529317" calcext:value-type="float">
            <text:p>35.6649037529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35.5009783087007" calcext:value-type="float">
            <text:p>35.5009783087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35.8707817420021" calcext:value-type="float">
            <text:p>35.870781742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35.8359574767934" calcext:value-type="float">
            <text:p>35.8359574768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35.6820354123657" calcext:value-type="float">
            <text:p>35.6820354124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35.5800366726286" calcext:value-type="float">
            <text:p>35.5800366726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35.7021504442395" calcext:value-type="float">
            <text:p>35.7021504442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35.4278215462765" calcext:value-type="float">
            <text:p>35.4278215463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35.9028956285406" calcext:value-type="float">
            <text:p>35.9028956285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35.9755123116956" calcext:value-type="float">
            <text:p>35.9755123117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34.9641684243497" calcext:value-type="float">
            <text:p>34.9641684243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35.2840989782993" calcext:value-type="float">
            <text:p>35.2840989783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35.3960392056091" calcext:value-type="float">
            <text:p>35.3960392056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35.2660913480501" calcext:value-type="float">
            <text:p>35.2660913481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35.1552942713418" calcext:value-type="float">
            <text:p>35.1552942713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35.0754703196024" calcext:value-type="float">
            <text:p>35.0754703196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34.9348272407189" calcext:value-type="float">
            <text:p>34.9348272407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35.3073434142644" calcext:value-type="float">
            <text:p>35.3073434143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35.0831360907613" calcext:value-type="float">
            <text:p>35.0831360908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35.0538215324011" calcext:value-type="float">
            <text:p>35.0538215324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35.0617301423745" calcext:value-type="float">
            <text:p>35.0617301424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34.9828532318432" calcext:value-type="float">
            <text:p>34.9828532318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34.4413714105804" calcext:value-type="float">
            <text:p>34.4413714106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34.6880577328121" calcext:value-type="float">
            <text:p>34.6880577328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33.9894327347394" calcext:value-type="float">
            <text:p>33.9894327347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34.2398231739823" calcext:value-type="float">
            <text:p>34.239823174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34.8769583521991" calcext:value-type="float">
            <text:p>34.8769583522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34.1308314779434" calcext:value-type="float">
            <text:p>34.1308314779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33.9350122003008" calcext:value-type="float">
            <text:p>33.9350122003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33.8357753450302" calcext:value-type="float">
            <text:p>33.835775345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33.9726809455226" calcext:value-type="float">
            <text:p>33.9726809455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33.5908317072173" calcext:value-type="float">
            <text:p>33.5908317072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33.8595678086347" calcext:value-type="float">
            <text:p>33.8595678086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33.440004368803" calcext:value-type="float">
            <text:p>33.4400043688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33.2105269456548" calcext:value-type="float">
            <text:p>33.2105269457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33.6338800575958" calcext:value-type="float">
            <text:p>33.6338800576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33.6503866202846" calcext:value-type="float">
            <text:p>33.6503866203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33.4361032009401" calcext:value-type="float">
            <text:p>33.4361032009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32.7503609909177" calcext:value-type="float">
            <text:p>32.7503609909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33.0884038650246" calcext:value-type="float">
            <text:p>33.088403865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32.8260845491315" calcext:value-type="float">
            <text:p>32.8260845491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32.7830430844241" calcext:value-type="float">
            <text:p>32.7830430844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32.8079638090094" calcext:value-type="float">
            <text:p>32.807963809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32.2394264799311" calcext:value-type="float">
            <text:p>32.2394264799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32.2710213987982" calcext:value-type="float">
            <text:p>32.2710213988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32.2542344269041" calcext:value-type="float">
            <text:p>32.2542344269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32.5075246261455" calcext:value-type="float">
            <text:p>32.5075246261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31.5936793002648" calcext:value-type="float">
            <text:p>31.5936793003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31.8276660815294" calcext:value-type="float">
            <text:p>31.8276660815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31.942513591519" calcext:value-type="float">
            <text:p>31.9425135915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31.9478572603339" calcext:value-type="float">
            <text:p>31.9478572603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31.3853798265594" calcext:value-type="float">
            <text:p>31.3853798266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31.385385636708" calcext:value-type="float">
            <text:p>31.3853856367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31.1850732130856" calcext:value-type="float">
            <text:p>31.1850732131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31.2270608495725" calcext:value-type="float">
            <text:p>31.2270608496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30.5961667433743" calcext:value-type="float">
            <text:p>30.5961667434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30.6154136350972" calcext:value-type="float">
            <text:p>30.6154136351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30.9549220233228" calcext:value-type="float">
            <text:p>30.9549220233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30.3618003713584" calcext:value-type="float">
            <text:p>30.3618003714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30.5220745580147" calcext:value-type="float">
            <text:p>30.522074558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30.5259232352746" calcext:value-type="float">
            <text:p>30.5259232353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30.0593464635252" calcext:value-type="float">
            <text:p>30.0593464635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30.1313537487184" calcext:value-type="float">
            <text:p>30.1313537487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30.0732849634642" calcext:value-type="float">
            <text:p>30.0732849635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29.1920471259998" calcext:value-type="float">
            <text:p>29.192047126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29.629796617626" calcext:value-type="float">
            <text:p>29.6297966176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29.8825917708022" calcext:value-type="float">
            <text:p>29.8825917708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28.7028146202292" calcext:value-type="float">
            <text:p>28.7028146202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28.7400288748488" calcext:value-type="float">
            <text:p>28.7400288748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28.4797020233011" calcext:value-type="float">
            <text:p>28.4797020233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28.6312885290547" calcext:value-type="float">
            <text:p>28.6312885291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28.457130555764" calcext:value-type="float">
            <text:p>28.4571305558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28.2330832797665" calcext:value-type="float">
            <text:p>28.2330832798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28.1480940628834" calcext:value-type="float">
            <text:p>28.1480940629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27.925214262619" calcext:value-type="float">
            <text:p>27.9252142626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27.9963503566386" calcext:value-type="float">
            <text:p>27.9963503566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27.861390564292" calcext:value-type="float">
            <text:p>27.8613905643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27.4552854073971" calcext:value-type="float">
            <text:p>27.4552854074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27.4398669598329" calcext:value-type="float">
            <text:p>27.4398669598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27.2684886705734" calcext:value-type="float">
            <text:p>27.2684886706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27.3189992797754" calcext:value-type="float">
            <text:p>27.3189992798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26.3300867030179" calcext:value-type="float">
            <text:p>26.330086703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26.891425838861" calcext:value-type="float">
            <text:p>26.8914258389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26.1342076054062" calcext:value-type="float">
            <text:p>26.1342076054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26.5670992280451" calcext:value-type="float">
            <text:p>26.567099228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26.2041142628713" calcext:value-type="float">
            <text:p>26.2041142629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26.2969671004291" calcext:value-type="float">
            <text:p>26.2969671004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25.4292776330628" calcext:value-type="float">
            <text:p>25.4292776331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25.7210160794601" calcext:value-type="float">
            <text:p>25.7210160795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25.5113410437243" calcext:value-type="float">
            <text:p>25.5113410437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25.6406085123827" calcext:value-type="float">
            <text:p>25.6406085124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25.4456800628539" calcext:value-type="float">
            <text:p>25.4456800629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25.0788563417988" calcext:value-type="float">
            <text:p>25.0788563418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25.1163936794685" calcext:value-type="float">
            <text:p>25.1163936795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24.8570971898985" calcext:value-type="float">
            <text:p>24.8570971899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24.6468248860637" calcext:value-type="float">
            <text:p>24.6468248861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24.8163974015567" calcext:value-type="float">
            <text:p>24.8163974016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24.2217517966735" calcext:value-type="float">
            <text:p>24.2217517967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24.4266812044896" calcext:value-type="float">
            <text:p>24.4266812045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23.7317260444434" calcext:value-type="float">
            <text:p>23.7317260444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24.0541523286454" calcext:value-type="float">
            <text:p>24.0541523286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23.6328729364296" calcext:value-type="float">
            <text:p>23.6328729364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23.834689411148" calcext:value-type="float">
            <text:p>23.8346894111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23.6933139895781" calcext:value-type="float">
            <text:p>23.6933139896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23.3543339630778" calcext:value-type="float">
            <text:p>23.3543339631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23.0367978101951" calcext:value-type="float">
            <text:p>23.0367978102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22.8260827730511" calcext:value-type="float">
            <text:p>22.8260827731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23.1956822031653" calcext:value-type="float">
            <text:p>23.1956822032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22.5828409206289" calcext:value-type="float">
            <text:p>22.5828409206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22.1705022437441" calcext:value-type="float">
            <text:p>22.1705022437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21.8644804495541" calcext:value-type="float">
            <text:p>21.8644804496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22.4979405607098" calcext:value-type="float">
            <text:p>22.4979405607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21.866136911804" calcext:value-type="float">
            <text:p>21.8661369118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21.4304139173825" calcext:value-type="float">
            <text:p>21.4304139174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21.7619336234787" calcext:value-type="float">
            <text:p>21.7619336235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21.0096290697937" calcext:value-type="float">
            <text:p>21.0096290698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21.6703439571707" calcext:value-type="float">
            <text:p>21.6703439572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21.5656575925329" calcext:value-type="float">
            <text:p>21.5656575925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21.6895790310514" calcext:value-type="float">
            <text:p>21.6895790311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21.0327115923025" calcext:value-type="float">
            <text:p>21.0327115923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21.1904003125756" calcext:value-type="float">
            <text:p>21.1904003126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20.2935786697425" calcext:value-type="float">
            <text:p>20.2935786697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19.844670874659" calcext:value-type="float">
            <text:p>19.8446708747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19.7054217577904" calcext:value-type="float">
            <text:p>19.7054217578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19.7219078063946" calcext:value-type="float">
            <text:p>19.7219078064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19.8191414582497" calcext:value-type="float">
            <text:p>19.8191414582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19.4082718100588" calcext:value-type="float">
            <text:p>19.4082718101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19.4994721554616" calcext:value-type="float">
            <text:p>19.4994721555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19.7211395176997" calcext:value-type="float">
            <text:p>19.7211395177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19.2977752279393" calcext:value-type="float">
            <text:p>19.2977752279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19.5490953680281" calcext:value-type="float">
            <text:p>19.549095368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19.30934958414" calcext:value-type="float">
            <text:p>19.3093495841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18.8490147855283" calcext:value-type="float">
            <text:p>18.8490147855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18.4488940629093" calcext:value-type="float">
            <text:p>18.4488940629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18.5302169759047" calcext:value-type="float">
            <text:p>18.5302169759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18.1449240196822" calcext:value-type="float">
            <text:p>18.1449240197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17.9145685697066" calcext:value-type="float">
            <text:p>17.9145685697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17.7468054536131" calcext:value-type="float">
            <text:p>17.7468054536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18.1186501473505" calcext:value-type="float">
            <text:p>18.1186501474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17.7099050735819" calcext:value-type="float">
            <text:p>17.7099050736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17.5627399131645" calcext:value-type="float">
            <text:p>17.5627399132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18.0162795069393" calcext:value-type="float">
            <text:p>18.0162795069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17.8038613034095" calcext:value-type="float">
            <text:p>17.8038613034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17.1512753429365" calcext:value-type="float">
            <text:p>17.1512753429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17.1437434132696" calcext:value-type="float">
            <text:p>17.1437434133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16.8195614501334" calcext:value-type="float">
            <text:p>16.8195614501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16.3561744193947" calcext:value-type="float">
            <text:p>16.3561744194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16.8628545666993" calcext:value-type="float">
            <text:p>16.8628545667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16.8363219406048" calcext:value-type="float">
            <text:p>16.8363219406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16.2281776299438" calcext:value-type="float">
            <text:p>16.2281776299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15.9742059161372" calcext:value-type="float">
            <text:p>15.9742059161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16.5973779019361" calcext:value-type="float">
            <text:p>16.5973779019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16.0992638140293" calcext:value-type="float">
            <text:p>16.099263814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15.5180403278998" calcext:value-type="float">
            <text:p>15.5180403279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15.9564445453436" calcext:value-type="float">
            <text:p>15.9564445453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15.9740297599803" calcext:value-type="float">
            <text:p>15.97402976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15.6651134472641" calcext:value-type="float">
            <text:p>15.6651134473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15.6088925563845" calcext:value-type="float">
            <text:p>15.6088925564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15.6932975016117" calcext:value-type="float">
            <text:p>15.6932975016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15.6513541506269" calcext:value-type="float">
            <text:p>15.6513541506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14.4465202220074" calcext:value-type="float">
            <text:p>14.446520222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14.7818330288967" calcext:value-type="float">
            <text:p>14.7818330289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14.8495044887856" calcext:value-type="float">
            <text:p>14.8495044888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14.1358054004192" calcext:value-type="float">
            <text:p>14.1358054004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14.4747376142451" calcext:value-type="float">
            <text:p>14.4747376142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14.1794823141709" calcext:value-type="float">
            <text:p>14.1794823142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14.1938151165857" calcext:value-type="float">
            <text:p>14.1938151166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14.4878312576065" calcext:value-type="float">
            <text:p>14.4878312576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14.0179537385071" calcext:value-type="float">
            <text:p>14.0179537385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13.8455322255942" calcext:value-type="float">
            <text:p>13.8455322256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14.2623874279474" calcext:value-type="float">
            <text:p>14.2623874279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13.5791976794131" calcext:value-type="float">
            <text:p>13.5791976794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12.9738268370598" calcext:value-type="float">
            <text:p>12.9738268371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13.0021140668857" calcext:value-type="float">
            <text:p>13.0021140669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12.8491646472027" calcext:value-type="float">
            <text:p>12.8491646472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12.2074310838094" calcext:value-type="float">
            <text:p>12.2074310838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12.8034888075425" calcext:value-type="float">
            <text:p>12.8034888075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12.390143812734" calcext:value-type="float">
            <text:p>12.3901438127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12.7529834763725" calcext:value-type="float">
            <text:p>12.7529834764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12.185325755664" calcext:value-type="float">
            <text:p>12.1853257557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12.381473516732" calcext:value-type="float">
            <text:p>12.3814735167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12.0796303362447" calcext:value-type="float">
            <text:p>12.0796303362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12.1956564923293" calcext:value-type="float">
            <text:p>12.1956564923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12.0703293631804" calcext:value-type="float">
            <text:p>12.0703293632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11.6589002628852" calcext:value-type="float">
            <text:p>11.6589002629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11.8064852623278" calcext:value-type="float">
            <text:p>11.8064852623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11.4178661193048" calcext:value-type="float">
            <text:p>11.4178661193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11.2170305085096" calcext:value-type="float">
            <text:p>11.2170305085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11.133714126148" calcext:value-type="float">
            <text:p>11.1337141261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11.2265298589783" calcext:value-type="float">
            <text:p>11.226529859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10.5954898983493" calcext:value-type="float">
            <text:p>10.5954898983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10.4905074487224" calcext:value-type="float">
            <text:p>10.4905074487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10.7458144258072" calcext:value-type="float">
            <text:p>10.7458144258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10.7754631913544" calcext:value-type="float">
            <text:p>10.7754631914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10.6912718817469" calcext:value-type="float">
            <text:p>10.6912718817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10.5086600998723" calcext:value-type="float">
            <text:p>10.5086600999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10.0417200608686" calcext:value-type="float">
            <text:p>10.0417200609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9.98569314614211" calcext:value-type="float">
            <text:p>9.9856931461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9.78439029761988" calcext:value-type="float">
            <text:p>9.7843902976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9.86928627235246" calcext:value-type="float">
            <text:p>9.8692862724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9.27457138085327" calcext:value-type="float">
            <text:p>9.2745713809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9.82191633870554" calcext:value-type="float">
            <text:p>9.8219163387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9.43797370988684" calcext:value-type="float">
            <text:p>9.4379737099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9.59906500495923" calcext:value-type="float">
            <text:p>9.599065005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9.13589700578837" calcext:value-type="float">
            <text:p>9.1358970058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8.99045605678717" calcext:value-type="float">
            <text:p>8.9904560568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9.19155523999052" calcext:value-type="float">
            <text:p>9.19155524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8.82417463255413" calcext:value-type="float">
            <text:p>8.8241746326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8.84526493880176" calcext:value-type="float">
            <text:p>8.8452649388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8.49502562323881" calcext:value-type="float">
            <text:p>8.4950256232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8.51424435850947" calcext:value-type="float">
            <text:p>8.5142443585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8.27636723793277" calcext:value-type="float">
            <text:p>8.2763672379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7.63576424169351" calcext:value-type="float">
            <text:p>7.6357642417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8.29058781739407" calcext:value-type="float">
            <text:p>8.2905878174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7.95924510587057" calcext:value-type="float">
            <text:p>7.9592451059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7.55825118355133" calcext:value-type="float">
            <text:p>7.5582511836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7.34855794842643" calcext:value-type="float">
            <text:p>7.3485579484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7.92605662845273" calcext:value-type="float">
            <text:p>7.9260566285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7.08251109008942" calcext:value-type="float">
            <text:p>7.0825110901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7.42151389428883" calcext:value-type="float">
            <text:p>7.4215138943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7.2142668765463" calcext:value-type="float">
            <text:p>7.2142668765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7.25064808142928" calcext:value-type="float">
            <text:p>7.2506480814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7.45516137046666" calcext:value-type="float">
            <text:p>7.4551613705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7.34549161374644" calcext:value-type="float">
            <text:p>7.3454916137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6.78156550593254" calcext:value-type="float">
            <text:p>6.7815655059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6.54599538136237" calcext:value-type="float">
            <text:p>6.5459953814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6.60984637108445" calcext:value-type="float">
            <text:p>6.6098463711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6.20635848147885" calcext:value-type="float">
            <text:p>6.2063584815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6.47712448176391" calcext:value-type="float">
            <text:p>6.4771244818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6.40350917263391" calcext:value-type="float">
            <text:p>6.4035091726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6.26910851427624" calcext:value-type="float">
            <text:p>6.2691085143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6.00382031261729" calcext:value-type="float">
            <text:p>6.0038203126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5.72561823593256" calcext:value-type="float">
            <text:p>5.7256182359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5.79307641191272" calcext:value-type="float">
            <text:p>5.7930764119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5.68753630454055" calcext:value-type="float">
            <text:p>5.6875363045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5.5117823904446" calcext:value-type="float">
            <text:p>5.5117823904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5.30767210184295" calcext:value-type="float">
            <text:p>5.3076721018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5.22578609838649" calcext:value-type="float">
            <text:p>5.2257860984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5.17450799227928" calcext:value-type="float">
            <text:p>5.1745079923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4.53680987635396" calcext:value-type="float">
            <text:p>4.5368098764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5.34040157878836" calcext:value-type="float">
            <text:p>5.3404015788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5.07743303842307" calcext:value-type="float">
            <text:p>5.0774330384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4.42420312158293" calcext:value-type="float">
            <text:p>4.4242031216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4.71244369087283" calcext:value-type="float">
            <text:p>4.7124436909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4.75722686920166" calcext:value-type="float">
            <text:p>4.7572268692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4.18930214954076" calcext:value-type="float">
            <text:p>4.1893021495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4.47475896522952" calcext:value-type="float">
            <text:p>4.4747589652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4.16360859716957" calcext:value-type="float">
            <text:p>4.1636085972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4.18287309908426" calcext:value-type="float">
            <text:p>4.1828730991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4.04331930448749" calcext:value-type="float">
            <text:p>4.0433193045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3.88282714344595" calcext:value-type="float">
            <text:p>3.8828271434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3.90652246896128" calcext:value-type="float">
            <text:p>3.906522469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3.60551346015122" calcext:value-type="float">
            <text:p>3.6055134602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3.44318351535082" calcext:value-type="float">
            <text:p>3.4431835154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3.67494293359232" calcext:value-type="float">
            <text:p>3.6749429336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3.57025448172952" calcext:value-type="float">
            <text:p>3.5702544817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3.60033995797699" calcext:value-type="float">
            <text:p>3.600339958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3.49407029884461" calcext:value-type="float">
            <text:p>3.4940702988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3.40965531264213" calcext:value-type="float">
            <text:p>3.4096553126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3.05291581953877" calcext:value-type="float">
            <text:p>3.0529158195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2.94249595990417" calcext:value-type="float">
            <text:p>2.9424959599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3.29955677615159" calcext:value-type="float">
            <text:p>3.2995567762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2.67300661098386" calcext:value-type="float">
            <text:p>2.673006611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2.66386981176325" calcext:value-type="float">
            <text:p>2.6638698118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2.58825614438405" calcext:value-type="float">
            <text:p>2.5882561444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2.67462213401337" calcext:value-type="float">
            <text:p>2.674622134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2.29763795089076" calcext:value-type="float">
            <text:p>2.2976379509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2.41274181720815" calcext:value-type="float">
            <text:p>2.4127418172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2.06370991616421" calcext:value-type="float">
            <text:p>2.0637099162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1.91697798162301" calcext:value-type="float">
            <text:p>1.9169779816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1.91626547491092" calcext:value-type="float">
            <text:p>1.9162654749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1.49236933729169" calcext:value-type="float">
            <text:p>1.4923693373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1.76862352289718" calcext:value-type="float">
            <text:p>1.7686235229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1.77288146412911" calcext:value-type="float">
            <text:p>1.7728814641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1.49381743753441" calcext:value-type="float">
            <text:p>1.4938174375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1.56513340369095" calcext:value-type="float">
            <text:p>1.5651334037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1.49043455931802" calcext:value-type="float">
            <text:p>1.4904345593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1.2481870214832" calcext:value-type="float">
            <text:p>1.2481870215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1.25932496007896" calcext:value-type="float">
            <text:p>1.2593249601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0.852937730502558" calcext:value-type="float">
            <text:p>0.8529377305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0.868057150516471" calcext:value-type="float">
            <text:p>0.8680571505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0.66616479294098" calcext:value-type="float">
            <text:p>0.6661647929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0.612460167511555" calcext:value-type="float">
            <text:p>0.6124601675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0.267782011698131" calcext:value-type="float">
            <text:p>0.2677820117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0.697643407563753" calcext:value-type="float">
            <text:p>0.6976434076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0.496344987235972" calcext:value-type="float">
            <text:p>0.4963449872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0.288877087848644" calcext:value-type="float">
            <text:p>0.2888770878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-0.00725290110518436" calcext:value-type="float">
            <text:p>-0.0072529011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-0.287297915683465" calcext:value-type="float">
            <text:p>-0.2872979157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-0.130933825242399" calcext:value-type="float">
            <text:p>-0.1309338252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-0.0774443635528786" calcext:value-type="float">
            <text:p>-0.0774443636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0.0833571759934824" calcext:value-type="float">
            <text:p>0.083357176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-0.0853616789069815" calcext:value-type="float">
            <text:p>-0.0853616789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-0.833805025597643" calcext:value-type="float">
            <text:p>-0.8338050256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-0.972999677933428" calcext:value-type="float">
            <text:p>-0.9729996779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-0.722322111015538" calcext:value-type="float">
            <text:p>-0.722322111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-0.800816674819317" calcext:value-type="float">
            <text:p>-0.8008166748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-0.8088421261741" calcext:value-type="float">
            <text:p>-0.8088421262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-0.659185107896685" calcext:value-type="float">
            <text:p>-0.6591851079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-0.929288045019416" calcext:value-type="float">
            <text:p>-0.929288045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-1.56244664778586" calcext:value-type="float">
            <text:p>-1.5624466478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-1.35707556014959" calcext:value-type="float">
            <text:p>-1.3570755601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-1.20769727040657" calcext:value-type="float">
            <text:p>-1.2076972704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-1.45880781566144" calcext:value-type="float">
            <text:p>-1.4588078157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-1.87586461005145" calcext:value-type="float">
            <text:p>-1.8758646101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-1.255049994405" calcext:value-type="float">
            <text:p>-1.2550499944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-1.8917925019321" calcext:value-type="float">
            <text:p>-1.8917925019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-2.02842415880421" calcext:value-type="float">
            <text:p>-2.0284241588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-1.93553141671268" calcext:value-type="float">
            <text:p>-1.9355314167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-1.96914184380429" calcext:value-type="float">
            <text:p>-1.9691418438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-2.24787098412768" calcext:value-type="float">
            <text:p>-2.2478709841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-2.32856364697079" calcext:value-type="float">
            <text:p>-2.328563647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-2.37814238253426" calcext:value-type="float">
            <text:p>-2.3781423825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-2.30894775205725" calcext:value-type="float">
            <text:p>-2.3089477521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-2.45956891125211" calcext:value-type="float">
            <text:p>-2.4595689113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-3.35338471026163" calcext:value-type="float">
            <text:p>-3.3533847103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-2.6873274550112" calcext:value-type="float">
            <text:p>-2.687327455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-2.42218357359074" calcext:value-type="float">
            <text:p>-2.4221835736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-2.61842501409198" calcext:value-type="float">
            <text:p>-2.6184250141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-3.16499214132809" calcext:value-type="float">
            <text:p>-3.1649921413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-3.26052252407422" calcext:value-type="float">
            <text:p>-3.2605225241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-3.13186444292225" calcext:value-type="float">
            <text:p>-3.1318644429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-2.95488351373698" calcext:value-type="float">
            <text:p>-2.9548835137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-3.58304225523473" calcext:value-type="float">
            <text:p>-3.5830422552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-3.78491575822876" calcext:value-type="float">
            <text:p>-3.7849157582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-3.55873311343677" calcext:value-type="float">
            <text:p>-3.5587331134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-3.27810800439362" calcext:value-type="float">
            <text:p>-3.2781080044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-3.98254739572369" calcext:value-type="float">
            <text:p>-3.9825473957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-4.04683574389992" calcext:value-type="float">
            <text:p>-4.0468357439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-4.000314411134" calcext:value-type="float">
            <text:p>-4.0003144111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-3.98828227082251" calcext:value-type="float">
            <text:p>-3.9882822708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-3.86726185498047" calcext:value-type="float">
            <text:p>-3.867261855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-4.60670696586247" calcext:value-type="float">
            <text:p>-4.6067069659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-4.81745857813306" calcext:value-type="float">
            <text:p>-4.8174585781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-4.68963548631833" calcext:value-type="float">
            <text:p>-4.6896354863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-4.32520791816027" calcext:value-type="float">
            <text:p>-4.3252079182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-5.05556227910646" calcext:value-type="float">
            <text:p>-5.0555622791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-5.24470503120351" calcext:value-type="float">
            <text:p>-5.2447050312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-5.08357788304327" calcext:value-type="float">
            <text:p>-5.083577883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-4.9785974393278" calcext:value-type="float">
            <text:p>-4.9785974393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-5.41484475838399" calcext:value-type="float">
            <text:p>-5.4148447584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-5.31403435028815" calcext:value-type="float">
            <text:p>-5.3140343503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-5.82913003429948" calcext:value-type="float">
            <text:p>-5.8291300343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-5.86700019661037" calcext:value-type="float">
            <text:p>-5.8670001966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-6.23512621536402" calcext:value-type="float">
            <text:p>-6.2351262154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-6.713883034753" calcext:value-type="float">
            <text:p>-6.7138830348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-5.85692425851858" calcext:value-type="float">
            <text:p>-5.8569242585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-6.04557059047338" calcext:value-type="float">
            <text:p>-6.0455705905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-5.51842896352872" calcext:value-type="float">
            <text:p>-5.5184289635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-6.50129231142809" calcext:value-type="float">
            <text:p>-6.5012923114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-6.32354167132634" calcext:value-type="float">
            <text:p>-6.3235416713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-6.46645526802918" calcext:value-type="float">
            <text:p>-6.466455268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-7.04521123245722" calcext:value-type="float">
            <text:p>-7.0452112325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-6.43713342602709" calcext:value-type="float">
            <text:p>-6.437133426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-7.21879203755232" calcext:value-type="float">
            <text:p>-7.2187920376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-6.63460054810815" calcext:value-type="float">
            <text:p>-6.6346005481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-7.4349003601297" calcext:value-type="float">
            <text:p>-7.4349003601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-6.47734634350614" calcext:value-type="float">
            <text:p>-6.4773463435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-7.56637503905457" calcext:value-type="float">
            <text:p>-7.5663750391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-7.09044503491715" calcext:value-type="float">
            <text:p>-7.0904450349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-7.02662532897708" calcext:value-type="float">
            <text:p>-7.026625329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-8.41470061342909" calcext:value-type="float">
            <text:p>-8.4147006134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-7.99837516705089" calcext:value-type="float">
            <text:p>-7.9983751671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-7.96108628108859" calcext:value-type="float">
            <text:p>-7.9610862811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-8.41290182777907" calcext:value-type="float">
            <text:p>-8.4129018278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-8.64122665713757" calcext:value-type="float">
            <text:p>-8.6412266571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-8.09539178465295" calcext:value-type="float">
            <text:p>-8.0953917847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-8.89876126751748" calcext:value-type="float">
            <text:p>-8.8987612675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-8.47293734154417" calcext:value-type="float">
            <text:p>-8.4729373415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-8.79971181903628" calcext:value-type="float">
            <text:p>-8.799711819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-8.9270187133464" calcext:value-type="float">
            <text:p>-8.9270187133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-9.12111402761237" calcext:value-type="float">
            <text:p>-9.1211140276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-8.73582596333513" calcext:value-type="float">
            <text:p>-8.7358259633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-9.01872789361503" calcext:value-type="float">
            <text:p>-9.0187278936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-9.31095978172561" calcext:value-type="float">
            <text:p>-9.3109597817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-9.60651703616167" calcext:value-type="float">
            <text:p>-9.6065170362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-9.97825460668267" calcext:value-type="float">
            <text:p>-9.9782546067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-9.6903351414614" calcext:value-type="float">
            <text:p>-9.6903351415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-9.35262634773101" calcext:value-type="float">
            <text:p>-9.3526263477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-10.0658604776589" calcext:value-type="float">
            <text:p>-10.0658604777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-9.83472642534502" calcext:value-type="float">
            <text:p>-9.8347264253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-10.1658030991661" calcext:value-type="float">
            <text:p>-10.1658030992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-9.96906042383621" calcext:value-type="float">
            <text:p>-9.9690604238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-10.7561355009088" calcext:value-type="float">
            <text:p>-10.7561355009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-10.2761122866429" calcext:value-type="float">
            <text:p>-10.2761122866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-10.8623358910654" calcext:value-type="float">
            <text:p>-10.8623358911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-10.8690132170634" calcext:value-type="float">
            <text:p>-10.8690132171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-11.4315164285757" calcext:value-type="float">
            <text:p>-11.4315164286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-11.1753543671681" calcext:value-type="float">
            <text:p>-11.1753543672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-10.9374556974794" calcext:value-type="float">
            <text:p>-10.9374556975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-11.1805539122366" calcext:value-type="float">
            <text:p>-11.1805539122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-11.4867304967121" calcext:value-type="float">
            <text:p>-11.4867304967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-11.9285186034796" calcext:value-type="float">
            <text:p>-11.9285186035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-11.7582142792469" calcext:value-type="float">
            <text:p>-11.7582142792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-11.691164476356" calcext:value-type="float">
            <text:p>-11.6911644764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-12.0257348257592" calcext:value-type="float">
            <text:p>-12.0257348258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-11.8583257469195" calcext:value-type="float">
            <text:p>-11.8583257469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-12.9425390283411" calcext:value-type="float">
            <text:p>-12.9425390283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-12.2994095927424" calcext:value-type="float">
            <text:p>-12.2994095927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-12.6484494784208" calcext:value-type="float">
            <text:p>-12.6484494784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-12.664160590835" calcext:value-type="float">
            <text:p>-12.6641605908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-12.5822582931894" calcext:value-type="float">
            <text:p>-12.5822582932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-12.8689735348173" calcext:value-type="float">
            <text:p>-12.8689735348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-13.6051174534897" calcext:value-type="float">
            <text:p>-13.6051174535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-12.814883676765" calcext:value-type="float">
            <text:p>-12.8148836768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-13.7728571963878" calcext:value-type="float">
            <text:p>-13.7728571964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-13.4338377315484" calcext:value-type="float">
            <text:p>-13.4338377315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-13.4459564969068" calcext:value-type="float">
            <text:p>-13.4459564969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-14.0902172415396" calcext:value-type="float">
            <text:p>-14.0902172415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-14.0350005682284" calcext:value-type="float">
            <text:p>-14.0350005682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-14.0655474592744" calcext:value-type="float">
            <text:p>-14.0655474593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-14.0506004399188" calcext:value-type="float">
            <text:p>-14.0506004399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-14.6344345314026" calcext:value-type="float">
            <text:p>-14.6344345314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-14.318439706312" calcext:value-type="float">
            <text:p>-14.3184397063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-14.8037677879432" calcext:value-type="float">
            <text:p>-14.8037677879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-14.2939774179198" calcext:value-type="float">
            <text:p>-14.2939774179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-15.0426240551296" calcext:value-type="float">
            <text:p>-15.0426240551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-15.4506318478567" calcext:value-type="float">
            <text:p>-15.4506318479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-15.3910016258365" calcext:value-type="float">
            <text:p>-15.3910016258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-15.9534710426886" calcext:value-type="float">
            <text:p>-15.9534710427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-15.7062484316726" calcext:value-type="float">
            <text:p>-15.7062484317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-16.1530781507247" calcext:value-type="float">
            <text:p>-16.1530781507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-16.1338636401869" calcext:value-type="float">
            <text:p>-16.1338636402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-16.4130557020901" calcext:value-type="float">
            <text:p>-16.4130557021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-16.6919166848848" calcext:value-type="float">
            <text:p>-16.6919166849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-16.8447057194181" calcext:value-type="float">
            <text:p>-16.8447057194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-16.7934043898844" calcext:value-type="float">
            <text:p>-16.7934043899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-17.598377564682" calcext:value-type="float">
            <text:p>-17.5983775647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-17.655185049249" calcext:value-type="float">
            <text:p>-17.6551850492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-17.7346527297074" calcext:value-type="float">
            <text:p>-17.7346527297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-17.9013291865529" calcext:value-type="float">
            <text:p>-17.9013291866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-17.8268183336289" calcext:value-type="float">
            <text:p>-17.8268183336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-17.9948117872814" calcext:value-type="float">
            <text:p>-17.9948117873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-18.5869472652715" calcext:value-type="float">
            <text:p>-18.5869472653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-18.5350189406628" calcext:value-type="float">
            <text:p>-18.5350189407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-18.9462439579478" calcext:value-type="float">
            <text:p>-18.9462439579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-19.3418432073802" calcext:value-type="float">
            <text:p>-19.3418432074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-19.3678710416216" calcext:value-type="float">
            <text:p>-19.3678710416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Active_Balun_SN002_S2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Thursday</text:p>
          </table:table-cell>
          <table:table-cell office:value-type="string" calcext:value-type="string">
            <text:p><text:s/>09 July 2020 10:12:58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1879218992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22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B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-0.714667710875276" calcext:value-type="float">
            <text:p>-0.7146677109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-0.652300153599738" calcext:value-type="float">
            <text:p>-0.652300153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-1.80490437148777" calcext:value-type="float">
            <text:p>-1.8049043715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-3.76944893943074" calcext:value-type="float">
            <text:p>-3.7694489394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-9.00351235967993" calcext:value-type="float">
            <text:p>-9.0035123597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-5.66051024692953" calcext:value-type="float">
            <text:p>-5.6605102469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-4.46341524275951" calcext:value-type="float">
            <text:p>-4.4634152428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-3.46472710877364" calcext:value-type="float">
            <text:p>-3.4647271088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-4.95322719816888" calcext:value-type="float">
            <text:p>-4.9532271982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-5.20323082957153" calcext:value-type="float">
            <text:p>-5.2032308296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-4.87697573960256" calcext:value-type="float">
            <text:p>-4.8769757396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-6.54021975782865" calcext:value-type="float">
            <text:p>-6.5402197578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-8.62329220144118" calcext:value-type="float">
            <text:p>-8.6232922014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-8.92717723071922" calcext:value-type="float">
            <text:p>-8.9271772307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-10.3542763436067" calcext:value-type="float">
            <text:p>-10.3542763436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-8.82059236451007" calcext:value-type="float">
            <text:p>-8.8205923645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-7.86824356753628" calcext:value-type="float">
            <text:p>-7.8682435675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-8.83687757370382" calcext:value-type="float">
            <text:p>-8.8368775737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-10.9118097518149" calcext:value-type="float">
            <text:p>-10.9118097518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-12.8330243524561" calcext:value-type="float">
            <text:p>-12.8330243525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-17.2345138616361" calcext:value-type="float">
            <text:p>-17.2345138616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-16.5119544146224" calcext:value-type="float">
            <text:p>-16.5119544146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-16.0019061783102" calcext:value-type="float">
            <text:p>-16.0019061783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-15.1329578224542" calcext:value-type="float">
            <text:p>-15.1329578225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-14.7392819682658" calcext:value-type="float">
            <text:p>-14.7392819683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-20.2695561133728" calcext:value-type="float">
            <text:p>-20.2695561134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-33.6523911583692" calcext:value-type="float">
            <text:p>-33.6523911584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-21.2125651440952" calcext:value-type="float">
            <text:p>-21.2125651441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-22.3618913654441" calcext:value-type="float">
            <text:p>-22.3618913654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-19.2786459860483" calcext:value-type="float">
            <text:p>-19.278645986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-28.6256923834518" calcext:value-type="float">
            <text:p>-28.6256923835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-22.6062045462798" calcext:value-type="float">
            <text:p>-22.6062045463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-22.4846691402438" calcext:value-type="float">
            <text:p>-22.4846691402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-29.6203757790356" calcext:value-type="float">
            <text:p>-29.620375779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-30.2658632157793" calcext:value-type="float">
            <text:p>-30.2658632158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-20.3512255846962" calcext:value-type="float">
            <text:p>-20.3512255847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-28.7869460549159" calcext:value-type="float">
            <text:p>-28.7869460549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-34.6206167770591" calcext:value-type="float">
            <text:p>-34.6206167771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16.4572413197626" calcext:value-type="float">
            <text:p>-16.4572413198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-23.9111281663727" calcext:value-type="float">
            <text:p>-23.9111281664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-17.1419796491635" calcext:value-type="float">
            <text:p>-17.1419796492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-23.8483943726625" calcext:value-type="float">
            <text:p>-23.8483943727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-24.2708808610684" calcext:value-type="float">
            <text:p>-24.2708808611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-38.84161228351" calcext:value-type="float">
            <text:p>-38.8416122835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-21.0153637169337" calcext:value-type="float">
            <text:p>-21.0153637169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-20.8603663400525" calcext:value-type="float">
            <text:p>-20.8603663401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-19.612535989193" calcext:value-type="float">
            <text:p>-19.6125359892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-25.5081669992334" calcext:value-type="float">
            <text:p>-25.5081669992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-13.9916398874678" calcext:value-type="float">
            <text:p>-13.9916398875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-14.5600037281968" calcext:value-type="float">
            <text:p>-14.5600037282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-17.6024273551382" calcext:value-type="float">
            <text:p>-17.6024273551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-17.3840054291798" calcext:value-type="float">
            <text:p>-17.3840054292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-15.0918172022643" calcext:value-type="float">
            <text:p>-15.0918172023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-25.9763558767236" calcext:value-type="float">
            <text:p>-25.9763558767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-20.0600695087734" calcext:value-type="float">
            <text:p>-20.0600695088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-20.204687835108" calcext:value-type="float">
            <text:p>-20.2046878351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-17.8526743094299" calcext:value-type="float">
            <text:p>-17.8526743094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-25.3951995744884" calcext:value-type="float">
            <text:p>-25.3951995745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16.2618460824099" calcext:value-type="float">
            <text:p>-16.2618460824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-14.2836370658932" calcext:value-type="float">
            <text:p>-14.2836370659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-15.189593568123" calcext:value-type="float">
            <text:p>-15.1895935681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-19.8754643798742" calcext:value-type="float">
            <text:p>-19.8754643799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-17.1085559491624" calcext:value-type="float">
            <text:p>-17.1085559492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-13.0506234193893" calcext:value-type="float">
            <text:p>-13.0506234194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-21.944513636224" calcext:value-type="float">
            <text:p>-21.9445136362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-16.4045619184248" calcext:value-type="float">
            <text:p>-16.4045619184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-12.9792581851142" calcext:value-type="float">
            <text:p>-12.9792581851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-11.8341421520093" calcext:value-type="float">
            <text:p>-11.834142152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-15.6892191716365" calcext:value-type="float">
            <text:p>-15.6892191716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-15.740923747275" calcext:value-type="float">
            <text:p>-15.7409237473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-15.6537483451764" calcext:value-type="float">
            <text:p>-15.6537483452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-21.7820883711247" calcext:value-type="float">
            <text:p>-21.7820883711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-25.6779056500782" calcext:value-type="float">
            <text:p>-25.6779056501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-25.1461419484248" calcext:value-type="float">
            <text:p>-25.1461419484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-18.3756731854553" calcext:value-type="float">
            <text:p>-18.3756731855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-18.3355368185423" calcext:value-type="float">
            <text:p>-18.3355368185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-15.3793176169807" calcext:value-type="float">
            <text:p>-15.379317617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-23.9626294568169" calcext:value-type="float">
            <text:p>-23.9626294568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22.0255253809578" calcext:value-type="float">
            <text:p>-22.025525381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-18.0435709070059" calcext:value-type="float">
            <text:p>-18.043570907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-20.9505839020136" calcext:value-type="float">
            <text:p>-20.950583902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-17.2565743142702" calcext:value-type="float">
            <text:p>-17.2565743143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-25.203733207624" calcext:value-type="float">
            <text:p>-25.2037332076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-17.7612274465223" calcext:value-type="float">
            <text:p>-17.7612274465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-17.0759726184883" calcext:value-type="float">
            <text:p>-17.0759726185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-18.1503247043501" calcext:value-type="float">
            <text:p>-18.1503247044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-14.0033772343946" calcext:value-type="float">
            <text:p>-14.0033772344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-14.3224801497937" calcext:value-type="float">
            <text:p>-14.3224801498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-16.3161120698237" calcext:value-type="float">
            <text:p>-16.3161120698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-13.2305354680692" calcext:value-type="float">
            <text:p>-13.2305354681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-15.8952261462858" calcext:value-type="float">
            <text:p>-15.8952261463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-16.4975315969615" calcext:value-type="float">
            <text:p>-16.497531597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-25.5343507608368" calcext:value-type="float">
            <text:p>-25.5343507608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-18.4610141882063" calcext:value-type="float">
            <text:p>-18.4610141882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-23.2006584518933" calcext:value-type="float">
            <text:p>-23.2006584519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-15.7578586863092" calcext:value-type="float">
            <text:p>-15.7578586863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-17.8585542587651" calcext:value-type="float">
            <text:p>-17.8585542588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-15.5938266913772" calcext:value-type="float">
            <text:p>-15.5938266914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18.5667604632894" calcext:value-type="float">
            <text:p>-18.5667604633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-12.9064354424502" calcext:value-type="float">
            <text:p>-12.9064354425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-17.6001108582961" calcext:value-type="float">
            <text:p>-17.6001108583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-17.7823746604211" calcext:value-type="float">
            <text:p>-17.7823746604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-14.7753854401835" calcext:value-type="float">
            <text:p>-14.7753854402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-15.1582366037849" calcext:value-type="float">
            <text:p>-15.1582366038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-13.1475446044303" calcext:value-type="float">
            <text:p>-13.1475446044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-15.4186895369813" calcext:value-type="float">
            <text:p>-15.418689537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-17.0108973933648" calcext:value-type="float">
            <text:p>-17.0108973934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-16.3837389362335" calcext:value-type="float">
            <text:p>-16.3837389362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-15.5161372106092" calcext:value-type="float">
            <text:p>-15.5161372106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-17.2275802432179" calcext:value-type="float">
            <text:p>-17.2275802432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-16.8135021705454" calcext:value-type="float">
            <text:p>-16.8135021705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-11.9603698289833" calcext:value-type="float">
            <text:p>-11.960369829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-12.7616412651986" calcext:value-type="float">
            <text:p>-12.7616412652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-15.0738481626923" calcext:value-type="float">
            <text:p>-15.0738481627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-13.1664263793252" calcext:value-type="float">
            <text:p>-13.1664263793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-29.5456106758501" calcext:value-type="float">
            <text:p>-29.5456106759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-15.7741433001478" calcext:value-type="float">
            <text:p>-15.7741433001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-16.4913450271207" calcext:value-type="float">
            <text:p>-16.4913450271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16.4617750709431" calcext:value-type="float">
            <text:p>-16.4617750709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-23.1397967617201" calcext:value-type="float">
            <text:p>-23.1397967617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-18.4690608565422" calcext:value-type="float">
            <text:p>-18.4690608565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-17.4803627477337" calcext:value-type="float">
            <text:p>-17.4803627477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-17.9521119553191" calcext:value-type="float">
            <text:p>-17.9521119553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-15.1013074698682" calcext:value-type="float">
            <text:p>-15.1013074699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-20.4899039881694" calcext:value-type="float">
            <text:p>-20.4899039882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-18.8233379783949" calcext:value-type="float">
            <text:p>-18.8233379784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-25.4974973567817" calcext:value-type="float">
            <text:p>-25.4974973568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-17.1740052085174" calcext:value-type="float">
            <text:p>-17.1740052085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-16.8624950996633" calcext:value-type="float">
            <text:p>-16.8624950997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-13.5650470342319" calcext:value-type="float">
            <text:p>-13.5650470342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-16.3957984666826" calcext:value-type="float">
            <text:p>-16.3957984667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-18.4737529637832" calcext:value-type="float">
            <text:p>-18.4737529638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-18.6884631873098" calcext:value-type="float">
            <text:p>-18.6884631873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-16.7615618286608" calcext:value-type="float">
            <text:p>-16.7615618287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-18.4702266894836" calcext:value-type="float">
            <text:p>-18.4702266895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-20.7377502839437" calcext:value-type="float">
            <text:p>-20.7377502839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-26.9097818475264" calcext:value-type="float">
            <text:p>-26.9097818475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-17.3645138318485" calcext:value-type="float">
            <text:p>-17.3645138318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18.9544796908503" calcext:value-type="float">
            <text:p>-18.9544796909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-17.5424814265745" calcext:value-type="float">
            <text:p>-17.5424814266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-16.9722333500167" calcext:value-type="float">
            <text:p>-16.97223335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-15.3751276822373" calcext:value-type="float">
            <text:p>-15.3751276822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-14.0442891989719" calcext:value-type="float">
            <text:p>-14.044289199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-14.5442326767105" calcext:value-type="float">
            <text:p>-14.5442326767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-17.2088510771543" calcext:value-type="float">
            <text:p>-17.2088510772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-16.6281600029607" calcext:value-type="float">
            <text:p>-16.628160003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-15.7340242216035" calcext:value-type="float">
            <text:p>-15.7340242216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-18.2750436212605" calcext:value-type="float">
            <text:p>-18.2750436213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-17.2053436791047" calcext:value-type="float">
            <text:p>-17.2053436791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-13.2533888791829" calcext:value-type="float">
            <text:p>-13.2533888792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-17.8090938360287" calcext:value-type="float">
            <text:p>-17.809093836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-17.2051583048691" calcext:value-type="float">
            <text:p>-17.2051583049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-13.5382550777821" calcext:value-type="float">
            <text:p>-13.5382550778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-23.0238746249303" calcext:value-type="float">
            <text:p>-23.0238746249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-14.6655871647689" calcext:value-type="float">
            <text:p>-14.6655871648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-19.3212966463664" calcext:value-type="float">
            <text:p>-19.3212966464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-14.2503867365931" calcext:value-type="float">
            <text:p>-14.2503867366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-13.2579722156174" calcext:value-type="float">
            <text:p>-13.2579722156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-15.5170547220961" calcext:value-type="float">
            <text:p>-15.5170547221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-20.9248275013644" calcext:value-type="float">
            <text:p>-20.9248275014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-13.6147327570939" calcext:value-type="float">
            <text:p>-13.6147327571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-18.460049226635" calcext:value-type="float">
            <text:p>-18.4600492266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-17.9572601675154" calcext:value-type="float">
            <text:p>-17.9572601675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-12.9398263135064" calcext:value-type="float">
            <text:p>-12.9398263135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-16.5728466165051" calcext:value-type="float">
            <text:p>-16.5728466165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-15.6617670084681" calcext:value-type="float">
            <text:p>-15.6617670085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-13.8672882038253" calcext:value-type="float">
            <text:p>-13.8672882038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-13.1787684013159" calcext:value-type="float">
            <text:p>-13.1787684013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-15.008114826307" calcext:value-type="float">
            <text:p>-15.0081148263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-16.3486437014465" calcext:value-type="float">
            <text:p>-16.3486437014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-13.520787702406" calcext:value-type="float">
            <text:p>-13.5207877024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-15.1996791541551" calcext:value-type="float">
            <text:p>-15.1996791542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-19.8173947999949" calcext:value-type="float">
            <text:p>-19.8173948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-17.6484541465139" calcext:value-type="float">
            <text:p>-17.6484541465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-13.0048665647023" calcext:value-type="float">
            <text:p>-13.0048665647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-17.729554224588" calcext:value-type="float">
            <text:p>-17.7295542246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-15.8598957241697" calcext:value-type="float">
            <text:p>-15.8598957242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-16.3044092643806" calcext:value-type="float">
            <text:p>-16.3044092644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-15.2668613216266" calcext:value-type="float">
            <text:p>-15.2668613216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-15.3470627677071" calcext:value-type="float">
            <text:p>-15.3470627677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-11.2768176851975" calcext:value-type="float">
            <text:p>-11.2768176852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-12.5269017478898" calcext:value-type="float">
            <text:p>-12.5269017479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-13.486576022736" calcext:value-type="float">
            <text:p>-13.4865760227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-10.8118880529744" calcext:value-type="float">
            <text:p>-10.811888053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-13.2436969085443" calcext:value-type="float">
            <text:p>-13.2436969085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-12.1933993677622" calcext:value-type="float">
            <text:p>-12.1933993678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-11.3789821176398" calcext:value-type="float">
            <text:p>-11.3789821176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-15.7827786457501" calcext:value-type="float">
            <text:p>-15.7827786458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-13.6899621019706" calcext:value-type="float">
            <text:p>-13.689962102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-14.3164023579656" calcext:value-type="float">
            <text:p>-14.316402358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-12.7805227377974" calcext:value-type="float">
            <text:p>-12.7805227378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-12.1809330442152" calcext:value-type="float">
            <text:p>-12.1809330442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-12.2155874451531" calcext:value-type="float">
            <text:p>-12.2155874452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-11.935271205397" calcext:value-type="float">
            <text:p>-11.9352712054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-12.7096007182041" calcext:value-type="float">
            <text:p>-12.7096007182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-11.5300008998513" calcext:value-type="float">
            <text:p>-11.5300008999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-12.1142627442015" calcext:value-type="float">
            <text:p>-12.1142627442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-12.2668207294721" calcext:value-type="float">
            <text:p>-12.2668207295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-11.0803146325228" calcext:value-type="float">
            <text:p>-11.0803146325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-10.7194366267236" calcext:value-type="float">
            <text:p>-10.7194366267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-9.48450040592351" calcext:value-type="float">
            <text:p>-9.4845004059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-11.0195238313234" calcext:value-type="float">
            <text:p>-11.0195238313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-10.703945754057" calcext:value-type="float">
            <text:p>-10.7039457541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-10.3791025920531" calcext:value-type="float">
            <text:p>-10.3791025921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-10.2629551021465" calcext:value-type="float">
            <text:p>-10.2629551021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-10.5847141432719" calcext:value-type="float">
            <text:p>-10.5847141433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-9.9050400668199" calcext:value-type="float">
            <text:p>-9.9050400668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-10.2393274867588" calcext:value-type="float">
            <text:p>-10.2393274868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-9.76382745178208" calcext:value-type="float">
            <text:p>-9.7638274518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-10.6617306868216" calcext:value-type="float">
            <text:p>-10.6617306868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-11.3565966287499" calcext:value-type="float">
            <text:p>-11.3565966287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-9.23714361053051" calcext:value-type="float">
            <text:p>-9.2371436105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-10.2322608778828" calcext:value-type="float">
            <text:p>-10.2322608779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-11.4344204294904" calcext:value-type="float">
            <text:p>-11.4344204295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-9.54062449078652" calcext:value-type="float">
            <text:p>-9.5406244908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-8.58570745348009" calcext:value-type="float">
            <text:p>-8.5857074535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-9.67266251735979" calcext:value-type="float">
            <text:p>-9.6726625174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-9.65676780846866" calcext:value-type="float">
            <text:p>-9.6567678085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-10.4787305756982" calcext:value-type="float">
            <text:p>-10.4787305757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-10.5992830492362" calcext:value-type="float">
            <text:p>-10.5992830492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-11.3874737969608" calcext:value-type="float">
            <text:p>-11.387473797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-9.35450070040375" calcext:value-type="float">
            <text:p>-9.3545007004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-9.40138807860364" calcext:value-type="float">
            <text:p>-9.4013880786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-7.95156415644428" calcext:value-type="float">
            <text:p>-7.9515641564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-10.5238580149229" calcext:value-type="float">
            <text:p>-10.5238580149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-8.27481568032617" calcext:value-type="float">
            <text:p>-8.2748156803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-9.31220301560867" calcext:value-type="float">
            <text:p>-9.3122030156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-9.13681063900762" calcext:value-type="float">
            <text:p>-9.136810639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-8.50433051458999" calcext:value-type="float">
            <text:p>-8.5043305146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-8.66741231090663" calcext:value-type="float">
            <text:p>-8.6674123109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-9.2063167642781" calcext:value-type="float">
            <text:p>-9.2063167643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-8.75553872478819" calcext:value-type="float">
            <text:p>-8.7555387248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-8.83314880292137" calcext:value-type="float">
            <text:p>-8.8331488029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-9.08522918198063" calcext:value-type="float">
            <text:p>-9.085229182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-8.91559123050951" calcext:value-type="float">
            <text:p>-8.9155912305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-7.79223086502801" calcext:value-type="float">
            <text:p>-7.792230865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-9.38905551938138" calcext:value-type="float">
            <text:p>-9.3890555194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-8.39999419853069" calcext:value-type="float">
            <text:p>-8.3999941985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-8.89337519805937" calcext:value-type="float">
            <text:p>-8.8933751981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-8.56982352031754" calcext:value-type="float">
            <text:p>-8.5698235203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-8.32493533189395" calcext:value-type="float">
            <text:p>-8.3249353319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-8.30881344058745" calcext:value-type="float">
            <text:p>-8.3088134406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-8.60974511100943" calcext:value-type="float">
            <text:p>-8.609745111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-9.63599358684393" calcext:value-type="float">
            <text:p>-9.6359935868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-8.3309849196941" calcext:value-type="float">
            <text:p>-8.3309849197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-7.45630246047004" calcext:value-type="float">
            <text:p>-7.4563024605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-7.29485313633891" calcext:value-type="float">
            <text:p>-7.2948531363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-7.55852268659007" calcext:value-type="float">
            <text:p>-7.5585226866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-7.17252175939827" calcext:value-type="float">
            <text:p>-7.1725217594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-8.34257387543331" calcext:value-type="float">
            <text:p>-8.3425738754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-8.09578904271664" calcext:value-type="float">
            <text:p>-8.0957890427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-7.89427164619729" calcext:value-type="float">
            <text:p>-7.8942716462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-7.77254713225725" calcext:value-type="float">
            <text:p>-7.7725471323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-7.1992571325404" calcext:value-type="float">
            <text:p>-7.1992571325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-7.85011494760439" calcext:value-type="float">
            <text:p>-7.8501149476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-7.69222300738731" calcext:value-type="float">
            <text:p>-7.6922230074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-7.54154590707156" calcext:value-type="float">
            <text:p>-7.5415459071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-6.73285294778201" calcext:value-type="float">
            <text:p>-6.7328529478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7.727873841964" calcext:value-type="float">
            <text:p>-7.727873842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-7.47984156479794" calcext:value-type="float">
            <text:p>-7.4798415648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-7.5212419707293" calcext:value-type="float">
            <text:p>-7.5212419707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-6.75197292527228" calcext:value-type="float">
            <text:p>-6.7519729253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-7.60157610878082" calcext:value-type="float">
            <text:p>-7.6015761088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-6.98455724183953" calcext:value-type="float">
            <text:p>-6.9845572418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-6.68038084458617" calcext:value-type="float">
            <text:p>-6.6803808446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-7.38777057392513" calcext:value-type="float">
            <text:p>-7.3877705739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-6.2418082372097" calcext:value-type="float">
            <text:p>-6.2418082372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-7.64680614638657" calcext:value-type="float">
            <text:p>-7.6468061464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-7.05075206591189" calcext:value-type="float">
            <text:p>-7.0507520659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-7.43723172826387" calcext:value-type="float">
            <text:p>-7.4372317283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-7.22628303916865" calcext:value-type="float">
            <text:p>-7.2262830392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-7.52448196773768" calcext:value-type="float">
            <text:p>-7.5244819677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-6.55697384700354" calcext:value-type="float">
            <text:p>-6.556973847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-7.1353797351691" calcext:value-type="float">
            <text:p>-7.1353797352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-6.34730768855222" calcext:value-type="float">
            <text:p>-6.3473076886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-7.33460008835511" calcext:value-type="float">
            <text:p>-7.3346000884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-7.02763750413613" calcext:value-type="float">
            <text:p>-7.0276375041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-6.74661405912955" calcext:value-type="float">
            <text:p>-6.7466140591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6.45018512792515" calcext:value-type="float">
            <text:p>-6.4501851279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-7.34138823687472" calcext:value-type="float">
            <text:p>-7.3413882369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-6.58583776243605" calcext:value-type="float">
            <text:p>-6.5858377624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-6.39613168723048" calcext:value-type="float">
            <text:p>-6.3961316872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-7.18193378656927" calcext:value-type="float">
            <text:p>-7.1819337866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-6.43830220945316" calcext:value-type="float">
            <text:p>-6.4383022095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-6.51046438786534" calcext:value-type="float">
            <text:p>-6.5104643879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-6.63732110975355" calcext:value-type="float">
            <text:p>-6.6373211098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-6.87072872889445" calcext:value-type="float">
            <text:p>-6.8707287289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-6.92099040222356" calcext:value-type="float">
            <text:p>-6.9209904022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-6.47793629591916" calcext:value-type="float">
            <text:p>-6.4779362959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-6.39592854829845" calcext:value-type="float">
            <text:p>-6.3959285483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-6.93379777365932" calcext:value-type="float">
            <text:p>-6.9337977737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-6.10382151468756" calcext:value-type="float">
            <text:p>-6.1038215147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-7.43722907116704" calcext:value-type="float">
            <text:p>-7.4372290712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-5.75424363850648" calcext:value-type="float">
            <text:p>-5.7542436385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-6.16702440012246" calcext:value-type="float">
            <text:p>-6.1670244001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-6.9393498872876" calcext:value-type="float">
            <text:p>-6.9393498873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-7.23028613705771" calcext:value-type="float">
            <text:p>-7.2302861371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-6.45075819327339" calcext:value-type="float">
            <text:p>-6.4507581933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6.93848628598956" calcext:value-type="float">
            <text:p>-6.938486286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-6.58546427614039" calcext:value-type="float">
            <text:p>-6.5854642761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-7.18288917765225" calcext:value-type="float">
            <text:p>-7.1828891777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-6.11447623692121" calcext:value-type="float">
            <text:p>-6.1144762369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-6.97558781585713" calcext:value-type="float">
            <text:p>-6.9755878159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-6.80028829049382" calcext:value-type="float">
            <text:p>-6.8002882905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-5.89720919208753" calcext:value-type="float">
            <text:p>-5.8972091921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-5.38942409794022" calcext:value-type="float">
            <text:p>-5.3894240979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-6.88136798577194" calcext:value-type="float">
            <text:p>-6.8813679858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-6.15167999711768" calcext:value-type="float">
            <text:p>-6.1516799971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-6.55622244047782" calcext:value-type="float">
            <text:p>-6.5562224405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-6.81394267990147" calcext:value-type="float">
            <text:p>-6.8139426799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-6.12968914056165" calcext:value-type="float">
            <text:p>-6.1296891406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-5.98537195850746" calcext:value-type="float">
            <text:p>-5.9853719585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-6.54611109751306" calcext:value-type="float">
            <text:p>-6.5461110975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-6.63139433949105" calcext:value-type="float">
            <text:p>-6.6313943395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-6.399104751224" calcext:value-type="float">
            <text:p>-6.3991047512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-6.15479460716545" calcext:value-type="float">
            <text:p>-6.1547946072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-6.66446886616735" calcext:value-type="float">
            <text:p>-6.6644688662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-5.85689768923813" calcext:value-type="float">
            <text:p>-5.8568976892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6.47981821695398" calcext:value-type="float">
            <text:p>-6.479818217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-5.784793088075" calcext:value-type="float">
            <text:p>-5.7847930881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-5.87580055995725" calcext:value-type="float">
            <text:p>-5.87580056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-5.42024584706215" calcext:value-type="float">
            <text:p>-5.4202458471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-5.53725349944176" calcext:value-type="float">
            <text:p>-5.5372534994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-6.57309191290996" calcext:value-type="float">
            <text:p>-6.5730919129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-6.80010973604991" calcext:value-type="float">
            <text:p>-6.800109736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-5.70133252491414" calcext:value-type="float">
            <text:p>-5.7013325249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-5.93123307053413" calcext:value-type="float">
            <text:p>-5.9312330705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-5.87551157613877" calcext:value-type="float">
            <text:p>-5.8755115761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-5.86098991341194" calcext:value-type="float">
            <text:p>-5.8609899134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-5.5631803653639" calcext:value-type="float">
            <text:p>-5.5631803654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-5.50436301239787" calcext:value-type="float">
            <text:p>-5.5043630124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-5.94341654548297" calcext:value-type="float">
            <text:p>-5.9434165455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-5.65321326753987" calcext:value-type="float">
            <text:p>-5.6532132675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-5.31513342815051" calcext:value-type="float">
            <text:p>-5.3151334282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-6.97021723527911" calcext:value-type="float">
            <text:p>-6.9702172353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-6.02767540714518" calcext:value-type="float">
            <text:p>-6.0276754071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-5.81346500251334" calcext:value-type="float">
            <text:p>-5.8134650025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-6.13997097313388" calcext:value-type="float">
            <text:p>-6.1399709731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6.47092324421671" calcext:value-type="float">
            <text:p>-6.4709232442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-6.19398560121508" calcext:value-type="float">
            <text:p>-6.1939856012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-6.97377400592788" calcext:value-type="float">
            <text:p>-6.9737740059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-4.91905317570453" calcext:value-type="float">
            <text:p>-4.9190531757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-6.86073313874814" calcext:value-type="float">
            <text:p>-6.8607331387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-5.84677102012588" calcext:value-type="float">
            <text:p>-5.8467710201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-6.80661769154945" calcext:value-type="float">
            <text:p>-6.8066176915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-6.29355406899237" calcext:value-type="float">
            <text:p>-6.293554069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-5.16429203259931" calcext:value-type="float">
            <text:p>-5.1642920326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-5.94816028807228" calcext:value-type="float">
            <text:p>-5.9481602881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-5.82139707737" calcext:value-type="float">
            <text:p>-5.8213970774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-6.59246685217933" calcext:value-type="float">
            <text:p>-6.5924668522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-5.16773656897277" calcext:value-type="float">
            <text:p>-5.167736569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-6.46379844478203" calcext:value-type="float">
            <text:p>-6.4637984448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-5.69861085248903" calcext:value-type="float">
            <text:p>-5.6986108525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-5.81608634266452" calcext:value-type="float">
            <text:p>-5.8160863427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-6.07338418244113" calcext:value-type="float">
            <text:p>-6.0733841824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-5.75157635112973" calcext:value-type="float">
            <text:p>-5.7515763511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-5.57365731470588" calcext:value-type="float">
            <text:p>-5.5736573147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-5.95326705189924" calcext:value-type="float">
            <text:p>-5.9532670519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5.39818384101353" calcext:value-type="float">
            <text:p>-5.398183841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-6.06641579706265" calcext:value-type="float">
            <text:p>-6.0664157971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-6.2378485384087" calcext:value-type="float">
            <text:p>-6.2378485384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-5.7668235001744" calcext:value-type="float">
            <text:p>-5.7668235002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-5.84584463647433" calcext:value-type="float">
            <text:p>-5.8458446365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-6.62302653070724" calcext:value-type="float">
            <text:p>-6.6230265307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-5.30072573094493" calcext:value-type="float">
            <text:p>-5.3007257309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-5.36355641182093" calcext:value-type="float">
            <text:p>-5.3635564118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-5.43715280026407" calcext:value-type="float">
            <text:p>-5.4371528003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-6.43813192416439" calcext:value-type="float">
            <text:p>-6.4381319242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-6.53915843069286" calcext:value-type="float">
            <text:p>-6.5391584307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-5.21154663983095" calcext:value-type="float">
            <text:p>-5.2115466398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-6.00896631619112" calcext:value-type="float">
            <text:p>-6.0089663162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-5.97183653550351" calcext:value-type="float">
            <text:p>-5.9718365355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-6.21466798155673" calcext:value-type="float">
            <text:p>-6.2146679816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-5.9848475506259" calcext:value-type="float">
            <text:p>-5.9848475506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-7.00199653076041" calcext:value-type="float">
            <text:p>-7.0019965308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-6.88053296194196" calcext:value-type="float">
            <text:p>-6.8805329619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-6.17723318083807" calcext:value-type="float">
            <text:p>-6.1772331808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-5.91520598684084" calcext:value-type="float">
            <text:p>-5.9152059868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6.81192176146093" calcext:value-type="float">
            <text:p>-6.8119217615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-6.40448427171945" calcext:value-type="float">
            <text:p>-6.4044842717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-6.08212872147417" calcext:value-type="float">
            <text:p>-6.0821287215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-5.81266471374047" calcext:value-type="float">
            <text:p>-5.8126647137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-6.47423173985388" calcext:value-type="float">
            <text:p>-6.4742317399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-5.83692893804054" calcext:value-type="float">
            <text:p>-5.836928938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-6.0029986724579" calcext:value-type="float">
            <text:p>-6.0029986725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-5.73919796244265" calcext:value-type="float">
            <text:p>-5.7391979624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-6.01469239331573" calcext:value-type="float">
            <text:p>-6.0146923933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-5.24043042636991" calcext:value-type="float">
            <text:p>-5.2404304264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-6.10077624298841" calcext:value-type="float">
            <text:p>-6.100776243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-5.88428212124993" calcext:value-type="float">
            <text:p>-5.8842821212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-5.51553753754707" calcext:value-type="float">
            <text:p>-5.5155375375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-5.45115772151621" calcext:value-type="float">
            <text:p>-5.4511577215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-6.16253070137856" calcext:value-type="float">
            <text:p>-6.1625307014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-6.05482451097087" calcext:value-type="float">
            <text:p>-6.054824511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-6.26930401040146" calcext:value-type="float">
            <text:p>-6.2693040104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-6.22396690053673" calcext:value-type="float">
            <text:p>-6.2239669005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-6.00573164328051" calcext:value-type="float">
            <text:p>-6.0057316433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-5.63918422382275" calcext:value-type="float">
            <text:p>-5.639184223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6.35848012650632" calcext:value-type="float">
            <text:p>-6.3584801265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-5.8179196268563" calcext:value-type="float">
            <text:p>-5.8179196269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-6.49122399134364" calcext:value-type="float">
            <text:p>-6.4912239913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-5.64086969204473" calcext:value-type="float">
            <text:p>-5.640869692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-5.49588853610336" calcext:value-type="float">
            <text:p>-5.4958885361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-6.20719813501592" calcext:value-type="float">
            <text:p>-6.207198135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-5.4682062558168" calcext:value-type="float">
            <text:p>-5.4682062558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-6.58604237559371" calcext:value-type="float">
            <text:p>-6.5860423756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-6.43822729307793" calcext:value-type="float">
            <text:p>-6.4382272931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-6.23140561709835" calcext:value-type="float">
            <text:p>-6.2314056171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-6.52234694320266" calcext:value-type="float">
            <text:p>-6.5223469432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-6.52625625150353" calcext:value-type="float">
            <text:p>-6.5262562515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-5.49256299762487" calcext:value-type="float">
            <text:p>-5.4925629976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-6.47810105714247" calcext:value-type="float">
            <text:p>-6.4781010571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-5.59386926961755" calcext:value-type="float">
            <text:p>-5.5938692696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-5.0981258436997" calcext:value-type="float">
            <text:p>-5.0981258437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-6.42224245915073" calcext:value-type="float">
            <text:p>-6.4222424592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-6.06053011295898" calcext:value-type="float">
            <text:p>-6.060530113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-5.8564184073276" calcext:value-type="float">
            <text:p>-5.8564184073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-6.13162051624683" calcext:value-type="float">
            <text:p>-6.1316205162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-6.49797663836311" calcext:value-type="float">
            <text:p>-6.4979766384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-6.00042349675272" calcext:value-type="float">
            <text:p>-6.0004234968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-5.43424773509501" calcext:value-type="float">
            <text:p>-5.4342477351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-4.98563949699861" calcext:value-type="float">
            <text:p>-4.985639497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-6.45474321038929" calcext:value-type="float">
            <text:p>-6.4547432104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-5.66387109772803" calcext:value-type="float">
            <text:p>-5.6638710977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-5.9924500136729" calcext:value-type="float">
            <text:p>-5.9924500137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-6.12288888569212" calcext:value-type="float">
            <text:p>-6.1228888857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-6.5929247365854" calcext:value-type="float">
            <text:p>-6.5929247366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-5.91709843573392" calcext:value-type="float">
            <text:p>-5.9170984357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-6.43173582444061" calcext:value-type="float">
            <text:p>-6.4317358244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-6.29058281798834" calcext:value-type="float">
            <text:p>-6.290582818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-5.98665327825248" calcext:value-type="float">
            <text:p>-5.9866532783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-5.81346188023223" calcext:value-type="float">
            <text:p>-5.8134618802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-5.91168112354811" calcext:value-type="float">
            <text:p>-5.9116811235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-5.90074198604758" calcext:value-type="float">
            <text:p>-5.900741986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-5.62105736070964" calcext:value-type="float">
            <text:p>-5.6210573607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-5.61432794783395" calcext:value-type="float">
            <text:p>-5.6143279478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-5.48986862470341" calcext:value-type="float">
            <text:p>-5.4898686247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-5.16356729550898" calcext:value-type="float">
            <text:p>-5.1635672955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-5.54864281520829" calcext:value-type="float">
            <text:p>-5.5486428152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-4.97828489369521" calcext:value-type="float">
            <text:p>-4.9782848937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-6.23550685917613" calcext:value-type="float">
            <text:p>-6.2355068592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-5.81849526846354" calcext:value-type="float">
            <text:p>-5.8184952685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-5.84353665021103" calcext:value-type="float">
            <text:p>-5.8435366502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-5.36564777290523" calcext:value-type="float">
            <text:p>-5.3656477729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-6.2093614138943" calcext:value-type="float">
            <text:p>-6.2093614139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-5.32348358707762" calcext:value-type="float">
            <text:p>-5.3234835871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-5.93868528199663" calcext:value-type="float">
            <text:p>-5.938685282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-6.19606276703277" calcext:value-type="float">
            <text:p>-6.196062767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-5.80247903198122" calcext:value-type="float">
            <text:p>-5.802479032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-5.0294042350779" calcext:value-type="float">
            <text:p>-5.0294042351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-4.67582659405191" calcext:value-type="float">
            <text:p>-4.6758265941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-5.93598717497469" calcext:value-type="float">
            <text:p>-5.935987175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-5.5369471265476" calcext:value-type="float">
            <text:p>-5.5369471265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-6.25122668343148" calcext:value-type="float">
            <text:p>-6.2512266834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-6.71579164777831" calcext:value-type="float">
            <text:p>-6.7157916478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-5.65113313749066" calcext:value-type="float">
            <text:p>-5.6511331375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-5.60248155571027" calcext:value-type="float">
            <text:p>-5.6024815557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-5.71365575948785" calcext:value-type="float">
            <text:p>-5.7136557595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-5.48352166662682" calcext:value-type="float">
            <text:p>-5.4835216666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-5.51944279824603" calcext:value-type="float">
            <text:p>-5.5194427982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-4.88474751158855" calcext:value-type="float">
            <text:p>-4.8847475116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-5.89676295940352" calcext:value-type="float">
            <text:p>-5.8967629594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-5.75462419785628" calcext:value-type="float">
            <text:p>-5.7546241979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-6.25983124809511" calcext:value-type="float">
            <text:p>-6.2598312481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-5.66393059179345" calcext:value-type="float">
            <text:p>-5.6639305918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-6.18276131776915" calcext:value-type="float">
            <text:p>-6.1827613178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-6.33861884422325" calcext:value-type="float">
            <text:p>-6.3386188442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-5.74964535544557" calcext:value-type="float">
            <text:p>-5.7496453554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-5.32501772496187" calcext:value-type="float">
            <text:p>-5.325017725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-5.56927878106243" calcext:value-type="float">
            <text:p>-5.5692787811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-6.51567712083346" calcext:value-type="float">
            <text:p>-6.5156771208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-6.06062756471362" calcext:value-type="float">
            <text:p>-6.0606275647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-4.58911830095872" calcext:value-type="float">
            <text:p>-4.589118301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-5.31313323204516" calcext:value-type="float">
            <text:p>-5.313133232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-6.06416054006601" calcext:value-type="float">
            <text:p>-6.0641605401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-5.97877368862631" calcext:value-type="float">
            <text:p>-5.9787736886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-5.95108680425786" calcext:value-type="float">
            <text:p>-5.9510868043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-5.37853395228561" calcext:value-type="float">
            <text:p>-5.3785339523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-4.98568977335749" calcext:value-type="float">
            <text:p>-4.9856897734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-5.09307177031822" calcext:value-type="float">
            <text:p>-5.0930717703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-5.51366493720798" calcext:value-type="float">
            <text:p>-5.5136649372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-4.93633010197846" calcext:value-type="float">
            <text:p>-4.936330102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-5.48204328399721" calcext:value-type="float">
            <text:p>-5.482043284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-5.33534484310786" calcext:value-type="float">
            <text:p>-5.3353448431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-5.25306628639371" calcext:value-type="float">
            <text:p>-5.2530662864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-5.48750121899499" calcext:value-type="float">
            <text:p>-5.487501219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-5.0934610750419" calcext:value-type="float">
            <text:p>-5.093461075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-6.0714438718787" calcext:value-type="float">
            <text:p>-6.0714438719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-5.86624830254598" calcext:value-type="float">
            <text:p>-5.8662483025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-5.33772622841258" calcext:value-type="float">
            <text:p>-5.3377262284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-5.70669616420961" calcext:value-type="float">
            <text:p>-5.7066961642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-5.62446266908863" calcext:value-type="float">
            <text:p>-5.6244626691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-4.95173446860951" calcext:value-type="float">
            <text:p>-4.9517344686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-5.0074739351991" calcext:value-type="float">
            <text:p>-5.0074739352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-5.71860323323436" calcext:value-type="float">
            <text:p>-5.7186032332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-5.28008088887525" calcext:value-type="float">
            <text:p>-5.2800808889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-5.53466326996654" calcext:value-type="float">
            <text:p>-5.53466327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-5.2791159310148" calcext:value-type="float">
            <text:p>-5.279115931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-5.120518157624" calcext:value-type="float">
            <text:p>-5.1205181576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-5.34696811570166" calcext:value-type="float">
            <text:p>-5.3469681157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-5.76388316677395" calcext:value-type="float">
            <text:p>-5.7638831668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-5.02515497518282" calcext:value-type="float">
            <text:p>-5.0251549752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-4.99909110725266" calcext:value-type="float">
            <text:p>-4.9990911073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-5.35453833577259" calcext:value-type="float">
            <text:p>-5.3545383358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-5.49431224616712" calcext:value-type="float">
            <text:p>-5.4943122462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-5.17861714037589" calcext:value-type="float">
            <text:p>-5.1786171404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-6.41389091328132" calcext:value-type="float">
            <text:p>-6.4138909133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-6.13650804168197" calcext:value-type="float">
            <text:p>-6.1365080417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-5.39456193805049" calcext:value-type="float">
            <text:p>-5.3945619381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-5.29272931039417" calcext:value-type="float">
            <text:p>-5.2927293104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-5.3827597829934" calcext:value-type="float">
            <text:p>-5.382759783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-5.35232783550318" calcext:value-type="float">
            <text:p>-5.3523278355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-5.57434223088893" calcext:value-type="float">
            <text:p>-5.5743422309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-5.38408383434958" calcext:value-type="float">
            <text:p>-5.3840838343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-6.23413240314342" calcext:value-type="float">
            <text:p>-6.2341324031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-5.43162470161918" calcext:value-type="float">
            <text:p>-5.4316247016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-5.38070761462766" calcext:value-type="float">
            <text:p>-5.3807076146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-5.38642540416898" calcext:value-type="float">
            <text:p>-5.3864254042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-4.75569272983038" calcext:value-type="float">
            <text:p>-4.7556927298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-5.01804058834869" calcext:value-type="float">
            <text:p>-5.0180405883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-5.10377257656253" calcext:value-type="float">
            <text:p>-5.1037725766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-5.31062834708513" calcext:value-type="float">
            <text:p>-5.3106283471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-4.51550335454729" calcext:value-type="float">
            <text:p>-4.5155033545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-4.63467366803581" calcext:value-type="float">
            <text:p>-4.634673668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-4.90940677745066" calcext:value-type="float">
            <text:p>-4.9094067775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-6.05939481499014" calcext:value-type="float">
            <text:p>-6.059394815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-4.50305777806991" calcext:value-type="float">
            <text:p>-4.5030577781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-5.23015126732499" calcext:value-type="float">
            <text:p>-5.2301512673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-4.98514881194394" calcext:value-type="float">
            <text:p>-4.9851488119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-5.64723771982617" calcext:value-type="float">
            <text:p>-5.6472377198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-5.67112397412606" calcext:value-type="float">
            <text:p>-5.6711239741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-5.87995511516696" calcext:value-type="float">
            <text:p>-5.8799551152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-5.32515837279443" calcext:value-type="float">
            <text:p>-5.3251583728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-5.2722167809078" calcext:value-type="float">
            <text:p>-5.2722167809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-5.7262403151709" calcext:value-type="float">
            <text:p>-5.7262403152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-4.62196981371962" calcext:value-type="float">
            <text:p>-4.6219698137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-4.75069343594185" calcext:value-type="float">
            <text:p>-4.7506934359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-5.00451940132889" calcext:value-type="float">
            <text:p>-5.0045194013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-5.26128778998841" calcext:value-type="float">
            <text:p>-5.26128779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-5.16696899684955" calcext:value-type="float">
            <text:p>-5.1669689968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-5.15389902679613" calcext:value-type="float">
            <text:p>-5.1538990268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-5.81521485656632" calcext:value-type="float">
            <text:p>-5.8152148566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-5.51556187495664" calcext:value-type="float">
            <text:p>-5.515561875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-5.0876699832969" calcext:value-type="float">
            <text:p>-5.0876699833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-5.01323655258925" calcext:value-type="float">
            <text:p>-5.0132365526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-5.38395514507119" calcext:value-type="float">
            <text:p>-5.3839551451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-5.37485617531778" calcext:value-type="float">
            <text:p>-5.3748561753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-5.32539521172049" calcext:value-type="float">
            <text:p>-5.3253952117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-5.16370131037693" calcext:value-type="float">
            <text:p>-5.1637013104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-4.93451213401006" calcext:value-type="float">
            <text:p>-4.934512134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-5.29440515093937" calcext:value-type="float">
            <text:p>-5.2944051509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-5.87157393452527" calcext:value-type="float">
            <text:p>-5.8715739345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-4.9474503427098" calcext:value-type="float">
            <text:p>-4.9474503427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-5.27996261524645" calcext:value-type="float">
            <text:p>-5.2799626152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-5.11470281429251" calcext:value-type="float">
            <text:p>-5.1147028143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-5.88047874533458" calcext:value-type="float">
            <text:p>-5.8804787453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-5.31671434335655" calcext:value-type="float">
            <text:p>-5.3167143434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-4.95051269124467" calcext:value-type="float">
            <text:p>-4.9505126912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-5.17165587907757" calcext:value-type="float">
            <text:p>-5.1716558791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-5.26116173512884" calcext:value-type="float">
            <text:p>-5.2611617351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-5.43663954830049" calcext:value-type="float">
            <text:p>-5.4366395483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-5.38193234435962" calcext:value-type="float">
            <text:p>-5.3819323444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-5.29457013408043" calcext:value-type="float">
            <text:p>-5.2945701341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-4.92295215532372" calcext:value-type="float">
            <text:p>-4.9229521553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-5.11663879531944" calcext:value-type="float">
            <text:p>-5.1166387953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-4.85662701192957" calcext:value-type="float">
            <text:p>-4.8566270119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-5.7097482432691" calcext:value-type="float">
            <text:p>-5.7097482433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-5.33753898438801" calcext:value-type="float">
            <text:p>-5.3375389844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-4.47151743481595" calcext:value-type="float">
            <text:p>-4.4715174348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-4.39551442021857" calcext:value-type="float">
            <text:p>-4.3955144202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-5.79811293255245" calcext:value-type="float">
            <text:p>-5.7981129326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-4.78544130554365" calcext:value-type="float">
            <text:p>-4.7854413055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-5.25740888421539" calcext:value-type="float">
            <text:p>-5.2574088842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-5.39137595218371" calcext:value-type="float">
            <text:p>-5.3913759522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-5.49865416099301" calcext:value-type="float">
            <text:p>-5.498654161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-5.85628125495236" calcext:value-type="float">
            <text:p>-5.856281255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-5.31288428240977" calcext:value-type="float">
            <text:p>-5.3128842824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-5.07156120541476" calcext:value-type="float">
            <text:p>-5.0715612054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-4.79205964040066" calcext:value-type="float">
            <text:p>-4.7920596404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-5.52552631843922" calcext:value-type="float">
            <text:p>-5.5255263184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-5.37498795493763" calcext:value-type="float">
            <text:p>-5.3749879549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-5.33508045524459" calcext:value-type="float">
            <text:p>-5.3350804552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-4.93332034582074" calcext:value-type="float">
            <text:p>-4.9333203458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-4.7516920206601" calcext:value-type="float">
            <text:p>-4.7516920207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-5.16721042651958" calcext:value-type="float">
            <text:p>-5.1672104265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-4.80509537641566" calcext:value-type="float">
            <text:p>-4.8050953764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-5.1665565653882" calcext:value-type="float">
            <text:p>-5.1665565654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-5.43851293593884" calcext:value-type="float">
            <text:p>-5.4385129359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-5.23425407709833" calcext:value-type="float">
            <text:p>-5.2342540771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-5.41499516346279" calcext:value-type="float">
            <text:p>-5.4149951635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-4.62848720839102" calcext:value-type="float">
            <text:p>-4.6284872084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-5.1415487447295" calcext:value-type="float">
            <text:p>-5.1415487447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-5.29183976640668" calcext:value-type="float">
            <text:p>-5.2918397664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-5.08591446660046" calcext:value-type="float">
            <text:p>-5.0859144666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-4.91536865104015" calcext:value-type="float">
            <text:p>-4.915368651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-4.87221497562061" calcext:value-type="float">
            <text:p>-4.8722149756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-4.95419742356888" calcext:value-type="float">
            <text:p>-4.9541974236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-5.2057803907551" calcext:value-type="float">
            <text:p>-5.2057803908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-4.92975280212676" calcext:value-type="float">
            <text:p>-4.9297528021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-4.92102955006397" calcext:value-type="float">
            <text:p>-4.9210295501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-5.5796414964692" calcext:value-type="float">
            <text:p>-5.5796414965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Active_Balun_SN002_S11_VSWR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Thursday</text:p>
          </table:table-cell>
          <table:table-cell office:value-type="string" calcext:value-type="string">
            <text:p><text:s/>09 July 2020 10:12:01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1288816604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11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VSWR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5.96690632183589" calcext:value-type="float">
            <text:p>5.9669063218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5.15172771060667" calcext:value-type="float">
            <text:p>5.151727710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5.14547028391707" calcext:value-type="float">
            <text:p>5.1454702839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5.15949722974263" calcext:value-type="float">
            <text:p>5.1594972297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3.78516033261963" calcext:value-type="float">
            <text:p>3.7851603326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4.18228065777786" calcext:value-type="float">
            <text:p>4.182280657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3.9933509457809" calcext:value-type="float">
            <text:p>3.9933509458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4.1666615571581" calcext:value-type="float">
            <text:p>4.1666615572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3.5056693538321" calcext:value-type="float">
            <text:p>3.5056693538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3.50012496471121" calcext:value-type="float">
            <text:p>3.5001249647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3.36330370002465" calcext:value-type="float">
            <text:p>3.3633037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3.93258359016457" calcext:value-type="float">
            <text:p>3.9325835902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2.91093042258778" calcext:value-type="float">
            <text:p>2.9109304226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2.93522279141958" calcext:value-type="float">
            <text:p>2.9352227914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2.81256461814914" calcext:value-type="float">
            <text:p>2.8125646181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2.92558256585379" calcext:value-type="float">
            <text:p>2.9255825659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2.41671760913921" calcext:value-type="float">
            <text:p>2.4167176091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2.25308185515218" calcext:value-type="float">
            <text:p>2.2530818552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2.25316346158801" calcext:value-type="float">
            <text:p>2.2531634616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2.69653600567748" calcext:value-type="float">
            <text:p>2.6965360057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1.91420288990193" calcext:value-type="float">
            <text:p>1.9142028899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1.79394376649484" calcext:value-type="float">
            <text:p>1.7939437665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1.91944022818228" calcext:value-type="float">
            <text:p>1.9194402282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1.94112110474672" calcext:value-type="float">
            <text:p>1.9411211047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1.98648740229118" calcext:value-type="float">
            <text:p>1.9864874023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1.97431775521223" calcext:value-type="float">
            <text:p>1.9743177552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1.52840348949558" calcext:value-type="float">
            <text:p>1.5284034895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1.84817528194909" calcext:value-type="float">
            <text:p>1.8481752819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1.7188002971154" calcext:value-type="float">
            <text:p>1.7188002971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2.14029464084949" calcext:value-type="float">
            <text:p>2.1402946408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1.44844448734512" calcext:value-type="float">
            <text:p>1.4484444873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1.75430868501407" calcext:value-type="float">
            <text:p>1.754308685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1.33930738560514" calcext:value-type="float">
            <text:p>1.3393073856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1.3693157601082" calcext:value-type="float">
            <text:p>1.3693157601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1.35522230015709" calcext:value-type="float">
            <text:p>1.3552223002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1.75430592298067" calcext:value-type="float">
            <text:p>1.754305923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1.32617114632744" calcext:value-type="float">
            <text:p>1.3261711463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1.53741202363781" calcext:value-type="float">
            <text:p>1.5374120236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.67452291942756" calcext:value-type="float">
            <text:p>1.6745229194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1.31125862660184" calcext:value-type="float">
            <text:p>1.3112586266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1.4151443764992" calcext:value-type="float">
            <text:p>1.4151443765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1.40319455323732" calcext:value-type="float">
            <text:p>1.4031945532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1.31321394664094" calcext:value-type="float">
            <text:p>1.3132139466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1.0943154565767" calcext:value-type="float">
            <text:p>1.0943154566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1.41140577244208" calcext:value-type="float">
            <text:p>1.4114057724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1.15983826064057" calcext:value-type="float">
            <text:p>1.1598382606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1.48031132823018" calcext:value-type="float">
            <text:p>1.4803113282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1.27245804522505" calcext:value-type="float">
            <text:p>1.2724580452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1.2587189350919" calcext:value-type="float">
            <text:p>1.2587189351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1.5170899734975" calcext:value-type="float">
            <text:p>1.5170899735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1.36556413443946" calcext:value-type="float">
            <text:p>1.3655641344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1.48399418065376" calcext:value-type="float">
            <text:p>1.4839941807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1.51027674654921" calcext:value-type="float">
            <text:p>1.5102767465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1.39587520089003" calcext:value-type="float">
            <text:p>1.3958752009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1.21228475498746" calcext:value-type="float">
            <text:p>1.212284755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1.50999698845176" calcext:value-type="float">
            <text:p>1.5099969885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1.6265871755926" calcext:value-type="float">
            <text:p>1.6265871756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1.47804049258503" calcext:value-type="float">
            <text:p>1.4780404926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1.26522515415641" calcext:value-type="float">
            <text:p>1.2652251542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1.23683297574852" calcext:value-type="float">
            <text:p>1.2368329757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1.31930104665461" calcext:value-type="float">
            <text:p>1.3193010467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1.33089067023116" calcext:value-type="float">
            <text:p>1.3308906702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1.34087131388011" calcext:value-type="float">
            <text:p>1.3408713139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1.45867291589482" calcext:value-type="float">
            <text:p>1.4586729159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1.37865408795084" calcext:value-type="float">
            <text:p>1.378654088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1.27932791479315" calcext:value-type="float">
            <text:p>1.2793279148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1.41417390926789" calcext:value-type="float">
            <text:p>1.4141739093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1.27262016038083" calcext:value-type="float">
            <text:p>1.2726201604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1.25427281392562" calcext:value-type="float">
            <text:p>1.2542728139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1.30684793199369" calcext:value-type="float">
            <text:p>1.306847932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1.38106853244736" calcext:value-type="float">
            <text:p>1.3810685324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1.4949510747051" calcext:value-type="float">
            <text:p>1.4949510747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1.36486644293315" calcext:value-type="float">
            <text:p>1.3648664429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1.29226188771019" calcext:value-type="float">
            <text:p>1.2922618877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1.26961659962709" calcext:value-type="float">
            <text:p>1.2696165996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1.12025843653453" calcext:value-type="float">
            <text:p>1.1202584365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1.22611659482815" calcext:value-type="float">
            <text:p>1.2261165948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1.42350995194679" calcext:value-type="float">
            <text:p>1.4235099519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1.29673929926894" calcext:value-type="float">
            <text:p>1.2967392993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1.56519026771362" calcext:value-type="float">
            <text:p>1.5651902677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1.14442878546209" calcext:value-type="float">
            <text:p>1.1444287855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1.19504072605817" calcext:value-type="float">
            <text:p>1.1950407261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1.27848012964715" calcext:value-type="float">
            <text:p>1.2784801296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1.1719605892774" calcext:value-type="float">
            <text:p>1.1719605893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1.2340704831372" calcext:value-type="float">
            <text:p>1.2340704831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1.21224267325555" calcext:value-type="float">
            <text:p>1.2122426733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1.44455721106474" calcext:value-type="float">
            <text:p>1.4445572111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1.45552728464248" calcext:value-type="float">
            <text:p>1.4555272846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1.19790903557829" calcext:value-type="float">
            <text:p>1.1979090356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1.46986438565968" calcext:value-type="float">
            <text:p>1.4698643857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1.3800247804467" calcext:value-type="float">
            <text:p>1.3800247804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1.12080964517327" calcext:value-type="float">
            <text:p>1.1208096452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1.31658778338863" calcext:value-type="float">
            <text:p>1.3165877834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1.15588738534221" calcext:value-type="float">
            <text:p>1.1558873853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1.38583073110279" calcext:value-type="float">
            <text:p>1.3858307311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1.42355576907935" calcext:value-type="float">
            <text:p>1.4235557691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1.32477385302861" calcext:value-type="float">
            <text:p>1.324773853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1.41957761954325" calcext:value-type="float">
            <text:p>1.4195776195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1.30461384037908" calcext:value-type="float">
            <text:p>1.3046138404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1.43061204370029" calcext:value-type="float">
            <text:p>1.4306120437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1.3152798439111" calcext:value-type="float">
            <text:p>1.3152798439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1.30330011727102" calcext:value-type="float">
            <text:p>1.3033001173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1.30970975552745" calcext:value-type="float">
            <text:p>1.3097097555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1.16936032717476" calcext:value-type="float">
            <text:p>1.1693603272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1.20221942212953" calcext:value-type="float">
            <text:p>1.2022194221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1.1963651907326" calcext:value-type="float">
            <text:p>1.1963651907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1.20643719607497" calcext:value-type="float">
            <text:p>1.2064371961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1.25609036091085" calcext:value-type="float">
            <text:p>1.2560903609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1.24887444014315" calcext:value-type="float">
            <text:p>1.2488744401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1.2030225710445" calcext:value-type="float">
            <text:p>1.203022571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1.21086049613298" calcext:value-type="float">
            <text:p>1.2108604961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1.2359769233259" calcext:value-type="float">
            <text:p>1.2359769233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1.27803237294183" calcext:value-type="float">
            <text:p>1.2780323729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1.29841799790787" calcext:value-type="float">
            <text:p>1.2984179979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1.45409673484428" calcext:value-type="float">
            <text:p>1.4540967348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1.16468893882791" calcext:value-type="float">
            <text:p>1.1646889388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1.25324373905891" calcext:value-type="float">
            <text:p>1.2532437391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1.22845561509896" calcext:value-type="float">
            <text:p>1.2284556151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1.23923517491224" calcext:value-type="float">
            <text:p>1.2392351749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1.131755549308" calcext:value-type="float">
            <text:p>1.1317555493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1.3360322026668" calcext:value-type="float">
            <text:p>1.3360322027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1.17670657973165" calcext:value-type="float">
            <text:p>1.1767065797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1.03442471415688" calcext:value-type="float">
            <text:p>1.0344247142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1.35022736894862" calcext:value-type="float">
            <text:p>1.3502273689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1.09471009178806" calcext:value-type="float">
            <text:p>1.0947100918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1.25471926563564" calcext:value-type="float">
            <text:p>1.2547192656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1.14048219009081" calcext:value-type="float">
            <text:p>1.1404821901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1.17829102821328" calcext:value-type="float">
            <text:p>1.1782910282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1.16027065500087" calcext:value-type="float">
            <text:p>1.160270655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1.25599001724868" calcext:value-type="float">
            <text:p>1.2559900172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1.10063689748666" calcext:value-type="float">
            <text:p>1.1006368975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1.17752704890462" calcext:value-type="float">
            <text:p>1.1775270489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1.21540634762966" calcext:value-type="float">
            <text:p>1.2154063476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1.17765323535675" calcext:value-type="float">
            <text:p>1.1776532354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1.25046376305239" calcext:value-type="float">
            <text:p>1.2504637631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1.04042341619254" calcext:value-type="float">
            <text:p>1.0404234162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1.19453260603983" calcext:value-type="float">
            <text:p>1.194532606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1.08868460042552" calcext:value-type="float">
            <text:p>1.0886846004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1.19114810655977" calcext:value-type="float">
            <text:p>1.1911481066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1.19984847720083" calcext:value-type="float">
            <text:p>1.1998484772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1.20415573692013" calcext:value-type="float">
            <text:p>1.2041557369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1.13315074549739" calcext:value-type="float">
            <text:p>1.1331507455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1.19271710150717" calcext:value-type="float">
            <text:p>1.1927171015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1.10181961315297" calcext:value-type="float">
            <text:p>1.1018196132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1.1456821813902" calcext:value-type="float">
            <text:p>1.1456821814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1.07964111267013" calcext:value-type="float">
            <text:p>1.0796411127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1.06279279520595" calcext:value-type="float">
            <text:p>1.0627927952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1.1989506274266" calcext:value-type="float">
            <text:p>1.1989506274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1.08613549619664" calcext:value-type="float">
            <text:p>1.0861354962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1.05674566512396" calcext:value-type="float">
            <text:p>1.0567456651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1.06949084314214" calcext:value-type="float">
            <text:p>1.0694908431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1.08869513075606" calcext:value-type="float">
            <text:p>1.0886951308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1.28840138162162" calcext:value-type="float">
            <text:p>1.2884013816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1.19223038453899" calcext:value-type="float">
            <text:p>1.1922303845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1.25636132438" calcext:value-type="float">
            <text:p>1.2563613244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1.11833632744305" calcext:value-type="float">
            <text:p>1.1183363274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1.2708725957808" calcext:value-type="float">
            <text:p>1.2708725958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1.34250969195143" calcext:value-type="float">
            <text:p>1.342509692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1.14843605224157" calcext:value-type="float">
            <text:p>1.1484360522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1.12532470459482" calcext:value-type="float">
            <text:p>1.1253247046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1.31183729549675" calcext:value-type="float">
            <text:p>1.3118372955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1.29302736135798" calcext:value-type="float">
            <text:p>1.2930273614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1.29823681953024" calcext:value-type="float">
            <text:p>1.2982368195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1.26315146422878" calcext:value-type="float">
            <text:p>1.2631514642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1.19090003418865" calcext:value-type="float">
            <text:p>1.1909000342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1.27869636472001" calcext:value-type="float">
            <text:p>1.2786963647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1.14570848528343" calcext:value-type="float">
            <text:p>1.1457084853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1.64739694283822" calcext:value-type="float">
            <text:p>1.6473969428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1.33829695676661" calcext:value-type="float">
            <text:p>1.3382969568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1.41061989769597" calcext:value-type="float">
            <text:p>1.4106198977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1.43690068873876" calcext:value-type="float">
            <text:p>1.4369006887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1.29185482335649" calcext:value-type="float">
            <text:p>1.2918548234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1.61219145065689" calcext:value-type="float">
            <text:p>1.6121914507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1.31525426063259" calcext:value-type="float">
            <text:p>1.3152542606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1.54833459990015" calcext:value-type="float">
            <text:p>1.5483345999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1.7720425708889" calcext:value-type="float">
            <text:p>1.7720425709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1.41267087768747" calcext:value-type="float">
            <text:p>1.4126708777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1.88205061748456" calcext:value-type="float">
            <text:p>1.8820506175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1.59274733649945" calcext:value-type="float">
            <text:p>1.5927473365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1.54264124781844" calcext:value-type="float">
            <text:p>1.5426412478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1.83358459724326" calcext:value-type="float">
            <text:p>1.8335845972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1.89951665621997" calcext:value-type="float">
            <text:p>1.8995166562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1.54471483001085" calcext:value-type="float">
            <text:p>1.54471483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1.78093087968002" calcext:value-type="float">
            <text:p>1.7809308797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1.89063506265142" calcext:value-type="float">
            <text:p>1.8906350627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1.8819099106922" calcext:value-type="float">
            <text:p>1.8819099107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1.87278851496792" calcext:value-type="float">
            <text:p>1.872788515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1.94180825964879" calcext:value-type="float">
            <text:p>1.9418082596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1.85396998366537" calcext:value-type="float">
            <text:p>1.8539699837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2.11238525400898" calcext:value-type="float">
            <text:p>2.112385254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1.91117446838355" calcext:value-type="float">
            <text:p>1.9111744684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2.1168191355294" calcext:value-type="float">
            <text:p>2.1168191355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2.30117593321935" calcext:value-type="float">
            <text:p>2.3011759332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2.13159759589802" calcext:value-type="float">
            <text:p>2.1315975959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2.32788721160163" calcext:value-type="float">
            <text:p>2.3278872116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2.44008347576526" calcext:value-type="float">
            <text:p>2.4400834758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2.18835633171194" calcext:value-type="float">
            <text:p>2.1883563317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2.27934252354956" calcext:value-type="float">
            <text:p>2.2793425235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2.24510216341213" calcext:value-type="float">
            <text:p>2.2451021634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2.76942680979811" calcext:value-type="float">
            <text:p>2.7694268098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2.38895992405017" calcext:value-type="float">
            <text:p>2.3889599241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2.38736942048271" calcext:value-type="float">
            <text:p>2.3873694205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2.64427471289147" calcext:value-type="float">
            <text:p>2.6442747129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2.72635980029724" calcext:value-type="float">
            <text:p>2.7263598003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2.83927723528927" calcext:value-type="float">
            <text:p>2.8392772353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3.20920107828688" calcext:value-type="float">
            <text:p>3.2092010783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2.76386320067096" calcext:value-type="float">
            <text:p>2.7638632007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2.63635165951399" calcext:value-type="float">
            <text:p>2.6363516595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2.90031207548892" calcext:value-type="float">
            <text:p>2.9003120755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3.30783373592279" calcext:value-type="float">
            <text:p>3.3078337359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3.22108441006503" calcext:value-type="float">
            <text:p>3.2210844101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3.82909864756382" calcext:value-type="float">
            <text:p>3.8290986476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3.32567659760164" calcext:value-type="float">
            <text:p>3.3256765976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3.23381815122" calcext:value-type="float">
            <text:p>3.2338181512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3.51260024775324" calcext:value-type="float">
            <text:p>3.5126002478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3.90679818272605" calcext:value-type="float">
            <text:p>3.9067981827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4.13134464006443" calcext:value-type="float">
            <text:p>4.1313446401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3.66448386816254" calcext:value-type="float">
            <text:p>3.6644838682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3.54100285219449" calcext:value-type="float">
            <text:p>3.5410028522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3.69849599505964" calcext:value-type="float">
            <text:p>3.6984959951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3.6933842773621" calcext:value-type="float">
            <text:p>3.6933842774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3.54728094267468" calcext:value-type="float">
            <text:p>3.5472809427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3.78918217357812" calcext:value-type="float">
            <text:p>3.7891821736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4.43249860332635" calcext:value-type="float">
            <text:p>4.4324986033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3.2908905869184" calcext:value-type="float">
            <text:p>3.2908905869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3.64726117086038" calcext:value-type="float">
            <text:p>3.6472611709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3.58503819459418" calcext:value-type="float">
            <text:p>3.5850381946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3.8460238983058" calcext:value-type="float">
            <text:p>3.8460238983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3.66677647938651" calcext:value-type="float">
            <text:p>3.6667764794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4.84240517874198" calcext:value-type="float">
            <text:p>4.8424051787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3.76064136456343" calcext:value-type="float">
            <text:p>3.7606413646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4.16771106256568" calcext:value-type="float">
            <text:p>4.1677110626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5.23303199211929" calcext:value-type="float">
            <text:p>5.2330319921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4.13467117615285" calcext:value-type="float">
            <text:p>4.1346711762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3.92862415208059" calcext:value-type="float">
            <text:p>3.9286241521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4.36535548732968" calcext:value-type="float">
            <text:p>4.3653554873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3.75362223439692" calcext:value-type="float">
            <text:p>3.7536222344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3.52357766377208" calcext:value-type="float">
            <text:p>3.5235776638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3.53925760402228" calcext:value-type="float">
            <text:p>3.539257604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4.30295048362944" calcext:value-type="float">
            <text:p>4.3029504836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4.54662927280942" calcext:value-type="float">
            <text:p>4.5466292728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4.02517385240125" calcext:value-type="float">
            <text:p>4.0251738524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3.98773619931926" calcext:value-type="float">
            <text:p>3.9877361993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4.5406282614353" calcext:value-type="float">
            <text:p>4.5406282614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4.37245719868061" calcext:value-type="float">
            <text:p>4.3724571987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5.15170063148728" calcext:value-type="float">
            <text:p>5.1517006315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4.38328059222177" calcext:value-type="float">
            <text:p>4.3832805922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4.27454247269204" calcext:value-type="float">
            <text:p>4.2745424727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4.78467242425775" calcext:value-type="float">
            <text:p>4.7846724243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4.37050969751754" calcext:value-type="float">
            <text:p>4.3705096975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3.71398473694619" calcext:value-type="float">
            <text:p>3.7139847369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4.59658788288534" calcext:value-type="float">
            <text:p>4.5965878829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4.95320540619531" calcext:value-type="float">
            <text:p>4.9532054062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4.35743055587608" calcext:value-type="float">
            <text:p>4.3574305559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4.80364944115045" calcext:value-type="float">
            <text:p>4.8036494412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5.45202313152233" calcext:value-type="float">
            <text:p>5.4520231315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4.34287161686981" calcext:value-type="float">
            <text:p>4.3428716169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4.31242244681062" calcext:value-type="float">
            <text:p>4.3124224468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4.69045111820061" calcext:value-type="float">
            <text:p>4.6904511182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4.16525006602999" calcext:value-type="float">
            <text:p>4.165250066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4.11520433912345" calcext:value-type="float">
            <text:p>4.1152043391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4.52520419312115" calcext:value-type="float">
            <text:p>4.5252041931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4.34228832587231" calcext:value-type="float">
            <text:p>4.3422883259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4.92852889607001" calcext:value-type="float">
            <text:p>4.9285288961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4.16473921991752" calcext:value-type="float">
            <text:p>4.1647392199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4.31884705015566" calcext:value-type="float">
            <text:p>4.3188470502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3.95237821142147" calcext:value-type="float">
            <text:p>3.9523782114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4.12157211192063" calcext:value-type="float">
            <text:p>4.1215721119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4.74247581425145" calcext:value-type="float">
            <text:p>4.7424758143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4.12413924706512" calcext:value-type="float">
            <text:p>4.1241392471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4.41163708236936" calcext:value-type="float">
            <text:p>4.4116370824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3.90509105044848" calcext:value-type="float">
            <text:p>3.9050910504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4.08609846790288" calcext:value-type="float">
            <text:p>4.0860984679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4.05175287659515" calcext:value-type="float">
            <text:p>4.0517528766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4.5376844454114" calcext:value-type="float">
            <text:p>4.5376844454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3.78303702777062" calcext:value-type="float">
            <text:p>3.7830370278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4.05660822638423" calcext:value-type="float">
            <text:p>4.0566082264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3.94820237727521" calcext:value-type="float">
            <text:p>3.9482023773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4.20661171317092" calcext:value-type="float">
            <text:p>4.2066117132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4.04285121382633" calcext:value-type="float">
            <text:p>4.0428512138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4.14712313222314" calcext:value-type="float">
            <text:p>4.1471231322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3.73528928152489" calcext:value-type="float">
            <text:p>3.7352892815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3.37754522850444" calcext:value-type="float">
            <text:p>3.3775452285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3.87125849862776" calcext:value-type="float">
            <text:p>3.8712584986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3.4312232309152" calcext:value-type="float">
            <text:p>3.4312232309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3.76261014153105" calcext:value-type="float">
            <text:p>3.7626101415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3.8719122106812" calcext:value-type="float">
            <text:p>3.8719122107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3.47083377302814" calcext:value-type="float">
            <text:p>3.470833773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4.18143607465889" calcext:value-type="float">
            <text:p>4.1814360747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3.80089454744459" calcext:value-type="float">
            <text:p>3.8008945474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3.87977214053046" calcext:value-type="float">
            <text:p>3.8797721405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3.64358106780091" calcext:value-type="float">
            <text:p>3.6435810678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3.71079745232093" calcext:value-type="float">
            <text:p>3.7107974523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3.57750768935578" calcext:value-type="float">
            <text:p>3.5775076894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3.67490704241279" calcext:value-type="float">
            <text:p>3.6749070424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3.74402588387722" calcext:value-type="float">
            <text:p>3.7440258839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3.54287530224177" calcext:value-type="float">
            <text:p>3.5428753022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3.56415177460378" calcext:value-type="float">
            <text:p>3.5641517746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3.2564632038609" calcext:value-type="float">
            <text:p>3.2564632039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3.4138575219741" calcext:value-type="float">
            <text:p>3.413857522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3.68271559126384" calcext:value-type="float">
            <text:p>3.6827155913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3.16388971881616" calcext:value-type="float">
            <text:p>3.1638897188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3.71940144318969" calcext:value-type="float">
            <text:p>3.7194014432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3.4759678120006" calcext:value-type="float">
            <text:p>3.475967812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3.77970552716477" calcext:value-type="float">
            <text:p>3.7797055272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3.34592858262819" calcext:value-type="float">
            <text:p>3.3459285826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3.31332936008191" calcext:value-type="float">
            <text:p>3.3133293601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3.51887096590278" calcext:value-type="float">
            <text:p>3.5188709659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3.18632548854772" calcext:value-type="float">
            <text:p>3.1863254885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3.25970317878043" calcext:value-type="float">
            <text:p>3.2597031788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3.33709263460061" calcext:value-type="float">
            <text:p>3.3370926346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3.39545367257589" calcext:value-type="float">
            <text:p>3.3954536726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3.45222292825545" calcext:value-type="float">
            <text:p>3.4522229283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3.43637477574994" calcext:value-type="float">
            <text:p>3.4363747757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3.92188952667616" calcext:value-type="float">
            <text:p>3.9218895267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3.30515226436966" calcext:value-type="float">
            <text:p>3.3051522644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2.96226860015224" calcext:value-type="float">
            <text:p>2.9622686002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3.38716960846219" calcext:value-type="float">
            <text:p>3.3871696085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3.17299269176787" calcext:value-type="float">
            <text:p>3.1729926918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3.18375067728538" calcext:value-type="float">
            <text:p>3.1837506773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3.33026730159183" calcext:value-type="float">
            <text:p>3.3302673016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3.19513803759994" calcext:value-type="float">
            <text:p>3.1951380376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3.10457528754032" calcext:value-type="float">
            <text:p>3.1045752875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2.92384405068468" calcext:value-type="float">
            <text:p>2.9238440507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3.08985379042769" calcext:value-type="float">
            <text:p>3.0898537904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3.05806466752343" calcext:value-type="float">
            <text:p>3.0580646675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2.7344806846315" calcext:value-type="float">
            <text:p>2.7344806846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2.98797236019756" calcext:value-type="float">
            <text:p>2.9879723602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2.92609736025589" calcext:value-type="float">
            <text:p>2.9260973603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3.04341239572649" calcext:value-type="float">
            <text:p>3.0434123957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3.21646849885926" calcext:value-type="float">
            <text:p>3.2164684989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2.92730258384587" calcext:value-type="float">
            <text:p>2.9273025838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2.98727622205292" calcext:value-type="float">
            <text:p>2.9872762221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3.04485014457248" calcext:value-type="float">
            <text:p>3.0448501446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3.10846446592379" calcext:value-type="float">
            <text:p>3.1084644659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2.70144508533324" calcext:value-type="float">
            <text:p>2.7014450853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2.92228406612601" calcext:value-type="float">
            <text:p>2.9222840661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2.59808611085558" calcext:value-type="float">
            <text:p>2.5980861109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2.62478374054813" calcext:value-type="float">
            <text:p>2.6247837405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2.87237871296564" calcext:value-type="float">
            <text:p>2.872378713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2.58937549154284" calcext:value-type="float">
            <text:p>2.5893754915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3.18767033782228" calcext:value-type="float">
            <text:p>3.1876703378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2.98321450756713" calcext:value-type="float">
            <text:p>2.9832145076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2.63295088176253" calcext:value-type="float">
            <text:p>2.6329508818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2.87567305239762" calcext:value-type="float">
            <text:p>2.8756730524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2.97654208763096" calcext:value-type="float">
            <text:p>2.9765420876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2.9848755882882" calcext:value-type="float">
            <text:p>2.9848755883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2.75318051419676" calcext:value-type="float">
            <text:p>2.7531805142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2.9292278736924" calcext:value-type="float">
            <text:p>2.9292278737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2.79387242344816" calcext:value-type="float">
            <text:p>2.7938724234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2.87951892283621" calcext:value-type="float">
            <text:p>2.8795189228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2.72790485528284" calcext:value-type="float">
            <text:p>2.7279048553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2.88750378717103" calcext:value-type="float">
            <text:p>2.8875037872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2.67215810515505" calcext:value-type="float">
            <text:p>2.6721581052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2.84959798746546" calcext:value-type="float">
            <text:p>2.8495979875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2.74287393402323" calcext:value-type="float">
            <text:p>2.742873934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3.03764079474663" calcext:value-type="float">
            <text:p>3.0376407947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3.07409632012567" calcext:value-type="float">
            <text:p>3.0740963201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2.79810614841627" calcext:value-type="float">
            <text:p>2.7981061484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2.79152139714376" calcext:value-type="float">
            <text:p>2.7915213971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2.57997424448003" calcext:value-type="float">
            <text:p>2.5799742445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2.70444276735402" calcext:value-type="float">
            <text:p>2.7044427674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2.42402510570892" calcext:value-type="float">
            <text:p>2.4240251057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2.75443153931189" calcext:value-type="float">
            <text:p>2.7544315393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2.54794198395041" calcext:value-type="float">
            <text:p>2.547941984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2.59589093927812" calcext:value-type="float">
            <text:p>2.5958909393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2.72952868664177" calcext:value-type="float">
            <text:p>2.7295286866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2.91931037934369" calcext:value-type="float">
            <text:p>2.9193103793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2.79211786267613" calcext:value-type="float">
            <text:p>2.7921178627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2.48901998628486" calcext:value-type="float">
            <text:p>2.4890199863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2.72280393720143" calcext:value-type="float">
            <text:p>2.7228039372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2.93742074025968" calcext:value-type="float">
            <text:p>2.9374207403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3.09687024742815" calcext:value-type="float">
            <text:p>3.0968702474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2.78459898401668" calcext:value-type="float">
            <text:p>2.784598984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2.66979582982822" calcext:value-type="float">
            <text:p>2.6697958298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2.38245136149333" calcext:value-type="float">
            <text:p>2.3824513615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2.67610715292073" calcext:value-type="float">
            <text:p>2.6761071529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2.31622926818" calcext:value-type="float">
            <text:p>2.3162292682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2.7442212961699" calcext:value-type="float">
            <text:p>2.7442212962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2.22565008633875" calcext:value-type="float">
            <text:p>2.2256500863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2.57599111593429" calcext:value-type="float">
            <text:p>2.5759911159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2.75192031147601" calcext:value-type="float">
            <text:p>2.7519203115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2.90154509095154" calcext:value-type="float">
            <text:p>2.901545091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2.71676295501074" calcext:value-type="float">
            <text:p>2.716762955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2.64795897217164" calcext:value-type="float">
            <text:p>2.6479589722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3.0130145580967" calcext:value-type="float">
            <text:p>3.0130145581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2.69948741229453" calcext:value-type="float">
            <text:p>2.6994874123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2.41731932582442" calcext:value-type="float">
            <text:p>2.4173193258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2.36519392211673" calcext:value-type="float">
            <text:p>2.3651939221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2.533136169114" calcext:value-type="float">
            <text:p>2.5331361691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2.27825236249938" calcext:value-type="float">
            <text:p>2.2782523625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2.5032727851292" calcext:value-type="float">
            <text:p>2.5032727851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2.6613132571018" calcext:value-type="float">
            <text:p>2.6613132571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2.71574249783499" calcext:value-type="float">
            <text:p>2.7157424978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2.41568018433831" calcext:value-type="float">
            <text:p>2.4156801843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2.46169603618306" calcext:value-type="float">
            <text:p>2.4616960362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2.3780204443897" calcext:value-type="float">
            <text:p>2.3780204444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2.79742529109965" calcext:value-type="float">
            <text:p>2.797425291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.59336994766041" calcext:value-type="float">
            <text:p>2.5933699477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2.66615238314159" calcext:value-type="float">
            <text:p>2.6661523831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2.80370522224653" calcext:value-type="float">
            <text:p>2.8037052222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2.62369785342292" calcext:value-type="float">
            <text:p>2.6236978534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2.5875498098739" calcext:value-type="float">
            <text:p>2.5875498099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2.4758704908724" calcext:value-type="float">
            <text:p>2.4758704909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2.71099220021191" calcext:value-type="float">
            <text:p>2.7109922002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2.38700277603254" calcext:value-type="float">
            <text:p>2.387002776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2.52681169338067" calcext:value-type="float">
            <text:p>2.5268116934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2.56618830843641" calcext:value-type="float">
            <text:p>2.5661883084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2.40128385022143" calcext:value-type="float">
            <text:p>2.4012838502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2.75047353886447" calcext:value-type="float">
            <text:p>2.7504735389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2.49922366412063" calcext:value-type="float">
            <text:p>2.4992236641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2.35710433647521" calcext:value-type="float">
            <text:p>2.3571043365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2.68437615975295" calcext:value-type="float">
            <text:p>2.6843761598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2.72013647429205" calcext:value-type="float">
            <text:p>2.7201364743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2.46527530298231" calcext:value-type="float">
            <text:p>2.465275303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2.50224936558289" calcext:value-type="float">
            <text:p>2.5022493656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2.5037901971649" calcext:value-type="float">
            <text:p>2.5037901972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2.47978998747214" calcext:value-type="float">
            <text:p>2.4797899875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2.46311769382684" calcext:value-type="float">
            <text:p>2.4631176938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2.34146002611831" calcext:value-type="float">
            <text:p>2.3414600261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2.55918939427384" calcext:value-type="float">
            <text:p>2.5591893943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2.50082563810095" calcext:value-type="float">
            <text:p>2.5008256381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2.34480460210506" calcext:value-type="float">
            <text:p>2.3448046021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2.46613032958994" calcext:value-type="float">
            <text:p>2.4661303296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2.4912983549013" calcext:value-type="float">
            <text:p>2.4912983549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2.55647407637918" calcext:value-type="float">
            <text:p>2.5564740764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2.35880947840488" calcext:value-type="float">
            <text:p>2.3588094784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2.53080749386463" calcext:value-type="float">
            <text:p>2.5308074939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2.41887915944887" calcext:value-type="float">
            <text:p>2.4188791594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2.61623533249913" calcext:value-type="float">
            <text:p>2.6162353325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2.27605719558392" calcext:value-type="float">
            <text:p>2.2760571956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2.31937871905417" calcext:value-type="float">
            <text:p>2.3193787191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2.52977569480122" calcext:value-type="float">
            <text:p>2.5297756948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2.59476077161108" calcext:value-type="float">
            <text:p>2.5947607716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2.6160616208244" calcext:value-type="float">
            <text:p>2.6160616208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2.43003184730329" calcext:value-type="float">
            <text:p>2.4300318473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2.45124391742731" calcext:value-type="float">
            <text:p>2.4512439174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2.42661817625775" calcext:value-type="float">
            <text:p>2.4266181763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2.5873678276339" calcext:value-type="float">
            <text:p>2.5873678276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2.49340626366329" calcext:value-type="float">
            <text:p>2.4934062637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2.43596037110169" calcext:value-type="float">
            <text:p>2.4359603711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2.39664132649113" calcext:value-type="float">
            <text:p>2.3966413265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2.55983745549348" calcext:value-type="float">
            <text:p>2.5598374555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2.52014065364762" calcext:value-type="float">
            <text:p>2.5201406536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2.58146512890597" calcext:value-type="float">
            <text:p>2.5814651289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2.52267183714554" calcext:value-type="float">
            <text:p>2.5226718371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2.84064633646746" calcext:value-type="float">
            <text:p>2.8406463365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2.48896170794906" calcext:value-type="float">
            <text:p>2.4889617079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2.61853191890205" calcext:value-type="float">
            <text:p>2.6185319189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2.78078714163019" calcext:value-type="float">
            <text:p>2.7807871416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2.36178316804532" calcext:value-type="float">
            <text:p>2.361783168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2.6883616015171" calcext:value-type="float">
            <text:p>2.6883616015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2.35125424905778" calcext:value-type="float">
            <text:p>2.3512542491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2.45249913326602" calcext:value-type="float">
            <text:p>2.4524991333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2.22209531721413" calcext:value-type="float">
            <text:p>2.2220953172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2.49816295354411" calcext:value-type="float">
            <text:p>2.4981629535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2.38198882021775" calcext:value-type="float">
            <text:p>2.3819888202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2.61938563412989" calcext:value-type="float">
            <text:p>2.6193856341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2.38005486727668" calcext:value-type="float">
            <text:p>2.3800548673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2.41734613968912" calcext:value-type="float">
            <text:p>2.4173461397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2.54175210326524" calcext:value-type="float">
            <text:p>2.5417521033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2.55847951729945" calcext:value-type="float">
            <text:p>2.5584795173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2.53443708967502" calcext:value-type="float">
            <text:p>2.5344370897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2.55778314927587" calcext:value-type="float">
            <text:p>2.5577831493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2.53050979075192" calcext:value-type="float">
            <text:p>2.5305097908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2.31586119633012" calcext:value-type="float">
            <text:p>2.3158611963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2.40690474912137" calcext:value-type="float">
            <text:p>2.4069047491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2.77090436401286" calcext:value-type="float">
            <text:p>2.770904364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2.50964320809259" calcext:value-type="float">
            <text:p>2.5096432081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2.50831401607755" calcext:value-type="float">
            <text:p>2.5083140161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2.38922622707182" calcext:value-type="float">
            <text:p>2.3892262271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2.32395625734419" calcext:value-type="float">
            <text:p>2.3239562573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2.49169752909002" calcext:value-type="float">
            <text:p>2.4916975291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2.60523286791007" calcext:value-type="float">
            <text:p>2.6052328679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2.60740488242144" calcext:value-type="float">
            <text:p>2.6074048824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2.48986357639111" calcext:value-type="float">
            <text:p>2.4898635764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2.57540877787941" calcext:value-type="float">
            <text:p>2.5754087779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2.47484645700791" calcext:value-type="float">
            <text:p>2.474846457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2.80675580192695" calcext:value-type="float">
            <text:p>2.8067558019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2.47837433092687" calcext:value-type="float">
            <text:p>2.4783743309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2.44960660242188" calcext:value-type="float">
            <text:p>2.4496066024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2.35285372795271" calcext:value-type="float">
            <text:p>2.352853728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2.53649380662746" calcext:value-type="float">
            <text:p>2.5364938066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2.33295831564702" calcext:value-type="float">
            <text:p>2.3329583156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2.4141871232119" calcext:value-type="float">
            <text:p>2.4141871232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2.73965299142285" calcext:value-type="float">
            <text:p>2.7396529914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2.41118075596926" calcext:value-type="float">
            <text:p>2.411180756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2.38417826366969" calcext:value-type="float">
            <text:p>2.3841782637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2.84958319728182" calcext:value-type="float">
            <text:p>2.8495831973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2.38893229737178" calcext:value-type="float">
            <text:p>2.3889322974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2.50702555165191" calcext:value-type="float">
            <text:p>2.5070255517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2.58748196152645" calcext:value-type="float">
            <text:p>2.5874819615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2.70497260700283" calcext:value-type="float">
            <text:p>2.704972607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2.49791804857174" calcext:value-type="float">
            <text:p>2.4979180486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2.67196791140325" calcext:value-type="float">
            <text:p>2.6719679114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2.55463344898612" calcext:value-type="float">
            <text:p>2.554633449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2.62309871849617" calcext:value-type="float">
            <text:p>2.6230987185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2.85554034928589" calcext:value-type="float">
            <text:p>2.8555403493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2.69757848735005" calcext:value-type="float">
            <text:p>2.6975784874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2.49157674925839" calcext:value-type="float">
            <text:p>2.4915767493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2.71716089419675" calcext:value-type="float">
            <text:p>2.7171608942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2.68643671838347" calcext:value-type="float">
            <text:p>2.6864367184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2.37177324655386" calcext:value-type="float">
            <text:p>2.3717732466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2.59113829197602" calcext:value-type="float">
            <text:p>2.591138292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2.81847188517509" calcext:value-type="float">
            <text:p>2.8184718852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2.5188114420545" calcext:value-type="float">
            <text:p>2.5188114421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2.73719784918149" calcext:value-type="float">
            <text:p>2.7371978492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2.38577807382167" calcext:value-type="float">
            <text:p>2.3857780738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2.66542828746724" calcext:value-type="float">
            <text:p>2.6654282875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2.81293317698548" calcext:value-type="float">
            <text:p>2.812933177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2.68922669474617" calcext:value-type="float">
            <text:p>2.6892266947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2.90676902003416" calcext:value-type="float">
            <text:p>2.90676902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2.81259587266052" calcext:value-type="float">
            <text:p>2.8125958727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2.31090956767577" calcext:value-type="float">
            <text:p>2.3109095677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2.5299536551533" calcext:value-type="float">
            <text:p>2.5299536552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2.76622015134144" calcext:value-type="float">
            <text:p>2.7662201513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2.71937328122807" calcext:value-type="float">
            <text:p>2.7193732812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2.88042401394243" calcext:value-type="float">
            <text:p>2.8804240139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2.69974983819305" calcext:value-type="float">
            <text:p>2.6997498382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2.62382977180979" calcext:value-type="float">
            <text:p>2.6238297718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2.85912291145935" calcext:value-type="float">
            <text:p>2.8591229115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2.91372261265955" calcext:value-type="float">
            <text:p>2.9137226127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2.72009251965293" calcext:value-type="float">
            <text:p>2.7200925197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2.70550392467101" calcext:value-type="float">
            <text:p>2.7055039247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2.5583192118042" calcext:value-type="float">
            <text:p>2.5583192118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2.91179656386505" calcext:value-type="float">
            <text:p>2.9117965639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2.54599892020702" calcext:value-type="float">
            <text:p>2.5459989202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2.55365266889828" calcext:value-type="float">
            <text:p>2.5536526689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2.75898301653941" calcext:value-type="float">
            <text:p>2.7589830165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2.76373191044619" calcext:value-type="float">
            <text:p>2.7637319104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2.57432129889732" calcext:value-type="float">
            <text:p>2.5743212989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2.67525677016451" calcext:value-type="float">
            <text:p>2.6752567702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2.98335187230112" calcext:value-type="float">
            <text:p>2.9833518723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2.60534275724981" calcext:value-type="float">
            <text:p>2.6053427572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2.4015976730329" calcext:value-type="float">
            <text:p>2.401597673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3.12402021445447" calcext:value-type="float">
            <text:p>3.1240202145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2.96628695069369" calcext:value-type="float">
            <text:p>2.9662869507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2.70612597396604" calcext:value-type="float">
            <text:p>2.706125974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2.65854292855287" calcext:value-type="float">
            <text:p>2.6585429286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2.39678620943339" calcext:value-type="float">
            <text:p>2.3967862094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2.39039084811375" calcext:value-type="float">
            <text:p>2.3903908481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2.59170891278361" calcext:value-type="float">
            <text:p>2.5917089128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2.89789994441024" calcext:value-type="float">
            <text:p>2.8978999444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2.96975395724067" calcext:value-type="float">
            <text:p>2.9697539572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2.8453079698499" calcext:value-type="float">
            <text:p>2.8453079698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2.74940152934105" calcext:value-type="float">
            <text:p>2.7494015293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2.74011225466488" calcext:value-type="float">
            <text:p>2.7401122547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2.90442048665461" calcext:value-type="float">
            <text:p>2.9044204867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2.91269874029092" calcext:value-type="float">
            <text:p>2.9126987403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2.81355858308872" calcext:value-type="float">
            <text:p>2.8135585831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2.6611953781034" calcext:value-type="float">
            <text:p>2.6611953781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2.82137570664487" calcext:value-type="float">
            <text:p>2.8213757066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2.78291363206203" calcext:value-type="float">
            <text:p>2.7829136321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2.83951115745649" calcext:value-type="float">
            <text:p>2.8395111575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2.73000105968286" calcext:value-type="float">
            <text:p>2.7300010597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2.51408008572004" calcext:value-type="float">
            <text:p>2.5140800857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2.91161670189353" calcext:value-type="float">
            <text:p>2.9116167019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2.90392823657878" calcext:value-type="float">
            <text:p>2.9039282366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2.88957905874626" calcext:value-type="float">
            <text:p>2.8895790587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2.86835993338196" calcext:value-type="float">
            <text:p>2.8683599334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2.95517988697906" calcext:value-type="float">
            <text:p>2.955179887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3.05671141600323" calcext:value-type="float">
            <text:p>3.056711416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2.8897462901855" calcext:value-type="float">
            <text:p>2.8897462902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2.81849927136647" calcext:value-type="float">
            <text:p>2.8184992714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3.05290523283872" calcext:value-type="float">
            <text:p>3.0529052328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3.24693983801916" calcext:value-type="float">
            <text:p>3.246939838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2.63573555575527" calcext:value-type="float">
            <text:p>2.6357355558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2.74819984278147" calcext:value-type="float">
            <text:p>2.7481998428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3.09561757634083" calcext:value-type="float">
            <text:p>3.0956175763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2.9851103250651" calcext:value-type="float">
            <text:p>2.9851103251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2.95589893989637" calcext:value-type="float">
            <text:p>2.9558989399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3.27970004087798" calcext:value-type="float">
            <text:p>3.2797000409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2.94719287235724" calcext:value-type="float">
            <text:p>2.9471928724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3.17571286830268" calcext:value-type="float">
            <text:p>3.1757128683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2.8371106134964" calcext:value-type="float">
            <text:p>2.8371106135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3.15557526331672" calcext:value-type="float">
            <text:p>3.1555752633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2.98223982957779" calcext:value-type="float">
            <text:p>2.9822398296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2.69254858029979" calcext:value-type="float">
            <text:p>2.6925485803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3.49476217059938" calcext:value-type="float">
            <text:p>3.4947621706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3.24647746818427" calcext:value-type="float">
            <text:p>3.2464774682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3.18846824278156" calcext:value-type="float">
            <text:p>3.1884682428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3.05913885834895" calcext:value-type="float">
            <text:p>3.0591388583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2.91095927296617" calcext:value-type="float">
            <text:p>2.910959273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3.63453245306974" calcext:value-type="float">
            <text:p>3.6345324531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3.06564561642632" calcext:value-type="float">
            <text:p>3.0656456164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3.07484290905763" calcext:value-type="float">
            <text:p>3.0748429091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3.07852491931359" calcext:value-type="float">
            <text:p>3.0785249193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3.29208441818862" calcext:value-type="float">
            <text:p>3.2920844182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3.01346834956903" calcext:value-type="float">
            <text:p>3.0134683496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3.14932060159636" calcext:value-type="float">
            <text:p>3.1493206016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3.06953426513939" calcext:value-type="float">
            <text:p>3.0695342651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3.50194772118497" calcext:value-type="float">
            <text:p>3.5019477212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3.24597490411193" calcext:value-type="float">
            <text:p>3.2459749041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3.31086229619366" calcext:value-type="float">
            <text:p>3.3108622962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3.13453354254759" calcext:value-type="float">
            <text:p>3.1345335425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3.16558043372205" calcext:value-type="float">
            <text:p>3.1655804337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2.96132010754219" calcext:value-type="float">
            <text:p>2.9613201075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3.40859299095624" calcext:value-type="float">
            <text:p>3.408592991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3.59110089567035" calcext:value-type="float">
            <text:p>3.5911008957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2.99878435682685" calcext:value-type="float">
            <text:p>2.9987843568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3.85565376551509" calcext:value-type="float">
            <text:p>3.8556537655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Active_Balun_SN002_S22_VSWR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Thursday</text:p>
          </table:table-cell>
          <table:table-cell office:value-type="string" calcext:value-type="string">
            <text:p><text:s/>09 July 2020 10:13:24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0201237686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22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VSWR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24.4755511109063" calcext:value-type="float">
            <text:p>24.4755511109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26.6451599712572" calcext:value-type="float">
            <text:p>26.645159971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9.90734752077846" calcext:value-type="float">
            <text:p>9.9073475208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4.6383773900812" calcext:value-type="float">
            <text:p>4.6383773901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2.06780132789342" calcext:value-type="float">
            <text:p>2.0678013279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3.14180431230752" calcext:value-type="float">
            <text:p>3.1418043123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3.85832290709308" calcext:value-type="float">
            <text:p>3.8583229071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4.51671501612458" calcext:value-type="float">
            <text:p>4.5167150161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3.47649648752839" calcext:value-type="float">
            <text:p>3.4764964875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3.72781097994297" calcext:value-type="float">
            <text:p>3.7278109799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3.52700692538531" calcext:value-type="float">
            <text:p>3.5270069254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2.84373139444336" calcext:value-type="float">
            <text:p>2.8437313944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2.38092604633053" calcext:value-type="float">
            <text:p>2.3809260463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1.99502038940268" calcext:value-type="float">
            <text:p>1.9950203894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2.0192614248372" calcext:value-type="float">
            <text:p>2.0192614248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1.91539174086654" calcext:value-type="float">
            <text:p>1.9153917409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2.11606865938583" calcext:value-type="float">
            <text:p>2.1160686594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1.95078602190872" calcext:value-type="float">
            <text:p>1.9507860219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.86095064541926" calcext:value-type="float">
            <text:p>1.8609506454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1.76088663633605" calcext:value-type="float">
            <text:p>1.7608866363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1.41389907517248" calcext:value-type="float">
            <text:p>1.4138990752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1.31490274999398" calcext:value-type="float">
            <text:p>1.31490275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1.47403018018128" calcext:value-type="float">
            <text:p>1.4740301802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1.53046934786975" calcext:value-type="float">
            <text:p>1.5304693479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1.44714565412893" calcext:value-type="float">
            <text:p>1.4471456541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1.207094949349" calcext:value-type="float">
            <text:p>1.2070949493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1.16806563403529" calcext:value-type="float">
            <text:p>1.168065634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1.10785963315202" calcext:value-type="float">
            <text:p>1.1078596332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1.21317212053057" calcext:value-type="float">
            <text:p>1.2131721205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1.31750373292209" calcext:value-type="float">
            <text:p>1.3175037329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1.151442275453" calcext:value-type="float">
            <text:p>1.1514422755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1.09901780756852" calcext:value-type="float">
            <text:p>1.0990178076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1.22037472862855" calcext:value-type="float">
            <text:p>1.2203747286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1.07153983637061" calcext:value-type="float">
            <text:p>1.0715398364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1.11976104529601" calcext:value-type="float">
            <text:p>1.1197610453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1.1619632991551" calcext:value-type="float">
            <text:p>1.1619632992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1.18548435602495" calcext:value-type="float">
            <text:p>1.185484356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1.04367462702969" calcext:value-type="float">
            <text:p>1.043674627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.33020948221097" calcext:value-type="float">
            <text:p>1.3302094822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1.1562569389603" calcext:value-type="float">
            <text:p>1.156256939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1.18474249131093" calcext:value-type="float">
            <text:p>1.1847424913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1.11894724351041" calcext:value-type="float">
            <text:p>1.1189472435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1.11620437260815" calcext:value-type="float">
            <text:p>1.1162043726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1.0607729614701" calcext:value-type="float">
            <text:p>1.0607729615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1.28947234705534" calcext:value-type="float">
            <text:p>1.2894723471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1.21432992278935" calcext:value-type="float">
            <text:p>1.2143299228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1.10560558702981" calcext:value-type="float">
            <text:p>1.105605587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1.15598080059669" calcext:value-type="float">
            <text:p>1.1559808006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1.52050766671857" calcext:value-type="float">
            <text:p>1.5205076667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1.33435192101085" calcext:value-type="float">
            <text:p>1.334351921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1.40177173016772" calcext:value-type="float">
            <text:p>1.4017717302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1.25026706489573" calcext:value-type="float">
            <text:p>1.2502670649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1.28008567953539" calcext:value-type="float">
            <text:p>1.2800856795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1.30814340444922" calcext:value-type="float">
            <text:p>1.3081434044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1.18204378638479" calcext:value-type="float">
            <text:p>1.1820437864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1.15204198212489" calcext:value-type="float">
            <text:p>1.1520419821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1.22690136462046" calcext:value-type="float">
            <text:p>1.2269013646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1.27866800221004" calcext:value-type="float">
            <text:p>1.2786680022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1.23091234478877" calcext:value-type="float">
            <text:p>1.2309123448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1.51468939685953" calcext:value-type="float">
            <text:p>1.5146893969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1.43707951962562" calcext:value-type="float">
            <text:p>1.4370795196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1.25020473537112" calcext:value-type="float">
            <text:p>1.2502047354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1.38240314831902" calcext:value-type="float">
            <text:p>1.3824031483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1.55680270230937" calcext:value-type="float">
            <text:p>1.5568027023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1.21480532369708" calcext:value-type="float">
            <text:p>1.2148053237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1.4160606441846" calcext:value-type="float">
            <text:p>1.4160606442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1.57446406039254" calcext:value-type="float">
            <text:p>1.5744640604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1.49104185488199" calcext:value-type="float">
            <text:p>1.4910418549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1.41108148892709" calcext:value-type="float">
            <text:p>1.4110814889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1.29895095907338" calcext:value-type="float">
            <text:p>1.2989509591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1.44402996292484" calcext:value-type="float">
            <text:p>1.4440299629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1.24504425827574" calcext:value-type="float">
            <text:p>1.2450442583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1.18516074000462" calcext:value-type="float">
            <text:p>1.18516074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1.10642242891878" calcext:value-type="float">
            <text:p>1.1064224289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1.42154055424453" calcext:value-type="float">
            <text:p>1.4215405542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1.25077052551112" calcext:value-type="float">
            <text:p>1.2507705255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1.39095654230764" calcext:value-type="float">
            <text:p>1.3909565423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1.25279195497058" calcext:value-type="float">
            <text:p>1.252791955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1.25043693059081" calcext:value-type="float">
            <text:p>1.2504369306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1.38916227086997" calcext:value-type="float">
            <text:p>1.3891622709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1.24064751898788" calcext:value-type="float">
            <text:p>1.240647519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1.38173658102076" calcext:value-type="float">
            <text:p>1.381736581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1.22002982373204" calcext:value-type="float">
            <text:p>1.2200298237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1.28469718075935" calcext:value-type="float">
            <text:p>1.2846971808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1.41091511350851" calcext:value-type="float">
            <text:p>1.4109151135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1.18846923934125" calcext:value-type="float">
            <text:p>1.1884692393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1.49609181784864" calcext:value-type="float">
            <text:p>1.4960918178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1.44949785991599" calcext:value-type="float">
            <text:p>1.4494978599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1.38482835348653" calcext:value-type="float">
            <text:p>1.3848283535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1.52144702544502" calcext:value-type="float">
            <text:p>1.5214470254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1.3265345328148" calcext:value-type="float">
            <text:p>1.3265345328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1.35742786915257" calcext:value-type="float">
            <text:p>1.3574278692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1.3135638896952" calcext:value-type="float">
            <text:p>1.3135638897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1.2901769254031" calcext:value-type="float">
            <text:p>1.2901769254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1.23935296392899" calcext:value-type="float">
            <text:p>1.2393529639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1.35813341106149" calcext:value-type="float">
            <text:p>1.3581334111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1.23505335191325" calcext:value-type="float">
            <text:p>1.2350533519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1.38262785807709" calcext:value-type="float">
            <text:p>1.3826278581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1.33885522140018" calcext:value-type="float">
            <text:p>1.3388552214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1.45337994723641" calcext:value-type="float">
            <text:p>1.4533799472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1.31313331658704" calcext:value-type="float">
            <text:p>1.3131333166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1.22513337934782" calcext:value-type="float">
            <text:p>1.2251333793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1.42669378174123" calcext:value-type="float">
            <text:p>1.4266937817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1.37198970899925" calcext:value-type="float">
            <text:p>1.371989709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1.64270746564769" calcext:value-type="float">
            <text:p>1.6427074656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1.3749420095867" calcext:value-type="float">
            <text:p>1.3749420096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1.21860758008166" calcext:value-type="float">
            <text:p>1.2186075801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1.39798256415151" calcext:value-type="float">
            <text:p>1.3979825642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1.33417669933506" calcext:value-type="float">
            <text:p>1.3341766993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1.29894922967447" calcext:value-type="float">
            <text:p>1.2989492297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1.27569228020067" calcext:value-type="float">
            <text:p>1.2756922802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1.50875434240471" calcext:value-type="float">
            <text:p>1.5087543424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1.51354049031862" calcext:value-type="float">
            <text:p>1.5135404903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1.41575777901655" calcext:value-type="float">
            <text:p>1.415757779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1.53502000595366" calcext:value-type="float">
            <text:p>1.535020006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1.05214829591798" calcext:value-type="float">
            <text:p>1.0521482959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1.40070909287174" calcext:value-type="float">
            <text:p>1.4007090929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1.33774763710533" calcext:value-type="float">
            <text:p>1.3377476371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1.23369498509482" calcext:value-type="float">
            <text:p>1.2336949851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1.19115009063168" calcext:value-type="float">
            <text:p>1.1911500906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1.28487549341532" calcext:value-type="float">
            <text:p>1.2848754934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1.38378502017582" calcext:value-type="float">
            <text:p>1.3837850202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1.34939667811763" calcext:value-type="float">
            <text:p>1.3493966781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1.5040980913147" calcext:value-type="float">
            <text:p>1.5040980913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1.28140382626797" calcext:value-type="float">
            <text:p>1.2814038263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1.33753160073788" calcext:value-type="float">
            <text:p>1.3375316007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1.16850490380374" calcext:value-type="float">
            <text:p>1.1685049038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1.45117191907189" calcext:value-type="float">
            <text:p>1.4511719191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1.39883812484673" calcext:value-type="float">
            <text:p>1.3988381248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1.42911119639632" calcext:value-type="float">
            <text:p>1.4291111964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1.38676937304503" calcext:value-type="float">
            <text:p>1.386769373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1.30833120712347" calcext:value-type="float">
            <text:p>1.3083312071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1.24949899787457" calcext:value-type="float">
            <text:p>1.2494989979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1.30949510016149" calcext:value-type="float">
            <text:p>1.3094951002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1.3400013408448" calcext:value-type="float">
            <text:p>1.3400013408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1.27282991617445" calcext:value-type="float">
            <text:p>1.2728299162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1.18316664912182" calcext:value-type="float">
            <text:p>1.1831666491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1.35731661932795" calcext:value-type="float">
            <text:p>1.3573166193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1.29725164854785" calcext:value-type="float">
            <text:p>1.2972516485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1.3671859770026" calcext:value-type="float">
            <text:p>1.367185977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1.18670566831446" calcext:value-type="float">
            <text:p>1.1867056683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1.42011654345461" calcext:value-type="float">
            <text:p>1.4201165435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1.51181542161089" calcext:value-type="float">
            <text:p>1.5118154216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1.38700771285199" calcext:value-type="float">
            <text:p>1.3870077129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1.36268765011172" calcext:value-type="float">
            <text:p>1.3626876501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1.25880351064246" calcext:value-type="float">
            <text:p>1.2588035106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1.4503353460314" calcext:value-type="float">
            <text:p>1.450335346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1.29975287975215" calcext:value-type="float">
            <text:p>1.2997528798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1.26947389996885" calcext:value-type="float">
            <text:p>1.2694739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1.44923506650212" calcext:value-type="float">
            <text:p>1.4492350665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1.28578648801416" calcext:value-type="float">
            <text:p>1.285786488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1.41161019879268" calcext:value-type="float">
            <text:p>1.4116101988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1.5773368991923" calcext:value-type="float">
            <text:p>1.5773368992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1.17736489418814" calcext:value-type="float">
            <text:p>1.1773648942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1.45908561840896" calcext:value-type="float">
            <text:p>1.4590856184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1.37981082701247" calcext:value-type="float">
            <text:p>1.379810827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1.43570679955407" calcext:value-type="float">
            <text:p>1.4357067996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1.55702963776499" calcext:value-type="float">
            <text:p>1.5570296378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1.34830443834983" calcext:value-type="float">
            <text:p>1.3483044383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1.22531439686016" calcext:value-type="float">
            <text:p>1.2253143969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1.48304030221053" calcext:value-type="float">
            <text:p>1.4830403022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1.26610005798284" calcext:value-type="float">
            <text:p>1.266100058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1.368194731884" calcext:value-type="float">
            <text:p>1.3681947319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1.39026760375198" calcext:value-type="float">
            <text:p>1.3902676038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1.47079765697653" calcext:value-type="float">
            <text:p>1.470797657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1.49379571365956" calcext:value-type="float">
            <text:p>1.4937957137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1.43415894255555" calcext:value-type="float">
            <text:p>1.4341589426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1.53210853271995" calcext:value-type="float">
            <text:p>1.5321085327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1.39978311529903" calcext:value-type="float">
            <text:p>1.3997831153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1.35968888985533" calcext:value-type="float">
            <text:p>1.3596888899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1.60322963757448" calcext:value-type="float">
            <text:p>1.6032296376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1.3077750876738" calcext:value-type="float">
            <text:p>1.3077750877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1.38737849688284" calcext:value-type="float">
            <text:p>1.3873784969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1.27752906150376" calcext:value-type="float">
            <text:p>1.2775290615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1.53372421736378" calcext:value-type="float">
            <text:p>1.5337242174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1.38089883002117" calcext:value-type="float">
            <text:p>1.38089883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1.36962131869306" calcext:value-type="float">
            <text:p>1.3696213187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1.33859032700866" calcext:value-type="float">
            <text:p>1.338590327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1.38536902660506" calcext:value-type="float">
            <text:p>1.3853690266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1.41869423256065" calcext:value-type="float">
            <text:p>1.4186942326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1.67911008240233" calcext:value-type="float">
            <text:p>1.6791100824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1.73520455891921" calcext:value-type="float">
            <text:p>1.7352045589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1.44845754313053" calcext:value-type="float">
            <text:p>1.4484575431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1.74648044649412" calcext:value-type="float">
            <text:p>1.7464804465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1.71193265394999" calcext:value-type="float">
            <text:p>1.7119326539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1.5618652986632" calcext:value-type="float">
            <text:p>1.5618652987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1.7577953167089" calcext:value-type="float">
            <text:p>1.7577953167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1.28140265568757" calcext:value-type="float">
            <text:p>1.2814026557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1.41439168017532" calcext:value-type="float">
            <text:p>1.4143916802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1.45004289558787" calcext:value-type="float">
            <text:p>1.4500428956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1.65358543273118" calcext:value-type="float">
            <text:p>1.6535854327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1.49467208938436" calcext:value-type="float">
            <text:p>1.4946720894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1.62779491756427" calcext:value-type="float">
            <text:p>1.6277949176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1.71363506589321" calcext:value-type="float">
            <text:p>1.7136350659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1.58020749946691" calcext:value-type="float">
            <text:p>1.5802074995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1.63444743343513" calcext:value-type="float">
            <text:p>1.6344474334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1.70069740624533" calcext:value-type="float">
            <text:p>1.7006974062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1.78262374035734" calcext:value-type="float">
            <text:p>1.7826237404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1.68231371335509" calcext:value-type="float">
            <text:p>1.6823137134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1.84353666313607" calcext:value-type="float">
            <text:p>1.8435366631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1.94887562751311" calcext:value-type="float">
            <text:p>1.9488756275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1.74569174786848" calcext:value-type="float">
            <text:p>1.7456917479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1.79881585853622" calcext:value-type="float">
            <text:p>1.7988158585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1.77583464660239" calcext:value-type="float">
            <text:p>1.7758346466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1.90763071404704" calcext:value-type="float">
            <text:p>1.907630714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1.76603500711254" calcext:value-type="float">
            <text:p>1.7660350071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1.94860045338156" calcext:value-type="float">
            <text:p>1.9486004534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1.84675194202418" calcext:value-type="float">
            <text:p>1.846751942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1.86223413960477" calcext:value-type="float">
            <text:p>1.8622341396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1.97304057806289" calcext:value-type="float">
            <text:p>1.9730405781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1.68136179017236" calcext:value-type="float">
            <text:p>1.6813617902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1.93685114344081" calcext:value-type="float">
            <text:p>1.9368511434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1.90963994855637" calcext:value-type="float">
            <text:p>1.9096399486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1.72810102226091" calcext:value-type="float">
            <text:p>1.7281010223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2.1631442527323" calcext:value-type="float">
            <text:p>2.1631442527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2.08588153401082" calcext:value-type="float">
            <text:p>2.085881534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1.9341546699795" calcext:value-type="float">
            <text:p>1.93415467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1.99146836174902" calcext:value-type="float">
            <text:p>1.9914683617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1.89288481654563" calcext:value-type="float">
            <text:p>1.8928848165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1.80767276719591" calcext:value-type="float">
            <text:p>1.8076727672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1.79700141764979" calcext:value-type="float">
            <text:p>1.7970014176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1.98060537726155" calcext:value-type="float">
            <text:p>1.9806053773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2.01848084954482" calcext:value-type="float">
            <text:p>2.0184808495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2.17752450641272" calcext:value-type="float">
            <text:p>2.1775245064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1.90680582118802" calcext:value-type="float">
            <text:p>1.9068058212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2.24265542127478" calcext:value-type="float">
            <text:p>2.2426554213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2.12597010246147" calcext:value-type="float">
            <text:p>2.1259701025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2.11378396661065" calcext:value-type="float">
            <text:p>2.1137839666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2.19283270453133" calcext:value-type="float">
            <text:p>2.1928327045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2.14621474783691" calcext:value-type="float">
            <text:p>2.1462147478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2.10414035039301" calcext:value-type="float">
            <text:p>2.1041403504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2.12470067877044" calcext:value-type="float">
            <text:p>2.1247006788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2.14836356772234" calcext:value-type="float">
            <text:p>2.1483635677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2.0820349479046" calcext:value-type="float">
            <text:p>2.0820349479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1.9776001797369" calcext:value-type="float">
            <text:p>1.9776001797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2.3407149006829" calcext:value-type="float">
            <text:p>2.3407149007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2.09693259043123" calcext:value-type="float">
            <text:p>2.0969325904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2.19232560169314" calcext:value-type="float">
            <text:p>2.1923256017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2.11552153765281" calcext:value-type="float">
            <text:p>2.1155215377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2.20059634589667" calcext:value-type="float">
            <text:p>2.2005963459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2.20223172180307" calcext:value-type="float">
            <text:p>2.2022317218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2.29386627320261" calcext:value-type="float">
            <text:p>2.2938662732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2.24772101174825" calcext:value-type="float">
            <text:p>2.2477210117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2.08217379427938" calcext:value-type="float">
            <text:p>2.0821737943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2.24449798499316" calcext:value-type="float">
            <text:p>2.244497985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2.48839284093191" calcext:value-type="float">
            <text:p>2.4883928409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2.51640229477677" calcext:value-type="float">
            <text:p>2.5164022948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2.43916514620301" calcext:value-type="float">
            <text:p>2.4391651462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2.54579681853721" calcext:value-type="float">
            <text:p>2.5457968185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2.32016639123255" calcext:value-type="float">
            <text:p>2.3201663912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2.30783084545742" calcext:value-type="float">
            <text:p>2.3078308455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2.42129381802103" calcext:value-type="float">
            <text:p>2.421293818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2.37749607874103" calcext:value-type="float">
            <text:p>2.3774960787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2.46265057756504" calcext:value-type="float">
            <text:p>2.4626505776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2.37399679558072" calcext:value-type="float">
            <text:p>2.3739967956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2.41609099945631" calcext:value-type="float">
            <text:p>2.4160909995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2.49783403160033" calcext:value-type="float">
            <text:p>2.4978340316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2.75758558004082" calcext:value-type="float">
            <text:p>2.75758558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2.43170055258159" calcext:value-type="float">
            <text:p>2.4317005526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2.46165767550559" calcext:value-type="float">
            <text:p>2.4616576755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2.4616975388275" calcext:value-type="float">
            <text:p>2.4616975388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2.73924711858208" calcext:value-type="float">
            <text:p>2.7392471186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2.455871859093" calcext:value-type="float">
            <text:p>2.4558718591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2.67249970683744" calcext:value-type="float">
            <text:p>2.6724997068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2.72134972922682" calcext:value-type="float">
            <text:p>2.7213497292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2.48506372478918" calcext:value-type="float">
            <text:p>2.4850637248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2.84166938140469" calcext:value-type="float">
            <text:p>2.8416693814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2.35783634857685" calcext:value-type="float">
            <text:p>2.3578363486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2.53546219450775" calcext:value-type="float">
            <text:p>2.5354621945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2.5005599897223" calcext:value-type="float">
            <text:p>2.5005599897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2.50383915881262" calcext:value-type="float">
            <text:p>2.5038391588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2.53280447182644" calcext:value-type="float">
            <text:p>2.5328044718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2.74869866229461" calcext:value-type="float">
            <text:p>2.7486986623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2.58234218945453" calcext:value-type="float">
            <text:p>2.5823421895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2.82582619021704" calcext:value-type="float">
            <text:p>2.8258261902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2.50664542833726" calcext:value-type="float">
            <text:p>2.5066454283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2.66994842091073" calcext:value-type="float">
            <text:p>2.6699484209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2.74690195700916" calcext:value-type="float">
            <text:p>2.746901957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2.79219363932634" calcext:value-type="float">
            <text:p>2.7921936393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2.52241386914181" calcext:value-type="float">
            <text:p>2.5224138691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2.77870234319141" calcext:value-type="float">
            <text:p>2.7787023432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2.8759174663437" calcext:value-type="float">
            <text:p>2.8759174663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2.5677353509099" calcext:value-type="float">
            <text:p>2.5677353509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2.8088617973641" calcext:value-type="float">
            <text:p>2.8088617974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2.76915957849949" calcext:value-type="float">
            <text:p>2.7691595785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2.7830772377691" calcext:value-type="float">
            <text:p>2.7830772378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2.65234861338742" calcext:value-type="float">
            <text:p>2.6523486134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2.64488887201931" calcext:value-type="float">
            <text:p>2.644888872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2.79729347555958" calcext:value-type="float">
            <text:p>2.7972934756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2.86108511161495" calcext:value-type="float">
            <text:p>2.8610851116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2.61747722497398" calcext:value-type="float">
            <text:p>2.617477225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2.91238182249974" calcext:value-type="float">
            <text:p>2.9123818225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2.50261547736437" calcext:value-type="float">
            <text:p>2.5026154774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3.10653213654268" calcext:value-type="float">
            <text:p>3.1065321365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2.90117483987638" calcext:value-type="float">
            <text:p>2.9011748399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2.63100318586573" calcext:value-type="float">
            <text:p>2.6310031859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2.55481409329307" calcext:value-type="float">
            <text:p>2.5548140933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2.85763667854948" calcext:value-type="float">
            <text:p>2.8576366785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2.6290128879874" calcext:value-type="float">
            <text:p>2.629012888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2.7723847233424" calcext:value-type="float">
            <text:p>2.7723847233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2.58081838920802" calcext:value-type="float">
            <text:p>2.5808183892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2.94578844873551" calcext:value-type="float">
            <text:p>2.9457884487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2.58577733673504" calcext:value-type="float">
            <text:p>2.5857773367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2.68749898322201" calcext:value-type="float">
            <text:p>2.6874989832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3.11513482931721" calcext:value-type="float">
            <text:p>3.1151348293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3.32758338788756" calcext:value-type="float">
            <text:p>3.3275833879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2.62743445547315" calcext:value-type="float">
            <text:p>2.6274344555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2.91974382012627" calcext:value-type="float">
            <text:p>2.9197438201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2.7932457231217" calcext:value-type="float">
            <text:p>2.7932457231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2.6766329565877" calcext:value-type="float">
            <text:p>2.6766329566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2.92592050697358" calcext:value-type="float">
            <text:p>2.925920507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3.00047184616513" calcext:value-type="float">
            <text:p>3.0004718462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2.76749078127784" calcext:value-type="float">
            <text:p>2.7674907813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2.76955981292324" calcext:value-type="float">
            <text:p>2.7695598129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2.79819464629619" calcext:value-type="float">
            <text:p>2.7981946463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2.95769850277416" calcext:value-type="float">
            <text:p>2.9576985028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2.75618186529859" calcext:value-type="float">
            <text:p>2.7561818653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3.06208618879516" calcext:value-type="float">
            <text:p>3.0620861888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2.7885954916358" calcext:value-type="float">
            <text:p>2.7885954916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3.09236752611117" calcext:value-type="float">
            <text:p>3.0923675261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3.07803676198672" calcext:value-type="float">
            <text:p>3.078036762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3.31200942666335" calcext:value-type="float">
            <text:p>3.3120094267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3.24850821412436" calcext:value-type="float">
            <text:p>3.2485082141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2.74389963892299" calcext:value-type="float">
            <text:p>2.7438996389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2.66609147703378" calcext:value-type="float">
            <text:p>2.666091477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3.18645328866868" calcext:value-type="float">
            <text:p>3.1864532887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3.05999903871509" calcext:value-type="float">
            <text:p>3.0599990387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3.09332058286927" calcext:value-type="float">
            <text:p>3.0933205829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3.07183916513612" calcext:value-type="float">
            <text:p>3.0718391651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3.23362452880986" calcext:value-type="float">
            <text:p>3.2336245288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3.28924371418154" calcext:value-type="float">
            <text:p>3.2892437142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3.05624336278141" calcext:value-type="float">
            <text:p>3.0562433628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3.18070857371387" calcext:value-type="float">
            <text:p>3.1807085737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3.41221748133157" calcext:value-type="float">
            <text:p>3.4122174813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2.60941589587113" calcext:value-type="float">
            <text:p>2.6094158959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2.98075429792995" calcext:value-type="float">
            <text:p>2.9807542979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3.10525345957784" calcext:value-type="float">
            <text:p>3.1052534596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2.96060482992832" calcext:value-type="float">
            <text:p>2.9606048299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2.81941456859934" calcext:value-type="float">
            <text:p>2.8194145686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2.9316896389052" calcext:value-type="float">
            <text:p>2.9316896389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2.64980134173284" calcext:value-type="float">
            <text:p>2.6498013417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3.61287581441444" calcext:value-type="float">
            <text:p>3.6128758144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2.69706777788673" calcext:value-type="float">
            <text:p>2.6970677779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3.07464917456243" calcext:value-type="float">
            <text:p>3.0746491746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2.66856128122924" calcext:value-type="float">
            <text:p>2.6685612812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2.9314204646683" calcext:value-type="float">
            <text:p>2.9314204647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3.47130014986595" calcext:value-type="float">
            <text:p>3.4713001499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2.99628130017068" calcext:value-type="float">
            <text:p>2.9962813002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3.06523005260341" calcext:value-type="float">
            <text:p>3.0652300526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2.7749174629676" calcext:value-type="float">
            <text:p>2.774917463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3.45142400165124" calcext:value-type="float">
            <text:p>3.4514240017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2.81539328994081" calcext:value-type="float">
            <text:p>2.8153932899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3.13116089184807" calcext:value-type="float">
            <text:p>3.1311608918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3.09938991426011" calcext:value-type="float">
            <text:p>3.0993899143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2.96415641912828" calcext:value-type="float">
            <text:p>2.9641564191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3.1204130799955" calcext:value-type="float">
            <text:p>3.12041308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3.21655692824331" calcext:value-type="float">
            <text:p>3.2165569282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3.05772520178849" calcext:value-type="float">
            <text:p>3.0577252018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3.30565009591702" calcext:value-type="float">
            <text:p>3.3056500959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2.97227311813056" calcext:value-type="float">
            <text:p>2.9722731181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2.89499692192618" calcext:value-type="float">
            <text:p>2.8949969219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3.08555442424902" calcext:value-type="float">
            <text:p>3.0855544242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3.07547560020408" calcext:value-type="float">
            <text:p>3.0754756002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2.7533359584663" calcext:value-type="float">
            <text:p>2.7533359585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3.3985880584252" calcext:value-type="float">
            <text:p>3.3985880584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3.32388160851454" calcext:value-type="float">
            <text:p>3.3238816085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3.31084439554322" calcext:value-type="float">
            <text:p>3.3108443955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2.86223750321066" calcext:value-type="float">
            <text:p>2.8622375032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2.76757253843086" calcext:value-type="float">
            <text:p>2.7675725384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3.40489761801043" calcext:value-type="float">
            <text:p>3.404897618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2.98608266831069" calcext:value-type="float">
            <text:p>2.9860826683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3.0168655056009" calcext:value-type="float">
            <text:p>3.0168655056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2.90615339040184" calcext:value-type="float">
            <text:p>2.9061533904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3.01753720070175" calcext:value-type="float">
            <text:p>3.0175372007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2.61893192995871" calcext:value-type="float">
            <text:p>2.61893193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2.65493106769733" calcext:value-type="float">
            <text:p>2.6549310677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2.9711713674156" calcext:value-type="float">
            <text:p>2.9711713674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3.06433406738119" calcext:value-type="float">
            <text:p>3.0643340674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2.67718093637008" calcext:value-type="float">
            <text:p>2.6771809364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2.79958539483071" calcext:value-type="float">
            <text:p>2.7995853948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2.95345863236365" calcext:value-type="float">
            <text:p>2.9534586324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3.11083914722878" calcext:value-type="float">
            <text:p>3.1108391472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2.80679370153608" calcext:value-type="float">
            <text:p>2.8067937015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3.11982534079022" calcext:value-type="float">
            <text:p>3.1198253408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3.01439935660531" calcext:value-type="float">
            <text:p>3.0143993566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3.14020868085665" calcext:value-type="float">
            <text:p>3.1402086809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2.99748779389163" calcext:value-type="float">
            <text:p>2.9974877939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3.39894634258236" calcext:value-type="float">
            <text:p>3.3989463426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2.94179319117058" calcext:value-type="float">
            <text:p>2.9417931912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3.04746839458934" calcext:value-type="float">
            <text:p>3.0474683946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3.22547544478287" calcext:value-type="float">
            <text:p>3.2254754448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3.3038127435092" calcext:value-type="float">
            <text:p>3.3038127435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2.93633155220216" calcext:value-type="float">
            <text:p>2.9363315522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3.00722965432905" calcext:value-type="float">
            <text:p>3.0072296543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2.86566140872922" calcext:value-type="float">
            <text:p>2.8656614087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2.92461608606431" calcext:value-type="float">
            <text:p>2.9246160861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2.96264616257942" calcext:value-type="float">
            <text:p>2.9626461626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3.19082309716601" calcext:value-type="float">
            <text:p>3.190823097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.86144497130239" calcext:value-type="float">
            <text:p>2.8614449713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3.10006632836484" calcext:value-type="float">
            <text:p>3.1000663284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2.79835522247485" calcext:value-type="float">
            <text:p>2.7983552225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3.2036506180472" calcext:value-type="float">
            <text:p>3.203650618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3.28400827052777" calcext:value-type="float">
            <text:p>3.2840082705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2.94505777756246" calcext:value-type="float">
            <text:p>2.9450577776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3.27710479052705" calcext:value-type="float">
            <text:p>3.2771047905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2.76955087909405" calcext:value-type="float">
            <text:p>2.7695508791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2.8019089309086" calcext:value-type="float">
            <text:p>2.8019089309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2.90073316566145" calcext:value-type="float">
            <text:p>2.9007331657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2.79640166715683" calcext:value-type="float">
            <text:p>2.7964016672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2.78016472056239" calcext:value-type="float">
            <text:p>2.7801647206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3.23091861297714" calcext:value-type="float">
            <text:p>3.230918613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2.81061713072785" calcext:value-type="float">
            <text:p>2.8106171307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3.21643343992408" calcext:value-type="float">
            <text:p>3.2164334399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3.49084446743765" calcext:value-type="float">
            <text:p>3.4908444674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2.82119813613055" calcext:value-type="float">
            <text:p>2.8211981361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2.97472646849357" calcext:value-type="float">
            <text:p>2.9747264685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3.0907840515752" calcext:value-type="float">
            <text:p>3.0907840516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2.9427966452023" calcext:value-type="float">
            <text:p>2.9427966452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2.80461602995348" calcext:value-type="float">
            <text:p>2.80461603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2.98308499808128" calcext:value-type="float">
            <text:p>2.9830849981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3.30398825388402" calcext:value-type="float">
            <text:p>3.3039882539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3.60691935995586" calcext:value-type="float">
            <text:p>3.60691936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2.81269980644553" calcext:value-type="float">
            <text:p>2.8126998064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3.17733999891806" calcext:value-type="float">
            <text:p>3.1773399989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3.00254367412223" calcext:value-type="float">
            <text:p>3.0025436741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2.93593588754615" calcext:value-type="float">
            <text:p>2.9359358875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2.7412759804421" calcext:value-type="float">
            <text:p>2.7412759804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3.03708605874409" calcext:value-type="float">
            <text:p>3.0370860587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2.82908346471945" calcext:value-type="float">
            <text:p>2.8290834647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2.84409398667142" calcext:value-type="float">
            <text:p>2.8440939867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3.00494575492716" calcext:value-type="float">
            <text:p>3.0049457549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3.09734032669105" calcext:value-type="float">
            <text:p>3.0973403267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3.04835410815459" calcext:value-type="float">
            <text:p>3.0483541082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3.06684577785773" calcext:value-type="float">
            <text:p>3.0668457779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3.21089237783526" calcext:value-type="float">
            <text:p>3.2108923778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3.1759960048851" calcext:value-type="float">
            <text:p>3.1759960049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3.26118500732467" calcext:value-type="float">
            <text:p>3.2611850073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3.45706150973291" calcext:value-type="float">
            <text:p>3.4570615097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3.2043805991248" calcext:value-type="float">
            <text:p>3.2043805991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3.58464713544555" calcext:value-type="float">
            <text:p>3.5846471354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2.89525042668513" calcext:value-type="float">
            <text:p>2.8952504267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3.12001575964173" calcext:value-type="float">
            <text:p>3.1200157596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3.06034427297243" calcext:value-type="float">
            <text:p>3.060344273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3.35795009551066" calcext:value-type="float">
            <text:p>3.3579500955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2.89003450983669" calcext:value-type="float">
            <text:p>2.8900345098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3.32962937140528" calcext:value-type="float">
            <text:p>3.3296293714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3.04164076914205" calcext:value-type="float">
            <text:p>3.0416407691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2.93840554333938" calcext:value-type="float">
            <text:p>2.9384055433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3.09125512592464" calcext:value-type="float">
            <text:p>3.0912551259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3.57046908990994" calcext:value-type="float">
            <text:p>3.5704690899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3.81774592153818" calcext:value-type="float">
            <text:p>3.8177459215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3.06146188765325" calcext:value-type="float">
            <text:p>3.0614618877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3.24139716044802" calcext:value-type="float">
            <text:p>3.2413971604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2.89176404384637" calcext:value-type="float">
            <text:p>2.8917640438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2.72418711204143" calcext:value-type="float">
            <text:p>2.724187112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3.16270311389354" calcext:value-type="float">
            <text:p>3.1627031139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3.20304131687852" calcext:value-type="float">
            <text:p>3.2030413169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3.15470223185893" calcext:value-type="float">
            <text:p>3.1547022319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3.2755853958433" calcext:value-type="float">
            <text:p>3.2755853958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3.24689265661554" calcext:value-type="float">
            <text:p>3.2468926566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3.63864252248035" calcext:value-type="float">
            <text:p>3.6386425225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3.08390807505457" calcext:value-type="float">
            <text:p>3.0839080751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3.11393985818598" calcext:value-type="float">
            <text:p>3.1139398582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2.89983303945646" calcext:value-type="float">
            <text:p>2.8998330395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3.18070783872122" calcext:value-type="float">
            <text:p>3.1807078387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2.92699104912913" calcext:value-type="float">
            <text:p>2.9269910491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2.86937732104367" calcext:value-type="float">
            <text:p>2.869377321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3.13065807392483" calcext:value-type="float">
            <text:p>3.1306580739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3.38526145667733" calcext:value-type="float">
            <text:p>3.3852614567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3.20873299214273" calcext:value-type="float">
            <text:p>3.2087329921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2.77616202558604" calcext:value-type="float">
            <text:p>2.7761620256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2.97733837492437" calcext:value-type="float">
            <text:p>2.9773383749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3.89080411801393" calcext:value-type="float">
            <text:p>3.890804118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3.37103533791766" calcext:value-type="float">
            <text:p>3.3710353379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2.99003997622248" calcext:value-type="float">
            <text:p>2.9900399762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3.00692520849183" calcext:value-type="float">
            <text:p>3.0069252085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3.05587028182986" calcext:value-type="float">
            <text:p>3.0558702818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3.32001387652897" calcext:value-type="float">
            <text:p>3.3200138765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3.56554776388496" calcext:value-type="float">
            <text:p>3.5655477639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3.49888694100588" calcext:value-type="float">
            <text:p>3.498886941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3.27674767210256" calcext:value-type="float">
            <text:p>3.2767476721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3.63125038804128" calcext:value-type="float">
            <text:p>3.631250388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3.254064870308" calcext:value-type="float">
            <text:p>3.2540648703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3.34208665792941" calcext:value-type="float">
            <text:p>3.3420866579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3.41336606985479" calcext:value-type="float">
            <text:p>3.4133660699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3.25817624021692" calcext:value-type="float">
            <text:p>3.2581762402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3.48163816451664" calcext:value-type="float">
            <text:p>3.4816381645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2.97317405958014" calcext:value-type="float">
            <text:p>2.9731740596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3.06302826872611" calcext:value-type="float">
            <text:p>3.0630282687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3.38440253652567" calcext:value-type="float">
            <text:p>3.3844025365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3.16379682473698" calcext:value-type="float">
            <text:p>3.1637968247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3.18100865374548" calcext:value-type="float">
            <text:p>3.1810086537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3.56046512328121" calcext:value-type="float">
            <text:p>3.5604651233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3.56577920814238" calcext:value-type="float">
            <text:p>3.5657792081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3.13863451795158" calcext:value-type="float">
            <text:p>3.138634518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3.38952214239622" calcext:value-type="float">
            <text:p>3.3895221424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3.24078875346911" calcext:value-type="float">
            <text:p>3.2407887535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3.37821685621251" calcext:value-type="float">
            <text:p>3.3782168562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3.51967866211212" calcext:value-type="float">
            <text:p>3.5196786621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3.40399634008483" calcext:value-type="float">
            <text:p>3.4039963401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3.1384151837117" calcext:value-type="float">
            <text:p>3.1384151837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3.54831442589504" calcext:value-type="float">
            <text:p>3.5483144259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3.57751395534506" calcext:value-type="float">
            <text:p>3.5775139553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3.35685032649818" calcext:value-type="float">
            <text:p>3.3568503265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3.25297861360237" calcext:value-type="float">
            <text:p>3.2529786136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3.4402009385411" calcext:value-type="float">
            <text:p>3.4402009385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2.82752829493342" calcext:value-type="float">
            <text:p>2.8275282949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2.96083466260063" calcext:value-type="float">
            <text:p>2.9608346626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3.32393153411174" calcext:value-type="float">
            <text:p>3.3239315341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3.39237366869032" calcext:value-type="float">
            <text:p>3.3923736687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3.3270968534732" calcext:value-type="float">
            <text:p>3.3270968535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3.295644514619" calcext:value-type="float">
            <text:p>3.2956445146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3.20870739688959" calcext:value-type="float">
            <text:p>3.2087073969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3.35919788552458" calcext:value-type="float">
            <text:p>3.3591978855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2.87768864183273" calcext:value-type="float">
            <text:p>2.8776886418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3.33060886183824" calcext:value-type="float">
            <text:p>3.3306088618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3.32044197870548" calcext:value-type="float">
            <text:p>3.3204419787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3.34328962523528" calcext:value-type="float">
            <text:p>3.3432896252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3.70407294589601" calcext:value-type="float">
            <text:p>3.7040729459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3.56755651305642" calcext:value-type="float">
            <text:p>3.5675565131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3.4769492240789" calcext:value-type="float">
            <text:p>3.4769492241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3.37616345024201" calcext:value-type="float">
            <text:p>3.3761634502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3.93365104658226" calcext:value-type="float">
            <text:p>3.9336510466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3.87695920931532" calcext:value-type="float">
            <text:p>3.8769592093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3.62352063593944" calcext:value-type="float">
            <text:p>3.6235206359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2.98994516537357" calcext:value-type="float">
            <text:p>2.9899451654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3.97776946500553" calcext:value-type="float">
            <text:p>3.977769465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3.41634309616554" calcext:value-type="float">
            <text:p>3.4163430962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3.57373107606132" calcext:value-type="float">
            <text:p>3.5737310761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3.16960037110227" calcext:value-type="float">
            <text:p>3.1696003711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3.16700957217024" calcext:value-type="float">
            <text:p>3.1670095722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3.05345425264959" calcext:value-type="float">
            <text:p>3.0534542526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3.39508202617713" calcext:value-type="float">
            <text:p>3.3950820262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3.43438013475138" calcext:value-type="float">
            <text:p>3.4343801348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3.14924769862254" calcext:value-type="float">
            <text:p>3.1492476986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3.86314261402696" calcext:value-type="float">
            <text:p>3.863142614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3.76264082274658" calcext:value-type="float">
            <text:p>3.7626408227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3.54786556940995" calcext:value-type="float">
            <text:p>3.5478655694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3.39037328130375" calcext:value-type="float">
            <text:p>3.3903732813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3.45719006138986" calcext:value-type="float">
            <text:p>3.4571900614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3.46866630191273" calcext:value-type="float">
            <text:p>3.4686663019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3.11758827358825" calcext:value-type="float">
            <text:p>3.1175882736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3.23780088073505" calcext:value-type="float">
            <text:p>3.2378008807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3.50422325308285" calcext:value-type="float">
            <text:p>3.5042232531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3.5760836005632" calcext:value-type="float">
            <text:p>3.5760836006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3.3296416691986" calcext:value-type="float">
            <text:p>3.3296416692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3.34356800849592" calcext:value-type="float">
            <text:p>3.3435680085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3.4113061793624" calcext:value-type="float">
            <text:p>3.4113061794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3.46543351922545" calcext:value-type="float">
            <text:p>3.4654335192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3.60809675494171" calcext:value-type="float">
            <text:p>3.6080967549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3.39846561823241" calcext:value-type="float">
            <text:p>3.3984656182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3.0644807162433" calcext:value-type="float">
            <text:p>3.0644807162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3.58934929406097" calcext:value-type="float">
            <text:p>3.5893492941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3.362033784146" calcext:value-type="float">
            <text:p>3.3620337841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3.49561659956815" calcext:value-type="float">
            <text:p>3.4956165996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3.07275953126567" calcext:value-type="float">
            <text:p>3.0727595313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3.40681125152832" calcext:value-type="float">
            <text:p>3.4068112515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3.59264784888929" calcext:value-type="float">
            <text:p>3.5926478489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3.43888116446101" calcext:value-type="float">
            <text:p>3.4388811645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3.38972801801665" calcext:value-type="float">
            <text:p>3.389728018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3.31403331536035" calcext:value-type="float">
            <text:p>3.3140333154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3.33641788867641" calcext:value-type="float">
            <text:p>3.3364178887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3.3528484188809" calcext:value-type="float">
            <text:p>3.3528484189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3.63159045029257" calcext:value-type="float">
            <text:p>3.6315904503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3.48669403906917" calcext:value-type="float">
            <text:p>3.4866940391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3.66368868549394" calcext:value-type="float">
            <text:p>3.6636886855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3.18699646857092" calcext:value-type="float">
            <text:p>3.1869964686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3.34929415605894" calcext:value-type="float">
            <text:p>3.3492941561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3.96215470181293" calcext:value-type="float">
            <text:p>3.9621547018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4.05226087386884" calcext:value-type="float">
            <text:p>4.0522608739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3.13081946183482" calcext:value-type="float">
            <text:p>3.1308194618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3.70728723687847" calcext:value-type="float">
            <text:p>3.7072872369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3.3951888808498" calcext:value-type="float">
            <text:p>3.3951888808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3.32841814242506" calcext:value-type="float">
            <text:p>3.3284181424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3.25035760735049" calcext:value-type="float">
            <text:p>3.2503576074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3.10224056648966" calcext:value-type="float">
            <text:p>3.1022405665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3.39522881759646" calcext:value-type="float">
            <text:p>3.3952288176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3.5426300071106" calcext:value-type="float">
            <text:p>3.5426300071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3.727424163668" calcext:value-type="float">
            <text:p>3.7274241637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3.24479609222433" calcext:value-type="float">
            <text:p>3.2447960922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3.33858069265256" calcext:value-type="float">
            <text:p>3.3385806927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3.37038448909376" calcext:value-type="float">
            <text:p>3.3703844891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3.63021781651107" calcext:value-type="float">
            <text:p>3.6302178165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3.76984135821842" calcext:value-type="float">
            <text:p>3.7698413582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3.45748725321274" calcext:value-type="float">
            <text:p>3.4574872532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3.71209632039516" calcext:value-type="float">
            <text:p>3.7120963204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3.49650363879893" calcext:value-type="float">
            <text:p>3.4965036388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3.29828905861919" calcext:value-type="float">
            <text:p>3.2982890586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3.42195860245624" calcext:value-type="float">
            <text:p>3.4219586025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3.32959314953864" calcext:value-type="float">
            <text:p>3.3295931495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3.90506465559863" calcext:value-type="float">
            <text:p>3.9050646556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3.48196871158027" calcext:value-type="float">
            <text:p>3.4819687116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3.39330409085782" calcext:value-type="float">
            <text:p>3.3933040909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3.52222390936314" calcext:value-type="float">
            <text:p>3.5222239094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3.60225461324444" calcext:value-type="float">
            <text:p>3.6022546132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3.67086922365546" calcext:value-type="float">
            <text:p>3.6708692237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3.61901187120903" calcext:value-type="float">
            <text:p>3.6190118712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3.44994299994477" calcext:value-type="float">
            <text:p>3.4499429999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3.62397214398606" calcext:value-type="float">
            <text:p>3.623972144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3.62348006824835" calcext:value-type="float">
            <text:p>3.6234800682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3.21345893080976" calcext:value-type="float">
            <text:p>3.2134589308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Active_Balun_SN002_S21_Phas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Thursday</text:p>
          </table:table-cell>
          <table:table-cell office:value-type="string" calcext:value-type="string">
            <text:p><text:s/>09 July 2020 10:08:43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2066009267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21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egrees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-149.978618653559" calcext:value-type="float">
            <text:p>-149.9786186536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149.755262179172" calcext:value-type="float">
            <text:p>149.755262179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6.27685621559384" calcext:value-type="float">
            <text:p>6.2768562156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-46.7632175388462" calcext:value-type="float">
            <text:p>-46.7632175388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-101.021476432375" calcext:value-type="float">
            <text:p>-101.0214764324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-146.559599934263" calcext:value-type="float">
            <text:p>-146.5595999343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-172.964214612812" calcext:value-type="float">
            <text:p>-172.9642146128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170.006401272825" calcext:value-type="float">
            <text:p>170.0064012728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150.652115320675" calcext:value-type="float">
            <text:p>150.6521153207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136.538298717761" calcext:value-type="float">
            <text:p>136.5382987178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126.83990018841" calcext:value-type="float">
            <text:p>126.8399001884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117.302847676921" calcext:value-type="float">
            <text:p>117.3028476769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106.937447492655" calcext:value-type="float">
            <text:p>106.9374474927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97.9351276469127" calcext:value-type="float">
            <text:p>97.9351276469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91.4282783057908" calcext:value-type="float">
            <text:p>91.4282783058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87.6862339453599" calcext:value-type="float">
            <text:p>87.6862339454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79.3515184471749" calcext:value-type="float">
            <text:p>79.3515184472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74.0647863960677" calcext:value-type="float">
            <text:p>74.0647863961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65.8582227819296" calcext:value-type="float">
            <text:p>65.8582227819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62.1271784028845" calcext:value-type="float">
            <text:p>62.1271784029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55.088798481332" calcext:value-type="float">
            <text:p>55.0887984813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51.2351901332354" calcext:value-type="float">
            <text:p>51.2351901332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46.0003592210463" calcext:value-type="float">
            <text:p>46.000359221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42.7628103836713" calcext:value-type="float">
            <text:p>42.7628103837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36.2777224578213" calcext:value-type="float">
            <text:p>36.2777224578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33.5882313344667" calcext:value-type="float">
            <text:p>33.5882313345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32.2434648993616" calcext:value-type="float">
            <text:p>32.2434648994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28.2876188796708" calcext:value-type="float">
            <text:p>28.2876188797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24.2386329575319" calcext:value-type="float">
            <text:p>24.2386329575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21.6460354937586" calcext:value-type="float">
            <text:p>21.6460354938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14.2459974248717" calcext:value-type="float">
            <text:p>14.2459974249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14.1937539025471" calcext:value-type="float">
            <text:p>14.1937539025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11.1598353217405" calcext:value-type="float">
            <text:p>11.1598353217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7.61563881187729" calcext:value-type="float">
            <text:p>7.6156388119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2.00325219058634" calcext:value-type="float">
            <text:p>2.0032521906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4.17939066092722" calcext:value-type="float">
            <text:p>4.1793906609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1.21411413423837" calcext:value-type="float">
            <text:p>1.2141141342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-0.6166656171084" calcext:value-type="float">
            <text:p>-0.6166656171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6.15730154861756" calcext:value-type="float">
            <text:p>-6.1573015486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-11.1435839813344" calcext:value-type="float">
            <text:p>-11.1435839813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-10.0069486818348" calcext:value-type="float">
            <text:p>-10.0069486818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-10.4415929373059" calcext:value-type="float">
            <text:p>-10.4415929373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-14.2412991798754" calcext:value-type="float">
            <text:p>-14.2412991799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-14.1285420052035" calcext:value-type="float">
            <text:p>-14.1285420052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-18.2662323383673" calcext:value-type="float">
            <text:p>-18.2662323384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-19.6895163166872" calcext:value-type="float">
            <text:p>-19.6895163167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-23.1668547431823" calcext:value-type="float">
            <text:p>-23.1668547432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-23.6652530171723" calcext:value-type="float">
            <text:p>-23.6652530172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-25.3629609278302" calcext:value-type="float">
            <text:p>-25.3629609278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-30.9648962277365" calcext:value-type="float">
            <text:p>-30.9648962277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-27.4087461162019" calcext:value-type="float">
            <text:p>-27.4087461162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-34.0454371521285" calcext:value-type="float">
            <text:p>-34.0454371521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-33.7237313002092" calcext:value-type="float">
            <text:p>-33.7237313002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-36.5199941818786" calcext:value-type="float">
            <text:p>-36.5199941819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-44.0072017103453" calcext:value-type="float">
            <text:p>-44.0072017103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-39.5222828182433" calcext:value-type="float">
            <text:p>-39.5222828182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-44.8100740823407" calcext:value-type="float">
            <text:p>-44.8100740823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-46.3896199217838" calcext:value-type="float">
            <text:p>-46.3896199218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45.056032812546" calcext:value-type="float">
            <text:p>-45.0560328125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-49.7095879414058" calcext:value-type="float">
            <text:p>-49.7095879414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-51.8132499785344" calcext:value-type="float">
            <text:p>-51.8132499785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-50.5055916547077" calcext:value-type="float">
            <text:p>-50.5055916547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-55.0784540334498" calcext:value-type="float">
            <text:p>-55.0784540334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-58.2477935503247" calcext:value-type="float">
            <text:p>-58.2477935503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-57.5534666484956" calcext:value-type="float">
            <text:p>-57.5534666485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-58.539751721699" calcext:value-type="float">
            <text:p>-58.5397517217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-61.483806655322" calcext:value-type="float">
            <text:p>-61.4838066553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-62.2339795252864" calcext:value-type="float">
            <text:p>-62.2339795253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-66.9572203807054" calcext:value-type="float">
            <text:p>-66.9572203807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-67.7626543574517" calcext:value-type="float">
            <text:p>-67.7626543575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-67.7819250378587" calcext:value-type="float">
            <text:p>-67.7819250379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-70.1256345072824" calcext:value-type="float">
            <text:p>-70.1256345073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-70.3205131845955" calcext:value-type="float">
            <text:p>-70.3205131846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-73.859508758389" calcext:value-type="float">
            <text:p>-73.8595087584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-72.6667126820597" calcext:value-type="float">
            <text:p>-72.6667126821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-77.2092666894079" calcext:value-type="float">
            <text:p>-77.2092666894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-78.0950692665132" calcext:value-type="float">
            <text:p>-78.0950692665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-80.3048502956536" calcext:value-type="float">
            <text:p>-80.3048502957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79.7740498393582" calcext:value-type="float">
            <text:p>-79.7740498394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-83.6277093828319" calcext:value-type="float">
            <text:p>-83.6277093828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-84.620194160361" calcext:value-type="float">
            <text:p>-84.6201941604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-90.536619892464" calcext:value-type="float">
            <text:p>-90.5366198925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-89.3527331058989" calcext:value-type="float">
            <text:p>-89.3527331059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-87.3079229168809" calcext:value-type="float">
            <text:p>-87.3079229169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-91.2562532272155" calcext:value-type="float">
            <text:p>-91.2562532272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-92.3257955198889" calcext:value-type="float">
            <text:p>-92.3257955199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-93.4945452128503" calcext:value-type="float">
            <text:p>-93.4945452129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-95.6427662933343" calcext:value-type="float">
            <text:p>-95.6427662933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-96.3539700984026" calcext:value-type="float">
            <text:p>-96.3539700984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-98.8936049787999" calcext:value-type="float">
            <text:p>-98.8936049788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-101.9962113068" calcext:value-type="float">
            <text:p>-101.9962113068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-101.349775219959" calcext:value-type="float">
            <text:p>-101.34977522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-104.669605673371" calcext:value-type="float">
            <text:p>-104.6696056734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-104.581891156212" calcext:value-type="float">
            <text:p>-104.5818911562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-107.157805224029" calcext:value-type="float">
            <text:p>-107.157805224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-109.195582394233" calcext:value-type="float">
            <text:p>-109.1955823942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-111.921235567462" calcext:value-type="float">
            <text:p>-111.9212355675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-112.676116296525" calcext:value-type="float">
            <text:p>-112.6761162965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110.626785086829" calcext:value-type="float">
            <text:p>-110.6267850868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-115.105525459732" calcext:value-type="float">
            <text:p>-115.1055254597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-115.521925939553" calcext:value-type="float">
            <text:p>-115.5219259396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-116.902220186112" calcext:value-type="float">
            <text:p>-116.9022201861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-119.443637870091" calcext:value-type="float">
            <text:p>-119.4436378701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-119.797610330747" calcext:value-type="float">
            <text:p>-119.7976103307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-124.999328632991" calcext:value-type="float">
            <text:p>-124.999328633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-126.157019337983" calcext:value-type="float">
            <text:p>-126.157019338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-125.411161967479" calcext:value-type="float">
            <text:p>-125.4111619675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-127.393935668192" calcext:value-type="float">
            <text:p>-127.3939356682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-131.119757955555" calcext:value-type="float">
            <text:p>-131.1197579556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-127.552636196632" calcext:value-type="float">
            <text:p>-127.5526361966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-131.347678936332" calcext:value-type="float">
            <text:p>-131.3476789363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-134.282264715382" calcext:value-type="float">
            <text:p>-134.2822647154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-136.322547320904" calcext:value-type="float">
            <text:p>-136.3225473209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-137.721357653497" calcext:value-type="float">
            <text:p>-137.7213576535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-138.524743856199" calcext:value-type="float">
            <text:p>-138.5247438562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-140.248031518049" calcext:value-type="float">
            <text:p>-140.248031518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-140.758455249109" calcext:value-type="float">
            <text:p>-140.7584552491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-143.703976031356" calcext:value-type="float">
            <text:p>-143.7039760314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145.01100494099" calcext:value-type="float">
            <text:p>-145.011004941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-145.624407055898" calcext:value-type="float">
            <text:p>-145.6244070559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-150.012488695003" calcext:value-type="float">
            <text:p>-150.012488695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-151.059319868633" calcext:value-type="float">
            <text:p>-151.0593198686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-149.19555182908" calcext:value-type="float">
            <text:p>-149.1955518291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-151.857679571497" calcext:value-type="float">
            <text:p>-151.8576795715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-153.870843129043" calcext:value-type="float">
            <text:p>-153.870843129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-153.728456147917" calcext:value-type="float">
            <text:p>-153.7284561479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-157.165671946802" calcext:value-type="float">
            <text:p>-157.1656719468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-158.89054927081" calcext:value-type="float">
            <text:p>-158.8905492708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-161.839460388555" calcext:value-type="float">
            <text:p>-161.8394603886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-163.108646712075" calcext:value-type="float">
            <text:p>-163.1086467121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-159.807576976973" calcext:value-type="float">
            <text:p>-159.807576977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-167.844233299616" calcext:value-type="float">
            <text:p>-167.8442332996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-169.298254172868" calcext:value-type="float">
            <text:p>-169.2982541729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-170.025903453292" calcext:value-type="float">
            <text:p>-170.0259034533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-172.506739008971" calcext:value-type="float">
            <text:p>-172.506739009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-172.184853964029" calcext:value-type="float">
            <text:p>-172.184853964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-176.977305714478" calcext:value-type="float">
            <text:p>-176.9773057145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-175.167267313349" calcext:value-type="float">
            <text:p>-175.1672673133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178.521761597243" calcext:value-type="float">
            <text:p>-178.5217615972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176.149533531924" calcext:value-type="float">
            <text:p>176.1495335319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179.339364640542" calcext:value-type="float">
            <text:p>179.3393646405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177.735804882453" calcext:value-type="float">
            <text:p>177.7358048825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175.579327849701" calcext:value-type="float">
            <text:p>175.5793278497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175.673190006807" calcext:value-type="float">
            <text:p>175.6731900068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173.763788941801" calcext:value-type="float">
            <text:p>173.7637889418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169.185216130769" calcext:value-type="float">
            <text:p>169.1852161308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169.527285432167" calcext:value-type="float">
            <text:p>169.5272854322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166.124129337263" calcext:value-type="float">
            <text:p>166.1241293373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165.717870215735" calcext:value-type="float">
            <text:p>165.7178702157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163.297794975885" calcext:value-type="float">
            <text:p>163.2977949759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161.631818869185" calcext:value-type="float">
            <text:p>161.6318188692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156.920875064559" calcext:value-type="float">
            <text:p>156.9208750646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158.240624946894" calcext:value-type="float">
            <text:p>158.2406249469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155.267812799736" calcext:value-type="float">
            <text:p>155.2678127997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154.459751661072" calcext:value-type="float">
            <text:p>154.4597516611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152.542930761344" calcext:value-type="float">
            <text:p>152.5429307613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150.531957197036" calcext:value-type="float">
            <text:p>150.531957197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151.373961713772" calcext:value-type="float">
            <text:p>151.3739617138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147.514418209486" calcext:value-type="float">
            <text:p>147.5144182095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148.061525574315" calcext:value-type="float">
            <text:p>148.0615255743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143.547587661526" calcext:value-type="float">
            <text:p>143.5475876615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143.005145063799" calcext:value-type="float">
            <text:p>143.0051450638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141.706009948792" calcext:value-type="float">
            <text:p>141.7060099488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138.164115199546" calcext:value-type="float">
            <text:p>138.1641151995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135.542039113325" calcext:value-type="float">
            <text:p>135.5420391133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134.442184875982" calcext:value-type="float">
            <text:p>134.442184876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135.452262944003" calcext:value-type="float">
            <text:p>135.452262944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133.022287652103" calcext:value-type="float">
            <text:p>133.0222876521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125.767526668362" calcext:value-type="float">
            <text:p>125.7675266684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127.769090409711" calcext:value-type="float">
            <text:p>127.7690904097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127.413707206701" calcext:value-type="float">
            <text:p>127.4137072067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122.765864462377" calcext:value-type="float">
            <text:p>122.7658644624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123.419474262137" calcext:value-type="float">
            <text:p>123.4194742621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121.012409050655" calcext:value-type="float">
            <text:p>121.0124090507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118.174129342698" calcext:value-type="float">
            <text:p>118.1741293427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116.148347602383" calcext:value-type="float">
            <text:p>116.1483476024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116.506396119082" calcext:value-type="float">
            <text:p>116.5063961191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113.51756598004" calcext:value-type="float">
            <text:p>113.51756598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112.127345481307" calcext:value-type="float">
            <text:p>112.1273454813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108.620251930338" calcext:value-type="float">
            <text:p>108.6202519303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107.888228255008" calcext:value-type="float">
            <text:p>107.888228255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107.108649853093" calcext:value-type="float">
            <text:p>107.1086498531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101.49929708402" calcext:value-type="float">
            <text:p>101.499297084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101.861936259549" calcext:value-type="float">
            <text:p>101.8619362595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101.60617016723" calcext:value-type="float">
            <text:p>101.6061701672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97.8652734300909" calcext:value-type="float">
            <text:p>97.8652734301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94.2571857077451" calcext:value-type="float">
            <text:p>94.2571857077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94.7561469908965" calcext:value-type="float">
            <text:p>94.7561469909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90.8295946908757" calcext:value-type="float">
            <text:p>90.8295946909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93.3550045088162" calcext:value-type="float">
            <text:p>93.3550045088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84.6950430226407" calcext:value-type="float">
            <text:p>84.6950430226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85.0020422176328" calcext:value-type="float">
            <text:p>85.0020422176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87.0237712108453" calcext:value-type="float">
            <text:p>87.0237712108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80.3978530497536" calcext:value-type="float">
            <text:p>80.3978530498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81.6337795951116" calcext:value-type="float">
            <text:p>81.6337795951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80.0607732332484" calcext:value-type="float">
            <text:p>80.0607732332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77.3631430220199" calcext:value-type="float">
            <text:p>77.363143022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74.7026086411543" calcext:value-type="float">
            <text:p>74.7026086412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70.9422170743486" calcext:value-type="float">
            <text:p>70.9422170743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73.4547099055517" calcext:value-type="float">
            <text:p>73.4547099056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69.3151427033322" calcext:value-type="float">
            <text:p>69.3151427033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66.2638558711833" calcext:value-type="float">
            <text:p>66.2638558712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65.8808562217154" calcext:value-type="float">
            <text:p>65.8808562217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59.1957697398153" calcext:value-type="float">
            <text:p>59.1957697398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60.1945679732794" calcext:value-type="float">
            <text:p>60.1945679733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61.5389235857315" calcext:value-type="float">
            <text:p>61.5389235857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56.8986091067329" calcext:value-type="float">
            <text:p>56.8986091067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56.2146076887392" calcext:value-type="float">
            <text:p>56.2146076887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54.6394253310662" calcext:value-type="float">
            <text:p>54.6394253311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49.5489189963374" calcext:value-type="float">
            <text:p>49.5489189963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51.384099289145" calcext:value-type="float">
            <text:p>51.3840992891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46.7284442878578" calcext:value-type="float">
            <text:p>46.7284442879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47.0688391260771" calcext:value-type="float">
            <text:p>47.0688391261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47.4268794603325" calcext:value-type="float">
            <text:p>47.4268794603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41.3870651791681" calcext:value-type="float">
            <text:p>41.3870651792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42.6532143745336" calcext:value-type="float">
            <text:p>42.6532143745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39.2987326540596" calcext:value-type="float">
            <text:p>39.2987326541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36.1633111138266" calcext:value-type="float">
            <text:p>36.1633111138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34.1940157774395" calcext:value-type="float">
            <text:p>34.1940157774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35.1181722888661" calcext:value-type="float">
            <text:p>35.1181722889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32.2593506025786" calcext:value-type="float">
            <text:p>32.2593506026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34.2630730200867" calcext:value-type="float">
            <text:p>34.2630730201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30.7817914144192" calcext:value-type="float">
            <text:p>30.7817914144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29.2001336720852" calcext:value-type="float">
            <text:p>29.2001336721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30.4220750822791" calcext:value-type="float">
            <text:p>30.4220750823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30.7518925822163" calcext:value-type="float">
            <text:p>30.7518925822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22.9759414268937" calcext:value-type="float">
            <text:p>22.9759414269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23.3046011913929" calcext:value-type="float">
            <text:p>23.3046011914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20.9129079450813" calcext:value-type="float">
            <text:p>20.9129079451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18.7438170510978" calcext:value-type="float">
            <text:p>18.7438170511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18.1335475416908" calcext:value-type="float">
            <text:p>18.1335475417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15.867168588483" calcext:value-type="float">
            <text:p>15.8671685885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16.7791484619927" calcext:value-type="float">
            <text:p>16.779148462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11.8454862505933" calcext:value-type="float">
            <text:p>11.8454862506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11.0660319467847" calcext:value-type="float">
            <text:p>11.0660319468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9.02742732437679" calcext:value-type="float">
            <text:p>9.0274273244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10.4560599550263" calcext:value-type="float">
            <text:p>10.456059955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6.48933675377209" calcext:value-type="float">
            <text:p>6.4893367538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6.29000847235218" calcext:value-type="float">
            <text:p>6.2900084724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2.8082650961214" calcext:value-type="float">
            <text:p>2.8082650961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2.01910479611129" calcext:value-type="float">
            <text:p>2.0191047961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3.11907356359117" calcext:value-type="float">
            <text:p>3.1190735636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2.12062528971945" calcext:value-type="float">
            <text:p>2.1206252897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-2.36052338046628" calcext:value-type="float">
            <text:p>-2.3605233805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-4.95532818656259" calcext:value-type="float">
            <text:p>-4.9553281866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-2.83535524967337" calcext:value-type="float">
            <text:p>-2.8353552497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-6.08909597104058" calcext:value-type="float">
            <text:p>-6.089095971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-5.71156975591457" calcext:value-type="float">
            <text:p>-5.7115697559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-5.07169984997398" calcext:value-type="float">
            <text:p>-5.07169985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-8.80571602614911" calcext:value-type="float">
            <text:p>-8.8057160261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-9.58142683958694" calcext:value-type="float">
            <text:p>-9.5814268396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-13.4725654635235" calcext:value-type="float">
            <text:p>-13.4725654635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-12.9580374546129" calcext:value-type="float">
            <text:p>-12.9580374546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-11.6527577897883" calcext:value-type="float">
            <text:p>-11.6527577898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-16.4304293127412" calcext:value-type="float">
            <text:p>-16.4304293127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-21.9593146731503" calcext:value-type="float">
            <text:p>-21.9593146732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-19.4820560685998" calcext:value-type="float">
            <text:p>-19.4820560686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-15.9135730814586" calcext:value-type="float">
            <text:p>-15.9135730815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24.6084851506851" calcext:value-type="float">
            <text:p>-24.6084851507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-22.0866120253472" calcext:value-type="float">
            <text:p>-22.0866120253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-24.3252987484362" calcext:value-type="float">
            <text:p>-24.3252987484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-26.4516788031476" calcext:value-type="float">
            <text:p>-26.4516788031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-25.0893415841316" calcext:value-type="float">
            <text:p>-25.0893415841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-29.7218645764476" calcext:value-type="float">
            <text:p>-29.7218645764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-26.2558357840417" calcext:value-type="float">
            <text:p>-26.255835784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-27.4845693570801" calcext:value-type="float">
            <text:p>-27.4845693571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-31.2275098530645" calcext:value-type="float">
            <text:p>-31.2275098531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-30.7893127691739" calcext:value-type="float">
            <text:p>-30.7893127692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-32.2650810712547" calcext:value-type="float">
            <text:p>-32.2650810713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-33.945644050705" calcext:value-type="float">
            <text:p>-33.9456440507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-38.5594359247515" calcext:value-type="float">
            <text:p>-38.5594359248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-35.1003912147862" calcext:value-type="float">
            <text:p>-35.1003912148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-37.5836507543734" calcext:value-type="float">
            <text:p>-37.5836507544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-33.8941128802552" calcext:value-type="float">
            <text:p>-33.8941128803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-39.6660265662624" calcext:value-type="float">
            <text:p>-39.6660265663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-40.0924492941533" calcext:value-type="float">
            <text:p>-40.0924492942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-39.8318821788362" calcext:value-type="float">
            <text:p>-39.8318821788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-38.2482989918208" calcext:value-type="float">
            <text:p>-38.2482989918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40.7945922914815" calcext:value-type="float">
            <text:p>-40.7945922915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-46.4277167423974" calcext:value-type="float">
            <text:p>-46.4277167424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-42.1627447066007" calcext:value-type="float">
            <text:p>-42.1627447066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-43.1075865562055" calcext:value-type="float">
            <text:p>-43.1075865562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-47.809085141546" calcext:value-type="float">
            <text:p>-47.8090851415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-49.9542410107411" calcext:value-type="float">
            <text:p>-49.9542410107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-49.4316417017995" calcext:value-type="float">
            <text:p>-49.4316417018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-50.5546587555806" calcext:value-type="float">
            <text:p>-50.5546587556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-52.7499516246196" calcext:value-type="float">
            <text:p>-52.7499516246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-51.5194564051696" calcext:value-type="float">
            <text:p>-51.5194564052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-51.5818006986273" calcext:value-type="float">
            <text:p>-51.5818006986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-52.7766038353018" calcext:value-type="float">
            <text:p>-52.7766038353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-50.7167270360841" calcext:value-type="float">
            <text:p>-50.7167270361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-54.6134629022661" calcext:value-type="float">
            <text:p>-54.6134629023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-58.5011139613604" calcext:value-type="float">
            <text:p>-58.5011139614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-58.7420728490842" calcext:value-type="float">
            <text:p>-58.7420728491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-57.3635445459834" calcext:value-type="float">
            <text:p>-57.363544546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-58.5553022396859" calcext:value-type="float">
            <text:p>-58.5553022397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-60.4273067957969" calcext:value-type="float">
            <text:p>-60.4273067958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-58.5077420291944" calcext:value-type="float">
            <text:p>-58.5077420292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63.1281879174874" calcext:value-type="float">
            <text:p>-63.1281879175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-62.1827307614017" calcext:value-type="float">
            <text:p>-62.1827307614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-61.4930380481365" calcext:value-type="float">
            <text:p>-61.4930380481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-64.725241755146" calcext:value-type="float">
            <text:p>-64.7252417551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-63.5295691154923" calcext:value-type="float">
            <text:p>-63.5295691155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-64.4145501107193" calcext:value-type="float">
            <text:p>-64.4145501107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-69.0504859541074" calcext:value-type="float">
            <text:p>-69.0504859541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-68.2579780973591" calcext:value-type="float">
            <text:p>-68.2579780974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-69.1130505039028" calcext:value-type="float">
            <text:p>-69.1130505039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-66.4365514253482" calcext:value-type="float">
            <text:p>-66.4365514253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-69.3546835885174" calcext:value-type="float">
            <text:p>-69.3546835885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-72.8943372100401" calcext:value-type="float">
            <text:p>-72.89433721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-72.3738246343311" calcext:value-type="float">
            <text:p>-72.3738246343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-73.9146939361314" calcext:value-type="float">
            <text:p>-73.9146939361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-72.7727154964393" calcext:value-type="float">
            <text:p>-72.7727154964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-73.3296813588229" calcext:value-type="float">
            <text:p>-73.3296813588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-71.0134511663123" calcext:value-type="float">
            <text:p>-71.0134511663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-74.3810333267688" calcext:value-type="float">
            <text:p>-74.3810333268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-74.2880954754643" calcext:value-type="float">
            <text:p>-74.2880954755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-75.6146876187925" calcext:value-type="float">
            <text:p>-75.6146876188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78.4308862367311" calcext:value-type="float">
            <text:p>-78.4308862367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-80.3933747006688" calcext:value-type="float">
            <text:p>-80.3933747007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-77.5524780958169" calcext:value-type="float">
            <text:p>-77.5524780958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-81.2491421010316" calcext:value-type="float">
            <text:p>-81.249142101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-85.002942466336" calcext:value-type="float">
            <text:p>-85.0029424663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-82.458501720763" calcext:value-type="float">
            <text:p>-82.4585017208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-82.2619433545873" calcext:value-type="float">
            <text:p>-82.2619433546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-87.1716096186449" calcext:value-type="float">
            <text:p>-87.1716096186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-82.3164224972321" calcext:value-type="float">
            <text:p>-82.3164224972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-85.7766599089862" calcext:value-type="float">
            <text:p>-85.776659909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-90.3253471541232" calcext:value-type="float">
            <text:p>-90.3253471541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-87.3825597712566" calcext:value-type="float">
            <text:p>-87.3825597713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-89.0916122599701" calcext:value-type="float">
            <text:p>-89.09161226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-87.6653122488551" calcext:value-type="float">
            <text:p>-87.6653122489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-89.1797220047183" calcext:value-type="float">
            <text:p>-89.1797220047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-89.5422361935175" calcext:value-type="float">
            <text:p>-89.5422361935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-93.6773430277954" calcext:value-type="float">
            <text:p>-93.6773430278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-90.2143984867125" calcext:value-type="float">
            <text:p>-90.2143984867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-93.0320256319804" calcext:value-type="float">
            <text:p>-93.032025632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-93.0174560705756" calcext:value-type="float">
            <text:p>-93.0174560706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93.4730736438891" calcext:value-type="float">
            <text:p>-93.4730736439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-97.6626076934858" calcext:value-type="float">
            <text:p>-97.6626076935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-98.0865604954841" calcext:value-type="float">
            <text:p>-98.0865604955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-96.6771213682605" calcext:value-type="float">
            <text:p>-96.6771213683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-96.8269176255337" calcext:value-type="float">
            <text:p>-96.8269176255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-96.6654741934481" calcext:value-type="float">
            <text:p>-96.6654741934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-100.322997818256" calcext:value-type="float">
            <text:p>-100.3229978183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-98.0203307205218" calcext:value-type="float">
            <text:p>-98.0203307205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-101.24193634446" calcext:value-type="float">
            <text:p>-101.2419363445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-101.370962574512" calcext:value-type="float">
            <text:p>-101.3709625745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-102.722939209151" calcext:value-type="float">
            <text:p>-102.7229392092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-102.507010112186" calcext:value-type="float">
            <text:p>-102.5070101122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-104.164776759857" calcext:value-type="float">
            <text:p>-104.1647767599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-104.076082017447" calcext:value-type="float">
            <text:p>-104.0760820174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-102.887053677459" calcext:value-type="float">
            <text:p>-102.8870536775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-104.028266874307" calcext:value-type="float">
            <text:p>-104.0282668743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-105.378642683928" calcext:value-type="float">
            <text:p>-105.3786426839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-103.843286701459" calcext:value-type="float">
            <text:p>-103.8432867015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-105.345156663486" calcext:value-type="float">
            <text:p>-105.3451566635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-107.854462694641" calcext:value-type="float">
            <text:p>-107.8544626946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109.768294690243" calcext:value-type="float">
            <text:p>-109.7682946902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-110.114444008613" calcext:value-type="float">
            <text:p>-110.1144440086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-108.667507068869" calcext:value-type="float">
            <text:p>-108.6675070689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-106.405847595289" calcext:value-type="float">
            <text:p>-106.4058475953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-111.66853772598" calcext:value-type="float">
            <text:p>-111.668537726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-111.13837550496" calcext:value-type="float">
            <text:p>-111.138375505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-112.498839819447" calcext:value-type="float">
            <text:p>-112.4988398194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-114.502542353362" calcext:value-type="float">
            <text:p>-114.5025423534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-115.397915638486" calcext:value-type="float">
            <text:p>-115.3979156385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-118.62644934687" calcext:value-type="float">
            <text:p>-118.6264493469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-114.492843860286" calcext:value-type="float">
            <text:p>-114.4928438603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-118.315990424568" calcext:value-type="float">
            <text:p>-118.3159904246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-115.740230890766" calcext:value-type="float">
            <text:p>-115.7402308908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-118.66727662802" calcext:value-type="float">
            <text:p>-118.667276628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-117.798195906235" calcext:value-type="float">
            <text:p>-117.7981959062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-119.224169469944" calcext:value-type="float">
            <text:p>-119.2241694699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-113.896041250111" calcext:value-type="float">
            <text:p>-113.8960412501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-117.125233971307" calcext:value-type="float">
            <text:p>-117.1252339713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-119.000412108506" calcext:value-type="float">
            <text:p>-119.0004121085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-120.65936626245" calcext:value-type="float">
            <text:p>-120.6593662625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119.991378312828" calcext:value-type="float">
            <text:p>-119.9913783128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-119.74530152427" calcext:value-type="float">
            <text:p>-119.7453015243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-121.16222915986" calcext:value-type="float">
            <text:p>-121.1622291599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-123.762688310256" calcext:value-type="float">
            <text:p>-123.7626883103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-120.646374222783" calcext:value-type="float">
            <text:p>-120.6463742228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-123.935911256346" calcext:value-type="float">
            <text:p>-123.9359112563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-126.066144519834" calcext:value-type="float">
            <text:p>-126.0661445198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-125.563877397696" calcext:value-type="float">
            <text:p>-125.5638773977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-125.284930044168" calcext:value-type="float">
            <text:p>-125.2849300442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-128.115441325897" calcext:value-type="float">
            <text:p>-128.1154413259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-129.466211533304" calcext:value-type="float">
            <text:p>-129.4662115333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-127.732348493798" calcext:value-type="float">
            <text:p>-127.7323484938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-128.637126272656" calcext:value-type="float">
            <text:p>-128.6371262727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-131.642390002741" calcext:value-type="float">
            <text:p>-131.6423900027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-129.17737093025" calcext:value-type="float">
            <text:p>-129.1773709303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-132.517746916221" calcext:value-type="float">
            <text:p>-132.5177469162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-130.471554049732" calcext:value-type="float">
            <text:p>-130.4715540497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-130.415961539393" calcext:value-type="float">
            <text:p>-130.4159615394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-130.588346036995" calcext:value-type="float">
            <text:p>-130.588346037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-133.516663022084" calcext:value-type="float">
            <text:p>-133.516663022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133.174785919005" calcext:value-type="float">
            <text:p>-133.174785919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-136.331654762962" calcext:value-type="float">
            <text:p>-136.331654763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-135.276489292237" calcext:value-type="float">
            <text:p>-135.2764892922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-136.092485167163" calcext:value-type="float">
            <text:p>-136.0924851672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-137.253759180203" calcext:value-type="float">
            <text:p>-137.2537591802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-135.353246598028" calcext:value-type="float">
            <text:p>-135.353246598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-137.201103919317" calcext:value-type="float">
            <text:p>-137.2011039193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-134.629701356763" calcext:value-type="float">
            <text:p>-134.6297013568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-137.956635439407" calcext:value-type="float">
            <text:p>-137.9566354394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-136.302830974662" calcext:value-type="float">
            <text:p>-136.3028309747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-136.6416623577" calcext:value-type="float">
            <text:p>-136.6416623577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-139.974104130739" calcext:value-type="float">
            <text:p>-139.9741041307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-138.912559782396" calcext:value-type="float">
            <text:p>-138.9125597824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-139.052069343766" calcext:value-type="float">
            <text:p>-139.0520693438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-141.808269121807" calcext:value-type="float">
            <text:p>-141.8082691218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-145.989700200107" calcext:value-type="float">
            <text:p>-145.9897002001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-141.603492357794" calcext:value-type="float">
            <text:p>-141.6034923578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-145.486755694393" calcext:value-type="float">
            <text:p>-145.4867556944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-145.178996508599" calcext:value-type="float">
            <text:p>-145.1789965086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-142.721552627336" calcext:value-type="float">
            <text:p>-142.7215526273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-138.8802274255" calcext:value-type="float">
            <text:p>-138.8802274255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-141.645102341687" calcext:value-type="float">
            <text:p>-141.6451023417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-143.181400055887" calcext:value-type="float">
            <text:p>-143.1814000559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-147.389166209003" calcext:value-type="float">
            <text:p>-147.389166209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-145.939373721677" calcext:value-type="float">
            <text:p>-145.9393737217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-144.346500220332" calcext:value-type="float">
            <text:p>-144.3465002203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-149.105391263465" calcext:value-type="float">
            <text:p>-149.1053912635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-146.287798653066" calcext:value-type="float">
            <text:p>-146.2877986531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-147.061050426124" calcext:value-type="float">
            <text:p>-147.0610504261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-149.824449177729" calcext:value-type="float">
            <text:p>-149.8244491777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-147.413989625804" calcext:value-type="float">
            <text:p>-147.4139896258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-148.538037001593" calcext:value-type="float">
            <text:p>-148.5380370016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-147.824822376747" calcext:value-type="float">
            <text:p>-147.8248223767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-149.202659387825" calcext:value-type="float">
            <text:p>-149.2026593878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-152.780605444219" calcext:value-type="float">
            <text:p>-152.7806054442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-152.153808594312" calcext:value-type="float">
            <text:p>-152.1538085943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-153.183626570915" calcext:value-type="float">
            <text:p>-153.1836265709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-151.631839415143" calcext:value-type="float">
            <text:p>-151.6318394151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-151.878404809116" calcext:value-type="float">
            <text:p>-151.8784048091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-150.631488219291" calcext:value-type="float">
            <text:p>-150.6314882193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-152.780307493912" calcext:value-type="float">
            <text:p>-152.7803074939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-156.396333582386" calcext:value-type="float">
            <text:p>-156.3963335824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-153.263379977834" calcext:value-type="float">
            <text:p>-153.2633799778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-155.831218154087" calcext:value-type="float">
            <text:p>-155.8312181541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-154.197276799741" calcext:value-type="float">
            <text:p>-154.1972767997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-156.02460215388" calcext:value-type="float">
            <text:p>-156.0246021539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-157.045675634063" calcext:value-type="float">
            <text:p>-157.0456756341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-157.534289420613" calcext:value-type="float">
            <text:p>-157.5342894206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-160.142697696859" calcext:value-type="float">
            <text:p>-160.1426976969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-157.855628269693" calcext:value-type="float">
            <text:p>-157.8556282697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-157.610109828013" calcext:value-type="float">
            <text:p>-157.610109828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-160.568944333818" calcext:value-type="float">
            <text:p>-160.5689443338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-161.918711430252" calcext:value-type="float">
            <text:p>-161.9187114303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-161.642991939923" calcext:value-type="float">
            <text:p>-161.6429919399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-162.500274177289" calcext:value-type="float">
            <text:p>-162.5002741773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-158.538586880574" calcext:value-type="float">
            <text:p>-158.5385868806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-162.165537131928" calcext:value-type="float">
            <text:p>-162.1655371319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-163.379393965536" calcext:value-type="float">
            <text:p>-163.3793939655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-165.349509391256" calcext:value-type="float">
            <text:p>-165.3495093913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-164.78061333148" calcext:value-type="float">
            <text:p>-164.7806133315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-167.19462145557" calcext:value-type="float">
            <text:p>-167.1946214556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-167.619619843781" calcext:value-type="float">
            <text:p>-167.6196198438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-165.192049693922" calcext:value-type="float">
            <text:p>-165.1920496939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-164.515467751388" calcext:value-type="float">
            <text:p>-164.5154677514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-164.675846223566" calcext:value-type="float">
            <text:p>-164.6758462236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-169.100800603388" calcext:value-type="float">
            <text:p>-169.1008006034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-168.482952049462" calcext:value-type="float">
            <text:p>-168.4829520495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-168.855220223185" calcext:value-type="float">
            <text:p>-168.8552202232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-168.016632503759" calcext:value-type="float">
            <text:p>-168.0166325038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-169.233541831336" calcext:value-type="float">
            <text:p>-169.2335418313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-166.125799491486" calcext:value-type="float">
            <text:p>-166.1257994915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-171.399069170273" calcext:value-type="float">
            <text:p>-171.3990691703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-167.764946023898" calcext:value-type="float">
            <text:p>-167.7649460239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-169.842063893039" calcext:value-type="float">
            <text:p>-169.842063893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-172.832791372545" calcext:value-type="float">
            <text:p>-172.8327913725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-174.292521733124" calcext:value-type="float">
            <text:p>-174.2925217331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-168.939656910302" calcext:value-type="float">
            <text:p>-168.9396569103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-171.29830213387" calcext:value-type="float">
            <text:p>-171.2983021339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-175.345087697151" calcext:value-type="float">
            <text:p>-175.3450876972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-174.179723574382" calcext:value-type="float">
            <text:p>-174.1797235744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-172.954280341215" calcext:value-type="float">
            <text:p>-172.9542803412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-173.179382447929" calcext:value-type="float">
            <text:p>-173.1793824479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-173.733809502539" calcext:value-type="float">
            <text:p>-173.7338095025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-173.161865971344" calcext:value-type="float">
            <text:p>-173.1618659713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-176.250032816834" calcext:value-type="float">
            <text:p>-176.2500328168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-179.829650321919" calcext:value-type="float">
            <text:p>-179.8296503219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-174.207989976149" calcext:value-type="float">
            <text:p>-174.2079899761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-174.529403355176" calcext:value-type="float">
            <text:p>-174.5294033552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-178.599904949906" calcext:value-type="float">
            <text:p>-178.5999049499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-178.64045667736" calcext:value-type="float">
            <text:p>-178.6404566774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-176.767165454231" calcext:value-type="float">
            <text:p>-176.7671654542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179.666623348752" calcext:value-type="float">
            <text:p>179.6666233488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-176.976212634775" calcext:value-type="float">
            <text:p>-176.9762126348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-179.51191124032" calcext:value-type="float">
            <text:p>-179.5119112403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179.670321208117" calcext:value-type="float">
            <text:p>179.6703212081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179.372818426872" calcext:value-type="float">
            <text:p>179.3728184269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177.474944824969" calcext:value-type="float">
            <text:p>177.474944825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178.305090245835" calcext:value-type="float">
            <text:p>178.3050902458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176.118391953518" calcext:value-type="float">
            <text:p>176.1183919535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-179.569487245105" calcext:value-type="float">
            <text:p>-179.5694872451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177.184292323359" calcext:value-type="float">
            <text:p>177.1842923234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175.721340980064" calcext:value-type="float">
            <text:p>175.7213409801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174.92995801628" calcext:value-type="float">
            <text:p>174.9299580163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173.735804620918" calcext:value-type="float">
            <text:p>173.7358046209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175.335165643034" calcext:value-type="float">
            <text:p>175.335165643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174.477390237086" calcext:value-type="float">
            <text:p>174.4773902371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172.669543798107" calcext:value-type="float">
            <text:p>172.6695437981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174.081620537058" calcext:value-type="float">
            <text:p>174.0816205371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176.232243226401" calcext:value-type="float">
            <text:p>176.2322432264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173.352196725556" calcext:value-type="float">
            <text:p>173.3521967256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171.337294210476" calcext:value-type="float">
            <text:p>171.3372942105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173.573766821747" calcext:value-type="float">
            <text:p>173.5737668217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173.151506239314" calcext:value-type="float">
            <text:p>173.1515062393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172.267271320073" calcext:value-type="float">
            <text:p>172.2672713201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174.481211918509" calcext:value-type="float">
            <text:p>174.4812119185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169.036834064437" calcext:value-type="float">
            <text:p>169.0368340644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169.208296122939" calcext:value-type="float">
            <text:p>169.2082961229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173.010602983052" calcext:value-type="float">
            <text:p>173.0106029831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171.663711716939" calcext:value-type="float">
            <text:p>171.6637117169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172.974368760825" calcext:value-type="float">
            <text:p>172.9743687608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163.952648234746" calcext:value-type="float">
            <text:p>163.9526482347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168.131722785057" calcext:value-type="float">
            <text:p>168.1317227851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169.793161595768" calcext:value-type="float">
            <text:p>169.7931615958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168.035405169203" calcext:value-type="float">
            <text:p>168.0354051692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167.128794750343" calcext:value-type="float">
            <text:p>167.1287947503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166.852625375067" calcext:value-type="float">
            <text:p>166.8526253751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167.678172526961" calcext:value-type="float">
            <text:p>167.678172527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168.673460154823" calcext:value-type="float">
            <text:p>168.6734601548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164.042031888079" calcext:value-type="float">
            <text:p>164.0420318881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169.350382980629" calcext:value-type="float">
            <text:p>169.3503829806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162.31149904341" calcext:value-type="float">
            <text:p>162.3114990434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162.777163242856" calcext:value-type="float">
            <text:p>162.7771632429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166.620514173359" calcext:value-type="float">
            <text:p>166.6205141734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164.09655267652" calcext:value-type="float">
            <text:p>164.0965526765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163.76359277054" calcext:value-type="float">
            <text:p>163.7635927705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161.816606185368" calcext:value-type="float">
            <text:p>161.8166061854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164.536152324682" calcext:value-type="float">
            <text:p>164.5361523247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162.031067317429" calcext:value-type="float">
            <text:p>162.0310673174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160.075514185337" calcext:value-type="float">
            <text:p>160.0755141853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164.672120684338" calcext:value-type="float">
            <text:p>164.6721206843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163.539259806294" calcext:value-type="float">
            <text:p>163.5392598063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159.674906450339" calcext:value-type="float">
            <text:p>159.6749064503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159.139250996587" calcext:value-type="float">
            <text:p>159.1392509966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156.477801275037" calcext:value-type="float">
            <text:p>156.477801275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161.740476703048" calcext:value-type="float">
            <text:p>161.740476703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159.280172145338" calcext:value-type="float">
            <text:p>159.2801721453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158.392164340967" calcext:value-type="float">
            <text:p>158.392164341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157.924350806071" calcext:value-type="float">
            <text:p>157.9243508061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161.049362357275" calcext:value-type="float">
            <text:p>161.0493623573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158.463749199684" calcext:value-type="float">
            <text:p>158.4637491997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158.827068928981" calcext:value-type="float">
            <text:p>158.827068929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157.384271945969" calcext:value-type="float">
            <text:p>157.384271946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159.539372301444" calcext:value-type="float">
            <text:p>159.5393723014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160.246211661949" calcext:value-type="float">
            <text:p>160.2462116619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156.089048837919" calcext:value-type="float">
            <text:p>156.0890488379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156.710377326838" calcext:value-type="float">
            <text:p>156.7103773268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154.864830714229" calcext:value-type="float">
            <text:p>154.8648307142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152.236479303018" calcext:value-type="float">
            <text:p>152.236479303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154.905646300509" calcext:value-type="float">
            <text:p>154.9056463005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155.640901266121" calcext:value-type="float">
            <text:p>155.6409012661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157.509130417579" calcext:value-type="float">
            <text:p>157.5091304176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154.781503545217" calcext:value-type="float">
            <text:p>154.7815035452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152.803518214576" calcext:value-type="float">
            <text:p>152.8035182146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152.530737723319" calcext:value-type="float">
            <text:p>152.5307377233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153.733985773481" calcext:value-type="float">
            <text:p>153.7339857735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153.738549775607" calcext:value-type="float">
            <text:p>153.7385497756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154.100320775591" calcext:value-type="float">
            <text:p>154.1003207756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154.358356632847" calcext:value-type="float">
            <text:p>154.3583566328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153.449153867063" calcext:value-type="float">
            <text:p>153.4491538671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151.723374870079" calcext:value-type="float">
            <text:p>151.7233748701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150.504601049638" calcext:value-type="float">
            <text:p>150.5046010496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151.991373245586" calcext:value-type="float">
            <text:p>151.9913732456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151.456434196338" calcext:value-type="float">
            <text:p>151.4564341963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153.522130525731" calcext:value-type="float">
            <text:p>153.5221305257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152.803435176131" calcext:value-type="float">
            <text:p>152.8034351761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155.073735900503" calcext:value-type="float">
            <text:p>155.0737359005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149.563754016364" calcext:value-type="float">
            <text:p>149.5637540164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151.435097160029" calcext:value-type="float">
            <text:p>151.43509716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149.652655291595" calcext:value-type="float">
            <text:p>149.6526552916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151.168548067122" calcext:value-type="float">
            <text:p>151.1685480671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148.471312181218" calcext:value-type="float">
            <text:p>148.4713121812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150.733042284404" calcext:value-type="float">
            <text:p>150.7330422844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149.546050532358" calcext:value-type="float">
            <text:p>149.5460505324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151.693429909429" calcext:value-type="float">
            <text:p>151.6934299094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146.705168391665" calcext:value-type="float">
            <text:p>146.7051683917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151.387605401773" calcext:value-type="float">
            <text:p>151.3876054018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150.180243546946" calcext:value-type="float">
            <text:p>150.1802435469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149.354209070691" calcext:value-type="float">
            <text:p>149.3542090707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147.322383730847" calcext:value-type="float">
            <text:p>147.3223837308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148.444467286073" calcext:value-type="float">
            <text:p>148.4444672861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148.542284803937" calcext:value-type="float">
            <text:p>148.5422848039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148.639052025025" calcext:value-type="float">
            <text:p>148.639052025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149.215344027218" calcext:value-type="float">
            <text:p>149.2153440272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147.529520624828" calcext:value-type="float">
            <text:p>147.5295206248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148.272543711123" calcext:value-type="float">
            <text:p>148.2725437111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146.692989048071" calcext:value-type="float">
            <text:p>146.6929890481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146.511352448114" calcext:value-type="float">
            <text:p>146.5113524481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145.082538445697" calcext:value-type="float">
            <text:p>145.0825384457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147.256012163186" calcext:value-type="float">
            <text:p>147.2560121632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145.755832538417" calcext:value-type="float">
            <text:p>145.7558325384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141.590148486354" calcext:value-type="float">
            <text:p>141.5901484864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145.888378458089" calcext:value-type="float">
            <text:p>145.8883784581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146.974880804907" calcext:value-type="float">
            <text:p>146.9748808049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Noise_OFF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Machine Module</text:p>
          </table:table-cell>
          <table:table-cell office:value-type="string" calcext:value-type="string">
            <text:p>N9343C</text:p>
          </table:table-cell>
          <table:table-cell office:value-type="string" calcext:value-type="string">
            <text:p>CN0605A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U Version</text:p>
          </table:table-cell>
          <table:table-cell office:value-type="string" calcext:value-type="string">
            <text:p>A.06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P Version</text:p>
          </table:table-cell>
          <table:table-cell office:value-type="string" calcext:value-type="string">
            <text:p>A.05.02.02 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GA Version</text:p>
          </table:table-cell>
          <table:table-cell office:value-type="string" calcext:value-type="string">
            <text:p>A.02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:42:48 07.10.2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Axis Scale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Axis Unit</text:p>
          </table:table-cell>
          <table:table-cell office:value-type="string" calcext:value-type="string">
            <text:p>dB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edance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Points</text:p>
          </table:table-cell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ep Time(s)</text:p>
          </table:table-cell>
          <table:table-cell office:value-type="float" office:value="1.0051" calcext:value-type="float">
            <text:p>1.0051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 Frequenc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p Frequency</text:p>
          </table:table-cell>
          <table:table-cell office:value-type="float" office:value="100000000" calcext:value-type="float">
            <text:p>100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quency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rage Type</text:p>
          </table:table-cell>
          <table:table-cell office:value-type="string" calcext:value-type="string">
            <text:p>Log Pw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W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W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ep Type</text:p>
          </table:table-cell>
          <table:table-cell office:value-type="string" calcext:value-type="string">
            <text:p>Continu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ep Mode</text:p>
          </table:table-cell>
          <table:table-cell office:value-type="string" calcext:value-type="string">
            <text:p>Swe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F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Amp Stat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 Level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enu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 Level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Axis Units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ensitiv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Source</text:p>
          </table:table-cell>
          <table:table-cell office:value-type="string" calcext:value-type="string">
            <text:p>FreeR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Leve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Slope</text:p>
          </table:table-cell>
          <table:table-cell office:value-type="string" calcext:value-type="string">
            <text:p>R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De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te Sweep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View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Delay</text:p>
          </table:table-cell>
          <table:table-cell office:value-type="float" office:value="0.00228" calcext:value-type="float">
            <text:p>0.00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Length</text:p>
          </table:table-cell>
          <table:table-cell office:value-type="float" office:value="0.00084" calcext:value-type="float">
            <text:p>0.00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Source</text:p>
          </table:table-cell>
          <table:table-cell office:value-type="string" calcext:value-type="string">
            <text:p>Exter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st Level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st Trigger Slope</text:p>
          </table:table-cell>
          <table:table-cell office:value-type="string" calcext:value-type="string">
            <text:p>R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r Period</text:p>
          </table:table-cell>
          <table:table-cell office:value-type="float" office:value="0.00312" calcext:value-type="float">
            <text:p>0.00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r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c Sourc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y Corrections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 Unit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1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2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3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4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er Inform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 Axis</text:p>
          </table:table-cell>
          <table:table-cell office:value-type="string" calcext:value-type="string">
            <text:p>Amplitude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5.00 MHz</text:p>
          </table:table-cell>
          <table:table-cell office:value-type="string" calcext:value-type="string">
            <text:p>-74.66 dBm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10.00 MHz</text:p>
          </table:table-cell>
          <table:table-cell office:value-type="string" calcext:value-type="string">
            <text:p>-72.72 dBm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20.00 MHz</text:p>
          </table:table-cell>
          <table:table-cell office:value-type="string" calcext:value-type="string">
            <text:p>-74.49 dBm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30.00 MHz</text:p>
          </table:table-cell>
          <table:table-cell office:value-type="string" calcext:value-type="string">
            <text:p>-74.64 dBm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40.00 MHz</text:p>
          </table:table-cell>
          <table:table-cell office:value-type="string" calcext:value-type="string">
            <text:p>-75.90 dBm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50.00 MHz</text:p>
          </table:table-cell>
          <table:table-cell office:value-type="string" calcext:value-type="string">
            <text:p>-78.47 dBm</text:p>
          </table:table-cell>
        </table:table-row>
        <table:table-row table:style-name="ro1">
          <table:table-cell office:value-type="string" calcext:value-type="string">
            <text:p>CISPR Filter</text:p>
          </table:table-cell>
          <table:table-cell office:value-type="string" calcext:value-type="string">
            <text:p>Normal RBW</text:p>
          </table:table-cell>
          <table:table-cell office:value-type="string" calcext:value-type="string">
            <text:p>Dwell Time(s)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race Math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Math By</text:p>
          </table:table-cell>
          <table:table-cell office:value-type="string" calcext:value-type="string">
            <text:p>Log P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A</text:p>
          </table:table-cell>
          <table:table-cell office:value-type="string" calcext:value-type="string">
            <text:p>Trace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B</text:p>
          </table:table-cell>
          <table:table-cell office:value-type="string" calcext:value-type="string">
            <text:p>Trace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C</text:p>
          </table:table-cell>
          <table:table-cell office:value-type="string" calcext:value-type="string">
            <text:p>Trac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Name</text:p>
          </table:table-cell>
          <table:table-cell office:value-type="string" calcext:value-type="string">
            <text:p>Trace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Count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Type</text:p>
          </table:table-cell>
          <table:table-cell office:value-type="string" calcext:value-type="string">
            <text:p>Clear Wr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Detector</text:p>
          </table:table-cell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Data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.99130917" calcext:value-type="float">
            <text:p>-11.99130917</text:p>
          </table:table-cell>
          <table:table-cell table:number-columns-repeated="3"/>
        </table:table-row>
        <table:table-row table:style-name="ro1">
          <table:table-cell office:value-type="float" office:value="217391.3043" calcext:value-type="float">
            <text:p>217391.3043</text:p>
          </table:table-cell>
          <table:table-cell office:value-type="float" office:value="-27.30935097" calcext:value-type="float">
            <text:p>-27.30935097</text:p>
          </table:table-cell>
          <table:table-cell table:number-columns-repeated="3"/>
        </table:table-row>
        <table:table-row table:style-name="ro1">
          <table:table-cell office:value-type="float" office:value="434782.6087" calcext:value-type="float">
            <text:p>434782.6087</text:p>
          </table:table-cell>
          <table:table-cell office:value-type="float" office:value="-29.95539856" calcext:value-type="float">
            <text:p>-29.95539856</text:p>
          </table:table-cell>
          <table:table-cell table:number-columns-repeated="3"/>
        </table:table-row>
        <table:table-row table:style-name="ro1">
          <table:table-cell office:value-type="float" office:value="652173.913" calcext:value-type="float">
            <text:p>652173.913</text:p>
          </table:table-cell>
          <table:table-cell office:value-type="float" office:value="-32.98615265" calcext:value-type="float">
            <text:p>-32.98615265</text:p>
          </table:table-cell>
          <table:table-cell table:number-columns-repeated="3"/>
        </table:table-row>
        <table:table-row table:style-name="ro1">
          <table:table-cell office:value-type="float" office:value="869565.2174" calcext:value-type="float">
            <text:p>869565.2174</text:p>
          </table:table-cell>
          <table:table-cell office:value-type="float" office:value="-37.06858444" calcext:value-type="float">
            <text:p>-37.06858444</text:p>
          </table:table-cell>
          <table:table-cell table:number-columns-repeated="3"/>
        </table:table-row>
        <table:table-row table:style-name="ro1">
          <table:table-cell office:value-type="float" office:value="1086956.522" calcext:value-type="float">
            <text:p>1086956.522</text:p>
          </table:table-cell>
          <table:table-cell office:value-type="float" office:value="-42.22130585" calcext:value-type="float">
            <text:p>-42.22130585</text:p>
          </table:table-cell>
          <table:table-cell table:number-columns-repeated="3"/>
        </table:table-row>
        <table:table-row table:style-name="ro1">
          <table:table-cell office:value-type="float" office:value="1304347.826" calcext:value-type="float">
            <text:p>1304347.826</text:p>
          </table:table-cell>
          <table:table-cell office:value-type="float" office:value="-48.47438812" calcext:value-type="float">
            <text:p>-48.47438812</text:p>
          </table:table-cell>
          <table:table-cell table:number-columns-repeated="3"/>
        </table:table-row>
        <table:table-row table:style-name="ro1">
          <table:table-cell office:value-type="float" office:value="1521739.13" calcext:value-type="float">
            <text:p>1521739.13</text:p>
          </table:table-cell>
          <table:table-cell office:value-type="float" office:value="-55.87171555" calcext:value-type="float">
            <text:p>-55.87171555</text:p>
          </table:table-cell>
          <table:table-cell table:number-columns-repeated="3"/>
        </table:table-row>
        <table:table-row table:style-name="ro1">
          <table:table-cell office:value-type="float" office:value="1739130.435" calcext:value-type="float">
            <text:p>1739130.435</text:p>
          </table:table-cell>
          <table:table-cell office:value-type="float" office:value="-62.80449295" calcext:value-type="float">
            <text:p>-62.80449295</text:p>
          </table:table-cell>
          <table:table-cell table:number-columns-repeated="3"/>
        </table:table-row>
        <table:table-row table:style-name="ro1">
          <table:table-cell office:value-type="float" office:value="1956521.739" calcext:value-type="float">
            <text:p>1956521.739</text:p>
          </table:table-cell>
          <table:table-cell office:value-type="float" office:value="-66.6144104" calcext:value-type="float">
            <text:p>-66.6144104</text:p>
          </table:table-cell>
          <table:table-cell table:number-columns-repeated="3"/>
        </table:table-row>
        <table:table-row table:style-name="ro1">
          <table:table-cell office:value-type="float" office:value="2173913.043" calcext:value-type="float">
            <text:p>2173913.043</text:p>
          </table:table-cell>
          <table:table-cell office:value-type="float" office:value="-67.75583649" calcext:value-type="float">
            <text:p>-67.75583649</text:p>
          </table:table-cell>
          <table:table-cell table:number-columns-repeated="3"/>
        </table:table-row>
        <table:table-row table:style-name="ro1">
          <table:table-cell office:value-type="float" office:value="2391304.348" calcext:value-type="float">
            <text:p>2391304.348</text:p>
          </table:table-cell>
          <table:table-cell office:value-type="float" office:value="-69.43760681" calcext:value-type="float">
            <text:p>-69.43760681</text:p>
          </table:table-cell>
          <table:table-cell table:number-columns-repeated="3"/>
        </table:table-row>
        <table:table-row table:style-name="ro1">
          <table:table-cell office:value-type="float" office:value="2608695.652" calcext:value-type="float">
            <text:p>2608695.652</text:p>
          </table:table-cell>
          <table:table-cell office:value-type="float" office:value="-70.7430191" calcext:value-type="float">
            <text:p>-70.7430191</text:p>
          </table:table-cell>
          <table:table-cell table:number-columns-repeated="3"/>
        </table:table-row>
        <table:table-row table:style-name="ro1">
          <table:table-cell office:value-type="float" office:value="2826086.957" calcext:value-type="float">
            <text:p>2826086.957</text:p>
          </table:table-cell>
          <table:table-cell office:value-type="float" office:value="-70.80683899" calcext:value-type="float">
            <text:p>-70.80683899</text:p>
          </table:table-cell>
          <table:table-cell table:number-columns-repeated="3"/>
        </table:table-row>
        <table:table-row table:style-name="ro1">
          <table:table-cell office:value-type="float" office:value="3043478.261" calcext:value-type="float">
            <text:p>3043478.261</text:p>
          </table:table-cell>
          <table:table-cell office:value-type="float" office:value="-71.65588379" calcext:value-type="float">
            <text:p>-71.65588379</text:p>
          </table:table-cell>
          <table:table-cell table:number-columns-repeated="3"/>
        </table:table-row>
        <table:table-row table:style-name="ro1">
          <table:table-cell office:value-type="float" office:value="3260869.565" calcext:value-type="float">
            <text:p>3260869.565</text:p>
          </table:table-cell>
          <table:table-cell office:value-type="float" office:value="-72.16804504" calcext:value-type="float">
            <text:p>-72.16804504</text:p>
          </table:table-cell>
          <table:table-cell table:number-columns-repeated="3"/>
        </table:table-row>
        <table:table-row table:style-name="ro1">
          <table:table-cell office:value-type="float" office:value="3478260.87" calcext:value-type="float">
            <text:p>3478260.87</text:p>
          </table:table-cell>
          <table:table-cell office:value-type="float" office:value="-72.80612183" calcext:value-type="float">
            <text:p>-72.80612183</text:p>
          </table:table-cell>
          <table:table-cell table:number-columns-repeated="3"/>
        </table:table-row>
        <table:table-row table:style-name="ro1">
          <table:table-cell office:value-type="float" office:value="3695652.174" calcext:value-type="float">
            <text:p>3695652.174</text:p>
          </table:table-cell>
          <table:table-cell office:value-type="float" office:value="-73.09596252" calcext:value-type="float">
            <text:p>-73.09596252</text:p>
          </table:table-cell>
          <table:table-cell table:number-columns-repeated="3"/>
        </table:table-row>
        <table:table-row table:style-name="ro1">
          <table:table-cell office:value-type="float" office:value="3913043.478" calcext:value-type="float">
            <text:p>3913043.478</text:p>
          </table:table-cell>
          <table:table-cell office:value-type="float" office:value="-73.765625" calcext:value-type="float">
            <text:p>-73.765625</text:p>
          </table:table-cell>
          <table:table-cell table:number-columns-repeated="3"/>
        </table:table-row>
        <table:table-row table:style-name="ro1">
          <table:table-cell office:value-type="float" office:value="4130434.783" calcext:value-type="float">
            <text:p>4130434.783</text:p>
          </table:table-cell>
          <table:table-cell office:value-type="float" office:value="-73.80515289" calcext:value-type="float">
            <text:p>-73.80515289</text:p>
          </table:table-cell>
          <table:table-cell table:number-columns-repeated="3"/>
        </table:table-row>
        <table:table-row table:style-name="ro1">
          <table:table-cell office:value-type="float" office:value="4347826.087" calcext:value-type="float">
            <text:p>4347826.087</text:p>
          </table:table-cell>
          <table:table-cell office:value-type="float" office:value="-74.30310059" calcext:value-type="float">
            <text:p>-74.30310059</text:p>
          </table:table-cell>
          <table:table-cell table:number-columns-repeated="3"/>
        </table:table-row>
        <table:table-row table:style-name="ro1">
          <table:table-cell office:value-type="float" office:value="4565217.391" calcext:value-type="float">
            <text:p>4565217.391</text:p>
          </table:table-cell>
          <table:table-cell office:value-type="float" office:value="-74.50592041" calcext:value-type="float">
            <text:p>-74.50592041</text:p>
          </table:table-cell>
          <table:table-cell table:number-columns-repeated="3"/>
        </table:table-row>
        <table:table-row table:style-name="ro1">
          <table:table-cell office:value-type="float" office:value="4782608.696" calcext:value-type="float">
            <text:p>4782608.696</text:p>
          </table:table-cell>
          <table:table-cell office:value-type="float" office:value="-74.59273529" calcext:value-type="float">
            <text:p>-74.59273529</text:p>
          </table:table-cell>
          <table:table-cell table:number-columns-repeated="3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-74.65511322" calcext:value-type="float">
            <text:p>-74.65511322</text:p>
          </table:table-cell>
          <table:table-cell table:number-columns-repeated="3"/>
        </table:table-row>
        <table:table-row table:style-name="ro1">
          <table:table-cell office:value-type="float" office:value="5217391.304" calcext:value-type="float">
            <text:p>5217391.304</text:p>
          </table:table-cell>
          <table:table-cell office:value-type="float" office:value="-74.70994568" calcext:value-type="float">
            <text:p>-74.70994568</text:p>
          </table:table-cell>
          <table:table-cell table:number-columns-repeated="3"/>
        </table:table-row>
        <table:table-row table:style-name="ro1">
          <table:table-cell office:value-type="float" office:value="5434782.609" calcext:value-type="float">
            <text:p>5434782.609</text:p>
          </table:table-cell>
          <table:table-cell office:value-type="float" office:value="-74.88475037" calcext:value-type="float">
            <text:p>-74.88475037</text:p>
          </table:table-cell>
          <table:table-cell table:number-columns-repeated="3"/>
        </table:table-row>
        <table:table-row table:style-name="ro1">
          <table:table-cell office:value-type="float" office:value="5652173.913" calcext:value-type="float">
            <text:p>5652173.913</text:p>
          </table:table-cell>
          <table:table-cell office:value-type="float" office:value="-74.99346161" calcext:value-type="float">
            <text:p>-74.99346161</text:p>
          </table:table-cell>
          <table:table-cell table:number-columns-repeated="3"/>
        </table:table-row>
        <table:table-row table:style-name="ro1">
          <table:table-cell office:value-type="float" office:value="5869565.217" calcext:value-type="float">
            <text:p>5869565.217</text:p>
          </table:table-cell>
          <table:table-cell office:value-type="float" office:value="-74.9924469" calcext:value-type="float">
            <text:p>-74.9924469</text:p>
          </table:table-cell>
          <table:table-cell table:number-columns-repeated="3"/>
        </table:table-row>
        <table:table-row table:style-name="ro1">
          <table:table-cell office:value-type="float" office:value="6086956.522" calcext:value-type="float">
            <text:p>6086956.522</text:p>
          </table:table-cell>
          <table:table-cell office:value-type="float" office:value="-74.87207031" calcext:value-type="float">
            <text:p>-74.87207031</text:p>
          </table:table-cell>
          <table:table-cell table:number-columns-repeated="3"/>
        </table:table-row>
        <table:table-row table:style-name="ro1">
          <table:table-cell office:value-type="float" office:value="6304347.826" calcext:value-type="float">
            <text:p>6304347.826</text:p>
          </table:table-cell>
          <table:table-cell office:value-type="float" office:value="-74.95466614" calcext:value-type="float">
            <text:p>-74.95466614</text:p>
          </table:table-cell>
          <table:table-cell table:number-columns-repeated="3"/>
        </table:table-row>
        <table:table-row table:style-name="ro1">
          <table:table-cell office:value-type="float" office:value="6521739.13" calcext:value-type="float">
            <text:p>6521739.13</text:p>
          </table:table-cell>
          <table:table-cell office:value-type="float" office:value="-74.82497406" calcext:value-type="float">
            <text:p>-74.82497406</text:p>
          </table:table-cell>
          <table:table-cell table:number-columns-repeated="3"/>
        </table:table-row>
        <table:table-row table:style-name="ro1">
          <table:table-cell office:value-type="float" office:value="6739130.435" calcext:value-type="float">
            <text:p>6739130.435</text:p>
          </table:table-cell>
          <table:table-cell office:value-type="float" office:value="-74.38682556" calcext:value-type="float">
            <text:p>-74.38682556</text:p>
          </table:table-cell>
          <table:table-cell table:number-columns-repeated="3"/>
        </table:table-row>
        <table:table-row table:style-name="ro1">
          <table:table-cell office:value-type="float" office:value="6956521.739" calcext:value-type="float">
            <text:p>6956521.739</text:p>
          </table:table-cell>
          <table:table-cell office:value-type="float" office:value="-74.11655426" calcext:value-type="float">
            <text:p>-74.11655426</text:p>
          </table:table-cell>
          <table:table-cell table:number-columns-repeated="3"/>
        </table:table-row>
        <table:table-row table:style-name="ro1">
          <table:table-cell office:value-type="float" office:value="7173913.043" calcext:value-type="float">
            <text:p>7173913.043</text:p>
          </table:table-cell>
          <table:table-cell office:value-type="float" office:value="-74.16059113" calcext:value-type="float">
            <text:p>-74.16059113</text:p>
          </table:table-cell>
          <table:table-cell table:number-columns-repeated="3"/>
        </table:table-row>
        <table:table-row table:style-name="ro1">
          <table:table-cell office:value-type="float" office:value="7391304.348" calcext:value-type="float">
            <text:p>7391304.348</text:p>
          </table:table-cell>
          <table:table-cell office:value-type="float" office:value="-73.55000305" calcext:value-type="float">
            <text:p>-73.55000305</text:p>
          </table:table-cell>
          <table:table-cell table:number-columns-repeated="3"/>
        </table:table-row>
        <table:table-row table:style-name="ro1">
          <table:table-cell office:value-type="float" office:value="7608695.652" calcext:value-type="float">
            <text:p>7608695.652</text:p>
          </table:table-cell>
          <table:table-cell office:value-type="float" office:value="-73.69324493" calcext:value-type="float">
            <text:p>-73.69324493</text:p>
          </table:table-cell>
          <table:table-cell table:number-columns-repeated="3"/>
        </table:table-row>
        <table:table-row table:style-name="ro1">
          <table:table-cell office:value-type="float" office:value="7826086.957" calcext:value-type="float">
            <text:p>7826086.957</text:p>
          </table:table-cell>
          <table:table-cell office:value-type="float" office:value="-73.96211243" calcext:value-type="float">
            <text:p>-73.96211243</text:p>
          </table:table-cell>
          <table:table-cell table:number-columns-repeated="3"/>
        </table:table-row>
        <table:table-row table:style-name="ro1">
          <table:table-cell office:value-type="float" office:value="8043478.261" calcext:value-type="float">
            <text:p>8043478.261</text:p>
          </table:table-cell>
          <table:table-cell office:value-type="float" office:value="-73.85462952" calcext:value-type="float">
            <text:p>-73.85462952</text:p>
          </table:table-cell>
          <table:table-cell table:number-columns-repeated="3"/>
        </table:table-row>
        <table:table-row table:style-name="ro1">
          <table:table-cell office:value-type="float" office:value="8260869.565" calcext:value-type="float">
            <text:p>8260869.565</text:p>
          </table:table-cell>
          <table:table-cell office:value-type="float" office:value="-73.31845093" calcext:value-type="float">
            <text:p>-73.31845093</text:p>
          </table:table-cell>
          <table:table-cell table:number-columns-repeated="3"/>
        </table:table-row>
        <table:table-row table:style-name="ro1">
          <table:table-cell office:value-type="float" office:value="8478260.87" calcext:value-type="float">
            <text:p>8478260.87</text:p>
          </table:table-cell>
          <table:table-cell office:value-type="float" office:value="-73.68213654" calcext:value-type="float">
            <text:p>-73.68213654</text:p>
          </table:table-cell>
          <table:table-cell table:number-columns-repeated="3"/>
        </table:table-row>
        <table:table-row table:style-name="ro1">
          <table:table-cell office:value-type="float" office:value="8695652.174" calcext:value-type="float">
            <text:p>8695652.174</text:p>
          </table:table-cell>
          <table:table-cell office:value-type="float" office:value="-73.45938873" calcext:value-type="float">
            <text:p>-73.45938873</text:p>
          </table:table-cell>
          <table:table-cell table:number-columns-repeated="3"/>
        </table:table-row>
        <table:table-row table:style-name="ro1">
          <table:table-cell office:value-type="float" office:value="8913043.478" calcext:value-type="float">
            <text:p>8913043.478</text:p>
          </table:table-cell>
          <table:table-cell office:value-type="float" office:value="-72.86204529" calcext:value-type="float">
            <text:p>-72.86204529</text:p>
          </table:table-cell>
          <table:table-cell table:number-columns-repeated="3"/>
        </table:table-row>
        <table:table-row table:style-name="ro1">
          <table:table-cell office:value-type="float" office:value="9130434.783" calcext:value-type="float">
            <text:p>9130434.783</text:p>
          </table:table-cell>
          <table:table-cell office:value-type="float" office:value="-72.8664093" calcext:value-type="float">
            <text:p>-72.8664093</text:p>
          </table:table-cell>
          <table:table-cell table:number-columns-repeated="3"/>
        </table:table-row>
        <table:table-row table:style-name="ro1">
          <table:table-cell office:value-type="float" office:value="9347826.087" calcext:value-type="float">
            <text:p>9347826.087</text:p>
          </table:table-cell>
          <table:table-cell office:value-type="float" office:value="-73.16951752" calcext:value-type="float">
            <text:p>-73.16951752</text:p>
          </table:table-cell>
          <table:table-cell table:number-columns-repeated="3"/>
        </table:table-row>
        <table:table-row table:style-name="ro1">
          <table:table-cell office:value-type="float" office:value="9565217.391" calcext:value-type="float">
            <text:p>9565217.391</text:p>
          </table:table-cell>
          <table:table-cell office:value-type="float" office:value="-72.32609558" calcext:value-type="float">
            <text:p>-72.32609558</text:p>
          </table:table-cell>
          <table:table-cell table:number-columns-repeated="3"/>
        </table:table-row>
        <table:table-row table:style-name="ro1">
          <table:table-cell office:value-type="float" office:value="9782608.696" calcext:value-type="float">
            <text:p>9782608.696</text:p>
          </table:table-cell>
          <table:table-cell office:value-type="float" office:value="-72.36161804" calcext:value-type="float">
            <text:p>-72.36161804</text:p>
          </table:table-cell>
          <table:table-cell table:number-columns-repeated="3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72.72357941" calcext:value-type="float">
            <text:p>-72.72357941</text:p>
          </table:table-cell>
          <table:table-cell table:number-columns-repeated="3"/>
        </table:table-row>
        <table:table-row table:style-name="ro1">
          <table:table-cell office:value-type="float" office:value="10217391.3" calcext:value-type="float">
            <text:p>10217391.3</text:p>
          </table:table-cell>
          <table:table-cell office:value-type="float" office:value="-72.76444244" calcext:value-type="float">
            <text:p>-72.76444244</text:p>
          </table:table-cell>
          <table:table-cell table:number-columns-repeated="3"/>
        </table:table-row>
        <table:table-row table:style-name="ro1">
          <table:table-cell office:value-type="float" office:value="10434782.61" calcext:value-type="float">
            <text:p>10434782.61</text:p>
          </table:table-cell>
          <table:table-cell office:value-type="float" office:value="-72.85693359" calcext:value-type="float">
            <text:p>-72.85693359</text:p>
          </table:table-cell>
          <table:table-cell table:number-columns-repeated="3"/>
        </table:table-row>
        <table:table-row table:style-name="ro1">
          <table:table-cell office:value-type="float" office:value="10652173.91" calcext:value-type="float">
            <text:p>10652173.91</text:p>
          </table:table-cell>
          <table:table-cell office:value-type="float" office:value="-73.01094055" calcext:value-type="float">
            <text:p>-73.01094055</text:p>
          </table:table-cell>
          <table:table-cell table:number-columns-repeated="3"/>
        </table:table-row>
        <table:table-row table:style-name="ro1">
          <table:table-cell office:value-type="float" office:value="10869565.22" calcext:value-type="float">
            <text:p>10869565.22</text:p>
          </table:table-cell>
          <table:table-cell office:value-type="float" office:value="-72.47853088" calcext:value-type="float">
            <text:p>-72.47853088</text:p>
          </table:table-cell>
          <table:table-cell table:number-columns-repeated="3"/>
        </table:table-row>
        <table:table-row table:style-name="ro1">
          <table:table-cell office:value-type="float" office:value="11086956.52" calcext:value-type="float">
            <text:p>11086956.52</text:p>
          </table:table-cell>
          <table:table-cell office:value-type="float" office:value="-72.65557098" calcext:value-type="float">
            <text:p>-72.65557098</text:p>
          </table:table-cell>
          <table:table-cell table:number-columns-repeated="3"/>
        </table:table-row>
        <table:table-row table:style-name="ro1">
          <table:table-cell office:value-type="float" office:value="11304347.83" calcext:value-type="float">
            <text:p>11304347.83</text:p>
          </table:table-cell>
          <table:table-cell office:value-type="float" office:value="-72.9265976" calcext:value-type="float">
            <text:p>-72.9265976</text:p>
          </table:table-cell>
          <table:table-cell table:number-columns-repeated="3"/>
        </table:table-row>
        <table:table-row table:style-name="ro1">
          <table:table-cell office:value-type="float" office:value="11521739.13" calcext:value-type="float">
            <text:p>11521739.13</text:p>
          </table:table-cell>
          <table:table-cell office:value-type="float" office:value="-73.00440979" calcext:value-type="float">
            <text:p>-73.00440979</text:p>
          </table:table-cell>
          <table:table-cell table:number-columns-repeated="3"/>
        </table:table-row>
        <table:table-row table:style-name="ro1">
          <table:table-cell office:value-type="float" office:value="11739130.43" calcext:value-type="float">
            <text:p>11739130.43</text:p>
          </table:table-cell>
          <table:table-cell office:value-type="float" office:value="-73.00048828" calcext:value-type="float">
            <text:p>-73.00048828</text:p>
          </table:table-cell>
          <table:table-cell table:number-columns-repeated="3"/>
        </table:table-row>
        <table:table-row table:style-name="ro1">
          <table:table-cell office:value-type="float" office:value="11956521.74" calcext:value-type="float">
            <text:p>11956521.74</text:p>
          </table:table-cell>
          <table:table-cell office:value-type="float" office:value="-73.14477539" calcext:value-type="float">
            <text:p>-73.14477539</text:p>
          </table:table-cell>
          <table:table-cell table:number-columns-repeated="3"/>
        </table:table-row>
        <table:table-row table:style-name="ro1">
          <table:table-cell office:value-type="float" office:value="12173913.04" calcext:value-type="float">
            <text:p>12173913.04</text:p>
          </table:table-cell>
          <table:table-cell office:value-type="float" office:value="-73.51478577" calcext:value-type="float">
            <text:p>-73.51478577</text:p>
          </table:table-cell>
          <table:table-cell table:number-columns-repeated="3"/>
        </table:table-row>
        <table:table-row table:style-name="ro1">
          <table:table-cell office:value-type="float" office:value="12391304.35" calcext:value-type="float">
            <text:p>12391304.35</text:p>
          </table:table-cell>
          <table:table-cell office:value-type="float" office:value="-73.84142303" calcext:value-type="float">
            <text:p>-73.84142303</text:p>
          </table:table-cell>
          <table:table-cell table:number-columns-repeated="3"/>
        </table:table-row>
        <table:table-row table:style-name="ro1">
          <table:table-cell office:value-type="float" office:value="12608695.65" calcext:value-type="float">
            <text:p>12608695.65</text:p>
          </table:table-cell>
          <table:table-cell office:value-type="float" office:value="-73.99526978" calcext:value-type="float">
            <text:p>-73.99526978</text:p>
          </table:table-cell>
          <table:table-cell table:number-columns-repeated="3"/>
        </table:table-row>
        <table:table-row table:style-name="ro1">
          <table:table-cell office:value-type="float" office:value="12826086.96" calcext:value-type="float">
            <text:p>12826086.96</text:p>
          </table:table-cell>
          <table:table-cell office:value-type="float" office:value="-74.09633636" calcext:value-type="float">
            <text:p>-74.09633636</text:p>
          </table:table-cell>
          <table:table-cell table:number-columns-repeated="3"/>
        </table:table-row>
        <table:table-row table:style-name="ro1">
          <table:table-cell office:value-type="float" office:value="13043478.26" calcext:value-type="float">
            <text:p>13043478.26</text:p>
          </table:table-cell>
          <table:table-cell office:value-type="float" office:value="-74.36126709" calcext:value-type="float">
            <text:p>-74.36126709</text:p>
          </table:table-cell>
          <table:table-cell table:number-columns-repeated="3"/>
        </table:table-row>
        <table:table-row table:style-name="ro1">
          <table:table-cell office:value-type="float" office:value="13260869.57" calcext:value-type="float">
            <text:p>13260869.57</text:p>
          </table:table-cell>
          <table:table-cell office:value-type="float" office:value="-74.02961731" calcext:value-type="float">
            <text:p>-74.02961731</text:p>
          </table:table-cell>
          <table:table-cell table:number-columns-repeated="3"/>
        </table:table-row>
        <table:table-row table:style-name="ro1">
          <table:table-cell office:value-type="float" office:value="13478260.87" calcext:value-type="float">
            <text:p>13478260.87</text:p>
          </table:table-cell>
          <table:table-cell office:value-type="float" office:value="-74.24146271" calcext:value-type="float">
            <text:p>-74.24146271</text:p>
          </table:table-cell>
          <table:table-cell table:number-columns-repeated="3"/>
        </table:table-row>
        <table:table-row table:style-name="ro1">
          <table:table-cell office:value-type="float" office:value="13695652.17" calcext:value-type="float">
            <text:p>13695652.17</text:p>
          </table:table-cell>
          <table:table-cell office:value-type="float" office:value="-74.10066986" calcext:value-type="float">
            <text:p>-74.10066986</text:p>
          </table:table-cell>
          <table:table-cell table:number-columns-repeated="3"/>
        </table:table-row>
        <table:table-row table:style-name="ro1">
          <table:table-cell office:value-type="float" office:value="13913043.48" calcext:value-type="float">
            <text:p>13913043.48</text:p>
          </table:table-cell>
          <table:table-cell office:value-type="float" office:value="-74.26777649" calcext:value-type="float">
            <text:p>-74.26777649</text:p>
          </table:table-cell>
          <table:table-cell table:number-columns-repeated="3"/>
        </table:table-row>
        <table:table-row table:style-name="ro1">
          <table:table-cell office:value-type="float" office:value="14130434.78" calcext:value-type="float">
            <text:p>14130434.78</text:p>
          </table:table-cell>
          <table:table-cell office:value-type="float" office:value="-74.00718689" calcext:value-type="float">
            <text:p>-74.00718689</text:p>
          </table:table-cell>
          <table:table-cell table:number-columns-repeated="3"/>
        </table:table-row>
        <table:table-row table:style-name="ro1">
          <table:table-cell office:value-type="float" office:value="14347826.09" calcext:value-type="float">
            <text:p>14347826.09</text:p>
          </table:table-cell>
          <table:table-cell office:value-type="float" office:value="-73.93209839" calcext:value-type="float">
            <text:p>-73.93209839</text:p>
          </table:table-cell>
          <table:table-cell table:number-columns-repeated="3"/>
        </table:table-row>
        <table:table-row table:style-name="ro1">
          <table:table-cell office:value-type="float" office:value="14565217.39" calcext:value-type="float">
            <text:p>14565217.39</text:p>
          </table:table-cell>
          <table:table-cell office:value-type="float" office:value="-74.26480103" calcext:value-type="float">
            <text:p>-74.26480103</text:p>
          </table:table-cell>
          <table:table-cell table:number-columns-repeated="3"/>
        </table:table-row>
        <table:table-row table:style-name="ro1">
          <table:table-cell office:value-type="float" office:value="14782608.7" calcext:value-type="float">
            <text:p>14782608.7</text:p>
          </table:table-cell>
          <table:table-cell office:value-type="float" office:value="-74.39178467" calcext:value-type="float">
            <text:p>-74.39178467</text:p>
          </table:table-cell>
          <table:table-cell table:number-columns-repeated="3"/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74.59461975" calcext:value-type="float">
            <text:p>-74.59461975</text:p>
          </table:table-cell>
          <table:table-cell table:number-columns-repeated="3"/>
        </table:table-row>
        <table:table-row table:style-name="ro1">
          <table:table-cell office:value-type="float" office:value="15217391.3" calcext:value-type="float">
            <text:p>15217391.3</text:p>
          </table:table-cell>
          <table:table-cell office:value-type="float" office:value="-74.71038818" calcext:value-type="float">
            <text:p>-74.71038818</text:p>
          </table:table-cell>
          <table:table-cell table:number-columns-repeated="3"/>
        </table:table-row>
        <table:table-row table:style-name="ro1">
          <table:table-cell office:value-type="float" office:value="15434782.61" calcext:value-type="float">
            <text:p>15434782.61</text:p>
          </table:table-cell>
          <table:table-cell office:value-type="float" office:value="-74.63832855" calcext:value-type="float">
            <text:p>-74.63832855</text:p>
          </table:table-cell>
          <table:table-cell table:number-columns-repeated="3"/>
        </table:table-row>
        <table:table-row table:style-name="ro1">
          <table:table-cell office:value-type="float" office:value="15652173.91" calcext:value-type="float">
            <text:p>15652173.91</text:p>
          </table:table-cell>
          <table:table-cell office:value-type="float" office:value="-74.81771088" calcext:value-type="float">
            <text:p>-74.81771088</text:p>
          </table:table-cell>
          <table:table-cell table:number-columns-repeated="3"/>
        </table:table-row>
        <table:table-row table:style-name="ro1">
          <table:table-cell office:value-type="float" office:value="15869565.22" calcext:value-type="float">
            <text:p>15869565.22</text:p>
          </table:table-cell>
          <table:table-cell office:value-type="float" office:value="-74.81835938" calcext:value-type="float">
            <text:p>-74.81835938</text:p>
          </table:table-cell>
          <table:table-cell table:number-columns-repeated="3"/>
        </table:table-row>
        <table:table-row table:style-name="ro1">
          <table:table-cell office:value-type="float" office:value="16086956.52" calcext:value-type="float">
            <text:p>16086956.52</text:p>
          </table:table-cell>
          <table:table-cell office:value-type="float" office:value="-75.04400635" calcext:value-type="float">
            <text:p>-75.04400635</text:p>
          </table:table-cell>
          <table:table-cell table:number-columns-repeated="3"/>
        </table:table-row>
        <table:table-row table:style-name="ro1">
          <table:table-cell office:value-type="float" office:value="16304347.83" calcext:value-type="float">
            <text:p>16304347.83</text:p>
          </table:table-cell>
          <table:table-cell office:value-type="float" office:value="-75.07546234" calcext:value-type="float">
            <text:p>-75.07546234</text:p>
          </table:table-cell>
          <table:table-cell table:number-columns-repeated="3"/>
        </table:table-row>
        <table:table-row table:style-name="ro1">
          <table:table-cell office:value-type="float" office:value="16521739.13" calcext:value-type="float">
            <text:p>16521739.13</text:p>
          </table:table-cell>
          <table:table-cell office:value-type="float" office:value="-75.33847046" calcext:value-type="float">
            <text:p>-75.33847046</text:p>
          </table:table-cell>
          <table:table-cell table:number-columns-repeated="3"/>
        </table:table-row>
        <table:table-row table:style-name="ro1">
          <table:table-cell office:value-type="float" office:value="16739130.43" calcext:value-type="float">
            <text:p>16739130.43</text:p>
          </table:table-cell>
          <table:table-cell office:value-type="float" office:value="-75.23096466" calcext:value-type="float">
            <text:p>-75.23096466</text:p>
          </table:table-cell>
          <table:table-cell table:number-columns-repeated="3"/>
        </table:table-row>
        <table:table-row table:style-name="ro1">
          <table:table-cell office:value-type="float" office:value="16956521.74" calcext:value-type="float">
            <text:p>16956521.74</text:p>
          </table:table-cell>
          <table:table-cell office:value-type="float" office:value="-75.4506073" calcext:value-type="float">
            <text:p>-75.4506073</text:p>
          </table:table-cell>
          <table:table-cell table:number-columns-repeated="3"/>
        </table:table-row>
        <table:table-row table:style-name="ro1">
          <table:table-cell office:value-type="float" office:value="17173913.04" calcext:value-type="float">
            <text:p>17173913.04</text:p>
          </table:table-cell>
          <table:table-cell office:value-type="float" office:value="-75.24313354" calcext:value-type="float">
            <text:p>-75.24313354</text:p>
          </table:table-cell>
          <table:table-cell table:number-columns-repeated="3"/>
        </table:table-row>
        <table:table-row table:style-name="ro1">
          <table:table-cell office:value-type="float" office:value="17391304.35" calcext:value-type="float">
            <text:p>17391304.35</text:p>
          </table:table-cell>
          <table:table-cell office:value-type="float" office:value="-75.53799438" calcext:value-type="float">
            <text:p>-75.53799438</text:p>
          </table:table-cell>
          <table:table-cell table:number-columns-repeated="3"/>
        </table:table-row>
        <table:table-row table:style-name="ro1">
          <table:table-cell office:value-type="float" office:value="17608695.65" calcext:value-type="float">
            <text:p>17608695.65</text:p>
          </table:table-cell>
          <table:table-cell office:value-type="float" office:value="-75.43787384" calcext:value-type="float">
            <text:p>-75.43787384</text:p>
          </table:table-cell>
          <table:table-cell table:number-columns-repeated="3"/>
        </table:table-row>
        <table:table-row table:style-name="ro1">
          <table:table-cell office:value-type="float" office:value="17826086.96" calcext:value-type="float">
            <text:p>17826086.96</text:p>
          </table:table-cell>
          <table:table-cell office:value-type="float" office:value="-75.32865143" calcext:value-type="float">
            <text:p>-75.32865143</text:p>
          </table:table-cell>
          <table:table-cell table:number-columns-repeated="3"/>
        </table:table-row>
        <table:table-row table:style-name="ro1">
          <table:table-cell office:value-type="float" office:value="18043478.26" calcext:value-type="float">
            <text:p>18043478.26</text:p>
          </table:table-cell>
          <table:table-cell office:value-type="float" office:value="-75.39024353" calcext:value-type="float">
            <text:p>-75.39024353</text:p>
          </table:table-cell>
          <table:table-cell table:number-columns-repeated="3"/>
        </table:table-row>
        <table:table-row table:style-name="ro1">
          <table:table-cell office:value-type="float" office:value="18260869.57" calcext:value-type="float">
            <text:p>18260869.57</text:p>
          </table:table-cell>
          <table:table-cell office:value-type="float" office:value="-75.46311951" calcext:value-type="float">
            <text:p>-75.46311951</text:p>
          </table:table-cell>
          <table:table-cell table:number-columns-repeated="3"/>
        </table:table-row>
        <table:table-row table:style-name="ro1">
          <table:table-cell office:value-type="float" office:value="18478260.87" calcext:value-type="float">
            <text:p>18478260.87</text:p>
          </table:table-cell>
          <table:table-cell office:value-type="float" office:value="-75.26559448" calcext:value-type="float">
            <text:p>-75.26559448</text:p>
          </table:table-cell>
          <table:table-cell table:number-columns-repeated="3"/>
        </table:table-row>
        <table:table-row table:style-name="ro1">
          <table:table-cell office:value-type="float" office:value="18695652.17" calcext:value-type="float">
            <text:p>18695652.17</text:p>
          </table:table-cell>
          <table:table-cell office:value-type="float" office:value="-75.30545044" calcext:value-type="float">
            <text:p>-75.30545044</text:p>
          </table:table-cell>
          <table:table-cell table:number-columns-repeated="3"/>
        </table:table-row>
        <table:table-row table:style-name="ro1">
          <table:table-cell office:value-type="float" office:value="18913043.48" calcext:value-type="float">
            <text:p>18913043.48</text:p>
          </table:table-cell>
          <table:table-cell office:value-type="float" office:value="-75.34015656" calcext:value-type="float">
            <text:p>-75.34015656</text:p>
          </table:table-cell>
          <table:table-cell table:number-columns-repeated="3"/>
        </table:table-row>
        <table:table-row table:style-name="ro1">
          <table:table-cell office:value-type="float" office:value="19130434.78" calcext:value-type="float">
            <text:p>19130434.78</text:p>
          </table:table-cell>
          <table:table-cell office:value-type="float" office:value="-75.08746338" calcext:value-type="float">
            <text:p>-75.08746338</text:p>
          </table:table-cell>
          <table:table-cell table:number-columns-repeated="3"/>
        </table:table-row>
        <table:table-row table:style-name="ro1">
          <table:table-cell office:value-type="float" office:value="19347826.09" calcext:value-type="float">
            <text:p>19347826.09</text:p>
          </table:table-cell>
          <table:table-cell office:value-type="float" office:value="-75.22006989" calcext:value-type="float">
            <text:p>-75.22006989</text:p>
          </table:table-cell>
          <table:table-cell table:number-columns-repeated="3"/>
        </table:table-row>
        <table:table-row table:style-name="ro1">
          <table:table-cell office:value-type="float" office:value="19565217.39" calcext:value-type="float">
            <text:p>19565217.39</text:p>
          </table:table-cell>
          <table:table-cell office:value-type="float" office:value="-75.03025818" calcext:value-type="float">
            <text:p>-75.03025818</text:p>
          </table:table-cell>
          <table:table-cell table:number-columns-repeated="3"/>
        </table:table-row>
        <table:table-row table:style-name="ro1">
          <table:table-cell office:value-type="float" office:value="19782608.7" calcext:value-type="float">
            <text:p>19782608.7</text:p>
          </table:table-cell>
          <table:table-cell office:value-type="float" office:value="-74.82463074" calcext:value-type="float">
            <text:p>-74.82463074</text:p>
          </table:table-cell>
          <table:table-cell table:number-columns-repeated="3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74.48833466" calcext:value-type="float">
            <text:p>-74.48833466</text:p>
          </table:table-cell>
          <table:table-cell table:number-columns-repeated="3"/>
        </table:table-row>
        <table:table-row table:style-name="ro1">
          <table:table-cell office:value-type="float" office:value="20217391.3" calcext:value-type="float">
            <text:p>20217391.3</text:p>
          </table:table-cell>
          <table:table-cell office:value-type="float" office:value="-74.41654205" calcext:value-type="float">
            <text:p>-74.41654205</text:p>
          </table:table-cell>
          <table:table-cell table:number-columns-repeated="3"/>
        </table:table-row>
        <table:table-row table:style-name="ro1">
          <table:table-cell office:value-type="float" office:value="20434782.61" calcext:value-type="float">
            <text:p>20434782.61</text:p>
          </table:table-cell>
          <table:table-cell office:value-type="float" office:value="-74.49336243" calcext:value-type="float">
            <text:p>-74.49336243</text:p>
          </table:table-cell>
          <table:table-cell table:number-columns-repeated="3"/>
        </table:table-row>
        <table:table-row table:style-name="ro1">
          <table:table-cell office:value-type="float" office:value="20652173.91" calcext:value-type="float">
            <text:p>20652173.91</text:p>
          </table:table-cell>
          <table:table-cell office:value-type="float" office:value="-73.98191833" calcext:value-type="float">
            <text:p>-73.98191833</text:p>
          </table:table-cell>
          <table:table-cell table:number-columns-repeated="3"/>
        </table:table-row>
        <table:table-row table:style-name="ro1">
          <table:table-cell office:value-type="float" office:value="20869565.22" calcext:value-type="float">
            <text:p>20869565.22</text:p>
          </table:table-cell>
          <table:table-cell office:value-type="float" office:value="-73.74051666" calcext:value-type="float">
            <text:p>-73.74051666</text:p>
          </table:table-cell>
          <table:table-cell table:number-columns-repeated="3"/>
        </table:table-row>
        <table:table-row table:style-name="ro1">
          <table:table-cell office:value-type="float" office:value="21086956.52" calcext:value-type="float">
            <text:p>21086956.52</text:p>
          </table:table-cell>
          <table:table-cell office:value-type="float" office:value="-73.82462311" calcext:value-type="float">
            <text:p>-73.82462311</text:p>
          </table:table-cell>
          <table:table-cell table:number-columns-repeated="3"/>
        </table:table-row>
        <table:table-row table:style-name="ro1">
          <table:table-cell office:value-type="float" office:value="21304347.83" calcext:value-type="float">
            <text:p>21304347.83</text:p>
          </table:table-cell>
          <table:table-cell office:value-type="float" office:value="-73.49871063" calcext:value-type="float">
            <text:p>-73.49871063</text:p>
          </table:table-cell>
          <table:table-cell table:number-columns-repeated="3"/>
        </table:table-row>
        <table:table-row table:style-name="ro1">
          <table:table-cell office:value-type="float" office:value="21521739.13" calcext:value-type="float">
            <text:p>21521739.13</text:p>
          </table:table-cell>
          <table:table-cell office:value-type="float" office:value="-73.64199066" calcext:value-type="float">
            <text:p>-73.64199066</text:p>
          </table:table-cell>
          <table:table-cell table:number-columns-repeated="3"/>
        </table:table-row>
        <table:table-row table:style-name="ro1">
          <table:table-cell office:value-type="float" office:value="21739130.43" calcext:value-type="float">
            <text:p>21739130.43</text:p>
          </table:table-cell>
          <table:table-cell office:value-type="float" office:value="-73.95728302" calcext:value-type="float">
            <text:p>-73.95728302</text:p>
          </table:table-cell>
          <table:table-cell table:number-columns-repeated="3"/>
        </table:table-row>
        <table:table-row table:style-name="ro1">
          <table:table-cell office:value-type="float" office:value="21956521.74" calcext:value-type="float">
            <text:p>21956521.74</text:p>
          </table:table-cell>
          <table:table-cell office:value-type="float" office:value="-74.12381744" calcext:value-type="float">
            <text:p>-74.12381744</text:p>
          </table:table-cell>
          <table:table-cell table:number-columns-repeated="3"/>
        </table:table-row>
        <table:table-row table:style-name="ro1">
          <table:table-cell office:value-type="float" office:value="22173913.04" calcext:value-type="float">
            <text:p>22173913.04</text:p>
          </table:table-cell>
          <table:table-cell office:value-type="float" office:value="-74.09098816" calcext:value-type="float">
            <text:p>-74.09098816</text:p>
          </table:table-cell>
          <table:table-cell table:number-columns-repeated="3"/>
        </table:table-row>
        <table:table-row table:style-name="ro1">
          <table:table-cell office:value-type="float" office:value="22391304.35" calcext:value-type="float">
            <text:p>22391304.35</text:p>
          </table:table-cell>
          <table:table-cell office:value-type="float" office:value="-74.33403778" calcext:value-type="float">
            <text:p>-74.33403778</text:p>
          </table:table-cell>
          <table:table-cell table:number-columns-repeated="3"/>
        </table:table-row>
        <table:table-row table:style-name="ro1">
          <table:table-cell office:value-type="float" office:value="22608695.65" calcext:value-type="float">
            <text:p>22608695.65</text:p>
          </table:table-cell>
          <table:table-cell office:value-type="float" office:value="-74.46742249" calcext:value-type="float">
            <text:p>-74.46742249</text:p>
          </table:table-cell>
          <table:table-cell table:number-columns-repeated="3"/>
        </table:table-row>
        <table:table-row table:style-name="ro1">
          <table:table-cell office:value-type="float" office:value="22826086.96" calcext:value-type="float">
            <text:p>22826086.96</text:p>
          </table:table-cell>
          <table:table-cell office:value-type="float" office:value="-74.70526886" calcext:value-type="float">
            <text:p>-74.70526886</text:p>
          </table:table-cell>
          <table:table-cell table:number-columns-repeated="3"/>
        </table:table-row>
        <table:table-row table:style-name="ro1">
          <table:table-cell office:value-type="float" office:value="23043478.26" calcext:value-type="float">
            <text:p>23043478.26</text:p>
          </table:table-cell>
          <table:table-cell office:value-type="float" office:value="-74.82462311" calcext:value-type="float">
            <text:p>-74.82462311</text:p>
          </table:table-cell>
          <table:table-cell table:number-columns-repeated="3"/>
        </table:table-row>
        <table:table-row table:style-name="ro1">
          <table:table-cell office:value-type="float" office:value="23260869.57" calcext:value-type="float">
            <text:p>23260869.57</text:p>
          </table:table-cell>
          <table:table-cell office:value-type="float" office:value="-74.91353607" calcext:value-type="float">
            <text:p>-74.91353607</text:p>
          </table:table-cell>
          <table:table-cell table:number-columns-repeated="3"/>
        </table:table-row>
        <table:table-row table:style-name="ro1">
          <table:table-cell office:value-type="float" office:value="23478260.87" calcext:value-type="float">
            <text:p>23478260.87</text:p>
          </table:table-cell>
          <table:table-cell office:value-type="float" office:value="-74.80521393" calcext:value-type="float">
            <text:p>-74.80521393</text:p>
          </table:table-cell>
          <table:table-cell table:number-columns-repeated="3"/>
        </table:table-row>
        <table:table-row table:style-name="ro1">
          <table:table-cell office:value-type="float" office:value="23695652.17" calcext:value-type="float">
            <text:p>23695652.17</text:p>
          </table:table-cell>
          <table:table-cell office:value-type="float" office:value="-74.94657898" calcext:value-type="float">
            <text:p>-74.94657898</text:p>
          </table:table-cell>
          <table:table-cell table:number-columns-repeated="3"/>
        </table:table-row>
        <table:table-row table:style-name="ro1">
          <table:table-cell office:value-type="float" office:value="23913043.48" calcext:value-type="float">
            <text:p>23913043.48</text:p>
          </table:table-cell>
          <table:table-cell office:value-type="float" office:value="-75.04017639" calcext:value-type="float">
            <text:p>-75.04017639</text:p>
          </table:table-cell>
          <table:table-cell table:number-columns-repeated="3"/>
        </table:table-row>
        <table:table-row table:style-name="ro1">
          <table:table-cell office:value-type="float" office:value="24130434.78" calcext:value-type="float">
            <text:p>24130434.78</text:p>
          </table:table-cell>
          <table:table-cell office:value-type="float" office:value="-74.82086945" calcext:value-type="float">
            <text:p>-74.82086945</text:p>
          </table:table-cell>
          <table:table-cell table:number-columns-repeated="3"/>
        </table:table-row>
        <table:table-row table:style-name="ro1">
          <table:table-cell office:value-type="float" office:value="24347826.09" calcext:value-type="float">
            <text:p>24347826.09</text:p>
          </table:table-cell>
          <table:table-cell office:value-type="float" office:value="-74.75188446" calcext:value-type="float">
            <text:p>-74.75188446</text:p>
          </table:table-cell>
          <table:table-cell table:number-columns-repeated="3"/>
        </table:table-row>
        <table:table-row table:style-name="ro1">
          <table:table-cell office:value-type="float" office:value="24565217.39" calcext:value-type="float">
            <text:p>24565217.39</text:p>
          </table:table-cell>
          <table:table-cell office:value-type="float" office:value="-75.0558548" calcext:value-type="float">
            <text:p>-75.0558548</text:p>
          </table:table-cell>
          <table:table-cell table:number-columns-repeated="3"/>
        </table:table-row>
        <table:table-row table:style-name="ro1">
          <table:table-cell office:value-type="float" office:value="24782608.7" calcext:value-type="float">
            <text:p>24782608.7</text:p>
          </table:table-cell>
          <table:table-cell office:value-type="float" office:value="-74.99482727" calcext:value-type="float">
            <text:p>-74.99482727</text:p>
          </table:table-cell>
          <table:table-cell table:number-columns-repeated="3"/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74.92945862" calcext:value-type="float">
            <text:p>-74.92945862</text:p>
          </table:table-cell>
          <table:table-cell table:number-columns-repeated="3"/>
        </table:table-row>
        <table:table-row table:style-name="ro1">
          <table:table-cell office:value-type="float" office:value="25217391.3" calcext:value-type="float">
            <text:p>25217391.3</text:p>
          </table:table-cell>
          <table:table-cell office:value-type="float" office:value="-74.98973083" calcext:value-type="float">
            <text:p>-74.98973083</text:p>
          </table:table-cell>
          <table:table-cell table:number-columns-repeated="3"/>
        </table:table-row>
        <table:table-row table:style-name="ro1">
          <table:table-cell office:value-type="float" office:value="25434782.61" calcext:value-type="float">
            <text:p>25434782.61</text:p>
          </table:table-cell>
          <table:table-cell office:value-type="float" office:value="-74.83776093" calcext:value-type="float">
            <text:p>-74.83776093</text:p>
          </table:table-cell>
          <table:table-cell table:number-columns-repeated="3"/>
        </table:table-row>
        <table:table-row table:style-name="ro1">
          <table:table-cell office:value-type="float" office:value="25652173.91" calcext:value-type="float">
            <text:p>25652173.91</text:p>
          </table:table-cell>
          <table:table-cell office:value-type="float" office:value="-74.78643799" calcext:value-type="float">
            <text:p>-74.78643799</text:p>
          </table:table-cell>
          <table:table-cell table:number-columns-repeated="3"/>
        </table:table-row>
        <table:table-row table:style-name="ro1">
          <table:table-cell office:value-type="float" office:value="25869565.22" calcext:value-type="float">
            <text:p>25869565.22</text:p>
          </table:table-cell>
          <table:table-cell office:value-type="float" office:value="-74.85609436" calcext:value-type="float">
            <text:p>-74.85609436</text:p>
          </table:table-cell>
          <table:table-cell table:number-columns-repeated="3"/>
        </table:table-row>
        <table:table-row table:style-name="ro1">
          <table:table-cell office:value-type="float" office:value="26086956.52" calcext:value-type="float">
            <text:p>26086956.52</text:p>
          </table:table-cell>
          <table:table-cell office:value-type="float" office:value="-75.16249084" calcext:value-type="float">
            <text:p>-75.16249084</text:p>
          </table:table-cell>
          <table:table-cell table:number-columns-repeated="3"/>
        </table:table-row>
        <table:table-row table:style-name="ro1">
          <table:table-cell office:value-type="float" office:value="26304347.83" calcext:value-type="float">
            <text:p>26304347.83</text:p>
          </table:table-cell>
          <table:table-cell office:value-type="float" office:value="-74.81100464" calcext:value-type="float">
            <text:p>-74.81100464</text:p>
          </table:table-cell>
          <table:table-cell table:number-columns-repeated="3"/>
        </table:table-row>
        <table:table-row table:style-name="ro1">
          <table:table-cell office:value-type="float" office:value="26521739.13" calcext:value-type="float">
            <text:p>26521739.13</text:p>
          </table:table-cell>
          <table:table-cell office:value-type="float" office:value="-74.73356628" calcext:value-type="float">
            <text:p>-74.73356628</text:p>
          </table:table-cell>
          <table:table-cell table:number-columns-repeated="3"/>
        </table:table-row>
        <table:table-row table:style-name="ro1">
          <table:table-cell office:value-type="float" office:value="26739130.43" calcext:value-type="float">
            <text:p>26739130.43</text:p>
          </table:table-cell>
          <table:table-cell office:value-type="float" office:value="-74.84461975" calcext:value-type="float">
            <text:p>-74.84461975</text:p>
          </table:table-cell>
          <table:table-cell table:number-columns-repeated="3"/>
        </table:table-row>
        <table:table-row table:style-name="ro1">
          <table:table-cell office:value-type="float" office:value="26956521.74" calcext:value-type="float">
            <text:p>26956521.74</text:p>
          </table:table-cell>
          <table:table-cell office:value-type="float" office:value="-74.98605347" calcext:value-type="float">
            <text:p>-74.98605347</text:p>
          </table:table-cell>
          <table:table-cell table:number-columns-repeated="3"/>
        </table:table-row>
        <table:table-row table:style-name="ro1">
          <table:table-cell office:value-type="float" office:value="27173913.04" calcext:value-type="float">
            <text:p>27173913.04</text:p>
          </table:table-cell>
          <table:table-cell office:value-type="float" office:value="-75.10969543" calcext:value-type="float">
            <text:p>-75.10969543</text:p>
          </table:table-cell>
          <table:table-cell table:number-columns-repeated="3"/>
        </table:table-row>
        <table:table-row table:style-name="ro1">
          <table:table-cell office:value-type="float" office:value="27391304.35" calcext:value-type="float">
            <text:p>27391304.35</text:p>
          </table:table-cell>
          <table:table-cell office:value-type="float" office:value="-74.99898529" calcext:value-type="float">
            <text:p>-74.99898529</text:p>
          </table:table-cell>
          <table:table-cell table:number-columns-repeated="3"/>
        </table:table-row>
        <table:table-row table:style-name="ro1">
          <table:table-cell office:value-type="float" office:value="27608695.65" calcext:value-type="float">
            <text:p>27608695.65</text:p>
          </table:table-cell>
          <table:table-cell office:value-type="float" office:value="-74.88171387" calcext:value-type="float">
            <text:p>-74.88171387</text:p>
          </table:table-cell>
          <table:table-cell table:number-columns-repeated="3"/>
        </table:table-row>
        <table:table-row table:style-name="ro1">
          <table:table-cell office:value-type="float" office:value="27826086.96" calcext:value-type="float">
            <text:p>27826086.96</text:p>
          </table:table-cell>
          <table:table-cell office:value-type="float" office:value="-74.7901535" calcext:value-type="float">
            <text:p>-74.7901535</text:p>
          </table:table-cell>
          <table:table-cell table:number-columns-repeated="3"/>
        </table:table-row>
        <table:table-row table:style-name="ro1">
          <table:table-cell office:value-type="float" office:value="28043478.26" calcext:value-type="float">
            <text:p>28043478.26</text:p>
          </table:table-cell>
          <table:table-cell office:value-type="float" office:value="-74.78247833" calcext:value-type="float">
            <text:p>-74.78247833</text:p>
          </table:table-cell>
          <table:table-cell table:number-columns-repeated="3"/>
        </table:table-row>
        <table:table-row table:style-name="ro1">
          <table:table-cell office:value-type="float" office:value="28260869.57" calcext:value-type="float">
            <text:p>28260869.57</text:p>
          </table:table-cell>
          <table:table-cell office:value-type="float" office:value="-75.02671814" calcext:value-type="float">
            <text:p>-75.02671814</text:p>
          </table:table-cell>
          <table:table-cell table:number-columns-repeated="3"/>
        </table:table-row>
        <table:table-row table:style-name="ro1">
          <table:table-cell office:value-type="float" office:value="28478260.87" calcext:value-type="float">
            <text:p>28478260.87</text:p>
          </table:table-cell>
          <table:table-cell office:value-type="float" office:value="-75.03601837" calcext:value-type="float">
            <text:p>-75.03601837</text:p>
          </table:table-cell>
          <table:table-cell table:number-columns-repeated="3"/>
        </table:table-row>
        <table:table-row table:style-name="ro1">
          <table:table-cell office:value-type="float" office:value="28695652.17" calcext:value-type="float">
            <text:p>28695652.17</text:p>
          </table:table-cell>
          <table:table-cell office:value-type="float" office:value="-74.9397583" calcext:value-type="float">
            <text:p>-74.9397583</text:p>
          </table:table-cell>
          <table:table-cell table:number-columns-repeated="3"/>
        </table:table-row>
        <table:table-row table:style-name="ro1">
          <table:table-cell office:value-type="float" office:value="28913043.48" calcext:value-type="float">
            <text:p>28913043.48</text:p>
          </table:table-cell>
          <table:table-cell office:value-type="float" office:value="-75.15668488" calcext:value-type="float">
            <text:p>-75.15668488</text:p>
          </table:table-cell>
          <table:table-cell table:number-columns-repeated="3"/>
        </table:table-row>
        <table:table-row table:style-name="ro1">
          <table:table-cell office:value-type="float" office:value="29130434.78" calcext:value-type="float">
            <text:p>29130434.78</text:p>
          </table:table-cell>
          <table:table-cell office:value-type="float" office:value="-74.87994385" calcext:value-type="float">
            <text:p>-74.87994385</text:p>
          </table:table-cell>
          <table:table-cell table:number-columns-repeated="3"/>
        </table:table-row>
        <table:table-row table:style-name="ro1">
          <table:table-cell office:value-type="float" office:value="29347826.09" calcext:value-type="float">
            <text:p>29347826.09</text:p>
          </table:table-cell>
          <table:table-cell office:value-type="float" office:value="-74.73290253" calcext:value-type="float">
            <text:p>-74.73290253</text:p>
          </table:table-cell>
          <table:table-cell table:number-columns-repeated="3"/>
        </table:table-row>
        <table:table-row table:style-name="ro1">
          <table:table-cell office:value-type="float" office:value="29565217.39" calcext:value-type="float">
            <text:p>29565217.39</text:p>
          </table:table-cell>
          <table:table-cell office:value-type="float" office:value="-74.80058289" calcext:value-type="float">
            <text:p>-74.80058289</text:p>
          </table:table-cell>
          <table:table-cell table:number-columns-repeated="3"/>
        </table:table-row>
        <table:table-row table:style-name="ro1">
          <table:table-cell office:value-type="float" office:value="29782608.7" calcext:value-type="float">
            <text:p>29782608.7</text:p>
          </table:table-cell>
          <table:table-cell office:value-type="float" office:value="-74.79386139" calcext:value-type="float">
            <text:p>-74.79386139</text:p>
          </table:table-cell>
          <table:table-cell table:number-columns-repeated="3"/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74.64498138" calcext:value-type="float">
            <text:p>-74.64498138</text:p>
          </table:table-cell>
          <table:table-cell table:number-columns-repeated="3"/>
        </table:table-row>
        <table:table-row table:style-name="ro1">
          <table:table-cell office:value-type="float" office:value="30217391.3" calcext:value-type="float">
            <text:p>30217391.3</text:p>
          </table:table-cell>
          <table:table-cell office:value-type="float" office:value="-74.77867126" calcext:value-type="float">
            <text:p>-74.77867126</text:p>
          </table:table-cell>
          <table:table-cell table:number-columns-repeated="3"/>
        </table:table-row>
        <table:table-row table:style-name="ro1">
          <table:table-cell office:value-type="float" office:value="30434782.61" calcext:value-type="float">
            <text:p>30434782.61</text:p>
          </table:table-cell>
          <table:table-cell office:value-type="float" office:value="-74.67179871" calcext:value-type="float">
            <text:p>-74.67179871</text:p>
          </table:table-cell>
          <table:table-cell table:number-columns-repeated="3"/>
        </table:table-row>
        <table:table-row table:style-name="ro1">
          <table:table-cell office:value-type="float" office:value="30652173.91" calcext:value-type="float">
            <text:p>30652173.91</text:p>
          </table:table-cell>
          <table:table-cell office:value-type="float" office:value="-74.77639008" calcext:value-type="float">
            <text:p>-74.77639008</text:p>
          </table:table-cell>
          <table:table-cell table:number-columns-repeated="3"/>
        </table:table-row>
        <table:table-row table:style-name="ro1">
          <table:table-cell office:value-type="float" office:value="30869565.22" calcext:value-type="float">
            <text:p>30869565.22</text:p>
          </table:table-cell>
          <table:table-cell office:value-type="float" office:value="-74.89933777" calcext:value-type="float">
            <text:p>-74.89933777</text:p>
          </table:table-cell>
          <table:table-cell table:number-columns-repeated="3"/>
        </table:table-row>
        <table:table-row table:style-name="ro1">
          <table:table-cell office:value-type="float" office:value="31086956.52" calcext:value-type="float">
            <text:p>31086956.52</text:p>
          </table:table-cell>
          <table:table-cell office:value-type="float" office:value="-74.76811981" calcext:value-type="float">
            <text:p>-74.76811981</text:p>
          </table:table-cell>
          <table:table-cell table:number-columns-repeated="3"/>
        </table:table-row>
        <table:table-row table:style-name="ro1">
          <table:table-cell office:value-type="float" office:value="31304347.83" calcext:value-type="float">
            <text:p>31304347.83</text:p>
          </table:table-cell>
          <table:table-cell office:value-type="float" office:value="-74.87311554" calcext:value-type="float">
            <text:p>-74.87311554</text:p>
          </table:table-cell>
          <table:table-cell table:number-columns-repeated="3"/>
        </table:table-row>
        <table:table-row table:style-name="ro1">
          <table:table-cell office:value-type="float" office:value="31521739.13" calcext:value-type="float">
            <text:p>31521739.13</text:p>
          </table:table-cell>
          <table:table-cell office:value-type="float" office:value="-74.64003754" calcext:value-type="float">
            <text:p>-74.64003754</text:p>
          </table:table-cell>
          <table:table-cell table:number-columns-repeated="3"/>
        </table:table-row>
        <table:table-row table:style-name="ro1">
          <table:table-cell office:value-type="float" office:value="31739130.43" calcext:value-type="float">
            <text:p>31739130.43</text:p>
          </table:table-cell>
          <table:table-cell office:value-type="float" office:value="-74.93582916" calcext:value-type="float">
            <text:p>-74.93582916</text:p>
          </table:table-cell>
          <table:table-cell table:number-columns-repeated="3"/>
        </table:table-row>
        <table:table-row table:style-name="ro1">
          <table:table-cell office:value-type="float" office:value="31956521.74" calcext:value-type="float">
            <text:p>31956521.74</text:p>
          </table:table-cell>
          <table:table-cell office:value-type="float" office:value="-74.61646271" calcext:value-type="float">
            <text:p>-74.61646271</text:p>
          </table:table-cell>
          <table:table-cell table:number-columns-repeated="3"/>
        </table:table-row>
        <table:table-row table:style-name="ro1">
          <table:table-cell office:value-type="float" office:value="32173913.04" calcext:value-type="float">
            <text:p>32173913.04</text:p>
          </table:table-cell>
          <table:table-cell office:value-type="float" office:value="-74.94195557" calcext:value-type="float">
            <text:p>-74.94195557</text:p>
          </table:table-cell>
          <table:table-cell table:number-columns-repeated="3"/>
        </table:table-row>
        <table:table-row table:style-name="ro1">
          <table:table-cell office:value-type="float" office:value="32391304.35" calcext:value-type="float">
            <text:p>32391304.35</text:p>
          </table:table-cell>
          <table:table-cell office:value-type="float" office:value="-75.10417938" calcext:value-type="float">
            <text:p>-75.10417938</text:p>
          </table:table-cell>
          <table:table-cell table:number-columns-repeated="3"/>
        </table:table-row>
        <table:table-row table:style-name="ro1">
          <table:table-cell office:value-type="float" office:value="32608695.65" calcext:value-type="float">
            <text:p>32608695.65</text:p>
          </table:table-cell>
          <table:table-cell office:value-type="float" office:value="-74.88896942" calcext:value-type="float">
            <text:p>-74.88896942</text:p>
          </table:table-cell>
          <table:table-cell table:number-columns-repeated="3"/>
        </table:table-row>
        <table:table-row table:style-name="ro1">
          <table:table-cell office:value-type="float" office:value="32826086.96" calcext:value-type="float">
            <text:p>32826086.96</text:p>
          </table:table-cell>
          <table:table-cell office:value-type="float" office:value="-75.05574799" calcext:value-type="float">
            <text:p>-75.05574799</text:p>
          </table:table-cell>
          <table:table-cell table:number-columns-repeated="3"/>
        </table:table-row>
        <table:table-row table:style-name="ro1">
          <table:table-cell office:value-type="float" office:value="33043478.26" calcext:value-type="float">
            <text:p>33043478.26</text:p>
          </table:table-cell>
          <table:table-cell office:value-type="float" office:value="-74.76361847" calcext:value-type="float">
            <text:p>-74.76361847</text:p>
          </table:table-cell>
          <table:table-cell table:number-columns-repeated="3"/>
        </table:table-row>
        <table:table-row table:style-name="ro1">
          <table:table-cell office:value-type="float" office:value="33260869.57" calcext:value-type="float">
            <text:p>33260869.57</text:p>
          </table:table-cell>
          <table:table-cell office:value-type="float" office:value="-74.81978607" calcext:value-type="float">
            <text:p>-74.81978607</text:p>
          </table:table-cell>
          <table:table-cell table:number-columns-repeated="3"/>
        </table:table-row>
        <table:table-row table:style-name="ro1">
          <table:table-cell office:value-type="float" office:value="33478260.87" calcext:value-type="float">
            <text:p>33478260.87</text:p>
          </table:table-cell>
          <table:table-cell office:value-type="float" office:value="-74.95257568" calcext:value-type="float">
            <text:p>-74.95257568</text:p>
          </table:table-cell>
          <table:table-cell table:number-columns-repeated="3"/>
        </table:table-row>
        <table:table-row table:style-name="ro1">
          <table:table-cell office:value-type="float" office:value="33695652.17" calcext:value-type="float">
            <text:p>33695652.17</text:p>
          </table:table-cell>
          <table:table-cell office:value-type="float" office:value="-74.99253845" calcext:value-type="float">
            <text:p>-74.99253845</text:p>
          </table:table-cell>
          <table:table-cell table:number-columns-repeated="3"/>
        </table:table-row>
        <table:table-row table:style-name="ro1">
          <table:table-cell office:value-type="float" office:value="33913043.48" calcext:value-type="float">
            <text:p>33913043.48</text:p>
          </table:table-cell>
          <table:table-cell office:value-type="float" office:value="-74.99848938" calcext:value-type="float">
            <text:p>-74.99848938</text:p>
          </table:table-cell>
          <table:table-cell table:number-columns-repeated="3"/>
        </table:table-row>
        <table:table-row table:style-name="ro1">
          <table:table-cell office:value-type="float" office:value="34130434.78" calcext:value-type="float">
            <text:p>34130434.78</text:p>
          </table:table-cell>
          <table:table-cell office:value-type="float" office:value="-75.04120636" calcext:value-type="float">
            <text:p>-75.04120636</text:p>
          </table:table-cell>
          <table:table-cell table:number-columns-repeated="3"/>
        </table:table-row>
        <table:table-row table:style-name="ro1">
          <table:table-cell office:value-type="float" office:value="34347826.09" calcext:value-type="float">
            <text:p>34347826.09</text:p>
          </table:table-cell>
          <table:table-cell office:value-type="float" office:value="-74.85307312" calcext:value-type="float">
            <text:p>-74.85307312</text:p>
          </table:table-cell>
          <table:table-cell table:number-columns-repeated="3"/>
        </table:table-row>
        <table:table-row table:style-name="ro1">
          <table:table-cell office:value-type="float" office:value="34565217.39" calcext:value-type="float">
            <text:p>34565217.39</text:p>
          </table:table-cell>
          <table:table-cell office:value-type="float" office:value="-74.91560364" calcext:value-type="float">
            <text:p>-74.91560364</text:p>
          </table:table-cell>
          <table:table-cell table:number-columns-repeated="3"/>
        </table:table-row>
        <table:table-row table:style-name="ro1">
          <table:table-cell office:value-type="float" office:value="34782608.7" calcext:value-type="float">
            <text:p>34782608.7</text:p>
          </table:table-cell>
          <table:table-cell office:value-type="float" office:value="-74.96870422" calcext:value-type="float">
            <text:p>-74.96870422</text:p>
          </table:table-cell>
          <table:table-cell table:number-columns-repeated="3"/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74.72984314" calcext:value-type="float">
            <text:p>-74.72984314</text:p>
          </table:table-cell>
          <table:table-cell table:number-columns-repeated="3"/>
        </table:table-row>
        <table:table-row table:style-name="ro1">
          <table:table-cell office:value-type="float" office:value="35217391.3" calcext:value-type="float">
            <text:p>35217391.3</text:p>
          </table:table-cell>
          <table:table-cell office:value-type="float" office:value="-74.93263245" calcext:value-type="float">
            <text:p>-74.93263245</text:p>
          </table:table-cell>
          <table:table-cell table:number-columns-repeated="3"/>
        </table:table-row>
        <table:table-row table:style-name="ro1">
          <table:table-cell office:value-type="float" office:value="35434782.61" calcext:value-type="float">
            <text:p>35434782.61</text:p>
          </table:table-cell>
          <table:table-cell office:value-type="float" office:value="-75.00539398" calcext:value-type="float">
            <text:p>-75.00539398</text:p>
          </table:table-cell>
          <table:table-cell table:number-columns-repeated="3"/>
        </table:table-row>
        <table:table-row table:style-name="ro1">
          <table:table-cell office:value-type="float" office:value="35652173.91" calcext:value-type="float">
            <text:p>35652173.91</text:p>
          </table:table-cell>
          <table:table-cell office:value-type="float" office:value="-75.22889709" calcext:value-type="float">
            <text:p>-75.22889709</text:p>
          </table:table-cell>
          <table:table-cell table:number-columns-repeated="3"/>
        </table:table-row>
        <table:table-row table:style-name="ro1">
          <table:table-cell office:value-type="float" office:value="35869565.22" calcext:value-type="float">
            <text:p>35869565.22</text:p>
          </table:table-cell>
          <table:table-cell office:value-type="float" office:value="-75.22747803" calcext:value-type="float">
            <text:p>-75.22747803</text:p>
          </table:table-cell>
          <table:table-cell table:number-columns-repeated="3"/>
        </table:table-row>
        <table:table-row table:style-name="ro1">
          <table:table-cell office:value-type="float" office:value="36086956.52" calcext:value-type="float">
            <text:p>36086956.52</text:p>
          </table:table-cell>
          <table:table-cell office:value-type="float" office:value="-75.31874847" calcext:value-type="float">
            <text:p>-75.31874847</text:p>
          </table:table-cell>
          <table:table-cell table:number-columns-repeated="3"/>
        </table:table-row>
        <table:table-row table:style-name="ro1">
          <table:table-cell office:value-type="float" office:value="36304347.83" calcext:value-type="float">
            <text:p>36304347.83</text:p>
          </table:table-cell>
          <table:table-cell office:value-type="float" office:value="-74.960495" calcext:value-type="float">
            <text:p>-74.960495</text:p>
          </table:table-cell>
          <table:table-cell table:number-columns-repeated="3"/>
        </table:table-row>
        <table:table-row table:style-name="ro1">
          <table:table-cell office:value-type="float" office:value="36521739.13" calcext:value-type="float">
            <text:p>36521739.13</text:p>
          </table:table-cell>
          <table:table-cell office:value-type="float" office:value="-74.94078064" calcext:value-type="float">
            <text:p>-74.94078064</text:p>
          </table:table-cell>
          <table:table-cell table:number-columns-repeated="3"/>
        </table:table-row>
        <table:table-row table:style-name="ro1">
          <table:table-cell office:value-type="float" office:value="36739130.43" calcext:value-type="float">
            <text:p>36739130.43</text:p>
          </table:table-cell>
          <table:table-cell office:value-type="float" office:value="-75.1881485" calcext:value-type="float">
            <text:p>-75.1881485</text:p>
          </table:table-cell>
          <table:table-cell table:number-columns-repeated="3"/>
        </table:table-row>
        <table:table-row table:style-name="ro1">
          <table:table-cell office:value-type="float" office:value="36956521.74" calcext:value-type="float">
            <text:p>36956521.74</text:p>
          </table:table-cell>
          <table:table-cell office:value-type="float" office:value="-75.41871643" calcext:value-type="float">
            <text:p>-75.41871643</text:p>
          </table:table-cell>
          <table:table-cell table:number-columns-repeated="3"/>
        </table:table-row>
        <table:table-row table:style-name="ro1">
          <table:table-cell office:value-type="float" office:value="37173913.04" calcext:value-type="float">
            <text:p>37173913.04</text:p>
          </table:table-cell>
          <table:table-cell office:value-type="float" office:value="-75.26013947" calcext:value-type="float">
            <text:p>-75.26013947</text:p>
          </table:table-cell>
          <table:table-cell table:number-columns-repeated="3"/>
        </table:table-row>
        <table:table-row table:style-name="ro1">
          <table:table-cell office:value-type="float" office:value="37391304.35" calcext:value-type="float">
            <text:p>37391304.35</text:p>
          </table:table-cell>
          <table:table-cell office:value-type="float" office:value="-75.44788361" calcext:value-type="float">
            <text:p>-75.44788361</text:p>
          </table:table-cell>
          <table:table-cell table:number-columns-repeated="3"/>
        </table:table-row>
        <table:table-row table:style-name="ro1">
          <table:table-cell office:value-type="float" office:value="37608695.65" calcext:value-type="float">
            <text:p>37608695.65</text:p>
          </table:table-cell>
          <table:table-cell office:value-type="float" office:value="-75.53401184" calcext:value-type="float">
            <text:p>-75.53401184</text:p>
          </table:table-cell>
          <table:table-cell table:number-columns-repeated="3"/>
        </table:table-row>
        <table:table-row table:style-name="ro1">
          <table:table-cell office:value-type="float" office:value="37826086.96" calcext:value-type="float">
            <text:p>37826086.96</text:p>
          </table:table-cell>
          <table:table-cell office:value-type="float" office:value="-75.39095306" calcext:value-type="float">
            <text:p>-75.39095306</text:p>
          </table:table-cell>
          <table:table-cell table:number-columns-repeated="3"/>
        </table:table-row>
        <table:table-row table:style-name="ro1">
          <table:table-cell office:value-type="float" office:value="38043478.26" calcext:value-type="float">
            <text:p>38043478.26</text:p>
          </table:table-cell>
          <table:table-cell office:value-type="float" office:value="-75.50746155" calcext:value-type="float">
            <text:p>-75.50746155</text:p>
          </table:table-cell>
          <table:table-cell table:number-columns-repeated="3"/>
        </table:table-row>
        <table:table-row table:style-name="ro1">
          <table:table-cell office:value-type="float" office:value="38260869.57" calcext:value-type="float">
            <text:p>38260869.57</text:p>
          </table:table-cell>
          <table:table-cell office:value-type="float" office:value="-75.68080139" calcext:value-type="float">
            <text:p>-75.68080139</text:p>
          </table:table-cell>
          <table:table-cell table:number-columns-repeated="3"/>
        </table:table-row>
        <table:table-row table:style-name="ro1">
          <table:table-cell office:value-type="float" office:value="38478260.87" calcext:value-type="float">
            <text:p>38478260.87</text:p>
          </table:table-cell>
          <table:table-cell office:value-type="float" office:value="-75.31052399" calcext:value-type="float">
            <text:p>-75.31052399</text:p>
          </table:table-cell>
          <table:table-cell table:number-columns-repeated="3"/>
        </table:table-row>
        <table:table-row table:style-name="ro1">
          <table:table-cell office:value-type="float" office:value="38695652.17" calcext:value-type="float">
            <text:p>38695652.17</text:p>
          </table:table-cell>
          <table:table-cell office:value-type="float" office:value="-75.63084412" calcext:value-type="float">
            <text:p>-75.63084412</text:p>
          </table:table-cell>
          <table:table-cell table:number-columns-repeated="3"/>
        </table:table-row>
        <table:table-row table:style-name="ro1">
          <table:table-cell office:value-type="float" office:value="38913043.48" calcext:value-type="float">
            <text:p>38913043.48</text:p>
          </table:table-cell>
          <table:table-cell office:value-type="float" office:value="-75.48822784" calcext:value-type="float">
            <text:p>-75.48822784</text:p>
          </table:table-cell>
          <table:table-cell table:number-columns-repeated="3"/>
        </table:table-row>
        <table:table-row table:style-name="ro1">
          <table:table-cell office:value-type="float" office:value="39130434.78" calcext:value-type="float">
            <text:p>39130434.78</text:p>
          </table:table-cell>
          <table:table-cell office:value-type="float" office:value="-75.61436462" calcext:value-type="float">
            <text:p>-75.61436462</text:p>
          </table:table-cell>
          <table:table-cell table:number-columns-repeated="3"/>
        </table:table-row>
        <table:table-row table:style-name="ro1">
          <table:table-cell office:value-type="float" office:value="39347826.09" calcext:value-type="float">
            <text:p>39347826.09</text:p>
          </table:table-cell>
          <table:table-cell office:value-type="float" office:value="-75.5139389" calcext:value-type="float">
            <text:p>-75.5139389</text:p>
          </table:table-cell>
          <table:table-cell table:number-columns-repeated="3"/>
        </table:table-row>
        <table:table-row table:style-name="ro1">
          <table:table-cell office:value-type="float" office:value="39565217.39" calcext:value-type="float">
            <text:p>39565217.39</text:p>
          </table:table-cell>
          <table:table-cell office:value-type="float" office:value="-75.74758148" calcext:value-type="float">
            <text:p>-75.74758148</text:p>
          </table:table-cell>
          <table:table-cell table:number-columns-repeated="3"/>
        </table:table-row>
        <table:table-row table:style-name="ro1">
          <table:table-cell office:value-type="float" office:value="39782608.7" calcext:value-type="float">
            <text:p>39782608.7</text:p>
          </table:table-cell>
          <table:table-cell office:value-type="float" office:value="-75.91065979" calcext:value-type="float">
            <text:p>-75.91065979</text:p>
          </table:table-cell>
          <table:table-cell table:number-columns-repeated="3"/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-75.89892578" calcext:value-type="float">
            <text:p>-75.89892578</text:p>
          </table:table-cell>
          <table:table-cell table:number-columns-repeated="3"/>
        </table:table-row>
        <table:table-row table:style-name="ro1">
          <table:table-cell office:value-type="float" office:value="40217391.3" calcext:value-type="float">
            <text:p>40217391.3</text:p>
          </table:table-cell>
          <table:table-cell office:value-type="float" office:value="-75.5331192" calcext:value-type="float">
            <text:p>-75.5331192</text:p>
          </table:table-cell>
          <table:table-cell table:number-columns-repeated="3"/>
        </table:table-row>
        <table:table-row table:style-name="ro1">
          <table:table-cell office:value-type="float" office:value="40434782.61" calcext:value-type="float">
            <text:p>40434782.61</text:p>
          </table:table-cell>
          <table:table-cell office:value-type="float" office:value="-76.05297089" calcext:value-type="float">
            <text:p>-76.05297089</text:p>
          </table:table-cell>
          <table:table-cell table:number-columns-repeated="3"/>
        </table:table-row>
        <table:table-row table:style-name="ro1">
          <table:table-cell office:value-type="float" office:value="40652173.91" calcext:value-type="float">
            <text:p>40652173.91</text:p>
          </table:table-cell>
          <table:table-cell office:value-type="float" office:value="-75.79703522" calcext:value-type="float">
            <text:p>-75.79703522</text:p>
          </table:table-cell>
          <table:table-cell table:number-columns-repeated="3"/>
        </table:table-row>
        <table:table-row table:style-name="ro1">
          <table:table-cell office:value-type="float" office:value="40869565.22" calcext:value-type="float">
            <text:p>40869565.22</text:p>
          </table:table-cell>
          <table:table-cell office:value-type="float" office:value="-75.85343933" calcext:value-type="float">
            <text:p>-75.85343933</text:p>
          </table:table-cell>
          <table:table-cell table:number-columns-repeated="3"/>
        </table:table-row>
        <table:table-row table:style-name="ro1">
          <table:table-cell office:value-type="float" office:value="41086956.52" calcext:value-type="float">
            <text:p>41086956.52</text:p>
          </table:table-cell>
          <table:table-cell office:value-type="float" office:value="-76.15264893" calcext:value-type="float">
            <text:p>-76.15264893</text:p>
          </table:table-cell>
          <table:table-cell table:number-columns-repeated="3"/>
        </table:table-row>
        <table:table-row table:style-name="ro1">
          <table:table-cell office:value-type="float" office:value="41304347.83" calcext:value-type="float">
            <text:p>41304347.83</text:p>
          </table:table-cell>
          <table:table-cell office:value-type="float" office:value="-76.09310913" calcext:value-type="float">
            <text:p>-76.09310913</text:p>
          </table:table-cell>
          <table:table-cell table:number-columns-repeated="3"/>
        </table:table-row>
        <table:table-row table:style-name="ro1">
          <table:table-cell office:value-type="float" office:value="41521739.13" calcext:value-type="float">
            <text:p>41521739.13</text:p>
          </table:table-cell>
          <table:table-cell office:value-type="float" office:value="-75.92241669" calcext:value-type="float">
            <text:p>-75.92241669</text:p>
          </table:table-cell>
          <table:table-cell table:number-columns-repeated="3"/>
        </table:table-row>
        <table:table-row table:style-name="ro1">
          <table:table-cell office:value-type="float" office:value="41739130.43" calcext:value-type="float">
            <text:p>41739130.43</text:p>
          </table:table-cell>
          <table:table-cell office:value-type="float" office:value="-76.0559082" calcext:value-type="float">
            <text:p>-76.0559082</text:p>
          </table:table-cell>
          <table:table-cell table:number-columns-repeated="3"/>
        </table:table-row>
        <table:table-row table:style-name="ro1">
          <table:table-cell office:value-type="float" office:value="41956521.74" calcext:value-type="float">
            <text:p>41956521.74</text:p>
          </table:table-cell>
          <table:table-cell office:value-type="float" office:value="-76.38733673" calcext:value-type="float">
            <text:p>-76.38733673</text:p>
          </table:table-cell>
          <table:table-cell table:number-columns-repeated="3"/>
        </table:table-row>
        <table:table-row table:style-name="ro1">
          <table:table-cell office:value-type="float" office:value="42173913.04" calcext:value-type="float">
            <text:p>42173913.04</text:p>
          </table:table-cell>
          <table:table-cell office:value-type="float" office:value="-76.08969116" calcext:value-type="float">
            <text:p>-76.08969116</text:p>
          </table:table-cell>
          <table:table-cell table:number-columns-repeated="3"/>
        </table:table-row>
        <table:table-row table:style-name="ro1">
          <table:table-cell office:value-type="float" office:value="42391304.35" calcext:value-type="float">
            <text:p>42391304.35</text:p>
          </table:table-cell>
          <table:table-cell office:value-type="float" office:value="-76.03078461" calcext:value-type="float">
            <text:p>-76.03078461</text:p>
          </table:table-cell>
          <table:table-cell table:number-columns-repeated="3"/>
        </table:table-row>
        <table:table-row table:style-name="ro1">
          <table:table-cell office:value-type="float" office:value="42608695.65" calcext:value-type="float">
            <text:p>42608695.65</text:p>
          </table:table-cell>
          <table:table-cell office:value-type="float" office:value="-76.19051361" calcext:value-type="float">
            <text:p>-76.19051361</text:p>
          </table:table-cell>
          <table:table-cell table:number-columns-repeated="3"/>
        </table:table-row>
        <table:table-row table:style-name="ro1">
          <table:table-cell office:value-type="float" office:value="42826086.96" calcext:value-type="float">
            <text:p>42826086.96</text:p>
          </table:table-cell>
          <table:table-cell office:value-type="float" office:value="-76.12742615" calcext:value-type="float">
            <text:p>-76.12742615</text:p>
          </table:table-cell>
          <table:table-cell table:number-columns-repeated="3"/>
        </table:table-row>
        <table:table-row table:style-name="ro1">
          <table:table-cell office:value-type="float" office:value="43043478.26" calcext:value-type="float">
            <text:p>43043478.26</text:p>
          </table:table-cell>
          <table:table-cell office:value-type="float" office:value="-76.38376617" calcext:value-type="float">
            <text:p>-76.38376617</text:p>
          </table:table-cell>
          <table:table-cell table:number-columns-repeated="3"/>
        </table:table-row>
        <table:table-row table:style-name="ro1">
          <table:table-cell office:value-type="float" office:value="43260869.57" calcext:value-type="float">
            <text:p>43260869.57</text:p>
          </table:table-cell>
          <table:table-cell office:value-type="float" office:value="-76.3943634" calcext:value-type="float">
            <text:p>-76.3943634</text:p>
          </table:table-cell>
          <table:table-cell table:number-columns-repeated="3"/>
        </table:table-row>
        <table:table-row table:style-name="ro1">
          <table:table-cell office:value-type="float" office:value="43478260.87" calcext:value-type="float">
            <text:p>43478260.87</text:p>
          </table:table-cell>
          <table:table-cell office:value-type="float" office:value="-76.40690613" calcext:value-type="float">
            <text:p>-76.40690613</text:p>
          </table:table-cell>
          <table:table-cell table:number-columns-repeated="3"/>
        </table:table-row>
        <table:table-row table:style-name="ro1">
          <table:table-cell office:value-type="float" office:value="43695652.17" calcext:value-type="float">
            <text:p>43695652.17</text:p>
          </table:table-cell>
          <table:table-cell office:value-type="float" office:value="-76.55989838" calcext:value-type="float">
            <text:p>-76.55989838</text:p>
          </table:table-cell>
          <table:table-cell table:number-columns-repeated="3"/>
        </table:table-row>
        <table:table-row table:style-name="ro1">
          <table:table-cell office:value-type="float" office:value="43913043.48" calcext:value-type="float">
            <text:p>43913043.48</text:p>
          </table:table-cell>
          <table:table-cell office:value-type="float" office:value="-76.55091858" calcext:value-type="float">
            <text:p>-76.55091858</text:p>
          </table:table-cell>
          <table:table-cell table:number-columns-repeated="3"/>
        </table:table-row>
        <table:table-row table:style-name="ro1">
          <table:table-cell office:value-type="float" office:value="44130434.78" calcext:value-type="float">
            <text:p>44130434.78</text:p>
          </table:table-cell>
          <table:table-cell office:value-type="float" office:value="-76.84955597" calcext:value-type="float">
            <text:p>-76.84955597</text:p>
          </table:table-cell>
          <table:table-cell table:number-columns-repeated="3"/>
        </table:table-row>
        <table:table-row table:style-name="ro1">
          <table:table-cell office:value-type="float" office:value="44347826.09" calcext:value-type="float">
            <text:p>44347826.09</text:p>
          </table:table-cell>
          <table:table-cell office:value-type="float" office:value="-76.72579193" calcext:value-type="float">
            <text:p>-76.72579193</text:p>
          </table:table-cell>
          <table:table-cell table:number-columns-repeated="3"/>
        </table:table-row>
        <table:table-row table:style-name="ro1">
          <table:table-cell office:value-type="float" office:value="44565217.39" calcext:value-type="float">
            <text:p>44565217.39</text:p>
          </table:table-cell>
          <table:table-cell office:value-type="float" office:value="-76.90139771" calcext:value-type="float">
            <text:p>-76.90139771</text:p>
          </table:table-cell>
          <table:table-cell table:number-columns-repeated="3"/>
        </table:table-row>
        <table:table-row table:style-name="ro1">
          <table:table-cell office:value-type="float" office:value="44782608.7" calcext:value-type="float">
            <text:p>44782608.7</text:p>
          </table:table-cell>
          <table:table-cell office:value-type="float" office:value="-76.71944427" calcext:value-type="float">
            <text:p>-76.71944427</text:p>
          </table:table-cell>
          <table:table-cell table:number-columns-repeated="3"/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-76.96226501" calcext:value-type="float">
            <text:p>-76.96226501</text:p>
          </table:table-cell>
          <table:table-cell table:number-columns-repeated="3"/>
        </table:table-row>
        <table:table-row table:style-name="ro1">
          <table:table-cell office:value-type="float" office:value="45217391.3" calcext:value-type="float">
            <text:p>45217391.3</text:p>
          </table:table-cell>
          <table:table-cell office:value-type="float" office:value="-77.04482269" calcext:value-type="float">
            <text:p>-77.04482269</text:p>
          </table:table-cell>
          <table:table-cell table:number-columns-repeated="3"/>
        </table:table-row>
        <table:table-row table:style-name="ro1">
          <table:table-cell office:value-type="float" office:value="45434782.61" calcext:value-type="float">
            <text:p>45434782.61</text:p>
          </table:table-cell>
          <table:table-cell office:value-type="float" office:value="-76.99053192" calcext:value-type="float">
            <text:p>-76.99053192</text:p>
          </table:table-cell>
          <table:table-cell table:number-columns-repeated="3"/>
        </table:table-row>
        <table:table-row table:style-name="ro1">
          <table:table-cell office:value-type="float" office:value="45652173.91" calcext:value-type="float">
            <text:p>45652173.91</text:p>
          </table:table-cell>
          <table:table-cell office:value-type="float" office:value="-77.00837708" calcext:value-type="float">
            <text:p>-77.00837708</text:p>
          </table:table-cell>
          <table:table-cell table:number-columns-repeated="3"/>
        </table:table-row>
        <table:table-row table:style-name="ro1">
          <table:table-cell office:value-type="float" office:value="45869565.22" calcext:value-type="float">
            <text:p>45869565.22</text:p>
          </table:table-cell>
          <table:table-cell office:value-type="float" office:value="-77.12564087" calcext:value-type="float">
            <text:p>-77.12564087</text:p>
          </table:table-cell>
          <table:table-cell table:number-columns-repeated="3"/>
        </table:table-row>
        <table:table-row table:style-name="ro1">
          <table:table-cell office:value-type="float" office:value="46086956.52" calcext:value-type="float">
            <text:p>46086956.52</text:p>
          </table:table-cell>
          <table:table-cell office:value-type="float" office:value="-77.16051483" calcext:value-type="float">
            <text:p>-77.16051483</text:p>
          </table:table-cell>
          <table:table-cell table:number-columns-repeated="3"/>
        </table:table-row>
        <table:table-row table:style-name="ro1">
          <table:table-cell office:value-type="float" office:value="46304347.83" calcext:value-type="float">
            <text:p>46304347.83</text:p>
          </table:table-cell>
          <table:table-cell office:value-type="float" office:value="-77.29103088" calcext:value-type="float">
            <text:p>-77.29103088</text:p>
          </table:table-cell>
          <table:table-cell table:number-columns-repeated="3"/>
        </table:table-row>
        <table:table-row table:style-name="ro1">
          <table:table-cell office:value-type="float" office:value="46521739.13" calcext:value-type="float">
            <text:p>46521739.13</text:p>
          </table:table-cell>
          <table:table-cell office:value-type="float" office:value="-77.21916962" calcext:value-type="float">
            <text:p>-77.21916962</text:p>
          </table:table-cell>
          <table:table-cell table:number-columns-repeated="3"/>
        </table:table-row>
        <table:table-row table:style-name="ro1">
          <table:table-cell office:value-type="float" office:value="46739130.43" calcext:value-type="float">
            <text:p>46739130.43</text:p>
          </table:table-cell>
          <table:table-cell office:value-type="float" office:value="-77.16470337" calcext:value-type="float">
            <text:p>-77.16470337</text:p>
          </table:table-cell>
          <table:table-cell table:number-columns-repeated="3"/>
        </table:table-row>
        <table:table-row table:style-name="ro1">
          <table:table-cell office:value-type="float" office:value="46956521.74" calcext:value-type="float">
            <text:p>46956521.74</text:p>
          </table:table-cell>
          <table:table-cell office:value-type="float" office:value="-77.18651581" calcext:value-type="float">
            <text:p>-77.18651581</text:p>
          </table:table-cell>
          <table:table-cell table:number-columns-repeated="3"/>
        </table:table-row>
        <table:table-row table:style-name="ro1">
          <table:table-cell office:value-type="float" office:value="47173913.04" calcext:value-type="float">
            <text:p>47173913.04</text:p>
          </table:table-cell>
          <table:table-cell office:value-type="float" office:value="-77.39506531" calcext:value-type="float">
            <text:p>-77.39506531</text:p>
          </table:table-cell>
          <table:table-cell table:number-columns-repeated="3"/>
        </table:table-row>
        <table:table-row table:style-name="ro1">
          <table:table-cell office:value-type="float" office:value="47391304.35" calcext:value-type="float">
            <text:p>47391304.35</text:p>
          </table:table-cell>
          <table:table-cell office:value-type="float" office:value="-77.29965973" calcext:value-type="float">
            <text:p>-77.29965973</text:p>
          </table:table-cell>
          <table:table-cell table:number-columns-repeated="3"/>
        </table:table-row>
        <table:table-row table:style-name="ro1">
          <table:table-cell office:value-type="float" office:value="47608695.65" calcext:value-type="float">
            <text:p>47608695.65</text:p>
          </table:table-cell>
          <table:table-cell office:value-type="float" office:value="-77.6743927" calcext:value-type="float">
            <text:p>-77.6743927</text:p>
          </table:table-cell>
          <table:table-cell table:number-columns-repeated="3"/>
        </table:table-row>
        <table:table-row table:style-name="ro1">
          <table:table-cell office:value-type="float" office:value="47826086.96" calcext:value-type="float">
            <text:p>47826086.96</text:p>
          </table:table-cell>
          <table:table-cell office:value-type="float" office:value="-77.63111115" calcext:value-type="float">
            <text:p>-77.63111115</text:p>
          </table:table-cell>
          <table:table-cell table:number-columns-repeated="3"/>
        </table:table-row>
        <table:table-row table:style-name="ro1">
          <table:table-cell office:value-type="float" office:value="48043478.26" calcext:value-type="float">
            <text:p>48043478.26</text:p>
          </table:table-cell>
          <table:table-cell office:value-type="float" office:value="-77.66578674" calcext:value-type="float">
            <text:p>-77.66578674</text:p>
          </table:table-cell>
          <table:table-cell table:number-columns-repeated="3"/>
        </table:table-row>
        <table:table-row table:style-name="ro1">
          <table:table-cell office:value-type="float" office:value="48260869.57" calcext:value-type="float">
            <text:p>48260869.57</text:p>
          </table:table-cell>
          <table:table-cell office:value-type="float" office:value="-77.73119354" calcext:value-type="float">
            <text:p>-77.73119354</text:p>
          </table:table-cell>
          <table:table-cell table:number-columns-repeated="3"/>
        </table:table-row>
        <table:table-row table:style-name="ro1">
          <table:table-cell office:value-type="float" office:value="48478260.87" calcext:value-type="float">
            <text:p>48478260.87</text:p>
          </table:table-cell>
          <table:table-cell office:value-type="float" office:value="-77.9087677" calcext:value-type="float">
            <text:p>-77.9087677</text:p>
          </table:table-cell>
          <table:table-cell table:number-columns-repeated="3"/>
        </table:table-row>
        <table:table-row table:style-name="ro1">
          <table:table-cell office:value-type="float" office:value="48695652.17" calcext:value-type="float">
            <text:p>48695652.17</text:p>
          </table:table-cell>
          <table:table-cell office:value-type="float" office:value="-78.04768372" calcext:value-type="float">
            <text:p>-78.04768372</text:p>
          </table:table-cell>
          <table:table-cell table:number-columns-repeated="3"/>
        </table:table-row>
        <table:table-row table:style-name="ro1">
          <table:table-cell office:value-type="float" office:value="48913043.48" calcext:value-type="float">
            <text:p>48913043.48</text:p>
          </table:table-cell>
          <table:table-cell office:value-type="float" office:value="-78.27500153" calcext:value-type="float">
            <text:p>-78.27500153</text:p>
          </table:table-cell>
          <table:table-cell table:number-columns-repeated="3"/>
        </table:table-row>
        <table:table-row table:style-name="ro1">
          <table:table-cell office:value-type="float" office:value="49130434.78" calcext:value-type="float">
            <text:p>49130434.78</text:p>
          </table:table-cell>
          <table:table-cell office:value-type="float" office:value="-78.09738922" calcext:value-type="float">
            <text:p>-78.09738922</text:p>
          </table:table-cell>
          <table:table-cell table:number-columns-repeated="3"/>
        </table:table-row>
        <table:table-row table:style-name="ro1">
          <table:table-cell office:value-type="float" office:value="49347826.09" calcext:value-type="float">
            <text:p>49347826.09</text:p>
          </table:table-cell>
          <table:table-cell office:value-type="float" office:value="-78.24651337" calcext:value-type="float">
            <text:p>-78.24651337</text:p>
          </table:table-cell>
          <table:table-cell table:number-columns-repeated="3"/>
        </table:table-row>
        <table:table-row table:style-name="ro1">
          <table:table-cell office:value-type="float" office:value="49565217.39" calcext:value-type="float">
            <text:p>49565217.39</text:p>
          </table:table-cell>
          <table:table-cell office:value-type="float" office:value="-78.36375427" calcext:value-type="float">
            <text:p>-78.36375427</text:p>
          </table:table-cell>
          <table:table-cell table:number-columns-repeated="3"/>
        </table:table-row>
        <table:table-row table:style-name="ro1">
          <table:table-cell office:value-type="float" office:value="49782608.7" calcext:value-type="float">
            <text:p>49782608.7</text:p>
          </table:table-cell>
          <table:table-cell office:value-type="float" office:value="-78.37054443" calcext:value-type="float">
            <text:p>-78.37054443</text:p>
          </table:table-cell>
          <table:table-cell table:number-columns-repeated="3"/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-78.46876526" calcext:value-type="float">
            <text:p>-78.46876526</text:p>
          </table:table-cell>
          <table:table-cell table:number-columns-repeated="3"/>
        </table:table-row>
        <table:table-row table:style-name="ro1">
          <table:table-cell office:value-type="float" office:value="50217391.3" calcext:value-type="float">
            <text:p>50217391.3</text:p>
          </table:table-cell>
          <table:table-cell office:value-type="float" office:value="-78.53226471" calcext:value-type="float">
            <text:p>-78.53226471</text:p>
          </table:table-cell>
          <table:table-cell table:number-columns-repeated="3"/>
        </table:table-row>
        <table:table-row table:style-name="ro1">
          <table:table-cell office:value-type="float" office:value="50434782.61" calcext:value-type="float">
            <text:p>50434782.61</text:p>
          </table:table-cell>
          <table:table-cell office:value-type="float" office:value="-78.48509979" calcext:value-type="float">
            <text:p>-78.48509979</text:p>
          </table:table-cell>
          <table:table-cell table:number-columns-repeated="3"/>
        </table:table-row>
        <table:table-row table:style-name="ro1">
          <table:table-cell office:value-type="float" office:value="50652173.91" calcext:value-type="float">
            <text:p>50652173.91</text:p>
          </table:table-cell>
          <table:table-cell office:value-type="float" office:value="-78.25428772" calcext:value-type="float">
            <text:p>-78.25428772</text:p>
          </table:table-cell>
          <table:table-cell table:number-columns-repeated="3"/>
        </table:table-row>
        <table:table-row table:style-name="ro1">
          <table:table-cell office:value-type="float" office:value="50869565.22" calcext:value-type="float">
            <text:p>50869565.22</text:p>
          </table:table-cell>
          <table:table-cell office:value-type="float" office:value="-77.93986511" calcext:value-type="float">
            <text:p>-77.93986511</text:p>
          </table:table-cell>
          <table:table-cell table:number-columns-repeated="3"/>
        </table:table-row>
        <table:table-row table:style-name="ro1">
          <table:table-cell office:value-type="float" office:value="51086956.52" calcext:value-type="float">
            <text:p>51086956.52</text:p>
          </table:table-cell>
          <table:table-cell office:value-type="float" office:value="-77.88304901" calcext:value-type="float">
            <text:p>-77.88304901</text:p>
          </table:table-cell>
          <table:table-cell table:number-columns-repeated="3"/>
        </table:table-row>
        <table:table-row table:style-name="ro1">
          <table:table-cell office:value-type="float" office:value="51304347.83" calcext:value-type="float">
            <text:p>51304347.83</text:p>
          </table:table-cell>
          <table:table-cell office:value-type="float" office:value="-78.05119324" calcext:value-type="float">
            <text:p>-78.05119324</text:p>
          </table:table-cell>
          <table:table-cell table:number-columns-repeated="3"/>
        </table:table-row>
        <table:table-row table:style-name="ro1">
          <table:table-cell office:value-type="float" office:value="51521739.13" calcext:value-type="float">
            <text:p>51521739.13</text:p>
          </table:table-cell>
          <table:table-cell office:value-type="float" office:value="-78.25597382" calcext:value-type="float">
            <text:p>-78.25597382</text:p>
          </table:table-cell>
          <table:table-cell table:number-columns-repeated="3"/>
        </table:table-row>
        <table:table-row table:style-name="ro1">
          <table:table-cell office:value-type="float" office:value="51739130.43" calcext:value-type="float">
            <text:p>51739130.43</text:p>
          </table:table-cell>
          <table:table-cell office:value-type="float" office:value="-78.64247894" calcext:value-type="float">
            <text:p>-78.64247894</text:p>
          </table:table-cell>
          <table:table-cell table:number-columns-repeated="3"/>
        </table:table-row>
        <table:table-row table:style-name="ro1">
          <table:table-cell office:value-type="float" office:value="51956521.74" calcext:value-type="float">
            <text:p>51956521.74</text:p>
          </table:table-cell>
          <table:table-cell office:value-type="float" office:value="-78.80003357" calcext:value-type="float">
            <text:p>-78.80003357</text:p>
          </table:table-cell>
          <table:table-cell table:number-columns-repeated="3"/>
        </table:table-row>
        <table:table-row table:style-name="ro1">
          <table:table-cell office:value-type="float" office:value="52173913.04" calcext:value-type="float">
            <text:p>52173913.04</text:p>
          </table:table-cell>
          <table:table-cell office:value-type="float" office:value="-79.07688141" calcext:value-type="float">
            <text:p>-79.07688141</text:p>
          </table:table-cell>
          <table:table-cell table:number-columns-repeated="3"/>
        </table:table-row>
        <table:table-row table:style-name="ro1">
          <table:table-cell office:value-type="float" office:value="52391304.35" calcext:value-type="float">
            <text:p>52391304.35</text:p>
          </table:table-cell>
          <table:table-cell office:value-type="float" office:value="-79.35343933" calcext:value-type="float">
            <text:p>-79.35343933</text:p>
          </table:table-cell>
          <table:table-cell table:number-columns-repeated="3"/>
        </table:table-row>
        <table:table-row table:style-name="ro1">
          <table:table-cell office:value-type="float" office:value="52608695.65" calcext:value-type="float">
            <text:p>52608695.65</text:p>
          </table:table-cell>
          <table:table-cell office:value-type="float" office:value="-79.61909485" calcext:value-type="float">
            <text:p>-79.61909485</text:p>
          </table:table-cell>
          <table:table-cell table:number-columns-repeated="3"/>
        </table:table-row>
        <table:table-row table:style-name="ro1">
          <table:table-cell office:value-type="float" office:value="52826086.96" calcext:value-type="float">
            <text:p>52826086.96</text:p>
          </table:table-cell>
          <table:table-cell office:value-type="float" office:value="-79.40223694" calcext:value-type="float">
            <text:p>-79.40223694</text:p>
          </table:table-cell>
          <table:table-cell table:number-columns-repeated="3"/>
        </table:table-row>
        <table:table-row table:style-name="ro1">
          <table:table-cell office:value-type="float" office:value="53043478.26" calcext:value-type="float">
            <text:p>53043478.26</text:p>
          </table:table-cell>
          <table:table-cell office:value-type="float" office:value="-79.98161316" calcext:value-type="float">
            <text:p>-79.98161316</text:p>
          </table:table-cell>
          <table:table-cell table:number-columns-repeated="3"/>
        </table:table-row>
        <table:table-row table:style-name="ro1">
          <table:table-cell office:value-type="float" office:value="53260869.57" calcext:value-type="float">
            <text:p>53260869.57</text:p>
          </table:table-cell>
          <table:table-cell office:value-type="float" office:value="-79.75785828" calcext:value-type="float">
            <text:p>-79.75785828</text:p>
          </table:table-cell>
          <table:table-cell table:number-columns-repeated="3"/>
        </table:table-row>
        <table:table-row table:style-name="ro1">
          <table:table-cell office:value-type="float" office:value="53478260.87" calcext:value-type="float">
            <text:p>53478260.87</text:p>
          </table:table-cell>
          <table:table-cell office:value-type="float" office:value="-79.89911652" calcext:value-type="float">
            <text:p>-79.89911652</text:p>
          </table:table-cell>
          <table:table-cell table:number-columns-repeated="3"/>
        </table:table-row>
        <table:table-row table:style-name="ro1">
          <table:table-cell office:value-type="float" office:value="53695652.17" calcext:value-type="float">
            <text:p>53695652.17</text:p>
          </table:table-cell>
          <table:table-cell office:value-type="float" office:value="-80.10810089" calcext:value-type="float">
            <text:p>-80.10810089</text:p>
          </table:table-cell>
          <table:table-cell table:number-columns-repeated="3"/>
        </table:table-row>
        <table:table-row table:style-name="ro1">
          <table:table-cell office:value-type="float" office:value="53913043.48" calcext:value-type="float">
            <text:p>53913043.48</text:p>
          </table:table-cell>
          <table:table-cell office:value-type="float" office:value="-80.20404816" calcext:value-type="float">
            <text:p>-80.20404816</text:p>
          </table:table-cell>
          <table:table-cell table:number-columns-repeated="3"/>
        </table:table-row>
        <table:table-row table:style-name="ro1">
          <table:table-cell office:value-type="float" office:value="54130434.78" calcext:value-type="float">
            <text:p>54130434.78</text:p>
          </table:table-cell>
          <table:table-cell office:value-type="float" office:value="-80.21821594" calcext:value-type="float">
            <text:p>-80.21821594</text:p>
          </table:table-cell>
          <table:table-cell table:number-columns-repeated="3"/>
        </table:table-row>
        <table:table-row table:style-name="ro1">
          <table:table-cell office:value-type="float" office:value="54347826.09" calcext:value-type="float">
            <text:p>54347826.09</text:p>
          </table:table-cell>
          <table:table-cell office:value-type="float" office:value="-79.78277588" calcext:value-type="float">
            <text:p>-79.78277588</text:p>
          </table:table-cell>
          <table:table-cell table:number-columns-repeated="3"/>
        </table:table-row>
        <table:table-row table:style-name="ro1">
          <table:table-cell office:value-type="float" office:value="54565217.39" calcext:value-type="float">
            <text:p>54565217.39</text:p>
          </table:table-cell>
          <table:table-cell office:value-type="float" office:value="-78.76880646" calcext:value-type="float">
            <text:p>-78.76880646</text:p>
          </table:table-cell>
          <table:table-cell table:number-columns-repeated="3"/>
        </table:table-row>
        <table:table-row table:style-name="ro1">
          <table:table-cell office:value-type="float" office:value="54782608.7" calcext:value-type="float">
            <text:p>54782608.7</text:p>
          </table:table-cell>
          <table:table-cell office:value-type="float" office:value="-77.50254822" calcext:value-type="float">
            <text:p>-77.50254822</text:p>
          </table:table-cell>
          <table:table-cell table:number-columns-repeated="3"/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-76.25164032" calcext:value-type="float">
            <text:p>-76.25164032</text:p>
          </table:table-cell>
          <table:table-cell table:number-columns-repeated="3"/>
        </table:table-row>
        <table:table-row table:style-name="ro1">
          <table:table-cell office:value-type="float" office:value="55217391.3" calcext:value-type="float">
            <text:p>55217391.3</text:p>
          </table:table-cell>
          <table:table-cell office:value-type="float" office:value="-75.51876831" calcext:value-type="float">
            <text:p>-75.51876831</text:p>
          </table:table-cell>
          <table:table-cell table:number-columns-repeated="3"/>
        </table:table-row>
        <table:table-row table:style-name="ro1">
          <table:table-cell office:value-type="float" office:value="55434782.61" calcext:value-type="float">
            <text:p>55434782.61</text:p>
          </table:table-cell>
          <table:table-cell office:value-type="float" office:value="-75.90893555" calcext:value-type="float">
            <text:p>-75.90893555</text:p>
          </table:table-cell>
          <table:table-cell table:number-columns-repeated="3"/>
        </table:table-row>
        <table:table-row table:style-name="ro1">
          <table:table-cell office:value-type="float" office:value="55652173.91" calcext:value-type="float">
            <text:p>55652173.91</text:p>
          </table:table-cell>
          <table:table-cell office:value-type="float" office:value="-76.91920471" calcext:value-type="float">
            <text:p>-76.91920471</text:p>
          </table:table-cell>
          <table:table-cell table:number-columns-repeated="3"/>
        </table:table-row>
        <table:table-row table:style-name="ro1">
          <table:table-cell office:value-type="float" office:value="55869565.22" calcext:value-type="float">
            <text:p>55869565.22</text:p>
          </table:table-cell>
          <table:table-cell office:value-type="float" office:value="-78.35783386" calcext:value-type="float">
            <text:p>-78.35783386</text:p>
          </table:table-cell>
          <table:table-cell table:number-columns-repeated="3"/>
        </table:table-row>
        <table:table-row table:style-name="ro1">
          <table:table-cell office:value-type="float" office:value="56086956.52" calcext:value-type="float">
            <text:p>56086956.52</text:p>
          </table:table-cell>
          <table:table-cell office:value-type="float" office:value="-79.51385498" calcext:value-type="float">
            <text:p>-79.51385498</text:p>
          </table:table-cell>
          <table:table-cell table:number-columns-repeated="3"/>
        </table:table-row>
        <table:table-row table:style-name="ro1">
          <table:table-cell office:value-type="float" office:value="56304347.83" calcext:value-type="float">
            <text:p>56304347.83</text:p>
          </table:table-cell>
          <table:table-cell office:value-type="float" office:value="-80.75156403" calcext:value-type="float">
            <text:p>-80.75156403</text:p>
          </table:table-cell>
          <table:table-cell table:number-columns-repeated="3"/>
        </table:table-row>
        <table:table-row table:style-name="ro1">
          <table:table-cell office:value-type="float" office:value="56521739.13" calcext:value-type="float">
            <text:p>56521739.13</text:p>
          </table:table-cell>
          <table:table-cell office:value-type="float" office:value="-80.9524765" calcext:value-type="float">
            <text:p>-80.9524765</text:p>
          </table:table-cell>
          <table:table-cell table:number-columns-repeated="3"/>
        </table:table-row>
        <table:table-row table:style-name="ro1">
          <table:table-cell office:value-type="float" office:value="56739130.43" calcext:value-type="float">
            <text:p>56739130.43</text:p>
          </table:table-cell>
          <table:table-cell office:value-type="float" office:value="-81.31533051" calcext:value-type="float">
            <text:p>-81.31533051</text:p>
          </table:table-cell>
          <table:table-cell table:number-columns-repeated="3"/>
        </table:table-row>
        <table:table-row table:style-name="ro1">
          <table:table-cell office:value-type="float" office:value="56956521.74" calcext:value-type="float">
            <text:p>56956521.74</text:p>
          </table:table-cell>
          <table:table-cell office:value-type="float" office:value="-81.35207367" calcext:value-type="float">
            <text:p>-81.35207367</text:p>
          </table:table-cell>
          <table:table-cell table:number-columns-repeated="3"/>
        </table:table-row>
        <table:table-row table:style-name="ro1">
          <table:table-cell office:value-type="float" office:value="57173913.04" calcext:value-type="float">
            <text:p>57173913.04</text:p>
          </table:table-cell>
          <table:table-cell office:value-type="float" office:value="-81.44624329" calcext:value-type="float">
            <text:p>-81.44624329</text:p>
          </table:table-cell>
          <table:table-cell table:number-columns-repeated="3"/>
        </table:table-row>
        <table:table-row table:style-name="ro1">
          <table:table-cell office:value-type="float" office:value="57391304.35" calcext:value-type="float">
            <text:p>57391304.35</text:p>
          </table:table-cell>
          <table:table-cell office:value-type="float" office:value="-81.48139954" calcext:value-type="float">
            <text:p>-81.48139954</text:p>
          </table:table-cell>
          <table:table-cell table:number-columns-repeated="3"/>
        </table:table-row>
        <table:table-row table:style-name="ro1">
          <table:table-cell office:value-type="float" office:value="57608695.65" calcext:value-type="float">
            <text:p>57608695.65</text:p>
          </table:table-cell>
          <table:table-cell office:value-type="float" office:value="-81.73240662" calcext:value-type="float">
            <text:p>-81.73240662</text:p>
          </table:table-cell>
          <table:table-cell table:number-columns-repeated="3"/>
        </table:table-row>
        <table:table-row table:style-name="ro1">
          <table:table-cell office:value-type="float" office:value="57826086.96" calcext:value-type="float">
            <text:p>57826086.96</text:p>
          </table:table-cell>
          <table:table-cell office:value-type="float" office:value="-82.06419373" calcext:value-type="float">
            <text:p>-82.06419373</text:p>
          </table:table-cell>
          <table:table-cell table:number-columns-repeated="3"/>
        </table:table-row>
        <table:table-row table:style-name="ro1">
          <table:table-cell office:value-type="float" office:value="58043478.26" calcext:value-type="float">
            <text:p>58043478.26</text:p>
          </table:table-cell>
          <table:table-cell office:value-type="float" office:value="-82.22335052" calcext:value-type="float">
            <text:p>-82.22335052</text:p>
          </table:table-cell>
          <table:table-cell table:number-columns-repeated="3"/>
        </table:table-row>
        <table:table-row table:style-name="ro1">
          <table:table-cell office:value-type="float" office:value="58260869.57" calcext:value-type="float">
            <text:p>58260869.57</text:p>
          </table:table-cell>
          <table:table-cell office:value-type="float" office:value="-82.33327484" calcext:value-type="float">
            <text:p>-82.33327484</text:p>
          </table:table-cell>
          <table:table-cell table:number-columns-repeated="3"/>
        </table:table-row>
        <table:table-row table:style-name="ro1">
          <table:table-cell office:value-type="float" office:value="58478260.87" calcext:value-type="float">
            <text:p>58478260.87</text:p>
          </table:table-cell>
          <table:table-cell office:value-type="float" office:value="-82.20336151" calcext:value-type="float">
            <text:p>-82.20336151</text:p>
          </table:table-cell>
          <table:table-cell table:number-columns-repeated="3"/>
        </table:table-row>
        <table:table-row table:style-name="ro1">
          <table:table-cell office:value-type="float" office:value="58695652.17" calcext:value-type="float">
            <text:p>58695652.17</text:p>
          </table:table-cell>
          <table:table-cell office:value-type="float" office:value="-81.82099915" calcext:value-type="float">
            <text:p>-81.82099915</text:p>
          </table:table-cell>
          <table:table-cell table:number-columns-repeated="3"/>
        </table:table-row>
        <table:table-row table:style-name="ro1">
          <table:table-cell office:value-type="float" office:value="58913043.48" calcext:value-type="float">
            <text:p>58913043.48</text:p>
          </table:table-cell>
          <table:table-cell office:value-type="float" office:value="-81.16157532" calcext:value-type="float">
            <text:p>-81.16157532</text:p>
          </table:table-cell>
          <table:table-cell table:number-columns-repeated="3"/>
        </table:table-row>
        <table:table-row table:style-name="ro1">
          <table:table-cell office:value-type="float" office:value="59130434.78" calcext:value-type="float">
            <text:p>59130434.78</text:p>
          </table:table-cell>
          <table:table-cell office:value-type="float" office:value="-80.72842407" calcext:value-type="float">
            <text:p>-80.72842407</text:p>
          </table:table-cell>
          <table:table-cell table:number-columns-repeated="3"/>
        </table:table-row>
        <table:table-row table:style-name="ro1">
          <table:table-cell office:value-type="float" office:value="59347826.09" calcext:value-type="float">
            <text:p>59347826.09</text:p>
          </table:table-cell>
          <table:table-cell office:value-type="float" office:value="-80.55490875" calcext:value-type="float">
            <text:p>-80.55490875</text:p>
          </table:table-cell>
          <table:table-cell table:number-columns-repeated="3"/>
        </table:table-row>
        <table:table-row table:style-name="ro1">
          <table:table-cell office:value-type="float" office:value="59565217.39" calcext:value-type="float">
            <text:p>59565217.39</text:p>
          </table:table-cell>
          <table:table-cell office:value-type="float" office:value="-80.4171524" calcext:value-type="float">
            <text:p>-80.4171524</text:p>
          </table:table-cell>
          <table:table-cell table:number-columns-repeated="3"/>
        </table:table-row>
        <table:table-row table:style-name="ro1">
          <table:table-cell office:value-type="float" office:value="59782608.7" calcext:value-type="float">
            <text:p>59782608.7</text:p>
          </table:table-cell>
          <table:table-cell office:value-type="float" office:value="-80.53314972" calcext:value-type="float">
            <text:p>-80.53314972</text:p>
          </table:table-cell>
          <table:table-cell table:number-columns-repeated="3"/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-80.53755188" calcext:value-type="float">
            <text:p>-80.53755188</text:p>
          </table:table-cell>
          <table:table-cell table:number-columns-repeated="3"/>
        </table:table-row>
        <table:table-row table:style-name="ro1">
          <table:table-cell office:value-type="float" office:value="60217391.3" calcext:value-type="float">
            <text:p>60217391.3</text:p>
          </table:table-cell>
          <table:table-cell office:value-type="float" office:value="-80.38539886" calcext:value-type="float">
            <text:p>-80.38539886</text:p>
          </table:table-cell>
          <table:table-cell table:number-columns-repeated="3"/>
        </table:table-row>
        <table:table-row table:style-name="ro1">
          <table:table-cell office:value-type="float" office:value="60434782.61" calcext:value-type="float">
            <text:p>60434782.61</text:p>
          </table:table-cell>
          <table:table-cell office:value-type="float" office:value="-80.30888367" calcext:value-type="float">
            <text:p>-80.30888367</text:p>
          </table:table-cell>
          <table:table-cell table:number-columns-repeated="3"/>
        </table:table-row>
        <table:table-row table:style-name="ro1">
          <table:table-cell office:value-type="float" office:value="60652173.91" calcext:value-type="float">
            <text:p>60652173.91</text:p>
          </table:table-cell>
          <table:table-cell office:value-type="float" office:value="-80.29236603" calcext:value-type="float">
            <text:p>-80.29236603</text:p>
          </table:table-cell>
          <table:table-cell table:number-columns-repeated="3"/>
        </table:table-row>
        <table:table-row table:style-name="ro1">
          <table:table-cell office:value-type="float" office:value="60869565.22" calcext:value-type="float">
            <text:p>60869565.22</text:p>
          </table:table-cell>
          <table:table-cell office:value-type="float" office:value="-81.29347229" calcext:value-type="float">
            <text:p>-81.29347229</text:p>
          </table:table-cell>
          <table:table-cell table:number-columns-repeated="3"/>
        </table:table-row>
        <table:table-row table:style-name="ro1">
          <table:table-cell office:value-type="float" office:value="61086956.52" calcext:value-type="float">
            <text:p>61086956.52</text:p>
          </table:table-cell>
          <table:table-cell office:value-type="float" office:value="-81.4043045" calcext:value-type="float">
            <text:p>-81.4043045</text:p>
          </table:table-cell>
          <table:table-cell table:number-columns-repeated="3"/>
        </table:table-row>
        <table:table-row table:style-name="ro1">
          <table:table-cell office:value-type="float" office:value="61304347.83" calcext:value-type="float">
            <text:p>61304347.83</text:p>
          </table:table-cell>
          <table:table-cell office:value-type="float" office:value="-81.87042236" calcext:value-type="float">
            <text:p>-81.87042236</text:p>
          </table:table-cell>
          <table:table-cell table:number-columns-repeated="3"/>
        </table:table-row>
        <table:table-row table:style-name="ro1">
          <table:table-cell office:value-type="float" office:value="61521739.13" calcext:value-type="float">
            <text:p>61521739.13</text:p>
          </table:table-cell>
          <table:table-cell office:value-type="float" office:value="-82.00483704" calcext:value-type="float">
            <text:p>-82.00483704</text:p>
          </table:table-cell>
          <table:table-cell table:number-columns-repeated="3"/>
        </table:table-row>
        <table:table-row table:style-name="ro1">
          <table:table-cell office:value-type="float" office:value="61739130.43" calcext:value-type="float">
            <text:p>61739130.43</text:p>
          </table:table-cell>
          <table:table-cell office:value-type="float" office:value="-82.48990631" calcext:value-type="float">
            <text:p>-82.48990631</text:p>
          </table:table-cell>
          <table:table-cell table:number-columns-repeated="3"/>
        </table:table-row>
        <table:table-row table:style-name="ro1">
          <table:table-cell office:value-type="float" office:value="61956521.74" calcext:value-type="float">
            <text:p>61956521.74</text:p>
          </table:table-cell>
          <table:table-cell office:value-type="float" office:value="-82.66181946" calcext:value-type="float">
            <text:p>-82.66181946</text:p>
          </table:table-cell>
          <table:table-cell table:number-columns-repeated="3"/>
        </table:table-row>
        <table:table-row table:style-name="ro1">
          <table:table-cell office:value-type="float" office:value="62173913.04" calcext:value-type="float">
            <text:p>62173913.04</text:p>
          </table:table-cell>
          <table:table-cell office:value-type="float" office:value="-83.04972076" calcext:value-type="float">
            <text:p>-83.04972076</text:p>
          </table:table-cell>
          <table:table-cell table:number-columns-repeated="3"/>
        </table:table-row>
        <table:table-row table:style-name="ro1">
          <table:table-cell office:value-type="float" office:value="62391304.35" calcext:value-type="float">
            <text:p>62391304.35</text:p>
          </table:table-cell>
          <table:table-cell office:value-type="float" office:value="-83.32966614" calcext:value-type="float">
            <text:p>-83.32966614</text:p>
          </table:table-cell>
          <table:table-cell table:number-columns-repeated="3"/>
        </table:table-row>
        <table:table-row table:style-name="ro1">
          <table:table-cell office:value-type="float" office:value="62608695.65" calcext:value-type="float">
            <text:p>62608695.65</text:p>
          </table:table-cell>
          <table:table-cell office:value-type="float" office:value="-83.22769928" calcext:value-type="float">
            <text:p>-83.22769928</text:p>
          </table:table-cell>
          <table:table-cell table:number-columns-repeated="3"/>
        </table:table-row>
        <table:table-row table:style-name="ro1">
          <table:table-cell office:value-type="float" office:value="62826086.96" calcext:value-type="float">
            <text:p>62826086.96</text:p>
          </table:table-cell>
          <table:table-cell office:value-type="float" office:value="-83.47102356" calcext:value-type="float">
            <text:p>-83.47102356</text:p>
          </table:table-cell>
          <table:table-cell table:number-columns-repeated="3"/>
        </table:table-row>
        <table:table-row table:style-name="ro1">
          <table:table-cell office:value-type="float" office:value="63043478.26" calcext:value-type="float">
            <text:p>63043478.26</text:p>
          </table:table-cell>
          <table:table-cell office:value-type="float" office:value="-83.52866364" calcext:value-type="float">
            <text:p>-83.52866364</text:p>
          </table:table-cell>
          <table:table-cell table:number-columns-repeated="3"/>
        </table:table-row>
        <table:table-row table:style-name="ro1">
          <table:table-cell office:value-type="float" office:value="63260869.57" calcext:value-type="float">
            <text:p>63260869.57</text:p>
          </table:table-cell>
          <table:table-cell office:value-type="float" office:value="-83.23939514" calcext:value-type="float">
            <text:p>-83.23939514</text:p>
          </table:table-cell>
          <table:table-cell table:number-columns-repeated="3"/>
        </table:table-row>
        <table:table-row table:style-name="ro1">
          <table:table-cell office:value-type="float" office:value="63478260.87" calcext:value-type="float">
            <text:p>63478260.87</text:p>
          </table:table-cell>
          <table:table-cell office:value-type="float" office:value="-83.32798767" calcext:value-type="float">
            <text:p>-83.32798767</text:p>
          </table:table-cell>
          <table:table-cell table:number-columns-repeated="3"/>
        </table:table-row>
        <table:table-row table:style-name="ro1">
          <table:table-cell office:value-type="float" office:value="63695652.17" calcext:value-type="float">
            <text:p>63695652.17</text:p>
          </table:table-cell>
          <table:table-cell office:value-type="float" office:value="-83.76759338" calcext:value-type="float">
            <text:p>-83.76759338</text:p>
          </table:table-cell>
          <table:table-cell table:number-columns-repeated="3"/>
        </table:table-row>
        <table:table-row table:style-name="ro1">
          <table:table-cell office:value-type="float" office:value="63913043.48" calcext:value-type="float">
            <text:p>63913043.48</text:p>
          </table:table-cell>
          <table:table-cell office:value-type="float" office:value="-84.38884735" calcext:value-type="float">
            <text:p>-84.38884735</text:p>
          </table:table-cell>
          <table:table-cell table:number-columns-repeated="3"/>
        </table:table-row>
        <table:table-row table:style-name="ro1">
          <table:table-cell office:value-type="float" office:value="64130434.78" calcext:value-type="float">
            <text:p>64130434.78</text:p>
          </table:table-cell>
          <table:table-cell office:value-type="float" office:value="-84.53482819" calcext:value-type="float">
            <text:p>-84.53482819</text:p>
          </table:table-cell>
          <table:table-cell table:number-columns-repeated="3"/>
        </table:table-row>
        <table:table-row table:style-name="ro1">
          <table:table-cell office:value-type="float" office:value="64347826.09" calcext:value-type="float">
            <text:p>64347826.09</text:p>
          </table:table-cell>
          <table:table-cell office:value-type="float" office:value="-84.77827454" calcext:value-type="float">
            <text:p>-84.77827454</text:p>
          </table:table-cell>
          <table:table-cell table:number-columns-repeated="3"/>
        </table:table-row>
        <table:table-row table:style-name="ro1">
          <table:table-cell office:value-type="float" office:value="64565217.39" calcext:value-type="float">
            <text:p>64565217.39</text:p>
          </table:table-cell>
          <table:table-cell office:value-type="float" office:value="-85.33409119" calcext:value-type="float">
            <text:p>-85.33409119</text:p>
          </table:table-cell>
          <table:table-cell table:number-columns-repeated="3"/>
        </table:table-row>
        <table:table-row table:style-name="ro1">
          <table:table-cell office:value-type="float" office:value="64782608.7" calcext:value-type="float">
            <text:p>64782608.7</text:p>
          </table:table-cell>
          <table:table-cell office:value-type="float" office:value="-85.26881409" calcext:value-type="float">
            <text:p>-85.26881409</text:p>
          </table:table-cell>
          <table:table-cell table:number-columns-repeated="3"/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85.46437073" calcext:value-type="float">
            <text:p>-85.46437073</text:p>
          </table:table-cell>
          <table:table-cell table:number-columns-repeated="3"/>
        </table:table-row>
        <table:table-row table:style-name="ro1">
          <table:table-cell office:value-type="float" office:value="65217391.3" calcext:value-type="float">
            <text:p>65217391.3</text:p>
          </table:table-cell>
          <table:table-cell office:value-type="float" office:value="-85.68286896" calcext:value-type="float">
            <text:p>-85.68286896</text:p>
          </table:table-cell>
          <table:table-cell table:number-columns-repeated="3"/>
        </table:table-row>
        <table:table-row table:style-name="ro1">
          <table:table-cell office:value-type="float" office:value="65434782.61" calcext:value-type="float">
            <text:p>65434782.61</text:p>
          </table:table-cell>
          <table:table-cell office:value-type="float" office:value="-85.75898743" calcext:value-type="float">
            <text:p>-85.75898743</text:p>
          </table:table-cell>
          <table:table-cell table:number-columns-repeated="3"/>
        </table:table-row>
        <table:table-row table:style-name="ro1">
          <table:table-cell office:value-type="float" office:value="65652173.91" calcext:value-type="float">
            <text:p>65652173.91</text:p>
          </table:table-cell>
          <table:table-cell office:value-type="float" office:value="-85.7155838" calcext:value-type="float">
            <text:p>-85.7155838</text:p>
          </table:table-cell>
          <table:table-cell table:number-columns-repeated="3"/>
        </table:table-row>
        <table:table-row table:style-name="ro1">
          <table:table-cell office:value-type="float" office:value="65869565.22" calcext:value-type="float">
            <text:p>65869565.22</text:p>
          </table:table-cell>
          <table:table-cell office:value-type="float" office:value="-86.09086609" calcext:value-type="float">
            <text:p>-86.09086609</text:p>
          </table:table-cell>
          <table:table-cell table:number-columns-repeated="3"/>
        </table:table-row>
        <table:table-row table:style-name="ro1">
          <table:table-cell office:value-type="float" office:value="66086956.52" calcext:value-type="float">
            <text:p>66086956.52</text:p>
          </table:table-cell>
          <table:table-cell office:value-type="float" office:value="-85.88470459" calcext:value-type="float">
            <text:p>-85.88470459</text:p>
          </table:table-cell>
          <table:table-cell table:number-columns-repeated="3"/>
        </table:table-row>
        <table:table-row table:style-name="ro1">
          <table:table-cell office:value-type="float" office:value="66304347.83" calcext:value-type="float">
            <text:p>66304347.83</text:p>
          </table:table-cell>
          <table:table-cell office:value-type="float" office:value="-86.05462646" calcext:value-type="float">
            <text:p>-86.05462646</text:p>
          </table:table-cell>
          <table:table-cell table:number-columns-repeated="3"/>
        </table:table-row>
        <table:table-row table:style-name="ro1">
          <table:table-cell office:value-type="float" office:value="66521739.13" calcext:value-type="float">
            <text:p>66521739.13</text:p>
          </table:table-cell>
          <table:table-cell office:value-type="float" office:value="-86.37687683" calcext:value-type="float">
            <text:p>-86.37687683</text:p>
          </table:table-cell>
          <table:table-cell table:number-columns-repeated="3"/>
        </table:table-row>
        <table:table-row table:style-name="ro1">
          <table:table-cell office:value-type="float" office:value="66739130.43" calcext:value-type="float">
            <text:p>66739130.43</text:p>
          </table:table-cell>
          <table:table-cell office:value-type="float" office:value="-86.10379028" calcext:value-type="float">
            <text:p>-86.10379028</text:p>
          </table:table-cell>
          <table:table-cell table:number-columns-repeated="3"/>
        </table:table-row>
        <table:table-row table:style-name="ro1">
          <table:table-cell office:value-type="float" office:value="66956521.74" calcext:value-type="float">
            <text:p>66956521.74</text:p>
          </table:table-cell>
          <table:table-cell office:value-type="float" office:value="-86.21642303" calcext:value-type="float">
            <text:p>-86.21642303</text:p>
          </table:table-cell>
          <table:table-cell table:number-columns-repeated="3"/>
        </table:table-row>
        <table:table-row table:style-name="ro1">
          <table:table-cell office:value-type="float" office:value="67173913.04" calcext:value-type="float">
            <text:p>67173913.04</text:p>
          </table:table-cell>
          <table:table-cell office:value-type="float" office:value="-86.25178528" calcext:value-type="float">
            <text:p>-86.25178528</text:p>
          </table:table-cell>
          <table:table-cell table:number-columns-repeated="3"/>
        </table:table-row>
        <table:table-row table:style-name="ro1">
          <table:table-cell office:value-type="float" office:value="67391304.35" calcext:value-type="float">
            <text:p>67391304.35</text:p>
          </table:table-cell>
          <table:table-cell office:value-type="float" office:value="-86.42797852" calcext:value-type="float">
            <text:p>-86.42797852</text:p>
          </table:table-cell>
          <table:table-cell table:number-columns-repeated="3"/>
        </table:table-row>
        <table:table-row table:style-name="ro1">
          <table:table-cell office:value-type="float" office:value="67608695.65" calcext:value-type="float">
            <text:p>67608695.65</text:p>
          </table:table-cell>
          <table:table-cell office:value-type="float" office:value="-86.29515076" calcext:value-type="float">
            <text:p>-86.29515076</text:p>
          </table:table-cell>
          <table:table-cell table:number-columns-repeated="3"/>
        </table:table-row>
        <table:table-row table:style-name="ro1">
          <table:table-cell office:value-type="float" office:value="67826086.96" calcext:value-type="float">
            <text:p>67826086.96</text:p>
          </table:table-cell>
          <table:table-cell office:value-type="float" office:value="-86.53401184" calcext:value-type="float">
            <text:p>-86.53401184</text:p>
          </table:table-cell>
          <table:table-cell table:number-columns-repeated="3"/>
        </table:table-row>
        <table:table-row table:style-name="ro1">
          <table:table-cell office:value-type="float" office:value="68043478.26" calcext:value-type="float">
            <text:p>68043478.26</text:p>
          </table:table-cell>
          <table:table-cell office:value-type="float" office:value="-86.79637909" calcext:value-type="float">
            <text:p>-86.79637909</text:p>
          </table:table-cell>
          <table:table-cell table:number-columns-repeated="3"/>
        </table:table-row>
        <table:table-row table:style-name="ro1">
          <table:table-cell office:value-type="float" office:value="68260869.57" calcext:value-type="float">
            <text:p>68260869.57</text:p>
          </table:table-cell>
          <table:table-cell office:value-type="float" office:value="-86.81448364" calcext:value-type="float">
            <text:p>-86.81448364</text:p>
          </table:table-cell>
          <table:table-cell table:number-columns-repeated="3"/>
        </table:table-row>
        <table:table-row table:style-name="ro1">
          <table:table-cell office:value-type="float" office:value="68478260.87" calcext:value-type="float">
            <text:p>68478260.87</text:p>
          </table:table-cell>
          <table:table-cell office:value-type="float" office:value="-86.78945923" calcext:value-type="float">
            <text:p>-86.78945923</text:p>
          </table:table-cell>
          <table:table-cell table:number-columns-repeated="3"/>
        </table:table-row>
        <table:table-row table:style-name="ro1">
          <table:table-cell office:value-type="float" office:value="68695652.17" calcext:value-type="float">
            <text:p>68695652.17</text:p>
          </table:table-cell>
          <table:table-cell office:value-type="float" office:value="-86.81301117" calcext:value-type="float">
            <text:p>-86.81301117</text:p>
          </table:table-cell>
          <table:table-cell table:number-columns-repeated="3"/>
        </table:table-row>
        <table:table-row table:style-name="ro1">
          <table:table-cell office:value-type="float" office:value="68913043.48" calcext:value-type="float">
            <text:p>68913043.48</text:p>
          </table:table-cell>
          <table:table-cell office:value-type="float" office:value="-86.81610107" calcext:value-type="float">
            <text:p>-86.81610107</text:p>
          </table:table-cell>
          <table:table-cell table:number-columns-repeated="3"/>
        </table:table-row>
        <table:table-row table:style-name="ro1">
          <table:table-cell office:value-type="float" office:value="69130434.78" calcext:value-type="float">
            <text:p>69130434.78</text:p>
          </table:table-cell>
          <table:table-cell office:value-type="float" office:value="-86.93493652" calcext:value-type="float">
            <text:p>-86.93493652</text:p>
          </table:table-cell>
          <table:table-cell table:number-columns-repeated="3"/>
        </table:table-row>
        <table:table-row table:style-name="ro1">
          <table:table-cell office:value-type="float" office:value="69347826.09" calcext:value-type="float">
            <text:p>69347826.09</text:p>
          </table:table-cell>
          <table:table-cell office:value-type="float" office:value="-87.29421234" calcext:value-type="float">
            <text:p>-87.29421234</text:p>
          </table:table-cell>
          <table:table-cell table:number-columns-repeated="3"/>
        </table:table-row>
        <table:table-row table:style-name="ro1">
          <table:table-cell office:value-type="float" office:value="69565217.39" calcext:value-type="float">
            <text:p>69565217.39</text:p>
          </table:table-cell>
          <table:table-cell office:value-type="float" office:value="-87.02078247" calcext:value-type="float">
            <text:p>-87.02078247</text:p>
          </table:table-cell>
          <table:table-cell table:number-columns-repeated="3"/>
        </table:table-row>
        <table:table-row table:style-name="ro1">
          <table:table-cell office:value-type="float" office:value="69782608.7" calcext:value-type="float">
            <text:p>69782608.7</text:p>
          </table:table-cell>
          <table:table-cell office:value-type="float" office:value="-87.40093231" calcext:value-type="float">
            <text:p>-87.40093231</text:p>
          </table:table-cell>
          <table:table-cell table:number-columns-repeated="3"/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87.3057785" calcext:value-type="float">
            <text:p>-87.3057785</text:p>
          </table:table-cell>
          <table:table-cell table:number-columns-repeated="3"/>
        </table:table-row>
        <table:table-row table:style-name="ro1">
          <table:table-cell office:value-type="float" office:value="70217391.3" calcext:value-type="float">
            <text:p>70217391.3</text:p>
          </table:table-cell>
          <table:table-cell office:value-type="float" office:value="-87.40101624" calcext:value-type="float">
            <text:p>-87.40101624</text:p>
          </table:table-cell>
          <table:table-cell table:number-columns-repeated="3"/>
        </table:table-row>
        <table:table-row table:style-name="ro1">
          <table:table-cell office:value-type="float" office:value="70434782.61" calcext:value-type="float">
            <text:p>70434782.61</text:p>
          </table:table-cell>
          <table:table-cell office:value-type="float" office:value="-87.14692688" calcext:value-type="float">
            <text:p>-87.14692688</text:p>
          </table:table-cell>
          <table:table-cell table:number-columns-repeated="3"/>
        </table:table-row>
        <table:table-row table:style-name="ro1">
          <table:table-cell office:value-type="float" office:value="70652173.91" calcext:value-type="float">
            <text:p>70652173.91</text:p>
          </table:table-cell>
          <table:table-cell office:value-type="float" office:value="-87.52178955" calcext:value-type="float">
            <text:p>-87.52178955</text:p>
          </table:table-cell>
          <table:table-cell table:number-columns-repeated="3"/>
        </table:table-row>
        <table:table-row table:style-name="ro1">
          <table:table-cell office:value-type="float" office:value="70869565.22" calcext:value-type="float">
            <text:p>70869565.22</text:p>
          </table:table-cell>
          <table:table-cell office:value-type="float" office:value="-87.32141113" calcext:value-type="float">
            <text:p>-87.32141113</text:p>
          </table:table-cell>
          <table:table-cell table:number-columns-repeated="3"/>
        </table:table-row>
        <table:table-row table:style-name="ro1">
          <table:table-cell office:value-type="float" office:value="71086956.52" calcext:value-type="float">
            <text:p>71086956.52</text:p>
          </table:table-cell>
          <table:table-cell office:value-type="float" office:value="-87.73530579" calcext:value-type="float">
            <text:p>-87.73530579</text:p>
          </table:table-cell>
          <table:table-cell table:number-columns-repeated="3"/>
        </table:table-row>
        <table:table-row table:style-name="ro1">
          <table:table-cell office:value-type="float" office:value="71304347.83" calcext:value-type="float">
            <text:p>71304347.83</text:p>
          </table:table-cell>
          <table:table-cell office:value-type="float" office:value="-87.77687073" calcext:value-type="float">
            <text:p>-87.77687073</text:p>
          </table:table-cell>
          <table:table-cell table:number-columns-repeated="3"/>
        </table:table-row>
        <table:table-row table:style-name="ro1">
          <table:table-cell office:value-type="float" office:value="71521739.13" calcext:value-type="float">
            <text:p>71521739.13</text:p>
          </table:table-cell>
          <table:table-cell office:value-type="float" office:value="-87.80528259" calcext:value-type="float">
            <text:p>-87.80528259</text:p>
          </table:table-cell>
          <table:table-cell table:number-columns-repeated="3"/>
        </table:table-row>
        <table:table-row table:style-name="ro1">
          <table:table-cell office:value-type="float" office:value="71739130.43" calcext:value-type="float">
            <text:p>71739130.43</text:p>
          </table:table-cell>
          <table:table-cell office:value-type="float" office:value="-87.53786469" calcext:value-type="float">
            <text:p>-87.53786469</text:p>
          </table:table-cell>
          <table:table-cell table:number-columns-repeated="3"/>
        </table:table-row>
        <table:table-row table:style-name="ro1">
          <table:table-cell office:value-type="float" office:value="71956521.74" calcext:value-type="float">
            <text:p>71956521.74</text:p>
          </table:table-cell>
          <table:table-cell office:value-type="float" office:value="-87.83144379" calcext:value-type="float">
            <text:p>-87.83144379</text:p>
          </table:table-cell>
          <table:table-cell table:number-columns-repeated="3"/>
        </table:table-row>
        <table:table-row table:style-name="ro1">
          <table:table-cell office:value-type="float" office:value="72173913.04" calcext:value-type="float">
            <text:p>72173913.04</text:p>
          </table:table-cell>
          <table:table-cell office:value-type="float" office:value="-87.77987671" calcext:value-type="float">
            <text:p>-87.77987671</text:p>
          </table:table-cell>
          <table:table-cell table:number-columns-repeated="3"/>
        </table:table-row>
        <table:table-row table:style-name="ro1">
          <table:table-cell office:value-type="float" office:value="72391304.35" calcext:value-type="float">
            <text:p>72391304.35</text:p>
          </table:table-cell>
          <table:table-cell office:value-type="float" office:value="-87.79582214" calcext:value-type="float">
            <text:p>-87.79582214</text:p>
          </table:table-cell>
          <table:table-cell table:number-columns-repeated="3"/>
        </table:table-row>
        <table:table-row table:style-name="ro1">
          <table:table-cell office:value-type="float" office:value="72608695.65" calcext:value-type="float">
            <text:p>72608695.65</text:p>
          </table:table-cell>
          <table:table-cell office:value-type="float" office:value="-87.8584671" calcext:value-type="float">
            <text:p>-87.8584671</text:p>
          </table:table-cell>
          <table:table-cell table:number-columns-repeated="3"/>
        </table:table-row>
        <table:table-row table:style-name="ro1">
          <table:table-cell office:value-type="float" office:value="72826086.96" calcext:value-type="float">
            <text:p>72826086.96</text:p>
          </table:table-cell>
          <table:table-cell office:value-type="float" office:value="-87.76051331" calcext:value-type="float">
            <text:p>-87.76051331</text:p>
          </table:table-cell>
          <table:table-cell table:number-columns-repeated="3"/>
        </table:table-row>
        <table:table-row table:style-name="ro1">
          <table:table-cell office:value-type="float" office:value="73043478.26" calcext:value-type="float">
            <text:p>73043478.26</text:p>
          </table:table-cell>
          <table:table-cell office:value-type="float" office:value="-87.82221222" calcext:value-type="float">
            <text:p>-87.82221222</text:p>
          </table:table-cell>
          <table:table-cell table:number-columns-repeated="3"/>
        </table:table-row>
        <table:table-row table:style-name="ro1">
          <table:table-cell office:value-type="float" office:value="73260869.57" calcext:value-type="float">
            <text:p>73260869.57</text:p>
          </table:table-cell>
          <table:table-cell office:value-type="float" office:value="-87.79210663" calcext:value-type="float">
            <text:p>-87.79210663</text:p>
          </table:table-cell>
          <table:table-cell table:number-columns-repeated="3"/>
        </table:table-row>
        <table:table-row table:style-name="ro1">
          <table:table-cell office:value-type="float" office:value="73478260.87" calcext:value-type="float">
            <text:p>73478260.87</text:p>
          </table:table-cell>
          <table:table-cell office:value-type="float" office:value="-87.98830414" calcext:value-type="float">
            <text:p>-87.98830414</text:p>
          </table:table-cell>
          <table:table-cell table:number-columns-repeated="3"/>
        </table:table-row>
        <table:table-row table:style-name="ro1">
          <table:table-cell office:value-type="float" office:value="73695652.17" calcext:value-type="float">
            <text:p>73695652.17</text:p>
          </table:table-cell>
          <table:table-cell office:value-type="float" office:value="-87.79811096" calcext:value-type="float">
            <text:p>-87.79811096</text:p>
          </table:table-cell>
          <table:table-cell table:number-columns-repeated="3"/>
        </table:table-row>
        <table:table-row table:style-name="ro1">
          <table:table-cell office:value-type="float" office:value="73913043.48" calcext:value-type="float">
            <text:p>73913043.48</text:p>
          </table:table-cell>
          <table:table-cell office:value-type="float" office:value="-87.9997406" calcext:value-type="float">
            <text:p>-87.9997406</text:p>
          </table:table-cell>
          <table:table-cell table:number-columns-repeated="3"/>
        </table:table-row>
        <table:table-row table:style-name="ro1">
          <table:table-cell office:value-type="float" office:value="74130434.78" calcext:value-type="float">
            <text:p>74130434.78</text:p>
          </table:table-cell>
          <table:table-cell office:value-type="float" office:value="-87.80831909" calcext:value-type="float">
            <text:p>-87.80831909</text:p>
          </table:table-cell>
          <table:table-cell table:number-columns-repeated="3"/>
        </table:table-row>
        <table:table-row table:style-name="ro1">
          <table:table-cell office:value-type="float" office:value="74347826.09" calcext:value-type="float">
            <text:p>74347826.09</text:p>
          </table:table-cell>
          <table:table-cell office:value-type="float" office:value="-88.1288681" calcext:value-type="float">
            <text:p>-88.1288681</text:p>
          </table:table-cell>
          <table:table-cell table:number-columns-repeated="3"/>
        </table:table-row>
        <table:table-row table:style-name="ro1">
          <table:table-cell office:value-type="float" office:value="74565217.39" calcext:value-type="float">
            <text:p>74565217.39</text:p>
          </table:table-cell>
          <table:table-cell office:value-type="float" office:value="-88.09996033" calcext:value-type="float">
            <text:p>-88.09996033</text:p>
          </table:table-cell>
          <table:table-cell table:number-columns-repeated="3"/>
        </table:table-row>
        <table:table-row table:style-name="ro1">
          <table:table-cell office:value-type="float" office:value="74782608.7" calcext:value-type="float">
            <text:p>74782608.7</text:p>
          </table:table-cell>
          <table:table-cell office:value-type="float" office:value="-88.20426178" calcext:value-type="float">
            <text:p>-88.20426178</text:p>
          </table:table-cell>
          <table:table-cell table:number-columns-repeated="3"/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88.0197525" calcext:value-type="float">
            <text:p>-88.0197525</text:p>
          </table:table-cell>
          <table:table-cell table:number-columns-repeated="3"/>
        </table:table-row>
        <table:table-row table:style-name="ro1">
          <table:table-cell office:value-type="float" office:value="75217391.3" calcext:value-type="float">
            <text:p>75217391.3</text:p>
          </table:table-cell>
          <table:table-cell office:value-type="float" office:value="-88.06745148" calcext:value-type="float">
            <text:p>-88.06745148</text:p>
          </table:table-cell>
          <table:table-cell table:number-columns-repeated="3"/>
        </table:table-row>
        <table:table-row table:style-name="ro1">
          <table:table-cell office:value-type="float" office:value="75434782.61" calcext:value-type="float">
            <text:p>75434782.61</text:p>
          </table:table-cell>
          <table:table-cell office:value-type="float" office:value="-88.02709198" calcext:value-type="float">
            <text:p>-88.02709198</text:p>
          </table:table-cell>
          <table:table-cell table:number-columns-repeated="3"/>
        </table:table-row>
        <table:table-row table:style-name="ro1">
          <table:table-cell office:value-type="float" office:value="75652173.91" calcext:value-type="float">
            <text:p>75652173.91</text:p>
          </table:table-cell>
          <table:table-cell office:value-type="float" office:value="-88.15932465" calcext:value-type="float">
            <text:p>-88.15932465</text:p>
          </table:table-cell>
          <table:table-cell table:number-columns-repeated="3"/>
        </table:table-row>
        <table:table-row table:style-name="ro1">
          <table:table-cell office:value-type="float" office:value="75869565.22" calcext:value-type="float">
            <text:p>75869565.22</text:p>
          </table:table-cell>
          <table:table-cell office:value-type="float" office:value="-88.36534119" calcext:value-type="float">
            <text:p>-88.36534119</text:p>
          </table:table-cell>
          <table:table-cell table:number-columns-repeated="3"/>
        </table:table-row>
        <table:table-row table:style-name="ro1">
          <table:table-cell office:value-type="float" office:value="76086956.52" calcext:value-type="float">
            <text:p>76086956.52</text:p>
          </table:table-cell>
          <table:table-cell office:value-type="float" office:value="-88.25410461" calcext:value-type="float">
            <text:p>-88.25410461</text:p>
          </table:table-cell>
          <table:table-cell table:number-columns-repeated="3"/>
        </table:table-row>
        <table:table-row table:style-name="ro1">
          <table:table-cell office:value-type="float" office:value="76304347.83" calcext:value-type="float">
            <text:p>76304347.83</text:p>
          </table:table-cell>
          <table:table-cell office:value-type="float" office:value="-88.22538757" calcext:value-type="float">
            <text:p>-88.22538757</text:p>
          </table:table-cell>
          <table:table-cell table:number-columns-repeated="3"/>
        </table:table-row>
        <table:table-row table:style-name="ro1">
          <table:table-cell office:value-type="float" office:value="76521739.13" calcext:value-type="float">
            <text:p>76521739.13</text:p>
          </table:table-cell>
          <table:table-cell office:value-type="float" office:value="-88.06748962" calcext:value-type="float">
            <text:p>-88.06748962</text:p>
          </table:table-cell>
          <table:table-cell table:number-columns-repeated="3"/>
        </table:table-row>
        <table:table-row table:style-name="ro1">
          <table:table-cell office:value-type="float" office:value="76739130.43" calcext:value-type="float">
            <text:p>76739130.43</text:p>
          </table:table-cell>
          <table:table-cell office:value-type="float" office:value="-87.91571808" calcext:value-type="float">
            <text:p>-87.91571808</text:p>
          </table:table-cell>
          <table:table-cell table:number-columns-repeated="3"/>
        </table:table-row>
        <table:table-row table:style-name="ro1">
          <table:table-cell office:value-type="float" office:value="76956521.74" calcext:value-type="float">
            <text:p>76956521.74</text:p>
          </table:table-cell>
          <table:table-cell office:value-type="float" office:value="-88.01524353" calcext:value-type="float">
            <text:p>-88.01524353</text:p>
          </table:table-cell>
          <table:table-cell table:number-columns-repeated="3"/>
        </table:table-row>
        <table:table-row table:style-name="ro1">
          <table:table-cell office:value-type="float" office:value="77173913.04" calcext:value-type="float">
            <text:p>77173913.04</text:p>
          </table:table-cell>
          <table:table-cell office:value-type="float" office:value="-88.03434753" calcext:value-type="float">
            <text:p>-88.03434753</text:p>
          </table:table-cell>
          <table:table-cell table:number-columns-repeated="3"/>
        </table:table-row>
        <table:table-row table:style-name="ro1">
          <table:table-cell office:value-type="float" office:value="77391304.35" calcext:value-type="float">
            <text:p>77391304.35</text:p>
          </table:table-cell>
          <table:table-cell office:value-type="float" office:value="-88.14778137" calcext:value-type="float">
            <text:p>-88.14778137</text:p>
          </table:table-cell>
          <table:table-cell table:number-columns-repeated="3"/>
        </table:table-row>
        <table:table-row table:style-name="ro1">
          <table:table-cell office:value-type="float" office:value="77608695.65" calcext:value-type="float">
            <text:p>77608695.65</text:p>
          </table:table-cell>
          <table:table-cell office:value-type="float" office:value="-87.93049622" calcext:value-type="float">
            <text:p>-87.93049622</text:p>
          </table:table-cell>
          <table:table-cell table:number-columns-repeated="3"/>
        </table:table-row>
        <table:table-row table:style-name="ro1">
          <table:table-cell office:value-type="float" office:value="77826086.96" calcext:value-type="float">
            <text:p>77826086.96</text:p>
          </table:table-cell>
          <table:table-cell office:value-type="float" office:value="-88.08961487" calcext:value-type="float">
            <text:p>-88.08961487</text:p>
          </table:table-cell>
          <table:table-cell table:number-columns-repeated="3"/>
        </table:table-row>
        <table:table-row table:style-name="ro1">
          <table:table-cell office:value-type="float" office:value="78043478.26" calcext:value-type="float">
            <text:p>78043478.26</text:p>
          </table:table-cell>
          <table:table-cell office:value-type="float" office:value="-88.01345825" calcext:value-type="float">
            <text:p>-88.01345825</text:p>
          </table:table-cell>
          <table:table-cell table:number-columns-repeated="3"/>
        </table:table-row>
        <table:table-row table:style-name="ro1">
          <table:table-cell office:value-type="float" office:value="78260869.57" calcext:value-type="float">
            <text:p>78260869.57</text:p>
          </table:table-cell>
          <table:table-cell office:value-type="float" office:value="-88.13181305" calcext:value-type="float">
            <text:p>-88.13181305</text:p>
          </table:table-cell>
          <table:table-cell table:number-columns-repeated="3"/>
        </table:table-row>
        <table:table-row table:style-name="ro1">
          <table:table-cell office:value-type="float" office:value="78478260.87" calcext:value-type="float">
            <text:p>78478260.87</text:p>
          </table:table-cell>
          <table:table-cell office:value-type="float" office:value="-87.87252045" calcext:value-type="float">
            <text:p>-87.87252045</text:p>
          </table:table-cell>
          <table:table-cell table:number-columns-repeated="3"/>
        </table:table-row>
        <table:table-row table:style-name="ro1">
          <table:table-cell office:value-type="float" office:value="78695652.17" calcext:value-type="float">
            <text:p>78695652.17</text:p>
          </table:table-cell>
          <table:table-cell office:value-type="float" office:value="-88.30793762" calcext:value-type="float">
            <text:p>-88.30793762</text:p>
          </table:table-cell>
          <table:table-cell table:number-columns-repeated="3"/>
        </table:table-row>
        <table:table-row table:style-name="ro1">
          <table:table-cell office:value-type="float" office:value="78913043.48" calcext:value-type="float">
            <text:p>78913043.48</text:p>
          </table:table-cell>
          <table:table-cell office:value-type="float" office:value="-88.07182312" calcext:value-type="float">
            <text:p>-88.07182312</text:p>
          </table:table-cell>
          <table:table-cell table:number-columns-repeated="3"/>
        </table:table-row>
        <table:table-row table:style-name="ro1">
          <table:table-cell office:value-type="float" office:value="79130434.78" calcext:value-type="float">
            <text:p>79130434.78</text:p>
          </table:table-cell>
          <table:table-cell office:value-type="float" office:value="-88.00430298" calcext:value-type="float">
            <text:p>-88.00430298</text:p>
          </table:table-cell>
          <table:table-cell table:number-columns-repeated="3"/>
        </table:table-row>
        <table:table-row table:style-name="ro1">
          <table:table-cell office:value-type="float" office:value="79347826.09" calcext:value-type="float">
            <text:p>79347826.09</text:p>
          </table:table-cell>
          <table:table-cell office:value-type="float" office:value="-88.29016113" calcext:value-type="float">
            <text:p>-88.29016113</text:p>
          </table:table-cell>
          <table:table-cell table:number-columns-repeated="3"/>
        </table:table-row>
        <table:table-row table:style-name="ro1">
          <table:table-cell office:value-type="float" office:value="79565217.39" calcext:value-type="float">
            <text:p>79565217.39</text:p>
          </table:table-cell>
          <table:table-cell office:value-type="float" office:value="-88.14643097" calcext:value-type="float">
            <text:p>-88.14643097</text:p>
          </table:table-cell>
          <table:table-cell table:number-columns-repeated="3"/>
        </table:table-row>
        <table:table-row table:style-name="ro1">
          <table:table-cell office:value-type="float" office:value="79782608.7" calcext:value-type="float">
            <text:p>79782608.7</text:p>
          </table:table-cell>
          <table:table-cell office:value-type="float" office:value="-88.03510284" calcext:value-type="float">
            <text:p>-88.03510284</text:p>
          </table:table-cell>
          <table:table-cell table:number-columns-repeated="3"/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88.1505127" calcext:value-type="float">
            <text:p>-88.1505127</text:p>
          </table:table-cell>
          <table:table-cell table:number-columns-repeated="3"/>
        </table:table-row>
        <table:table-row table:style-name="ro1">
          <table:table-cell office:value-type="float" office:value="80217391.3" calcext:value-type="float">
            <text:p>80217391.3</text:p>
          </table:table-cell>
          <table:table-cell office:value-type="float" office:value="-88.13879395" calcext:value-type="float">
            <text:p>-88.13879395</text:p>
          </table:table-cell>
          <table:table-cell table:number-columns-repeated="3"/>
        </table:table-row>
        <table:table-row table:style-name="ro1">
          <table:table-cell office:value-type="float" office:value="80434782.61" calcext:value-type="float">
            <text:p>80434782.61</text:p>
          </table:table-cell>
          <table:table-cell office:value-type="float" office:value="-88.12400055" calcext:value-type="float">
            <text:p>-88.12400055</text:p>
          </table:table-cell>
          <table:table-cell table:number-columns-repeated="3"/>
        </table:table-row>
        <table:table-row table:style-name="ro1">
          <table:table-cell office:value-type="float" office:value="80652173.91" calcext:value-type="float">
            <text:p>80652173.91</text:p>
          </table:table-cell>
          <table:table-cell office:value-type="float" office:value="-88.19859314" calcext:value-type="float">
            <text:p>-88.19859314</text:p>
          </table:table-cell>
          <table:table-cell table:number-columns-repeated="3"/>
        </table:table-row>
        <table:table-row table:style-name="ro1">
          <table:table-cell office:value-type="float" office:value="80869565.22" calcext:value-type="float">
            <text:p>80869565.22</text:p>
          </table:table-cell>
          <table:table-cell office:value-type="float" office:value="-88.30750275" calcext:value-type="float">
            <text:p>-88.30750275</text:p>
          </table:table-cell>
          <table:table-cell table:number-columns-repeated="3"/>
        </table:table-row>
        <table:table-row table:style-name="ro1">
          <table:table-cell office:value-type="float" office:value="81086956.52" calcext:value-type="float">
            <text:p>81086956.52</text:p>
          </table:table-cell>
          <table:table-cell office:value-type="float" office:value="-88.04803467" calcext:value-type="float">
            <text:p>-88.04803467</text:p>
          </table:table-cell>
          <table:table-cell table:number-columns-repeated="3"/>
        </table:table-row>
        <table:table-row table:style-name="ro1">
          <table:table-cell office:value-type="float" office:value="81304347.83" calcext:value-type="float">
            <text:p>81304347.83</text:p>
          </table:table-cell>
          <table:table-cell office:value-type="float" office:value="-87.96338654" calcext:value-type="float">
            <text:p>-87.96338654</text:p>
          </table:table-cell>
          <table:table-cell table:number-columns-repeated="3"/>
        </table:table-row>
        <table:table-row table:style-name="ro1">
          <table:table-cell office:value-type="float" office:value="81521739.13" calcext:value-type="float">
            <text:p>81521739.13</text:p>
          </table:table-cell>
          <table:table-cell office:value-type="float" office:value="-88.15593719" calcext:value-type="float">
            <text:p>-88.15593719</text:p>
          </table:table-cell>
          <table:table-cell table:number-columns-repeated="3"/>
        </table:table-row>
        <table:table-row table:style-name="ro1">
          <table:table-cell office:value-type="float" office:value="81739130.43" calcext:value-type="float">
            <text:p>81739130.43</text:p>
          </table:table-cell>
          <table:table-cell office:value-type="float" office:value="-88.09835815" calcext:value-type="float">
            <text:p>-88.09835815</text:p>
          </table:table-cell>
          <table:table-cell table:number-columns-repeated="3"/>
        </table:table-row>
        <table:table-row table:style-name="ro1">
          <table:table-cell office:value-type="float" office:value="81956521.74" calcext:value-type="float">
            <text:p>81956521.74</text:p>
          </table:table-cell>
          <table:table-cell office:value-type="float" office:value="-88.21401215" calcext:value-type="float">
            <text:p>-88.21401215</text:p>
          </table:table-cell>
          <table:table-cell table:number-columns-repeated="3"/>
        </table:table-row>
        <table:table-row table:style-name="ro1">
          <table:table-cell office:value-type="float" office:value="82173913.04" calcext:value-type="float">
            <text:p>82173913.04</text:p>
          </table:table-cell>
          <table:table-cell office:value-type="float" office:value="-88.21116638" calcext:value-type="float">
            <text:p>-88.21116638</text:p>
          </table:table-cell>
          <table:table-cell table:number-columns-repeated="3"/>
        </table:table-row>
        <table:table-row table:style-name="ro1">
          <table:table-cell office:value-type="float" office:value="82391304.35" calcext:value-type="float">
            <text:p>82391304.35</text:p>
          </table:table-cell>
          <table:table-cell office:value-type="float" office:value="-87.99671936" calcext:value-type="float">
            <text:p>-87.99671936</text:p>
          </table:table-cell>
          <table:table-cell table:number-columns-repeated="3"/>
        </table:table-row>
        <table:table-row table:style-name="ro1">
          <table:table-cell office:value-type="float" office:value="82608695.65" calcext:value-type="float">
            <text:p>82608695.65</text:p>
          </table:table-cell>
          <table:table-cell office:value-type="float" office:value="-88.26070404" calcext:value-type="float">
            <text:p>-88.26070404</text:p>
          </table:table-cell>
          <table:table-cell table:number-columns-repeated="3"/>
        </table:table-row>
        <table:table-row table:style-name="ro1">
          <table:table-cell office:value-type="float" office:value="82826086.96" calcext:value-type="float">
            <text:p>82826086.96</text:p>
          </table:table-cell>
          <table:table-cell office:value-type="float" office:value="-88.30532837" calcext:value-type="float">
            <text:p>-88.30532837</text:p>
          </table:table-cell>
          <table:table-cell table:number-columns-repeated="3"/>
        </table:table-row>
        <table:table-row table:style-name="ro1">
          <table:table-cell office:value-type="float" office:value="83043478.26" calcext:value-type="float">
            <text:p>83043478.26</text:p>
          </table:table-cell>
          <table:table-cell office:value-type="float" office:value="-88.44459534" calcext:value-type="float">
            <text:p>-88.44459534</text:p>
          </table:table-cell>
          <table:table-cell table:number-columns-repeated="3"/>
        </table:table-row>
        <table:table-row table:style-name="ro1">
          <table:table-cell office:value-type="float" office:value="83260869.57" calcext:value-type="float">
            <text:p>83260869.57</text:p>
          </table:table-cell>
          <table:table-cell office:value-type="float" office:value="-88.25532532" calcext:value-type="float">
            <text:p>-88.25532532</text:p>
          </table:table-cell>
          <table:table-cell table:number-columns-repeated="3"/>
        </table:table-row>
        <table:table-row table:style-name="ro1">
          <table:table-cell office:value-type="float" office:value="83478260.87" calcext:value-type="float">
            <text:p>83478260.87</text:p>
          </table:table-cell>
          <table:table-cell office:value-type="float" office:value="-88.33422852" calcext:value-type="float">
            <text:p>-88.33422852</text:p>
          </table:table-cell>
          <table:table-cell table:number-columns-repeated="3"/>
        </table:table-row>
        <table:table-row table:style-name="ro1">
          <table:table-cell office:value-type="float" office:value="83695652.17" calcext:value-type="float">
            <text:p>83695652.17</text:p>
          </table:table-cell>
          <table:table-cell office:value-type="float" office:value="-88.28447723" calcext:value-type="float">
            <text:p>-88.28447723</text:p>
          </table:table-cell>
          <table:table-cell table:number-columns-repeated="3"/>
        </table:table-row>
        <table:table-row table:style-name="ro1">
          <table:table-cell office:value-type="float" office:value="83913043.48" calcext:value-type="float">
            <text:p>83913043.48</text:p>
          </table:table-cell>
          <table:table-cell office:value-type="float" office:value="-88.26490784" calcext:value-type="float">
            <text:p>-88.26490784</text:p>
          </table:table-cell>
          <table:table-cell table:number-columns-repeated="3"/>
        </table:table-row>
        <table:table-row table:style-name="ro1">
          <table:table-cell office:value-type="float" office:value="84130434.78" calcext:value-type="float">
            <text:p>84130434.78</text:p>
          </table:table-cell>
          <table:table-cell office:value-type="float" office:value="-88.4101181" calcext:value-type="float">
            <text:p>-88.4101181</text:p>
          </table:table-cell>
          <table:table-cell table:number-columns-repeated="3"/>
        </table:table-row>
        <table:table-row table:style-name="ro1">
          <table:table-cell office:value-type="float" office:value="84347826.09" calcext:value-type="float">
            <text:p>84347826.09</text:p>
          </table:table-cell>
          <table:table-cell office:value-type="float" office:value="-88.27347565" calcext:value-type="float">
            <text:p>-88.27347565</text:p>
          </table:table-cell>
          <table:table-cell table:number-columns-repeated="3"/>
        </table:table-row>
        <table:table-row table:style-name="ro1">
          <table:table-cell office:value-type="float" office:value="84565217.39" calcext:value-type="float">
            <text:p>84565217.39</text:p>
          </table:table-cell>
          <table:table-cell office:value-type="float" office:value="-88.35145569" calcext:value-type="float">
            <text:p>-88.35145569</text:p>
          </table:table-cell>
          <table:table-cell table:number-columns-repeated="3"/>
        </table:table-row>
        <table:table-row table:style-name="ro1">
          <table:table-cell office:value-type="float" office:value="84782608.7" calcext:value-type="float">
            <text:p>84782608.7</text:p>
          </table:table-cell>
          <table:table-cell office:value-type="float" office:value="-88.39717865" calcext:value-type="float">
            <text:p>-88.39717865</text:p>
          </table:table-cell>
          <table:table-cell table:number-columns-repeated="3"/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88.42298126" calcext:value-type="float">
            <text:p>-88.42298126</text:p>
          </table:table-cell>
          <table:table-cell table:number-columns-repeated="3"/>
        </table:table-row>
        <table:table-row table:style-name="ro1">
          <table:table-cell office:value-type="float" office:value="85217391.3" calcext:value-type="float">
            <text:p>85217391.3</text:p>
          </table:table-cell>
          <table:table-cell office:value-type="float" office:value="-88.23323059" calcext:value-type="float">
            <text:p>-88.23323059</text:p>
          </table:table-cell>
          <table:table-cell table:number-columns-repeated="3"/>
        </table:table-row>
        <table:table-row table:style-name="ro1">
          <table:table-cell office:value-type="float" office:value="85434782.61" calcext:value-type="float">
            <text:p>85434782.61</text:p>
          </table:table-cell>
          <table:table-cell office:value-type="float" office:value="-88.50436401" calcext:value-type="float">
            <text:p>-88.50436401</text:p>
          </table:table-cell>
          <table:table-cell table:number-columns-repeated="3"/>
        </table:table-row>
        <table:table-row table:style-name="ro1">
          <table:table-cell office:value-type="float" office:value="85652173.91" calcext:value-type="float">
            <text:p>85652173.91</text:p>
          </table:table-cell>
          <table:table-cell office:value-type="float" office:value="-88.44972992" calcext:value-type="float">
            <text:p>-88.44972992</text:p>
          </table:table-cell>
          <table:table-cell table:number-columns-repeated="3"/>
        </table:table-row>
        <table:table-row table:style-name="ro1">
          <table:table-cell office:value-type="float" office:value="85869565.22" calcext:value-type="float">
            <text:p>85869565.22</text:p>
          </table:table-cell>
          <table:table-cell office:value-type="float" office:value="-88.56999207" calcext:value-type="float">
            <text:p>-88.56999207</text:p>
          </table:table-cell>
          <table:table-cell table:number-columns-repeated="3"/>
        </table:table-row>
        <table:table-row table:style-name="ro1">
          <table:table-cell office:value-type="float" office:value="86086956.52" calcext:value-type="float">
            <text:p>86086956.52</text:p>
          </table:table-cell>
          <table:table-cell office:value-type="float" office:value="-88.5273056" calcext:value-type="float">
            <text:p>-88.5273056</text:p>
          </table:table-cell>
          <table:table-cell table:number-columns-repeated="3"/>
        </table:table-row>
        <table:table-row table:style-name="ro1">
          <table:table-cell office:value-type="float" office:value="86304347.83" calcext:value-type="float">
            <text:p>86304347.83</text:p>
          </table:table-cell>
          <table:table-cell office:value-type="float" office:value="-88.59072113" calcext:value-type="float">
            <text:p>-88.59072113</text:p>
          </table:table-cell>
          <table:table-cell table:number-columns-repeated="3"/>
        </table:table-row>
        <table:table-row table:style-name="ro1">
          <table:table-cell office:value-type="float" office:value="86521739.13" calcext:value-type="float">
            <text:p>86521739.13</text:p>
          </table:table-cell>
          <table:table-cell office:value-type="float" office:value="-88.66267395" calcext:value-type="float">
            <text:p>-88.66267395</text:p>
          </table:table-cell>
          <table:table-cell table:number-columns-repeated="3"/>
        </table:table-row>
        <table:table-row table:style-name="ro1">
          <table:table-cell office:value-type="float" office:value="86739130.43" calcext:value-type="float">
            <text:p>86739130.43</text:p>
          </table:table-cell>
          <table:table-cell office:value-type="float" office:value="-88.5816803" calcext:value-type="float">
            <text:p>-88.5816803</text:p>
          </table:table-cell>
          <table:table-cell table:number-columns-repeated="3"/>
        </table:table-row>
        <table:table-row table:style-name="ro1">
          <table:table-cell office:value-type="float" office:value="86956521.74" calcext:value-type="float">
            <text:p>86956521.74</text:p>
          </table:table-cell>
          <table:table-cell office:value-type="float" office:value="-88.67098999" calcext:value-type="float">
            <text:p>-88.67098999</text:p>
          </table:table-cell>
          <table:table-cell table:number-columns-repeated="3"/>
        </table:table-row>
        <table:table-row table:style-name="ro1">
          <table:table-cell office:value-type="float" office:value="87173913.04" calcext:value-type="float">
            <text:p>87173913.04</text:p>
          </table:table-cell>
          <table:table-cell office:value-type="float" office:value="-88.61050415" calcext:value-type="float">
            <text:p>-88.61050415</text:p>
          </table:table-cell>
          <table:table-cell table:number-columns-repeated="3"/>
        </table:table-row>
        <table:table-row table:style-name="ro1">
          <table:table-cell office:value-type="float" office:value="87391304.35" calcext:value-type="float">
            <text:p>87391304.35</text:p>
          </table:table-cell>
          <table:table-cell office:value-type="float" office:value="-88.67906189" calcext:value-type="float">
            <text:p>-88.67906189</text:p>
          </table:table-cell>
          <table:table-cell table:number-columns-repeated="3"/>
        </table:table-row>
        <table:table-row table:style-name="ro1">
          <table:table-cell office:value-type="float" office:value="87608695.65" calcext:value-type="float">
            <text:p>87608695.65</text:p>
          </table:table-cell>
          <table:table-cell office:value-type="float" office:value="-88.5460434" calcext:value-type="float">
            <text:p>-88.5460434</text:p>
          </table:table-cell>
          <table:table-cell table:number-columns-repeated="3"/>
        </table:table-row>
        <table:table-row table:style-name="ro1">
          <table:table-cell office:value-type="float" office:value="87826086.96" calcext:value-type="float">
            <text:p>87826086.96</text:p>
          </table:table-cell>
          <table:table-cell office:value-type="float" office:value="-88.72386169" calcext:value-type="float">
            <text:p>-88.72386169</text:p>
          </table:table-cell>
          <table:table-cell table:number-columns-repeated="3"/>
        </table:table-row>
        <table:table-row table:style-name="ro1">
          <table:table-cell office:value-type="float" office:value="88043478.26" calcext:value-type="float">
            <text:p>88043478.26</text:p>
          </table:table-cell>
          <table:table-cell office:value-type="float" office:value="-88.48423004" calcext:value-type="float">
            <text:p>-88.48423004</text:p>
          </table:table-cell>
          <table:table-cell table:number-columns-repeated="3"/>
        </table:table-row>
        <table:table-row table:style-name="ro1">
          <table:table-cell office:value-type="float" office:value="88260869.57" calcext:value-type="float">
            <text:p>88260869.57</text:p>
          </table:table-cell>
          <table:table-cell office:value-type="float" office:value="-88.14910126" calcext:value-type="float">
            <text:p>-88.14910126</text:p>
          </table:table-cell>
          <table:table-cell table:number-columns-repeated="3"/>
        </table:table-row>
        <table:table-row table:style-name="ro1">
          <table:table-cell office:value-type="float" office:value="88478260.87" calcext:value-type="float">
            <text:p>88478260.87</text:p>
          </table:table-cell>
          <table:table-cell office:value-type="float" office:value="-87.27655029" calcext:value-type="float">
            <text:p>-87.27655029</text:p>
          </table:table-cell>
          <table:table-cell table:number-columns-repeated="3"/>
        </table:table-row>
        <table:table-row table:style-name="ro1">
          <table:table-cell office:value-type="float" office:value="88695652.17" calcext:value-type="float">
            <text:p>88695652.17</text:p>
          </table:table-cell>
          <table:table-cell office:value-type="float" office:value="-86.06214142" calcext:value-type="float">
            <text:p>-86.06214142</text:p>
          </table:table-cell>
          <table:table-cell table:number-columns-repeated="3"/>
        </table:table-row>
        <table:table-row table:style-name="ro1">
          <table:table-cell office:value-type="float" office:value="88913043.48" calcext:value-type="float">
            <text:p>88913043.48</text:p>
          </table:table-cell>
          <table:table-cell office:value-type="float" office:value="-85.23097229" calcext:value-type="float">
            <text:p>-85.23097229</text:p>
          </table:table-cell>
          <table:table-cell table:number-columns-repeated="3"/>
        </table:table-row>
        <table:table-row table:style-name="ro1">
          <table:table-cell office:value-type="float" office:value="89130434.78" calcext:value-type="float">
            <text:p>89130434.78</text:p>
          </table:table-cell>
          <table:table-cell office:value-type="float" office:value="-84.77882385" calcext:value-type="float">
            <text:p>-84.77882385</text:p>
          </table:table-cell>
          <table:table-cell table:number-columns-repeated="3"/>
        </table:table-row>
        <table:table-row table:style-name="ro1">
          <table:table-cell office:value-type="float" office:value="89347826.09" calcext:value-type="float">
            <text:p>89347826.09</text:p>
          </table:table-cell>
          <table:table-cell office:value-type="float" office:value="-84.92500305" calcext:value-type="float">
            <text:p>-84.92500305</text:p>
          </table:table-cell>
          <table:table-cell table:number-columns-repeated="3"/>
        </table:table-row>
        <table:table-row table:style-name="ro1">
          <table:table-cell office:value-type="float" office:value="89565217.39" calcext:value-type="float">
            <text:p>89565217.39</text:p>
          </table:table-cell>
          <table:table-cell office:value-type="float" office:value="-85.13455963" calcext:value-type="float">
            <text:p>-85.13455963</text:p>
          </table:table-cell>
          <table:table-cell table:number-columns-repeated="3"/>
        </table:table-row>
        <table:table-row table:style-name="ro1">
          <table:table-cell office:value-type="float" office:value="89782608.7" calcext:value-type="float">
            <text:p>89782608.7</text:p>
          </table:table-cell>
          <table:table-cell office:value-type="float" office:value="-85.07232666" calcext:value-type="float">
            <text:p>-85.07232666</text:p>
          </table:table-cell>
          <table:table-cell table:number-columns-repeated="3"/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85.47688293" calcext:value-type="float">
            <text:p>-85.47688293</text:p>
          </table:table-cell>
          <table:table-cell table:number-columns-repeated="3"/>
        </table:table-row>
        <table:table-row table:style-name="ro1">
          <table:table-cell office:value-type="float" office:value="90217391.3" calcext:value-type="float">
            <text:p>90217391.3</text:p>
          </table:table-cell>
          <table:table-cell office:value-type="float" office:value="-86.23091125" calcext:value-type="float">
            <text:p>-86.23091125</text:p>
          </table:table-cell>
          <table:table-cell table:number-columns-repeated="3"/>
        </table:table-row>
        <table:table-row table:style-name="ro1">
          <table:table-cell office:value-type="float" office:value="90434782.61" calcext:value-type="float">
            <text:p>90434782.61</text:p>
          </table:table-cell>
          <table:table-cell office:value-type="float" office:value="-87.01564026" calcext:value-type="float">
            <text:p>-87.01564026</text:p>
          </table:table-cell>
          <table:table-cell table:number-columns-repeated="3"/>
        </table:table-row>
        <table:table-row table:style-name="ro1">
          <table:table-cell office:value-type="float" office:value="90652173.91" calcext:value-type="float">
            <text:p>90652173.91</text:p>
          </table:table-cell>
          <table:table-cell office:value-type="float" office:value="-87.78918457" calcext:value-type="float">
            <text:p>-87.78918457</text:p>
          </table:table-cell>
          <table:table-cell table:number-columns-repeated="3"/>
        </table:table-row>
        <table:table-row table:style-name="ro1">
          <table:table-cell office:value-type="float" office:value="90869565.22" calcext:value-type="float">
            <text:p>90869565.22</text:p>
          </table:table-cell>
          <table:table-cell office:value-type="float" office:value="-88.47889709" calcext:value-type="float">
            <text:p>-88.47889709</text:p>
          </table:table-cell>
          <table:table-cell table:number-columns-repeated="3"/>
        </table:table-row>
        <table:table-row table:style-name="ro1">
          <table:table-cell office:value-type="float" office:value="91086956.52" calcext:value-type="float">
            <text:p>91086956.52</text:p>
          </table:table-cell>
          <table:table-cell office:value-type="float" office:value="-88.66739655" calcext:value-type="float">
            <text:p>-88.66739655</text:p>
          </table:table-cell>
          <table:table-cell table:number-columns-repeated="3"/>
        </table:table-row>
        <table:table-row table:style-name="ro1">
          <table:table-cell office:value-type="float" office:value="91304347.83" calcext:value-type="float">
            <text:p>91304347.83</text:p>
          </table:table-cell>
          <table:table-cell office:value-type="float" office:value="-88.5428009" calcext:value-type="float">
            <text:p>-88.5428009</text:p>
          </table:table-cell>
          <table:table-cell table:number-columns-repeated="3"/>
        </table:table-row>
        <table:table-row table:style-name="ro1">
          <table:table-cell office:value-type="float" office:value="91521739.13" calcext:value-type="float">
            <text:p>91521739.13</text:p>
          </table:table-cell>
          <table:table-cell office:value-type="float" office:value="-88.52889252" calcext:value-type="float">
            <text:p>-88.52889252</text:p>
          </table:table-cell>
          <table:table-cell table:number-columns-repeated="3"/>
        </table:table-row>
        <table:table-row table:style-name="ro1">
          <table:table-cell office:value-type="float" office:value="91739130.43" calcext:value-type="float">
            <text:p>91739130.43</text:p>
          </table:table-cell>
          <table:table-cell office:value-type="float" office:value="-88.23061371" calcext:value-type="float">
            <text:p>-88.23061371</text:p>
          </table:table-cell>
          <table:table-cell table:number-columns-repeated="3"/>
        </table:table-row>
        <table:table-row table:style-name="ro1">
          <table:table-cell office:value-type="float" office:value="91956521.74" calcext:value-type="float">
            <text:p>91956521.74</text:p>
          </table:table-cell>
          <table:table-cell office:value-type="float" office:value="-87.94068146" calcext:value-type="float">
            <text:p>-87.94068146</text:p>
          </table:table-cell>
          <table:table-cell table:number-columns-repeated="3"/>
        </table:table-row>
        <table:table-row table:style-name="ro1">
          <table:table-cell office:value-type="float" office:value="92173913.04" calcext:value-type="float">
            <text:p>92173913.04</text:p>
          </table:table-cell>
          <table:table-cell office:value-type="float" office:value="-87.38462067" calcext:value-type="float">
            <text:p>-87.38462067</text:p>
          </table:table-cell>
          <table:table-cell table:number-columns-repeated="3"/>
        </table:table-row>
        <table:table-row table:style-name="ro1">
          <table:table-cell office:value-type="float" office:value="92391304.35" calcext:value-type="float">
            <text:p>92391304.35</text:p>
          </table:table-cell>
          <table:table-cell office:value-type="float" office:value="-87.54975128" calcext:value-type="float">
            <text:p>-87.54975128</text:p>
          </table:table-cell>
          <table:table-cell table:number-columns-repeated="3"/>
        </table:table-row>
        <table:table-row table:style-name="ro1">
          <table:table-cell office:value-type="float" office:value="92608695.65" calcext:value-type="float">
            <text:p>92608695.65</text:p>
          </table:table-cell>
          <table:table-cell office:value-type="float" office:value="-87.81601715" calcext:value-type="float">
            <text:p>-87.81601715</text:p>
          </table:table-cell>
          <table:table-cell table:number-columns-repeated="3"/>
        </table:table-row>
        <table:table-row table:style-name="ro1">
          <table:table-cell office:value-type="float" office:value="92826086.96" calcext:value-type="float">
            <text:p>92826086.96</text:p>
          </table:table-cell>
          <table:table-cell office:value-type="float" office:value="-88.35749817" calcext:value-type="float">
            <text:p>-88.35749817</text:p>
          </table:table-cell>
          <table:table-cell table:number-columns-repeated="3"/>
        </table:table-row>
        <table:table-row table:style-name="ro1">
          <table:table-cell office:value-type="float" office:value="93043478.26" calcext:value-type="float">
            <text:p>93043478.26</text:p>
          </table:table-cell>
          <table:table-cell office:value-type="float" office:value="-88.75837708" calcext:value-type="float">
            <text:p>-88.75837708</text:p>
          </table:table-cell>
          <table:table-cell table:number-columns-repeated="3"/>
        </table:table-row>
        <table:table-row table:style-name="ro1">
          <table:table-cell office:value-type="float" office:value="93260869.57" calcext:value-type="float">
            <text:p>93260869.57</text:p>
          </table:table-cell>
          <table:table-cell office:value-type="float" office:value="-88.68865204" calcext:value-type="float">
            <text:p>-88.68865204</text:p>
          </table:table-cell>
          <table:table-cell table:number-columns-repeated="3"/>
        </table:table-row>
        <table:table-row table:style-name="ro1">
          <table:table-cell office:value-type="float" office:value="93478260.87" calcext:value-type="float">
            <text:p>93478260.87</text:p>
          </table:table-cell>
          <table:table-cell office:value-type="float" office:value="-89.07777405" calcext:value-type="float">
            <text:p>-89.07777405</text:p>
          </table:table-cell>
          <table:table-cell table:number-columns-repeated="3"/>
        </table:table-row>
        <table:table-row table:style-name="ro1">
          <table:table-cell office:value-type="float" office:value="93695652.17" calcext:value-type="float">
            <text:p>93695652.17</text:p>
          </table:table-cell>
          <table:table-cell office:value-type="float" office:value="-88.74243927" calcext:value-type="float">
            <text:p>-88.74243927</text:p>
          </table:table-cell>
          <table:table-cell table:number-columns-repeated="3"/>
        </table:table-row>
        <table:table-row table:style-name="ro1">
          <table:table-cell office:value-type="float" office:value="93913043.48" calcext:value-type="float">
            <text:p>93913043.48</text:p>
          </table:table-cell>
          <table:table-cell office:value-type="float" office:value="-88.43480682" calcext:value-type="float">
            <text:p>-88.43480682</text:p>
          </table:table-cell>
          <table:table-cell table:number-columns-repeated="3"/>
        </table:table-row>
        <table:table-row table:style-name="ro1">
          <table:table-cell office:value-type="float" office:value="94130434.78" calcext:value-type="float">
            <text:p>94130434.78</text:p>
          </table:table-cell>
          <table:table-cell office:value-type="float" office:value="-87.14611053" calcext:value-type="float">
            <text:p>-87.14611053</text:p>
          </table:table-cell>
          <table:table-cell table:number-columns-repeated="3"/>
        </table:table-row>
        <table:table-row table:style-name="ro1">
          <table:table-cell office:value-type="float" office:value="94347826.09" calcext:value-type="float">
            <text:p>94347826.09</text:p>
          </table:table-cell>
          <table:table-cell office:value-type="float" office:value="-85.08599091" calcext:value-type="float">
            <text:p>-85.08599091</text:p>
          </table:table-cell>
          <table:table-cell table:number-columns-repeated="3"/>
        </table:table-row>
        <table:table-row table:style-name="ro1">
          <table:table-cell office:value-type="float" office:value="94565217.39" calcext:value-type="float">
            <text:p>94565217.39</text:p>
          </table:table-cell>
          <table:table-cell office:value-type="float" office:value="-83.36557007" calcext:value-type="float">
            <text:p>-83.36557007</text:p>
          </table:table-cell>
          <table:table-cell table:number-columns-repeated="3"/>
        </table:table-row>
        <table:table-row table:style-name="ro1">
          <table:table-cell office:value-type="float" office:value="94782608.7" calcext:value-type="float">
            <text:p>94782608.7</text:p>
          </table:table-cell>
          <table:table-cell office:value-type="float" office:value="-82.73606873" calcext:value-type="float">
            <text:p>-82.73606873</text:p>
          </table:table-cell>
          <table:table-cell table:number-columns-repeated="3"/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82.67516327" calcext:value-type="float">
            <text:p>-82.67516327</text:p>
          </table:table-cell>
          <table:table-cell table:number-columns-repeated="3"/>
        </table:table-row>
        <table:table-row table:style-name="ro1">
          <table:table-cell office:value-type="float" office:value="95217391.3" calcext:value-type="float">
            <text:p>95217391.3</text:p>
          </table:table-cell>
          <table:table-cell office:value-type="float" office:value="-83.83337402" calcext:value-type="float">
            <text:p>-83.83337402</text:p>
          </table:table-cell>
          <table:table-cell table:number-columns-repeated="3"/>
        </table:table-row>
        <table:table-row table:style-name="ro1">
          <table:table-cell office:value-type="float" office:value="95434782.61" calcext:value-type="float">
            <text:p>95434782.61</text:p>
          </table:table-cell>
          <table:table-cell office:value-type="float" office:value="-85.65799713" calcext:value-type="float">
            <text:p>-85.65799713</text:p>
          </table:table-cell>
          <table:table-cell table:number-columns-repeated="3"/>
        </table:table-row>
        <table:table-row table:style-name="ro1">
          <table:table-cell office:value-type="float" office:value="95652173.91" calcext:value-type="float">
            <text:p>95652173.91</text:p>
          </table:table-cell>
          <table:table-cell office:value-type="float" office:value="-87.24293518" calcext:value-type="float">
            <text:p>-87.24293518</text:p>
          </table:table-cell>
          <table:table-cell table:number-columns-repeated="3"/>
        </table:table-row>
        <table:table-row table:style-name="ro1">
          <table:table-cell office:value-type="float" office:value="95869565.22" calcext:value-type="float">
            <text:p>95869565.22</text:p>
          </table:table-cell>
          <table:table-cell office:value-type="float" office:value="-88.39296722" calcext:value-type="float">
            <text:p>-88.39296722</text:p>
          </table:table-cell>
          <table:table-cell table:number-columns-repeated="3"/>
        </table:table-row>
        <table:table-row table:style-name="ro1">
          <table:table-cell office:value-type="float" office:value="96086956.52" calcext:value-type="float">
            <text:p>96086956.52</text:p>
          </table:table-cell>
          <table:table-cell office:value-type="float" office:value="-88.89265442" calcext:value-type="float">
            <text:p>-88.89265442</text:p>
          </table:table-cell>
          <table:table-cell table:number-columns-repeated="3"/>
        </table:table-row>
        <table:table-row table:style-name="ro1">
          <table:table-cell office:value-type="float" office:value="96304347.83" calcext:value-type="float">
            <text:p>96304347.83</text:p>
          </table:table-cell>
          <table:table-cell office:value-type="float" office:value="-89.03957367" calcext:value-type="float">
            <text:p>-89.03957367</text:p>
          </table:table-cell>
          <table:table-cell table:number-columns-repeated="3"/>
        </table:table-row>
        <table:table-row table:style-name="ro1">
          <table:table-cell office:value-type="float" office:value="96521739.13" calcext:value-type="float">
            <text:p>96521739.13</text:p>
          </table:table-cell>
          <table:table-cell office:value-type="float" office:value="-88.9513092" calcext:value-type="float">
            <text:p>-88.9513092</text:p>
          </table:table-cell>
          <table:table-cell table:number-columns-repeated="3"/>
        </table:table-row>
        <table:table-row table:style-name="ro1">
          <table:table-cell office:value-type="float" office:value="96739130.43" calcext:value-type="float">
            <text:p>96739130.43</text:p>
          </table:table-cell>
          <table:table-cell office:value-type="float" office:value="-89.05240631" calcext:value-type="float">
            <text:p>-89.05240631</text:p>
          </table:table-cell>
          <table:table-cell table:number-columns-repeated="3"/>
        </table:table-row>
        <table:table-row table:style-name="ro1">
          <table:table-cell office:value-type="float" office:value="96956521.74" calcext:value-type="float">
            <text:p>96956521.74</text:p>
          </table:table-cell>
          <table:table-cell office:value-type="float" office:value="-89.19297791" calcext:value-type="float">
            <text:p>-89.19297791</text:p>
          </table:table-cell>
          <table:table-cell table:number-columns-repeated="3"/>
        </table:table-row>
        <table:table-row table:style-name="ro1">
          <table:table-cell office:value-type="float" office:value="97173913.04" calcext:value-type="float">
            <text:p>97173913.04</text:p>
          </table:table-cell>
          <table:table-cell office:value-type="float" office:value="-89.12687683" calcext:value-type="float">
            <text:p>-89.12687683</text:p>
          </table:table-cell>
          <table:table-cell table:number-columns-repeated="3"/>
        </table:table-row>
        <table:table-row table:style-name="ro1">
          <table:table-cell office:value-type="float" office:value="97391304.35" calcext:value-type="float">
            <text:p>97391304.35</text:p>
          </table:table-cell>
          <table:table-cell office:value-type="float" office:value="-88.85306549" calcext:value-type="float">
            <text:p>-88.85306549</text:p>
          </table:table-cell>
          <table:table-cell table:number-columns-repeated="3"/>
        </table:table-row>
        <table:table-row table:style-name="ro1">
          <table:table-cell office:value-type="float" office:value="97608695.65" calcext:value-type="float">
            <text:p>97608695.65</text:p>
          </table:table-cell>
          <table:table-cell office:value-type="float" office:value="-89.0114212" calcext:value-type="float">
            <text:p>-89.0114212</text:p>
          </table:table-cell>
          <table:table-cell table:number-columns-repeated="3"/>
        </table:table-row>
        <table:table-row table:style-name="ro1">
          <table:table-cell office:value-type="float" office:value="97826086.96" calcext:value-type="float">
            <text:p>97826086.96</text:p>
          </table:table-cell>
          <table:table-cell office:value-type="float" office:value="-89.09892273" calcext:value-type="float">
            <text:p>-89.09892273</text:p>
          </table:table-cell>
          <table:table-cell table:number-columns-repeated="3"/>
        </table:table-row>
        <table:table-row table:style-name="ro1">
          <table:table-cell office:value-type="float" office:value="98043478.26" calcext:value-type="float">
            <text:p>98043478.26</text:p>
          </table:table-cell>
          <table:table-cell office:value-type="float" office:value="-89.04456329" calcext:value-type="float">
            <text:p>-89.04456329</text:p>
          </table:table-cell>
          <table:table-cell table:number-columns-repeated="3"/>
        </table:table-row>
        <table:table-row table:style-name="ro1">
          <table:table-cell office:value-type="float" office:value="98260869.57" calcext:value-type="float">
            <text:p>98260869.57</text:p>
          </table:table-cell>
          <table:table-cell office:value-type="float" office:value="-88.89644623" calcext:value-type="float">
            <text:p>-88.89644623</text:p>
          </table:table-cell>
          <table:table-cell table:number-columns-repeated="3"/>
        </table:table-row>
        <table:table-row table:style-name="ro1">
          <table:table-cell office:value-type="float" office:value="98478260.87" calcext:value-type="float">
            <text:p>98478260.87</text:p>
          </table:table-cell>
          <table:table-cell office:value-type="float" office:value="-88.76933289" calcext:value-type="float">
            <text:p>-88.76933289</text:p>
          </table:table-cell>
          <table:table-cell table:number-columns-repeated="3"/>
        </table:table-row>
        <table:table-row table:style-name="ro1">
          <table:table-cell office:value-type="float" office:value="98695652.17" calcext:value-type="float">
            <text:p>98695652.17</text:p>
          </table:table-cell>
          <table:table-cell office:value-type="float" office:value="-88.32752228" calcext:value-type="float">
            <text:p>-88.32752228</text:p>
          </table:table-cell>
          <table:table-cell table:number-columns-repeated="3"/>
        </table:table-row>
        <table:table-row table:style-name="ro1">
          <table:table-cell office:value-type="float" office:value="98913043.48" calcext:value-type="float">
            <text:p>98913043.48</text:p>
          </table:table-cell>
          <table:table-cell office:value-type="float" office:value="-87.94896698" calcext:value-type="float">
            <text:p>-87.94896698</text:p>
          </table:table-cell>
          <table:table-cell table:number-columns-repeated="3"/>
        </table:table-row>
        <table:table-row table:style-name="ro1">
          <table:table-cell office:value-type="float" office:value="99130434.78" calcext:value-type="float">
            <text:p>99130434.78</text:p>
          </table:table-cell>
          <table:table-cell office:value-type="float" office:value="-88.07015228" calcext:value-type="float">
            <text:p>-88.07015228</text:p>
          </table:table-cell>
          <table:table-cell table:number-columns-repeated="3"/>
        </table:table-row>
        <table:table-row table:style-name="ro1">
          <table:table-cell office:value-type="float" office:value="99347826.09" calcext:value-type="float">
            <text:p>99347826.09</text:p>
          </table:table-cell>
          <table:table-cell office:value-type="float" office:value="-88.14450836" calcext:value-type="float">
            <text:p>-88.14450836</text:p>
          </table:table-cell>
          <table:table-cell table:number-columns-repeated="3"/>
        </table:table-row>
        <table:table-row table:style-name="ro1">
          <table:table-cell office:value-type="float" office:value="99565217.39" calcext:value-type="float">
            <text:p>99565217.39</text:p>
          </table:table-cell>
          <table:table-cell office:value-type="float" office:value="-88.10877991" calcext:value-type="float">
            <text:p>-88.10877991</text:p>
          </table:table-cell>
          <table:table-cell table:number-columns-repeated="3"/>
        </table:table-row>
        <table:table-row table:style-name="ro1">
          <table:table-cell office:value-type="float" office:value="99782608.7" calcext:value-type="float">
            <text:p>99782608.7</text:p>
          </table:table-cell>
          <table:table-cell office:value-type="float" office:value="-88.58974457" calcext:value-type="float">
            <text:p>-88.58974457</text:p>
          </table:table-cell>
          <table:table-cell table:number-columns-repeated="3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88.79283142" calcext:value-type="float">
            <text:p>-88.79283142</text:p>
          </table:table-cell>
          <table:table-cell table:number-columns-repeated="3"/>
        </table:table-row>
      </table:table>
      <table:table table:name="Noise_ON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Machine Module</text:p>
          </table:table-cell>
          <table:table-cell office:value-type="string" calcext:value-type="string">
            <text:p>N9343C</text:p>
          </table:table-cell>
          <table:table-cell office:value-type="string" calcext:value-type="string">
            <text:p>CN0605A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U Version</text:p>
          </table:table-cell>
          <table:table-cell office:value-type="string" calcext:value-type="string">
            <text:p>A.06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P Version</text:p>
          </table:table-cell>
          <table:table-cell office:value-type="string" calcext:value-type="string">
            <text:p>A.05.02.02 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GA Version</text:p>
          </table:table-cell>
          <table:table-cell office:value-type="string" calcext:value-type="string">
            <text:p>A.02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:41:30 07.10.2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Axis Scale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Axis Unit</text:p>
          </table:table-cell>
          <table:table-cell office:value-type="string" calcext:value-type="string">
            <text:p>dB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edance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Points</text:p>
          </table:table-cell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ep Time(s)</text:p>
          </table:table-cell>
          <table:table-cell office:value-type="float" office:value="1.0051" calcext:value-type="float">
            <text:p>1.0051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 Frequenc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p Frequency</text:p>
          </table:table-cell>
          <table:table-cell office:value-type="float" office:value="100000000" calcext:value-type="float">
            <text:p>100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quency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rage Type</text:p>
          </table:table-cell>
          <table:table-cell office:value-type="string" calcext:value-type="string">
            <text:p>Log Pw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W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W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ep Type</text:p>
          </table:table-cell>
          <table:table-cell office:value-type="string" calcext:value-type="string">
            <text:p>Continu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ep Mode</text:p>
          </table:table-cell>
          <table:table-cell office:value-type="string" calcext:value-type="string">
            <text:p>Swe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F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Amp Stat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 Level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enu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 Level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Axis Units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ensitiv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Source</text:p>
          </table:table-cell>
          <table:table-cell office:value-type="string" calcext:value-type="string">
            <text:p>FreeR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Leve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Slope</text:p>
          </table:table-cell>
          <table:table-cell office:value-type="string" calcext:value-type="string">
            <text:p>R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De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te Sweep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View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Delay</text:p>
          </table:table-cell>
          <table:table-cell office:value-type="float" office:value="0.00228" calcext:value-type="float">
            <text:p>0.00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Length</text:p>
          </table:table-cell>
          <table:table-cell office:value-type="float" office:value="0.00084" calcext:value-type="float">
            <text:p>0.00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Source</text:p>
          </table:table-cell>
          <table:table-cell office:value-type="string" calcext:value-type="string">
            <text:p>Exter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st Level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st Trigger Slope</text:p>
          </table:table-cell>
          <table:table-cell office:value-type="string" calcext:value-type="string">
            <text:p>R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r Period</text:p>
          </table:table-cell>
          <table:table-cell office:value-type="float" office:value="0.00312" calcext:value-type="float">
            <text:p>0.00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r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c Sourc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y Corrections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 Unit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1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2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3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4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er Inform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 Axis</text:p>
          </table:table-cell>
          <table:table-cell office:value-type="string" calcext:value-type="string">
            <text:p>Amplitude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5.00 MHz</text:p>
          </table:table-cell>
          <table:table-cell office:value-type="string" calcext:value-type="string">
            <text:p>-65.35 dBm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10.00 MHz</text:p>
          </table:table-cell>
          <table:table-cell office:value-type="string" calcext:value-type="string">
            <text:p>-63.93 dBm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20.00 MHz</text:p>
          </table:table-cell>
          <table:table-cell office:value-type="string" calcext:value-type="string">
            <text:p>-64.43 dBm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30.00 MHz</text:p>
          </table:table-cell>
          <table:table-cell office:value-type="string" calcext:value-type="string">
            <text:p>-64.36 dBm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40.00 MHz</text:p>
          </table:table-cell>
          <table:table-cell office:value-type="string" calcext:value-type="string">
            <text:p>-64.62 dBm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50.00 MHz</text:p>
          </table:table-cell>
          <table:table-cell office:value-type="string" calcext:value-type="string">
            <text:p>-67.44 dBm</text:p>
          </table:table-cell>
        </table:table-row>
        <table:table-row table:style-name="ro1">
          <table:table-cell office:value-type="string" calcext:value-type="string">
            <text:p>CISPR Filter</text:p>
          </table:table-cell>
          <table:table-cell office:value-type="string" calcext:value-type="string">
            <text:p>Normal RBW</text:p>
          </table:table-cell>
          <table:table-cell office:value-type="string" calcext:value-type="string">
            <text:p>Dwell Time(s)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race Math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Math By</text:p>
          </table:table-cell>
          <table:table-cell office:value-type="string" calcext:value-type="string">
            <text:p>Log P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A</text:p>
          </table:table-cell>
          <table:table-cell office:value-type="string" calcext:value-type="string">
            <text:p>Trace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B</text:p>
          </table:table-cell>
          <table:table-cell office:value-type="string" calcext:value-type="string">
            <text:p>Trace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C</text:p>
          </table:table-cell>
          <table:table-cell office:value-type="string" calcext:value-type="string">
            <text:p>Trac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Name</text:p>
          </table:table-cell>
          <table:table-cell office:value-type="string" calcext:value-type="string">
            <text:p>Trace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Count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Type</text:p>
          </table:table-cell>
          <table:table-cell office:value-type="string" calcext:value-type="string">
            <text:p>Clear Wr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Detector</text:p>
          </table:table-cell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Data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.75434494" calcext:value-type="float">
            <text:p>-11.75434494</text:p>
          </table:table-cell>
          <table:table-cell table:number-columns-repeated="3"/>
        </table:table-row>
        <table:table-row table:style-name="ro1">
          <table:table-cell office:value-type="float" office:value="217391.3043" calcext:value-type="float">
            <text:p>217391.3043</text:p>
          </table:table-cell>
          <table:table-cell office:value-type="float" office:value="-27.07202148" calcext:value-type="float">
            <text:p>-27.07202148</text:p>
          </table:table-cell>
          <table:table-cell table:number-columns-repeated="3"/>
        </table:table-row>
        <table:table-row table:style-name="ro1">
          <table:table-cell office:value-type="float" office:value="434782.6087" calcext:value-type="float">
            <text:p>434782.6087</text:p>
          </table:table-cell>
          <table:table-cell office:value-type="float" office:value="-29.71936607" calcext:value-type="float">
            <text:p>-29.71936607</text:p>
          </table:table-cell>
          <table:table-cell table:number-columns-repeated="3"/>
        </table:table-row>
        <table:table-row table:style-name="ro1">
          <table:table-cell office:value-type="float" office:value="652173.913" calcext:value-type="float">
            <text:p>652173.913</text:p>
          </table:table-cell>
          <table:table-cell office:value-type="float" office:value="-32.75317383" calcext:value-type="float">
            <text:p>-32.75317383</text:p>
          </table:table-cell>
          <table:table-cell table:number-columns-repeated="3"/>
        </table:table-row>
        <table:table-row table:style-name="ro1">
          <table:table-cell office:value-type="float" office:value="869565.2174" calcext:value-type="float">
            <text:p>869565.2174</text:p>
          </table:table-cell>
          <table:table-cell office:value-type="float" office:value="-36.8364563" calcext:value-type="float">
            <text:p>-36.8364563</text:p>
          </table:table-cell>
          <table:table-cell table:number-columns-repeated="3"/>
        </table:table-row>
        <table:table-row table:style-name="ro1">
          <table:table-cell office:value-type="float" office:value="1086956.522" calcext:value-type="float">
            <text:p>1086956.522</text:p>
          </table:table-cell>
          <table:table-cell office:value-type="float" office:value="-41.98287201" calcext:value-type="float">
            <text:p>-41.98287201</text:p>
          </table:table-cell>
          <table:table-cell table:number-columns-repeated="3"/>
        </table:table-row>
        <table:table-row table:style-name="ro1">
          <table:table-cell office:value-type="float" office:value="1304347.826" calcext:value-type="float">
            <text:p>1304347.826</text:p>
          </table:table-cell>
          <table:table-cell office:value-type="float" office:value="-48.27235413" calcext:value-type="float">
            <text:p>-48.27235413</text:p>
          </table:table-cell>
          <table:table-cell table:number-columns-repeated="3"/>
        </table:table-row>
        <table:table-row table:style-name="ro1">
          <table:table-cell office:value-type="float" office:value="1521739.13" calcext:value-type="float">
            <text:p>1521739.13</text:p>
          </table:table-cell>
          <table:table-cell office:value-type="float" office:value="-55.62693405" calcext:value-type="float">
            <text:p>-55.62693405</text:p>
          </table:table-cell>
          <table:table-cell table:number-columns-repeated="3"/>
        </table:table-row>
        <table:table-row table:style-name="ro1">
          <table:table-cell office:value-type="float" office:value="1739130.435" calcext:value-type="float">
            <text:p>1739130.435</text:p>
          </table:table-cell>
          <table:table-cell office:value-type="float" office:value="-62.23963547" calcext:value-type="float">
            <text:p>-62.23963547</text:p>
          </table:table-cell>
          <table:table-cell table:number-columns-repeated="3"/>
        </table:table-row>
        <table:table-row table:style-name="ro1">
          <table:table-cell office:value-type="float" office:value="1956521.739" calcext:value-type="float">
            <text:p>1956521.739</text:p>
          </table:table-cell>
          <table:table-cell office:value-type="float" office:value="-65.34380341" calcext:value-type="float">
            <text:p>-65.34380341</text:p>
          </table:table-cell>
          <table:table-cell table:number-columns-repeated="3"/>
        </table:table-row>
        <table:table-row table:style-name="ro1">
          <table:table-cell office:value-type="float" office:value="2173913.043" calcext:value-type="float">
            <text:p>2173913.043</text:p>
          </table:table-cell>
          <table:table-cell office:value-type="float" office:value="-65.85919189" calcext:value-type="float">
            <text:p>-65.85919189</text:p>
          </table:table-cell>
          <table:table-cell table:number-columns-repeated="3"/>
        </table:table-row>
        <table:table-row table:style-name="ro1">
          <table:table-cell office:value-type="float" office:value="2391304.348" calcext:value-type="float">
            <text:p>2391304.348</text:p>
          </table:table-cell>
          <table:table-cell office:value-type="float" office:value="-66.32976532" calcext:value-type="float">
            <text:p>-66.32976532</text:p>
          </table:table-cell>
          <table:table-cell table:number-columns-repeated="3"/>
        </table:table-row>
        <table:table-row table:style-name="ro1">
          <table:table-cell office:value-type="float" office:value="2608695.652" calcext:value-type="float">
            <text:p>2608695.652</text:p>
          </table:table-cell>
          <table:table-cell office:value-type="float" office:value="-66.56934357" calcext:value-type="float">
            <text:p>-66.56934357</text:p>
          </table:table-cell>
          <table:table-cell table:number-columns-repeated="3"/>
        </table:table-row>
        <table:table-row table:style-name="ro1">
          <table:table-cell office:value-type="float" office:value="2826086.957" calcext:value-type="float">
            <text:p>2826086.957</text:p>
          </table:table-cell>
          <table:table-cell office:value-type="float" office:value="-66.82597351" calcext:value-type="float">
            <text:p>-66.82597351</text:p>
          </table:table-cell>
          <table:table-cell table:number-columns-repeated="3"/>
        </table:table-row>
        <table:table-row table:style-name="ro1">
          <table:table-cell office:value-type="float" office:value="3043478.261" calcext:value-type="float">
            <text:p>3043478.261</text:p>
          </table:table-cell>
          <table:table-cell office:value-type="float" office:value="-66.65357971" calcext:value-type="float">
            <text:p>-66.65357971</text:p>
          </table:table-cell>
          <table:table-cell table:number-columns-repeated="3"/>
        </table:table-row>
        <table:table-row table:style-name="ro1">
          <table:table-cell office:value-type="float" office:value="3260869.565" calcext:value-type="float">
            <text:p>3260869.565</text:p>
          </table:table-cell>
          <table:table-cell office:value-type="float" office:value="-66.57684326" calcext:value-type="float">
            <text:p>-66.57684326</text:p>
          </table:table-cell>
          <table:table-cell table:number-columns-repeated="3"/>
        </table:table-row>
        <table:table-row table:style-name="ro1">
          <table:table-cell office:value-type="float" office:value="3478260.87" calcext:value-type="float">
            <text:p>3478260.87</text:p>
          </table:table-cell>
          <table:table-cell office:value-type="float" office:value="-66.22361755" calcext:value-type="float">
            <text:p>-66.22361755</text:p>
          </table:table-cell>
          <table:table-cell table:number-columns-repeated="3"/>
        </table:table-row>
        <table:table-row table:style-name="ro1">
          <table:table-cell office:value-type="float" office:value="3695652.174" calcext:value-type="float">
            <text:p>3695652.174</text:p>
          </table:table-cell>
          <table:table-cell office:value-type="float" office:value="-66.27230072" calcext:value-type="float">
            <text:p>-66.27230072</text:p>
          </table:table-cell>
          <table:table-cell table:number-columns-repeated="3"/>
        </table:table-row>
        <table:table-row table:style-name="ro1">
          <table:table-cell office:value-type="float" office:value="3913043.478" calcext:value-type="float">
            <text:p>3913043.478</text:p>
          </table:table-cell>
          <table:table-cell office:value-type="float" office:value="-65.95291138" calcext:value-type="float">
            <text:p>-65.95291138</text:p>
          </table:table-cell>
          <table:table-cell table:number-columns-repeated="3"/>
        </table:table-row>
        <table:table-row table:style-name="ro1">
          <table:table-cell office:value-type="float" office:value="4130434.783" calcext:value-type="float">
            <text:p>4130434.783</text:p>
          </table:table-cell>
          <table:table-cell office:value-type="float" office:value="-65.55252075" calcext:value-type="float">
            <text:p>-65.55252075</text:p>
          </table:table-cell>
          <table:table-cell table:number-columns-repeated="3"/>
        </table:table-row>
        <table:table-row table:style-name="ro1">
          <table:table-cell office:value-type="float" office:value="4347826.087" calcext:value-type="float">
            <text:p>4347826.087</text:p>
          </table:table-cell>
          <table:table-cell office:value-type="float" office:value="-65.44319153" calcext:value-type="float">
            <text:p>-65.44319153</text:p>
          </table:table-cell>
          <table:table-cell table:number-columns-repeated="3"/>
        </table:table-row>
        <table:table-row table:style-name="ro1">
          <table:table-cell office:value-type="float" office:value="4565217.391" calcext:value-type="float">
            <text:p>4565217.391</text:p>
          </table:table-cell>
          <table:table-cell office:value-type="float" office:value="-65.34928131" calcext:value-type="float">
            <text:p>-65.34928131</text:p>
          </table:table-cell>
          <table:table-cell table:number-columns-repeated="3"/>
        </table:table-row>
        <table:table-row table:style-name="ro1">
          <table:table-cell office:value-type="float" office:value="4782608.696" calcext:value-type="float">
            <text:p>4782608.696</text:p>
          </table:table-cell>
          <table:table-cell office:value-type="float" office:value="-65.21492004" calcext:value-type="float">
            <text:p>-65.21492004</text:p>
          </table:table-cell>
          <table:table-cell table:number-columns-repeated="3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-65.34703064" calcext:value-type="float">
            <text:p>-65.34703064</text:p>
          </table:table-cell>
          <table:table-cell table:number-columns-repeated="3"/>
        </table:table-row>
        <table:table-row table:style-name="ro1">
          <table:table-cell office:value-type="float" office:value="5217391.304" calcext:value-type="float">
            <text:p>5217391.304</text:p>
          </table:table-cell>
          <table:table-cell office:value-type="float" office:value="-65.05264282" calcext:value-type="float">
            <text:p>-65.05264282</text:p>
          </table:table-cell>
          <table:table-cell table:number-columns-repeated="3"/>
        </table:table-row>
        <table:table-row table:style-name="ro1">
          <table:table-cell office:value-type="float" office:value="5434782.609" calcext:value-type="float">
            <text:p>5434782.609</text:p>
          </table:table-cell>
          <table:table-cell office:value-type="float" office:value="-65.04060364" calcext:value-type="float">
            <text:p>-65.04060364</text:p>
          </table:table-cell>
          <table:table-cell table:number-columns-repeated="3"/>
        </table:table-row>
        <table:table-row table:style-name="ro1">
          <table:table-cell office:value-type="float" office:value="5652173.913" calcext:value-type="float">
            <text:p>5652173.913</text:p>
          </table:table-cell>
          <table:table-cell office:value-type="float" office:value="-65.13951111" calcext:value-type="float">
            <text:p>-65.13951111</text:p>
          </table:table-cell>
          <table:table-cell table:number-columns-repeated="3"/>
        </table:table-row>
        <table:table-row table:style-name="ro1">
          <table:table-cell office:value-type="float" office:value="5869565.217" calcext:value-type="float">
            <text:p>5869565.217</text:p>
          </table:table-cell>
          <table:table-cell office:value-type="float" office:value="-65.15223694" calcext:value-type="float">
            <text:p>-65.15223694</text:p>
          </table:table-cell>
          <table:table-cell table:number-columns-repeated="3"/>
        </table:table-row>
        <table:table-row table:style-name="ro1">
          <table:table-cell office:value-type="float" office:value="6086956.522" calcext:value-type="float">
            <text:p>6086956.522</text:p>
          </table:table-cell>
          <table:table-cell office:value-type="float" office:value="-64.95684814" calcext:value-type="float">
            <text:p>-64.95684814</text:p>
          </table:table-cell>
          <table:table-cell table:number-columns-repeated="3"/>
        </table:table-row>
        <table:table-row table:style-name="ro1">
          <table:table-cell office:value-type="float" office:value="6304347.826" calcext:value-type="float">
            <text:p>6304347.826</text:p>
          </table:table-cell>
          <table:table-cell office:value-type="float" office:value="-64.87095642" calcext:value-type="float">
            <text:p>-64.87095642</text:p>
          </table:table-cell>
          <table:table-cell table:number-columns-repeated="3"/>
        </table:table-row>
        <table:table-row table:style-name="ro1">
          <table:table-cell office:value-type="float" office:value="6521739.13" calcext:value-type="float">
            <text:p>6521739.13</text:p>
          </table:table-cell>
          <table:table-cell office:value-type="float" office:value="-64.69334412" calcext:value-type="float">
            <text:p>-64.69334412</text:p>
          </table:table-cell>
          <table:table-cell table:number-columns-repeated="3"/>
        </table:table-row>
        <table:table-row table:style-name="ro1">
          <table:table-cell office:value-type="float" office:value="6739130.435" calcext:value-type="float">
            <text:p>6739130.435</text:p>
          </table:table-cell>
          <table:table-cell office:value-type="float" office:value="-64.67814636" calcext:value-type="float">
            <text:p>-64.67814636</text:p>
          </table:table-cell>
          <table:table-cell table:number-columns-repeated="3"/>
        </table:table-row>
        <table:table-row table:style-name="ro1">
          <table:table-cell office:value-type="float" office:value="6956521.739" calcext:value-type="float">
            <text:p>6956521.739</text:p>
          </table:table-cell>
          <table:table-cell office:value-type="float" office:value="-64.50367737" calcext:value-type="float">
            <text:p>-64.50367737</text:p>
          </table:table-cell>
          <table:table-cell table:number-columns-repeated="3"/>
        </table:table-row>
        <table:table-row table:style-name="ro1">
          <table:table-cell office:value-type="float" office:value="7173913.043" calcext:value-type="float">
            <text:p>7173913.043</text:p>
          </table:table-cell>
          <table:table-cell office:value-type="float" office:value="-64.48991394" calcext:value-type="float">
            <text:p>-64.48991394</text:p>
          </table:table-cell>
          <table:table-cell table:number-columns-repeated="3"/>
        </table:table-row>
        <table:table-row table:style-name="ro1">
          <table:table-cell office:value-type="float" office:value="7391304.348" calcext:value-type="float">
            <text:p>7391304.348</text:p>
          </table:table-cell>
          <table:table-cell office:value-type="float" office:value="-64.40322113" calcext:value-type="float">
            <text:p>-64.40322113</text:p>
          </table:table-cell>
          <table:table-cell table:number-columns-repeated="3"/>
        </table:table-row>
        <table:table-row table:style-name="ro1">
          <table:table-cell office:value-type="float" office:value="7608695.652" calcext:value-type="float">
            <text:p>7608695.652</text:p>
          </table:table-cell>
          <table:table-cell office:value-type="float" office:value="-64.38274384" calcext:value-type="float">
            <text:p>-64.38274384</text:p>
          </table:table-cell>
          <table:table-cell table:number-columns-repeated="3"/>
        </table:table-row>
        <table:table-row table:style-name="ro1">
          <table:table-cell office:value-type="float" office:value="7826086.957" calcext:value-type="float">
            <text:p>7826086.957</text:p>
          </table:table-cell>
          <table:table-cell office:value-type="float" office:value="-64.41091919" calcext:value-type="float">
            <text:p>-64.41091919</text:p>
          </table:table-cell>
          <table:table-cell table:number-columns-repeated="3"/>
        </table:table-row>
        <table:table-row table:style-name="ro1">
          <table:table-cell office:value-type="float" office:value="8043478.261" calcext:value-type="float">
            <text:p>8043478.261</text:p>
          </table:table-cell>
          <table:table-cell office:value-type="float" office:value="-64.6634903" calcext:value-type="float">
            <text:p>-64.6634903</text:p>
          </table:table-cell>
          <table:table-cell table:number-columns-repeated="3"/>
        </table:table-row>
        <table:table-row table:style-name="ro1">
          <table:table-cell office:value-type="float" office:value="8260869.565" calcext:value-type="float">
            <text:p>8260869.565</text:p>
          </table:table-cell>
          <table:table-cell office:value-type="float" office:value="-64.33067322" calcext:value-type="float">
            <text:p>-64.33067322</text:p>
          </table:table-cell>
          <table:table-cell table:number-columns-repeated="3"/>
        </table:table-row>
        <table:table-row table:style-name="ro1">
          <table:table-cell office:value-type="float" office:value="8478260.87" calcext:value-type="float">
            <text:p>8478260.87</text:p>
          </table:table-cell>
          <table:table-cell office:value-type="float" office:value="-64.06374359" calcext:value-type="float">
            <text:p>-64.06374359</text:p>
          </table:table-cell>
          <table:table-cell table:number-columns-repeated="3"/>
        </table:table-row>
        <table:table-row table:style-name="ro1">
          <table:table-cell office:value-type="float" office:value="8695652.174" calcext:value-type="float">
            <text:p>8695652.174</text:p>
          </table:table-cell>
          <table:table-cell office:value-type="float" office:value="-64.29856873" calcext:value-type="float">
            <text:p>-64.29856873</text:p>
          </table:table-cell>
          <table:table-cell table:number-columns-repeated="3"/>
        </table:table-row>
        <table:table-row table:style-name="ro1">
          <table:table-cell office:value-type="float" office:value="8913043.478" calcext:value-type="float">
            <text:p>8913043.478</text:p>
          </table:table-cell>
          <table:table-cell office:value-type="float" office:value="-64.22408295" calcext:value-type="float">
            <text:p>-64.22408295</text:p>
          </table:table-cell>
          <table:table-cell table:number-columns-repeated="3"/>
        </table:table-row>
        <table:table-row table:style-name="ro1">
          <table:table-cell office:value-type="float" office:value="9130434.783" calcext:value-type="float">
            <text:p>9130434.783</text:p>
          </table:table-cell>
          <table:table-cell office:value-type="float" office:value="-64.34143829" calcext:value-type="float">
            <text:p>-64.34143829</text:p>
          </table:table-cell>
          <table:table-cell table:number-columns-repeated="3"/>
        </table:table-row>
        <table:table-row table:style-name="ro1">
          <table:table-cell office:value-type="float" office:value="9347826.087" calcext:value-type="float">
            <text:p>9347826.087</text:p>
          </table:table-cell>
          <table:table-cell office:value-type="float" office:value="-64.07247925" calcext:value-type="float">
            <text:p>-64.07247925</text:p>
          </table:table-cell>
          <table:table-cell table:number-columns-repeated="3"/>
        </table:table-row>
        <table:table-row table:style-name="ro1">
          <table:table-cell office:value-type="float" office:value="9565217.391" calcext:value-type="float">
            <text:p>9565217.391</text:p>
          </table:table-cell>
          <table:table-cell office:value-type="float" office:value="-63.77681732" calcext:value-type="float">
            <text:p>-63.77681732</text:p>
          </table:table-cell>
          <table:table-cell table:number-columns-repeated="3"/>
        </table:table-row>
        <table:table-row table:style-name="ro1">
          <table:table-cell office:value-type="float" office:value="9782608.696" calcext:value-type="float">
            <text:p>9782608.696</text:p>
          </table:table-cell>
          <table:table-cell office:value-type="float" office:value="-63.98671341" calcext:value-type="float">
            <text:p>-63.98671341</text:p>
          </table:table-cell>
          <table:table-cell table:number-columns-repeated="3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63.92882538" calcext:value-type="float">
            <text:p>-63.92882538</text:p>
          </table:table-cell>
          <table:table-cell table:number-columns-repeated="3"/>
        </table:table-row>
        <table:table-row table:style-name="ro1">
          <table:table-cell office:value-type="float" office:value="10217391.3" calcext:value-type="float">
            <text:p>10217391.3</text:p>
          </table:table-cell>
          <table:table-cell office:value-type="float" office:value="-64.15724182" calcext:value-type="float">
            <text:p>-64.15724182</text:p>
          </table:table-cell>
          <table:table-cell table:number-columns-repeated="3"/>
        </table:table-row>
        <table:table-row table:style-name="ro1">
          <table:table-cell office:value-type="float" office:value="10434782.61" calcext:value-type="float">
            <text:p>10434782.61</text:p>
          </table:table-cell>
          <table:table-cell office:value-type="float" office:value="-63.77352142" calcext:value-type="float">
            <text:p>-63.77352142</text:p>
          </table:table-cell>
          <table:table-cell table:number-columns-repeated="3"/>
        </table:table-row>
        <table:table-row table:style-name="ro1">
          <table:table-cell office:value-type="float" office:value="10652173.91" calcext:value-type="float">
            <text:p>10652173.91</text:p>
          </table:table-cell>
          <table:table-cell office:value-type="float" office:value="-63.99614334" calcext:value-type="float">
            <text:p>-63.99614334</text:p>
          </table:table-cell>
          <table:table-cell table:number-columns-repeated="3"/>
        </table:table-row>
        <table:table-row table:style-name="ro1">
          <table:table-cell office:value-type="float" office:value="10869565.22" calcext:value-type="float">
            <text:p>10869565.22</text:p>
          </table:table-cell>
          <table:table-cell office:value-type="float" office:value="-64.01753235" calcext:value-type="float">
            <text:p>-64.01753235</text:p>
          </table:table-cell>
          <table:table-cell table:number-columns-repeated="3"/>
        </table:table-row>
        <table:table-row table:style-name="ro1">
          <table:table-cell office:value-type="float" office:value="11086956.52" calcext:value-type="float">
            <text:p>11086956.52</text:p>
          </table:table-cell>
          <table:table-cell office:value-type="float" office:value="-63.99403" calcext:value-type="float">
            <text:p>-63.99403</text:p>
          </table:table-cell>
          <table:table-cell table:number-columns-repeated="3"/>
        </table:table-row>
        <table:table-row table:style-name="ro1">
          <table:table-cell office:value-type="float" office:value="11304347.83" calcext:value-type="float">
            <text:p>11304347.83</text:p>
          </table:table-cell>
          <table:table-cell office:value-type="float" office:value="-63.84386063" calcext:value-type="float">
            <text:p>-63.84386063</text:p>
          </table:table-cell>
          <table:table-cell table:number-columns-repeated="3"/>
        </table:table-row>
        <table:table-row table:style-name="ro1">
          <table:table-cell office:value-type="float" office:value="11521739.13" calcext:value-type="float">
            <text:p>11521739.13</text:p>
          </table:table-cell>
          <table:table-cell office:value-type="float" office:value="-64.33384705" calcext:value-type="float">
            <text:p>-64.33384705</text:p>
          </table:table-cell>
          <table:table-cell table:number-columns-repeated="3"/>
        </table:table-row>
        <table:table-row table:style-name="ro1">
          <table:table-cell office:value-type="float" office:value="11739130.43" calcext:value-type="float">
            <text:p>11739130.43</text:p>
          </table:table-cell>
          <table:table-cell office:value-type="float" office:value="-63.91174316" calcext:value-type="float">
            <text:p>-63.91174316</text:p>
          </table:table-cell>
          <table:table-cell table:number-columns-repeated="3"/>
        </table:table-row>
        <table:table-row table:style-name="ro1">
          <table:table-cell office:value-type="float" office:value="11956521.74" calcext:value-type="float">
            <text:p>11956521.74</text:p>
          </table:table-cell>
          <table:table-cell office:value-type="float" office:value="-64.2748642" calcext:value-type="float">
            <text:p>-64.2748642</text:p>
          </table:table-cell>
          <table:table-cell table:number-columns-repeated="3"/>
        </table:table-row>
        <table:table-row table:style-name="ro1">
          <table:table-cell office:value-type="float" office:value="12173913.04" calcext:value-type="float">
            <text:p>12173913.04</text:p>
          </table:table-cell>
          <table:table-cell office:value-type="float" office:value="-64.18322754" calcext:value-type="float">
            <text:p>-64.18322754</text:p>
          </table:table-cell>
          <table:table-cell table:number-columns-repeated="3"/>
        </table:table-row>
        <table:table-row table:style-name="ro1">
          <table:table-cell office:value-type="float" office:value="12391304.35" calcext:value-type="float">
            <text:p>12391304.35</text:p>
          </table:table-cell>
          <table:table-cell office:value-type="float" office:value="-64.15673065" calcext:value-type="float">
            <text:p>-64.15673065</text:p>
          </table:table-cell>
          <table:table-cell table:number-columns-repeated="3"/>
        </table:table-row>
        <table:table-row table:style-name="ro1">
          <table:table-cell office:value-type="float" office:value="12608695.65" calcext:value-type="float">
            <text:p>12608695.65</text:p>
          </table:table-cell>
          <table:table-cell office:value-type="float" office:value="-64.03100586" calcext:value-type="float">
            <text:p>-64.03100586</text:p>
          </table:table-cell>
          <table:table-cell table:number-columns-repeated="3"/>
        </table:table-row>
        <table:table-row table:style-name="ro1">
          <table:table-cell office:value-type="float" office:value="12826086.96" calcext:value-type="float">
            <text:p>12826086.96</text:p>
          </table:table-cell>
          <table:table-cell office:value-type="float" office:value="-63.99313354" calcext:value-type="float">
            <text:p>-63.99313354</text:p>
          </table:table-cell>
          <table:table-cell table:number-columns-repeated="3"/>
        </table:table-row>
        <table:table-row table:style-name="ro1">
          <table:table-cell office:value-type="float" office:value="13043478.26" calcext:value-type="float">
            <text:p>13043478.26</text:p>
          </table:table-cell>
          <table:table-cell office:value-type="float" office:value="-63.91299438" calcext:value-type="float">
            <text:p>-63.91299438</text:p>
          </table:table-cell>
          <table:table-cell table:number-columns-repeated="3"/>
        </table:table-row>
        <table:table-row table:style-name="ro1">
          <table:table-cell office:value-type="float" office:value="13260869.57" calcext:value-type="float">
            <text:p>13260869.57</text:p>
          </table:table-cell>
          <table:table-cell office:value-type="float" office:value="-64.03848267" calcext:value-type="float">
            <text:p>-64.03848267</text:p>
          </table:table-cell>
          <table:table-cell table:number-columns-repeated="3"/>
        </table:table-row>
        <table:table-row table:style-name="ro1">
          <table:table-cell office:value-type="float" office:value="13478260.87" calcext:value-type="float">
            <text:p>13478260.87</text:p>
          </table:table-cell>
          <table:table-cell office:value-type="float" office:value="-63.80094528" calcext:value-type="float">
            <text:p>-63.80094528</text:p>
          </table:table-cell>
          <table:table-cell table:number-columns-repeated="3"/>
        </table:table-row>
        <table:table-row table:style-name="ro1">
          <table:table-cell office:value-type="float" office:value="13695652.17" calcext:value-type="float">
            <text:p>13695652.17</text:p>
          </table:table-cell>
          <table:table-cell office:value-type="float" office:value="-63.78173065" calcext:value-type="float">
            <text:p>-63.78173065</text:p>
          </table:table-cell>
          <table:table-cell table:number-columns-repeated="3"/>
        </table:table-row>
        <table:table-row table:style-name="ro1">
          <table:table-cell office:value-type="float" office:value="13913043.48" calcext:value-type="float">
            <text:p>13913043.48</text:p>
          </table:table-cell>
          <table:table-cell office:value-type="float" office:value="-63.60549164" calcext:value-type="float">
            <text:p>-63.60549164</text:p>
          </table:table-cell>
          <table:table-cell table:number-columns-repeated="3"/>
        </table:table-row>
        <table:table-row table:style-name="ro1">
          <table:table-cell office:value-type="float" office:value="14130434.78" calcext:value-type="float">
            <text:p>14130434.78</text:p>
          </table:table-cell>
          <table:table-cell office:value-type="float" office:value="-63.75497437" calcext:value-type="float">
            <text:p>-63.75497437</text:p>
          </table:table-cell>
          <table:table-cell table:number-columns-repeated="3"/>
        </table:table-row>
        <table:table-row table:style-name="ro1">
          <table:table-cell office:value-type="float" office:value="14347826.09" calcext:value-type="float">
            <text:p>14347826.09</text:p>
          </table:table-cell>
          <table:table-cell office:value-type="float" office:value="-63.56461334" calcext:value-type="float">
            <text:p>-63.56461334</text:p>
          </table:table-cell>
          <table:table-cell table:number-columns-repeated="3"/>
        </table:table-row>
        <table:table-row table:style-name="ro1">
          <table:table-cell office:value-type="float" office:value="14565217.39" calcext:value-type="float">
            <text:p>14565217.39</text:p>
          </table:table-cell>
          <table:table-cell office:value-type="float" office:value="-63.82841873" calcext:value-type="float">
            <text:p>-63.82841873</text:p>
          </table:table-cell>
          <table:table-cell table:number-columns-repeated="3"/>
        </table:table-row>
        <table:table-row table:style-name="ro1">
          <table:table-cell office:value-type="float" office:value="14782608.7" calcext:value-type="float">
            <text:p>14782608.7</text:p>
          </table:table-cell>
          <table:table-cell office:value-type="float" office:value="-63.871521" calcext:value-type="float">
            <text:p>-63.871521</text:p>
          </table:table-cell>
          <table:table-cell table:number-columns-repeated="3"/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63.93060303" calcext:value-type="float">
            <text:p>-63.93060303</text:p>
          </table:table-cell>
          <table:table-cell table:number-columns-repeated="3"/>
        </table:table-row>
        <table:table-row table:style-name="ro1">
          <table:table-cell office:value-type="float" office:value="15217391.3" calcext:value-type="float">
            <text:p>15217391.3</text:p>
          </table:table-cell>
          <table:table-cell office:value-type="float" office:value="-63.99493408" calcext:value-type="float">
            <text:p>-63.99493408</text:p>
          </table:table-cell>
          <table:table-cell table:number-columns-repeated="3"/>
        </table:table-row>
        <table:table-row table:style-name="ro1">
          <table:table-cell office:value-type="float" office:value="15434782.61" calcext:value-type="float">
            <text:p>15434782.61</text:p>
          </table:table-cell>
          <table:table-cell office:value-type="float" office:value="-63.94477081" calcext:value-type="float">
            <text:p>-63.94477081</text:p>
          </table:table-cell>
          <table:table-cell table:number-columns-repeated="3"/>
        </table:table-row>
        <table:table-row table:style-name="ro1">
          <table:table-cell office:value-type="float" office:value="15652173.91" calcext:value-type="float">
            <text:p>15652173.91</text:p>
          </table:table-cell>
          <table:table-cell office:value-type="float" office:value="-63.96785736" calcext:value-type="float">
            <text:p>-63.96785736</text:p>
          </table:table-cell>
          <table:table-cell table:number-columns-repeated="3"/>
        </table:table-row>
        <table:table-row table:style-name="ro1">
          <table:table-cell office:value-type="float" office:value="15869565.22" calcext:value-type="float">
            <text:p>15869565.22</text:p>
          </table:table-cell>
          <table:table-cell office:value-type="float" office:value="-64.06208038" calcext:value-type="float">
            <text:p>-64.06208038</text:p>
          </table:table-cell>
          <table:table-cell table:number-columns-repeated="3"/>
        </table:table-row>
        <table:table-row table:style-name="ro1">
          <table:table-cell office:value-type="float" office:value="16086956.52" calcext:value-type="float">
            <text:p>16086956.52</text:p>
          </table:table-cell>
          <table:table-cell office:value-type="float" office:value="-64.16493225" calcext:value-type="float">
            <text:p>-64.16493225</text:p>
          </table:table-cell>
          <table:table-cell table:number-columns-repeated="3"/>
        </table:table-row>
        <table:table-row table:style-name="ro1">
          <table:table-cell office:value-type="float" office:value="16304347.83" calcext:value-type="float">
            <text:p>16304347.83</text:p>
          </table:table-cell>
          <table:table-cell office:value-type="float" office:value="-64.09477234" calcext:value-type="float">
            <text:p>-64.09477234</text:p>
          </table:table-cell>
          <table:table-cell table:number-columns-repeated="3"/>
        </table:table-row>
        <table:table-row table:style-name="ro1">
          <table:table-cell office:value-type="float" office:value="16521739.13" calcext:value-type="float">
            <text:p>16521739.13</text:p>
          </table:table-cell>
          <table:table-cell office:value-type="float" office:value="-64.23958588" calcext:value-type="float">
            <text:p>-64.23958588</text:p>
          </table:table-cell>
          <table:table-cell table:number-columns-repeated="3"/>
        </table:table-row>
        <table:table-row table:style-name="ro1">
          <table:table-cell office:value-type="float" office:value="16739130.43" calcext:value-type="float">
            <text:p>16739130.43</text:p>
          </table:table-cell>
          <table:table-cell office:value-type="float" office:value="-64.14215088" calcext:value-type="float">
            <text:p>-64.14215088</text:p>
          </table:table-cell>
          <table:table-cell table:number-columns-repeated="3"/>
        </table:table-row>
        <table:table-row table:style-name="ro1">
          <table:table-cell office:value-type="float" office:value="16956521.74" calcext:value-type="float">
            <text:p>16956521.74</text:p>
          </table:table-cell>
          <table:table-cell office:value-type="float" office:value="-64.05026245" calcext:value-type="float">
            <text:p>-64.05026245</text:p>
          </table:table-cell>
          <table:table-cell table:number-columns-repeated="3"/>
        </table:table-row>
        <table:table-row table:style-name="ro1">
          <table:table-cell office:value-type="float" office:value="17173913.04" calcext:value-type="float">
            <text:p>17173913.04</text:p>
          </table:table-cell>
          <table:table-cell office:value-type="float" office:value="-64.34202576" calcext:value-type="float">
            <text:p>-64.34202576</text:p>
          </table:table-cell>
          <table:table-cell table:number-columns-repeated="3"/>
        </table:table-row>
        <table:table-row table:style-name="ro1">
          <table:table-cell office:value-type="float" office:value="17391304.35" calcext:value-type="float">
            <text:p>17391304.35</text:p>
          </table:table-cell>
          <table:table-cell office:value-type="float" office:value="-64.47026825" calcext:value-type="float">
            <text:p>-64.47026825</text:p>
          </table:table-cell>
          <table:table-cell table:number-columns-repeated="3"/>
        </table:table-row>
        <table:table-row table:style-name="ro1">
          <table:table-cell office:value-type="float" office:value="17608695.65" calcext:value-type="float">
            <text:p>17608695.65</text:p>
          </table:table-cell>
          <table:table-cell office:value-type="float" office:value="-64.45251465" calcext:value-type="float">
            <text:p>-64.45251465</text:p>
          </table:table-cell>
          <table:table-cell table:number-columns-repeated="3"/>
        </table:table-row>
        <table:table-row table:style-name="ro1">
          <table:table-cell office:value-type="float" office:value="17826086.96" calcext:value-type="float">
            <text:p>17826086.96</text:p>
          </table:table-cell>
          <table:table-cell office:value-type="float" office:value="-64.11492157" calcext:value-type="float">
            <text:p>-64.11492157</text:p>
          </table:table-cell>
          <table:table-cell table:number-columns-repeated="3"/>
        </table:table-row>
        <table:table-row table:style-name="ro1">
          <table:table-cell office:value-type="float" office:value="18043478.26" calcext:value-type="float">
            <text:p>18043478.26</text:p>
          </table:table-cell>
          <table:table-cell office:value-type="float" office:value="-63.9429512" calcext:value-type="float">
            <text:p>-63.9429512</text:p>
          </table:table-cell>
          <table:table-cell table:number-columns-repeated="3"/>
        </table:table-row>
        <table:table-row table:style-name="ro1">
          <table:table-cell office:value-type="float" office:value="18260869.57" calcext:value-type="float">
            <text:p>18260869.57</text:p>
          </table:table-cell>
          <table:table-cell office:value-type="float" office:value="-64.25050354" calcext:value-type="float">
            <text:p>-64.25050354</text:p>
          </table:table-cell>
          <table:table-cell table:number-columns-repeated="3"/>
        </table:table-row>
        <table:table-row table:style-name="ro1">
          <table:table-cell office:value-type="float" office:value="18478260.87" calcext:value-type="float">
            <text:p>18478260.87</text:p>
          </table:table-cell>
          <table:table-cell office:value-type="float" office:value="-64.29623413" calcext:value-type="float">
            <text:p>-64.29623413</text:p>
          </table:table-cell>
          <table:table-cell table:number-columns-repeated="3"/>
        </table:table-row>
        <table:table-row table:style-name="ro1">
          <table:table-cell office:value-type="float" office:value="18695652.17" calcext:value-type="float">
            <text:p>18695652.17</text:p>
          </table:table-cell>
          <table:table-cell office:value-type="float" office:value="-63.94272614" calcext:value-type="float">
            <text:p>-63.94272614</text:p>
          </table:table-cell>
          <table:table-cell table:number-columns-repeated="3"/>
        </table:table-row>
        <table:table-row table:style-name="ro1">
          <table:table-cell office:value-type="float" office:value="18913043.48" calcext:value-type="float">
            <text:p>18913043.48</text:p>
          </table:table-cell>
          <table:table-cell office:value-type="float" office:value="-64.38813782" calcext:value-type="float">
            <text:p>-64.38813782</text:p>
          </table:table-cell>
          <table:table-cell table:number-columns-repeated="3"/>
        </table:table-row>
        <table:table-row table:style-name="ro1">
          <table:table-cell office:value-type="float" office:value="19130434.78" calcext:value-type="float">
            <text:p>19130434.78</text:p>
          </table:table-cell>
          <table:table-cell office:value-type="float" office:value="-64.49475098" calcext:value-type="float">
            <text:p>-64.49475098</text:p>
          </table:table-cell>
          <table:table-cell table:number-columns-repeated="3"/>
        </table:table-row>
        <table:table-row table:style-name="ro1">
          <table:table-cell office:value-type="float" office:value="19347826.09" calcext:value-type="float">
            <text:p>19347826.09</text:p>
          </table:table-cell>
          <table:table-cell office:value-type="float" office:value="-64.14842224" calcext:value-type="float">
            <text:p>-64.14842224</text:p>
          </table:table-cell>
          <table:table-cell table:number-columns-repeated="3"/>
        </table:table-row>
        <table:table-row table:style-name="ro1">
          <table:table-cell office:value-type="float" office:value="19565217.39" calcext:value-type="float">
            <text:p>19565217.39</text:p>
          </table:table-cell>
          <table:table-cell office:value-type="float" office:value="-64.28623962" calcext:value-type="float">
            <text:p>-64.28623962</text:p>
          </table:table-cell>
          <table:table-cell table:number-columns-repeated="3"/>
        </table:table-row>
        <table:table-row table:style-name="ro1">
          <table:table-cell office:value-type="float" office:value="19782608.7" calcext:value-type="float">
            <text:p>19782608.7</text:p>
          </table:table-cell>
          <table:table-cell office:value-type="float" office:value="-64.30835724" calcext:value-type="float">
            <text:p>-64.30835724</text:p>
          </table:table-cell>
          <table:table-cell table:number-columns-repeated="3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64.43331909" calcext:value-type="float">
            <text:p>-64.43331909</text:p>
          </table:table-cell>
          <table:table-cell table:number-columns-repeated="3"/>
        </table:table-row>
        <table:table-row table:style-name="ro1">
          <table:table-cell office:value-type="float" office:value="20217391.3" calcext:value-type="float">
            <text:p>20217391.3</text:p>
          </table:table-cell>
          <table:table-cell office:value-type="float" office:value="-63.98868561" calcext:value-type="float">
            <text:p>-63.98868561</text:p>
          </table:table-cell>
          <table:table-cell table:number-columns-repeated="3"/>
        </table:table-row>
        <table:table-row table:style-name="ro1">
          <table:table-cell office:value-type="float" office:value="20434782.61" calcext:value-type="float">
            <text:p>20434782.61</text:p>
          </table:table-cell>
          <table:table-cell office:value-type="float" office:value="-64.25804138" calcext:value-type="float">
            <text:p>-64.25804138</text:p>
          </table:table-cell>
          <table:table-cell table:number-columns-repeated="3"/>
        </table:table-row>
        <table:table-row table:style-name="ro1">
          <table:table-cell office:value-type="float" office:value="20652173.91" calcext:value-type="float">
            <text:p>20652173.91</text:p>
          </table:table-cell>
          <table:table-cell office:value-type="float" office:value="-63.91373825" calcext:value-type="float">
            <text:p>-63.91373825</text:p>
          </table:table-cell>
          <table:table-cell table:number-columns-repeated="3"/>
        </table:table-row>
        <table:table-row table:style-name="ro1">
          <table:table-cell office:value-type="float" office:value="20869565.22" calcext:value-type="float">
            <text:p>20869565.22</text:p>
          </table:table-cell>
          <table:table-cell office:value-type="float" office:value="-64.16559601" calcext:value-type="float">
            <text:p>-64.16559601</text:p>
          </table:table-cell>
          <table:table-cell table:number-columns-repeated="3"/>
        </table:table-row>
        <table:table-row table:style-name="ro1">
          <table:table-cell office:value-type="float" office:value="21086956.52" calcext:value-type="float">
            <text:p>21086956.52</text:p>
          </table:table-cell>
          <table:table-cell office:value-type="float" office:value="-64.30021667" calcext:value-type="float">
            <text:p>-64.30021667</text:p>
          </table:table-cell>
          <table:table-cell table:number-columns-repeated="3"/>
        </table:table-row>
        <table:table-row table:style-name="ro1">
          <table:table-cell office:value-type="float" office:value="21304347.83" calcext:value-type="float">
            <text:p>21304347.83</text:p>
          </table:table-cell>
          <table:table-cell office:value-type="float" office:value="-64.20330048" calcext:value-type="float">
            <text:p>-64.20330048</text:p>
          </table:table-cell>
          <table:table-cell table:number-columns-repeated="3"/>
        </table:table-row>
        <table:table-row table:style-name="ro1">
          <table:table-cell office:value-type="float" office:value="21521739.13" calcext:value-type="float">
            <text:p>21521739.13</text:p>
          </table:table-cell>
          <table:table-cell office:value-type="float" office:value="-64.33314514" calcext:value-type="float">
            <text:p>-64.33314514</text:p>
          </table:table-cell>
          <table:table-cell table:number-columns-repeated="3"/>
        </table:table-row>
        <table:table-row table:style-name="ro1">
          <table:table-cell office:value-type="float" office:value="21739130.43" calcext:value-type="float">
            <text:p>21739130.43</text:p>
          </table:table-cell>
          <table:table-cell office:value-type="float" office:value="-64.20158386" calcext:value-type="float">
            <text:p>-64.20158386</text:p>
          </table:table-cell>
          <table:table-cell table:number-columns-repeated="3"/>
        </table:table-row>
        <table:table-row table:style-name="ro1">
          <table:table-cell office:value-type="float" office:value="21956521.74" calcext:value-type="float">
            <text:p>21956521.74</text:p>
          </table:table-cell>
          <table:table-cell office:value-type="float" office:value="-64.17578888" calcext:value-type="float">
            <text:p>-64.17578888</text:p>
          </table:table-cell>
          <table:table-cell table:number-columns-repeated="3"/>
        </table:table-row>
        <table:table-row table:style-name="ro1">
          <table:table-cell office:value-type="float" office:value="22173913.04" calcext:value-type="float">
            <text:p>22173913.04</text:p>
          </table:table-cell>
          <table:table-cell office:value-type="float" office:value="-64.28997803" calcext:value-type="float">
            <text:p>-64.28997803</text:p>
          </table:table-cell>
          <table:table-cell table:number-columns-repeated="3"/>
        </table:table-row>
        <table:table-row table:style-name="ro1">
          <table:table-cell office:value-type="float" office:value="22391304.35" calcext:value-type="float">
            <text:p>22391304.35</text:p>
          </table:table-cell>
          <table:table-cell office:value-type="float" office:value="-64.19422913" calcext:value-type="float">
            <text:p>-64.19422913</text:p>
          </table:table-cell>
          <table:table-cell table:number-columns-repeated="3"/>
        </table:table-row>
        <table:table-row table:style-name="ro1">
          <table:table-cell office:value-type="float" office:value="22608695.65" calcext:value-type="float">
            <text:p>22608695.65</text:p>
          </table:table-cell>
          <table:table-cell office:value-type="float" office:value="-64.30345917" calcext:value-type="float">
            <text:p>-64.30345917</text:p>
          </table:table-cell>
          <table:table-cell table:number-columns-repeated="3"/>
        </table:table-row>
        <table:table-row table:style-name="ro1">
          <table:table-cell office:value-type="float" office:value="22826086.96" calcext:value-type="float">
            <text:p>22826086.96</text:p>
          </table:table-cell>
          <table:table-cell office:value-type="float" office:value="-64.22190857" calcext:value-type="float">
            <text:p>-64.22190857</text:p>
          </table:table-cell>
          <table:table-cell table:number-columns-repeated="3"/>
        </table:table-row>
        <table:table-row table:style-name="ro1">
          <table:table-cell office:value-type="float" office:value="23043478.26" calcext:value-type="float">
            <text:p>23043478.26</text:p>
          </table:table-cell>
          <table:table-cell office:value-type="float" office:value="-64.01423645" calcext:value-type="float">
            <text:p>-64.01423645</text:p>
          </table:table-cell>
          <table:table-cell table:number-columns-repeated="3"/>
        </table:table-row>
        <table:table-row table:style-name="ro1">
          <table:table-cell office:value-type="float" office:value="23260869.57" calcext:value-type="float">
            <text:p>23260869.57</text:p>
          </table:table-cell>
          <table:table-cell office:value-type="float" office:value="-64.27472687" calcext:value-type="float">
            <text:p>-64.27472687</text:p>
          </table:table-cell>
          <table:table-cell table:number-columns-repeated="3"/>
        </table:table-row>
        <table:table-row table:style-name="ro1">
          <table:table-cell office:value-type="float" office:value="23478260.87" calcext:value-type="float">
            <text:p>23478260.87</text:p>
          </table:table-cell>
          <table:table-cell office:value-type="float" office:value="-64.27880859" calcext:value-type="float">
            <text:p>-64.27880859</text:p>
          </table:table-cell>
          <table:table-cell table:number-columns-repeated="3"/>
        </table:table-row>
        <table:table-row table:style-name="ro1">
          <table:table-cell office:value-type="float" office:value="23695652.17" calcext:value-type="float">
            <text:p>23695652.17</text:p>
          </table:table-cell>
          <table:table-cell office:value-type="float" office:value="-64.27531433" calcext:value-type="float">
            <text:p>-64.27531433</text:p>
          </table:table-cell>
          <table:table-cell table:number-columns-repeated="3"/>
        </table:table-row>
        <table:table-row table:style-name="ro1">
          <table:table-cell office:value-type="float" office:value="23913043.48" calcext:value-type="float">
            <text:p>23913043.48</text:p>
          </table:table-cell>
          <table:table-cell office:value-type="float" office:value="-64.33308411" calcext:value-type="float">
            <text:p>-64.33308411</text:p>
          </table:table-cell>
          <table:table-cell table:number-columns-repeated="3"/>
        </table:table-row>
        <table:table-row table:style-name="ro1">
          <table:table-cell office:value-type="float" office:value="24130434.78" calcext:value-type="float">
            <text:p>24130434.78</text:p>
          </table:table-cell>
          <table:table-cell office:value-type="float" office:value="-64.32089996" calcext:value-type="float">
            <text:p>-64.32089996</text:p>
          </table:table-cell>
          <table:table-cell table:number-columns-repeated="3"/>
        </table:table-row>
        <table:table-row table:style-name="ro1">
          <table:table-cell office:value-type="float" office:value="24347826.09" calcext:value-type="float">
            <text:p>24347826.09</text:p>
          </table:table-cell>
          <table:table-cell office:value-type="float" office:value="-64.32442474" calcext:value-type="float">
            <text:p>-64.32442474</text:p>
          </table:table-cell>
          <table:table-cell table:number-columns-repeated="3"/>
        </table:table-row>
        <table:table-row table:style-name="ro1">
          <table:table-cell office:value-type="float" office:value="24565217.39" calcext:value-type="float">
            <text:p>24565217.39</text:p>
          </table:table-cell>
          <table:table-cell office:value-type="float" office:value="-64.39015961" calcext:value-type="float">
            <text:p>-64.39015961</text:p>
          </table:table-cell>
          <table:table-cell table:number-columns-repeated="3"/>
        </table:table-row>
        <table:table-row table:style-name="ro1">
          <table:table-cell office:value-type="float" office:value="24782608.7" calcext:value-type="float">
            <text:p>24782608.7</text:p>
          </table:table-cell>
          <table:table-cell office:value-type="float" office:value="-64.07180023" calcext:value-type="float">
            <text:p>-64.07180023</text:p>
          </table:table-cell>
          <table:table-cell table:number-columns-repeated="3"/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64.22285461" calcext:value-type="float">
            <text:p>-64.22285461</text:p>
          </table:table-cell>
          <table:table-cell table:number-columns-repeated="3"/>
        </table:table-row>
        <table:table-row table:style-name="ro1">
          <table:table-cell office:value-type="float" office:value="25217391.3" calcext:value-type="float">
            <text:p>25217391.3</text:p>
          </table:table-cell>
          <table:table-cell office:value-type="float" office:value="-64.14735413" calcext:value-type="float">
            <text:p>-64.14735413</text:p>
          </table:table-cell>
          <table:table-cell table:number-columns-repeated="3"/>
        </table:table-row>
        <table:table-row table:style-name="ro1">
          <table:table-cell office:value-type="float" office:value="25434782.61" calcext:value-type="float">
            <text:p>25434782.61</text:p>
          </table:table-cell>
          <table:table-cell office:value-type="float" office:value="-64.14304352" calcext:value-type="float">
            <text:p>-64.14304352</text:p>
          </table:table-cell>
          <table:table-cell table:number-columns-repeated="3"/>
        </table:table-row>
        <table:table-row table:style-name="ro1">
          <table:table-cell office:value-type="float" office:value="25652173.91" calcext:value-type="float">
            <text:p>25652173.91</text:p>
          </table:table-cell>
          <table:table-cell office:value-type="float" office:value="-64.27047729" calcext:value-type="float">
            <text:p>-64.27047729</text:p>
          </table:table-cell>
          <table:table-cell table:number-columns-repeated="3"/>
        </table:table-row>
        <table:table-row table:style-name="ro1">
          <table:table-cell office:value-type="float" office:value="25869565.22" calcext:value-type="float">
            <text:p>25869565.22</text:p>
          </table:table-cell>
          <table:table-cell office:value-type="float" office:value="-64.14464569" calcext:value-type="float">
            <text:p>-64.14464569</text:p>
          </table:table-cell>
          <table:table-cell table:number-columns-repeated="3"/>
        </table:table-row>
        <table:table-row table:style-name="ro1">
          <table:table-cell office:value-type="float" office:value="26086956.52" calcext:value-type="float">
            <text:p>26086956.52</text:p>
          </table:table-cell>
          <table:table-cell office:value-type="float" office:value="-64.2201004" calcext:value-type="float">
            <text:p>-64.2201004</text:p>
          </table:table-cell>
          <table:table-cell table:number-columns-repeated="3"/>
        </table:table-row>
        <table:table-row table:style-name="ro1">
          <table:table-cell office:value-type="float" office:value="26304347.83" calcext:value-type="float">
            <text:p>26304347.83</text:p>
          </table:table-cell>
          <table:table-cell office:value-type="float" office:value="-64.3344574" calcext:value-type="float">
            <text:p>-64.3344574</text:p>
          </table:table-cell>
          <table:table-cell table:number-columns-repeated="3"/>
        </table:table-row>
        <table:table-row table:style-name="ro1">
          <table:table-cell office:value-type="float" office:value="26521739.13" calcext:value-type="float">
            <text:p>26521739.13</text:p>
          </table:table-cell>
          <table:table-cell office:value-type="float" office:value="-64.1029129" calcext:value-type="float">
            <text:p>-64.1029129</text:p>
          </table:table-cell>
          <table:table-cell table:number-columns-repeated="3"/>
        </table:table-row>
        <table:table-row table:style-name="ro1">
          <table:table-cell office:value-type="float" office:value="26739130.43" calcext:value-type="float">
            <text:p>26739130.43</text:p>
          </table:table-cell>
          <table:table-cell office:value-type="float" office:value="-64.18247986" calcext:value-type="float">
            <text:p>-64.18247986</text:p>
          </table:table-cell>
          <table:table-cell table:number-columns-repeated="3"/>
        </table:table-row>
        <table:table-row table:style-name="ro1">
          <table:table-cell office:value-type="float" office:value="26956521.74" calcext:value-type="float">
            <text:p>26956521.74</text:p>
          </table:table-cell>
          <table:table-cell office:value-type="float" office:value="-64.21537781" calcext:value-type="float">
            <text:p>-64.21537781</text:p>
          </table:table-cell>
          <table:table-cell table:number-columns-repeated="3"/>
        </table:table-row>
        <table:table-row table:style-name="ro1">
          <table:table-cell office:value-type="float" office:value="27173913.04" calcext:value-type="float">
            <text:p>27173913.04</text:p>
          </table:table-cell>
          <table:table-cell office:value-type="float" office:value="-64.25626373" calcext:value-type="float">
            <text:p>-64.25626373</text:p>
          </table:table-cell>
          <table:table-cell table:number-columns-repeated="3"/>
        </table:table-row>
        <table:table-row table:style-name="ro1">
          <table:table-cell office:value-type="float" office:value="27391304.35" calcext:value-type="float">
            <text:p>27391304.35</text:p>
          </table:table-cell>
          <table:table-cell office:value-type="float" office:value="-64.12654114" calcext:value-type="float">
            <text:p>-64.12654114</text:p>
          </table:table-cell>
          <table:table-cell table:number-columns-repeated="3"/>
        </table:table-row>
        <table:table-row table:style-name="ro1">
          <table:table-cell office:value-type="float" office:value="27608695.65" calcext:value-type="float">
            <text:p>27608695.65</text:p>
          </table:table-cell>
          <table:table-cell office:value-type="float" office:value="-63.9965744" calcext:value-type="float">
            <text:p>-63.9965744</text:p>
          </table:table-cell>
          <table:table-cell table:number-columns-repeated="3"/>
        </table:table-row>
        <table:table-row table:style-name="ro1">
          <table:table-cell office:value-type="float" office:value="27826086.96" calcext:value-type="float">
            <text:p>27826086.96</text:p>
          </table:table-cell>
          <table:table-cell office:value-type="float" office:value="-64.0511322" calcext:value-type="float">
            <text:p>-64.0511322</text:p>
          </table:table-cell>
          <table:table-cell table:number-columns-repeated="3"/>
        </table:table-row>
        <table:table-row table:style-name="ro1">
          <table:table-cell office:value-type="float" office:value="28043478.26" calcext:value-type="float">
            <text:p>28043478.26</text:p>
          </table:table-cell>
          <table:table-cell office:value-type="float" office:value="-64.19047546" calcext:value-type="float">
            <text:p>-64.19047546</text:p>
          </table:table-cell>
          <table:table-cell table:number-columns-repeated="3"/>
        </table:table-row>
        <table:table-row table:style-name="ro1">
          <table:table-cell office:value-type="float" office:value="28260869.57" calcext:value-type="float">
            <text:p>28260869.57</text:p>
          </table:table-cell>
          <table:table-cell office:value-type="float" office:value="-64.0875473" calcext:value-type="float">
            <text:p>-64.0875473</text:p>
          </table:table-cell>
          <table:table-cell table:number-columns-repeated="3"/>
        </table:table-row>
        <table:table-row table:style-name="ro1">
          <table:table-cell office:value-type="float" office:value="28478260.87" calcext:value-type="float">
            <text:p>28478260.87</text:p>
          </table:table-cell>
          <table:table-cell office:value-type="float" office:value="-64.24711609" calcext:value-type="float">
            <text:p>-64.24711609</text:p>
          </table:table-cell>
          <table:table-cell table:number-columns-repeated="3"/>
        </table:table-row>
        <table:table-row table:style-name="ro1">
          <table:table-cell office:value-type="float" office:value="28695652.17" calcext:value-type="float">
            <text:p>28695652.17</text:p>
          </table:table-cell>
          <table:table-cell office:value-type="float" office:value="-64.21068573" calcext:value-type="float">
            <text:p>-64.21068573</text:p>
          </table:table-cell>
          <table:table-cell table:number-columns-repeated="3"/>
        </table:table-row>
        <table:table-row table:style-name="ro1">
          <table:table-cell office:value-type="float" office:value="28913043.48" calcext:value-type="float">
            <text:p>28913043.48</text:p>
          </table:table-cell>
          <table:table-cell office:value-type="float" office:value="-64.00536346" calcext:value-type="float">
            <text:p>-64.00536346</text:p>
          </table:table-cell>
          <table:table-cell table:number-columns-repeated="3"/>
        </table:table-row>
        <table:table-row table:style-name="ro1">
          <table:table-cell office:value-type="float" office:value="29130434.78" calcext:value-type="float">
            <text:p>29130434.78</text:p>
          </table:table-cell>
          <table:table-cell office:value-type="float" office:value="-64.23109436" calcext:value-type="float">
            <text:p>-64.23109436</text:p>
          </table:table-cell>
          <table:table-cell table:number-columns-repeated="3"/>
        </table:table-row>
        <table:table-row table:style-name="ro1">
          <table:table-cell office:value-type="float" office:value="29347826.09" calcext:value-type="float">
            <text:p>29347826.09</text:p>
          </table:table-cell>
          <table:table-cell office:value-type="float" office:value="-64.08595276" calcext:value-type="float">
            <text:p>-64.08595276</text:p>
          </table:table-cell>
          <table:table-cell table:number-columns-repeated="3"/>
        </table:table-row>
        <table:table-row table:style-name="ro1">
          <table:table-cell office:value-type="float" office:value="29565217.39" calcext:value-type="float">
            <text:p>29565217.39</text:p>
          </table:table-cell>
          <table:table-cell office:value-type="float" office:value="-64.02570343" calcext:value-type="float">
            <text:p>-64.02570343</text:p>
          </table:table-cell>
          <table:table-cell table:number-columns-repeated="3"/>
        </table:table-row>
        <table:table-row table:style-name="ro1">
          <table:table-cell office:value-type="float" office:value="29782608.7" calcext:value-type="float">
            <text:p>29782608.7</text:p>
          </table:table-cell>
          <table:table-cell office:value-type="float" office:value="-64.13220978" calcext:value-type="float">
            <text:p>-64.13220978</text:p>
          </table:table-cell>
          <table:table-cell table:number-columns-repeated="3"/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64.35528564" calcext:value-type="float">
            <text:p>-64.35528564</text:p>
          </table:table-cell>
          <table:table-cell table:number-columns-repeated="3"/>
        </table:table-row>
        <table:table-row table:style-name="ro1">
          <table:table-cell office:value-type="float" office:value="30217391.3" calcext:value-type="float">
            <text:p>30217391.3</text:p>
          </table:table-cell>
          <table:table-cell office:value-type="float" office:value="-64.28220367" calcext:value-type="float">
            <text:p>-64.28220367</text:p>
          </table:table-cell>
          <table:table-cell table:number-columns-repeated="3"/>
        </table:table-row>
        <table:table-row table:style-name="ro1">
          <table:table-cell office:value-type="float" office:value="30434782.61" calcext:value-type="float">
            <text:p>30434782.61</text:p>
          </table:table-cell>
          <table:table-cell office:value-type="float" office:value="-64.27862549" calcext:value-type="float">
            <text:p>-64.27862549</text:p>
          </table:table-cell>
          <table:table-cell table:number-columns-repeated="3"/>
        </table:table-row>
        <table:table-row table:style-name="ro1">
          <table:table-cell office:value-type="float" office:value="30652173.91" calcext:value-type="float">
            <text:p>30652173.91</text:p>
          </table:table-cell>
          <table:table-cell office:value-type="float" office:value="-63.9835434" calcext:value-type="float">
            <text:p>-63.9835434</text:p>
          </table:table-cell>
          <table:table-cell table:number-columns-repeated="3"/>
        </table:table-row>
        <table:table-row table:style-name="ro1">
          <table:table-cell office:value-type="float" office:value="30869565.22" calcext:value-type="float">
            <text:p>30869565.22</text:p>
          </table:table-cell>
          <table:table-cell office:value-type="float" office:value="-63.98084641" calcext:value-type="float">
            <text:p>-63.98084641</text:p>
          </table:table-cell>
          <table:table-cell table:number-columns-repeated="3"/>
        </table:table-row>
        <table:table-row table:style-name="ro1">
          <table:table-cell office:value-type="float" office:value="31086956.52" calcext:value-type="float">
            <text:p>31086956.52</text:p>
          </table:table-cell>
          <table:table-cell office:value-type="float" office:value="-64.20365906" calcext:value-type="float">
            <text:p>-64.20365906</text:p>
          </table:table-cell>
          <table:table-cell table:number-columns-repeated="3"/>
        </table:table-row>
        <table:table-row table:style-name="ro1">
          <table:table-cell office:value-type="float" office:value="31304347.83" calcext:value-type="float">
            <text:p>31304347.83</text:p>
          </table:table-cell>
          <table:table-cell office:value-type="float" office:value="-64.05903625" calcext:value-type="float">
            <text:p>-64.05903625</text:p>
          </table:table-cell>
          <table:table-cell table:number-columns-repeated="3"/>
        </table:table-row>
        <table:table-row table:style-name="ro1">
          <table:table-cell office:value-type="float" office:value="31521739.13" calcext:value-type="float">
            <text:p>31521739.13</text:p>
          </table:table-cell>
          <table:table-cell office:value-type="float" office:value="-64.11010742" calcext:value-type="float">
            <text:p>-64.11010742</text:p>
          </table:table-cell>
          <table:table-cell table:number-columns-repeated="3"/>
        </table:table-row>
        <table:table-row table:style-name="ro1">
          <table:table-cell office:value-type="float" office:value="31739130.43" calcext:value-type="float">
            <text:p>31739130.43</text:p>
          </table:table-cell>
          <table:table-cell office:value-type="float" office:value="-63.99311066" calcext:value-type="float">
            <text:p>-63.99311066</text:p>
          </table:table-cell>
          <table:table-cell table:number-columns-repeated="3"/>
        </table:table-row>
        <table:table-row table:style-name="ro1">
          <table:table-cell office:value-type="float" office:value="31956521.74" calcext:value-type="float">
            <text:p>31956521.74</text:p>
          </table:table-cell>
          <table:table-cell office:value-type="float" office:value="-63.92526245" calcext:value-type="float">
            <text:p>-63.92526245</text:p>
          </table:table-cell>
          <table:table-cell table:number-columns-repeated="3"/>
        </table:table-row>
        <table:table-row table:style-name="ro1">
          <table:table-cell office:value-type="float" office:value="32173913.04" calcext:value-type="float">
            <text:p>32173913.04</text:p>
          </table:table-cell>
          <table:table-cell office:value-type="float" office:value="-63.90156937" calcext:value-type="float">
            <text:p>-63.90156937</text:p>
          </table:table-cell>
          <table:table-cell table:number-columns-repeated="3"/>
        </table:table-row>
        <table:table-row table:style-name="ro1">
          <table:table-cell office:value-type="float" office:value="32391304.35" calcext:value-type="float">
            <text:p>32391304.35</text:p>
          </table:table-cell>
          <table:table-cell office:value-type="float" office:value="-64.2824707" calcext:value-type="float">
            <text:p>-64.2824707</text:p>
          </table:table-cell>
          <table:table-cell table:number-columns-repeated="3"/>
        </table:table-row>
        <table:table-row table:style-name="ro1">
          <table:table-cell office:value-type="float" office:value="32608695.65" calcext:value-type="float">
            <text:p>32608695.65</text:p>
          </table:table-cell>
          <table:table-cell office:value-type="float" office:value="-64.289711" calcext:value-type="float">
            <text:p>-64.289711</text:p>
          </table:table-cell>
          <table:table-cell table:number-columns-repeated="3"/>
        </table:table-row>
        <table:table-row table:style-name="ro1">
          <table:table-cell office:value-type="float" office:value="32826086.96" calcext:value-type="float">
            <text:p>32826086.96</text:p>
          </table:table-cell>
          <table:table-cell office:value-type="float" office:value="-64.25352478" calcext:value-type="float">
            <text:p>-64.25352478</text:p>
          </table:table-cell>
          <table:table-cell table:number-columns-repeated="3"/>
        </table:table-row>
        <table:table-row table:style-name="ro1">
          <table:table-cell office:value-type="float" office:value="33043478.26" calcext:value-type="float">
            <text:p>33043478.26</text:p>
          </table:table-cell>
          <table:table-cell office:value-type="float" office:value="-64.16029358" calcext:value-type="float">
            <text:p>-64.16029358</text:p>
          </table:table-cell>
          <table:table-cell table:number-columns-repeated="3"/>
        </table:table-row>
        <table:table-row table:style-name="ro1">
          <table:table-cell office:value-type="float" office:value="33260869.57" calcext:value-type="float">
            <text:p>33260869.57</text:p>
          </table:table-cell>
          <table:table-cell office:value-type="float" office:value="-64.02172089" calcext:value-type="float">
            <text:p>-64.02172089</text:p>
          </table:table-cell>
          <table:table-cell table:number-columns-repeated="3"/>
        </table:table-row>
        <table:table-row table:style-name="ro1">
          <table:table-cell office:value-type="float" office:value="33478260.87" calcext:value-type="float">
            <text:p>33478260.87</text:p>
          </table:table-cell>
          <table:table-cell office:value-type="float" office:value="-64.1255722" calcext:value-type="float">
            <text:p>-64.1255722</text:p>
          </table:table-cell>
          <table:table-cell table:number-columns-repeated="3"/>
        </table:table-row>
        <table:table-row table:style-name="ro1">
          <table:table-cell office:value-type="float" office:value="33695652.17" calcext:value-type="float">
            <text:p>33695652.17</text:p>
          </table:table-cell>
          <table:table-cell office:value-type="float" office:value="-64.19616699" calcext:value-type="float">
            <text:p>-64.19616699</text:p>
          </table:table-cell>
          <table:table-cell table:number-columns-repeated="3"/>
        </table:table-row>
        <table:table-row table:style-name="ro1">
          <table:table-cell office:value-type="float" office:value="33913043.48" calcext:value-type="float">
            <text:p>33913043.48</text:p>
          </table:table-cell>
          <table:table-cell office:value-type="float" office:value="-64.25237274" calcext:value-type="float">
            <text:p>-64.25237274</text:p>
          </table:table-cell>
          <table:table-cell table:number-columns-repeated="3"/>
        </table:table-row>
        <table:table-row table:style-name="ro1">
          <table:table-cell office:value-type="float" office:value="34130434.78" calcext:value-type="float">
            <text:p>34130434.78</text:p>
          </table:table-cell>
          <table:table-cell office:value-type="float" office:value="-64.05670166" calcext:value-type="float">
            <text:p>-64.05670166</text:p>
          </table:table-cell>
          <table:table-cell table:number-columns-repeated="3"/>
        </table:table-row>
        <table:table-row table:style-name="ro1">
          <table:table-cell office:value-type="float" office:value="34347826.09" calcext:value-type="float">
            <text:p>34347826.09</text:p>
          </table:table-cell>
          <table:table-cell office:value-type="float" office:value="-64.30054474" calcext:value-type="float">
            <text:p>-64.30054474</text:p>
          </table:table-cell>
          <table:table-cell table:number-columns-repeated="3"/>
        </table:table-row>
        <table:table-row table:style-name="ro1">
          <table:table-cell office:value-type="float" office:value="34565217.39" calcext:value-type="float">
            <text:p>34565217.39</text:p>
          </table:table-cell>
          <table:table-cell office:value-type="float" office:value="-64.1411972" calcext:value-type="float">
            <text:p>-64.1411972</text:p>
          </table:table-cell>
          <table:table-cell table:number-columns-repeated="3"/>
        </table:table-row>
        <table:table-row table:style-name="ro1">
          <table:table-cell office:value-type="float" office:value="34782608.7" calcext:value-type="float">
            <text:p>34782608.7</text:p>
          </table:table-cell>
          <table:table-cell office:value-type="float" office:value="-64.14465332" calcext:value-type="float">
            <text:p>-64.14465332</text:p>
          </table:table-cell>
          <table:table-cell table:number-columns-repeated="3"/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64.21887207" calcext:value-type="float">
            <text:p>-64.21887207</text:p>
          </table:table-cell>
          <table:table-cell table:number-columns-repeated="3"/>
        </table:table-row>
        <table:table-row table:style-name="ro1">
          <table:table-cell office:value-type="float" office:value="35217391.3" calcext:value-type="float">
            <text:p>35217391.3</text:p>
          </table:table-cell>
          <table:table-cell office:value-type="float" office:value="-64.24980164" calcext:value-type="float">
            <text:p>-64.24980164</text:p>
          </table:table-cell>
          <table:table-cell table:number-columns-repeated="3"/>
        </table:table-row>
        <table:table-row table:style-name="ro1">
          <table:table-cell office:value-type="float" office:value="35434782.61" calcext:value-type="float">
            <text:p>35434782.61</text:p>
          </table:table-cell>
          <table:table-cell office:value-type="float" office:value="-64.01139069" calcext:value-type="float">
            <text:p>-64.01139069</text:p>
          </table:table-cell>
          <table:table-cell table:number-columns-repeated="3"/>
        </table:table-row>
        <table:table-row table:style-name="ro1">
          <table:table-cell office:value-type="float" office:value="35652173.91" calcext:value-type="float">
            <text:p>35652173.91</text:p>
          </table:table-cell>
          <table:table-cell office:value-type="float" office:value="-64.30021667" calcext:value-type="float">
            <text:p>-64.30021667</text:p>
          </table:table-cell>
          <table:table-cell table:number-columns-repeated="3"/>
        </table:table-row>
        <table:table-row table:style-name="ro1">
          <table:table-cell office:value-type="float" office:value="35869565.22" calcext:value-type="float">
            <text:p>35869565.22</text:p>
          </table:table-cell>
          <table:table-cell office:value-type="float" office:value="-64.3782959" calcext:value-type="float">
            <text:p>-64.3782959</text:p>
          </table:table-cell>
          <table:table-cell table:number-columns-repeated="3"/>
        </table:table-row>
        <table:table-row table:style-name="ro1">
          <table:table-cell office:value-type="float" office:value="36086956.52" calcext:value-type="float">
            <text:p>36086956.52</text:p>
          </table:table-cell>
          <table:table-cell office:value-type="float" office:value="-64.2589798" calcext:value-type="float">
            <text:p>-64.2589798</text:p>
          </table:table-cell>
          <table:table-cell table:number-columns-repeated="3"/>
        </table:table-row>
        <table:table-row table:style-name="ro1">
          <table:table-cell office:value-type="float" office:value="36304347.83" calcext:value-type="float">
            <text:p>36304347.83</text:p>
          </table:table-cell>
          <table:table-cell office:value-type="float" office:value="-64.29234314" calcext:value-type="float">
            <text:p>-64.29234314</text:p>
          </table:table-cell>
          <table:table-cell table:number-columns-repeated="3"/>
        </table:table-row>
        <table:table-row table:style-name="ro1">
          <table:table-cell office:value-type="float" office:value="36521739.13" calcext:value-type="float">
            <text:p>36521739.13</text:p>
          </table:table-cell>
          <table:table-cell office:value-type="float" office:value="-64.23854828" calcext:value-type="float">
            <text:p>-64.23854828</text:p>
          </table:table-cell>
          <table:table-cell table:number-columns-repeated="3"/>
        </table:table-row>
        <table:table-row table:style-name="ro1">
          <table:table-cell office:value-type="float" office:value="36739130.43" calcext:value-type="float">
            <text:p>36739130.43</text:p>
          </table:table-cell>
          <table:table-cell office:value-type="float" office:value="-64.26138306" calcext:value-type="float">
            <text:p>-64.26138306</text:p>
          </table:table-cell>
          <table:table-cell table:number-columns-repeated="3"/>
        </table:table-row>
        <table:table-row table:style-name="ro1">
          <table:table-cell office:value-type="float" office:value="36956521.74" calcext:value-type="float">
            <text:p>36956521.74</text:p>
          </table:table-cell>
          <table:table-cell office:value-type="float" office:value="-64.30053711" calcext:value-type="float">
            <text:p>-64.30053711</text:p>
          </table:table-cell>
          <table:table-cell table:number-columns-repeated="3"/>
        </table:table-row>
        <table:table-row table:style-name="ro1">
          <table:table-cell office:value-type="float" office:value="37173913.04" calcext:value-type="float">
            <text:p>37173913.04</text:p>
          </table:table-cell>
          <table:table-cell office:value-type="float" office:value="-64.50299072" calcext:value-type="float">
            <text:p>-64.50299072</text:p>
          </table:table-cell>
          <table:table-cell table:number-columns-repeated="3"/>
        </table:table-row>
        <table:table-row table:style-name="ro1">
          <table:table-cell office:value-type="float" office:value="37391304.35" calcext:value-type="float">
            <text:p>37391304.35</text:p>
          </table:table-cell>
          <table:table-cell office:value-type="float" office:value="-64.22431946" calcext:value-type="float">
            <text:p>-64.22431946</text:p>
          </table:table-cell>
          <table:table-cell table:number-columns-repeated="3"/>
        </table:table-row>
        <table:table-row table:style-name="ro1">
          <table:table-cell office:value-type="float" office:value="37608695.65" calcext:value-type="float">
            <text:p>37608695.65</text:p>
          </table:table-cell>
          <table:table-cell office:value-type="float" office:value="-64.47686005" calcext:value-type="float">
            <text:p>-64.47686005</text:p>
          </table:table-cell>
          <table:table-cell table:number-columns-repeated="3"/>
        </table:table-row>
        <table:table-row table:style-name="ro1">
          <table:table-cell office:value-type="float" office:value="37826086.96" calcext:value-type="float">
            <text:p>37826086.96</text:p>
          </table:table-cell>
          <table:table-cell office:value-type="float" office:value="-64.49191284" calcext:value-type="float">
            <text:p>-64.49191284</text:p>
          </table:table-cell>
          <table:table-cell table:number-columns-repeated="3"/>
        </table:table-row>
        <table:table-row table:style-name="ro1">
          <table:table-cell office:value-type="float" office:value="38043478.26" calcext:value-type="float">
            <text:p>38043478.26</text:p>
          </table:table-cell>
          <table:table-cell office:value-type="float" office:value="-64.28083801" calcext:value-type="float">
            <text:p>-64.28083801</text:p>
          </table:table-cell>
          <table:table-cell table:number-columns-repeated="3"/>
        </table:table-row>
        <table:table-row table:style-name="ro1">
          <table:table-cell office:value-type="float" office:value="38260869.57" calcext:value-type="float">
            <text:p>38260869.57</text:p>
          </table:table-cell>
          <table:table-cell office:value-type="float" office:value="-64.60081482" calcext:value-type="float">
            <text:p>-64.60081482</text:p>
          </table:table-cell>
          <table:table-cell table:number-columns-repeated="3"/>
        </table:table-row>
        <table:table-row table:style-name="ro1">
          <table:table-cell office:value-type="float" office:value="38478260.87" calcext:value-type="float">
            <text:p>38478260.87</text:p>
          </table:table-cell>
          <table:table-cell office:value-type="float" office:value="-64.30671692" calcext:value-type="float">
            <text:p>-64.30671692</text:p>
          </table:table-cell>
          <table:table-cell table:number-columns-repeated="3"/>
        </table:table-row>
        <table:table-row table:style-name="ro1">
          <table:table-cell office:value-type="float" office:value="38695652.17" calcext:value-type="float">
            <text:p>38695652.17</text:p>
          </table:table-cell>
          <table:table-cell office:value-type="float" office:value="-64.45336914" calcext:value-type="float">
            <text:p>-64.45336914</text:p>
          </table:table-cell>
          <table:table-cell table:number-columns-repeated="3"/>
        </table:table-row>
        <table:table-row table:style-name="ro1">
          <table:table-cell office:value-type="float" office:value="38913043.48" calcext:value-type="float">
            <text:p>38913043.48</text:p>
          </table:table-cell>
          <table:table-cell office:value-type="float" office:value="-64.48513794" calcext:value-type="float">
            <text:p>-64.48513794</text:p>
          </table:table-cell>
          <table:table-cell table:number-columns-repeated="3"/>
        </table:table-row>
        <table:table-row table:style-name="ro1">
          <table:table-cell office:value-type="float" office:value="39130434.78" calcext:value-type="float">
            <text:p>39130434.78</text:p>
          </table:table-cell>
          <table:table-cell office:value-type="float" office:value="-64.68629456" calcext:value-type="float">
            <text:p>-64.68629456</text:p>
          </table:table-cell>
          <table:table-cell table:number-columns-repeated="3"/>
        </table:table-row>
        <table:table-row table:style-name="ro1">
          <table:table-cell office:value-type="float" office:value="39347826.09" calcext:value-type="float">
            <text:p>39347826.09</text:p>
          </table:table-cell>
          <table:table-cell office:value-type="float" office:value="-64.69780731" calcext:value-type="float">
            <text:p>-64.69780731</text:p>
          </table:table-cell>
          <table:table-cell table:number-columns-repeated="3"/>
        </table:table-row>
        <table:table-row table:style-name="ro1">
          <table:table-cell office:value-type="float" office:value="39565217.39" calcext:value-type="float">
            <text:p>39565217.39</text:p>
          </table:table-cell>
          <table:table-cell office:value-type="float" office:value="-64.70810699" calcext:value-type="float">
            <text:p>-64.70810699</text:p>
          </table:table-cell>
          <table:table-cell table:number-columns-repeated="3"/>
        </table:table-row>
        <table:table-row table:style-name="ro1">
          <table:table-cell office:value-type="float" office:value="39782608.7" calcext:value-type="float">
            <text:p>39782608.7</text:p>
          </table:table-cell>
          <table:table-cell office:value-type="float" office:value="-64.66529846" calcext:value-type="float">
            <text:p>-64.66529846</text:p>
          </table:table-cell>
          <table:table-cell table:number-columns-repeated="3"/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-64.61640167" calcext:value-type="float">
            <text:p>-64.61640167</text:p>
          </table:table-cell>
          <table:table-cell table:number-columns-repeated="3"/>
        </table:table-row>
        <table:table-row table:style-name="ro1">
          <table:table-cell office:value-type="float" office:value="40217391.3" calcext:value-type="float">
            <text:p>40217391.3</text:p>
          </table:table-cell>
          <table:table-cell office:value-type="float" office:value="-64.79053497" calcext:value-type="float">
            <text:p>-64.79053497</text:p>
          </table:table-cell>
          <table:table-cell table:number-columns-repeated="3"/>
        </table:table-row>
        <table:table-row table:style-name="ro1">
          <table:table-cell office:value-type="float" office:value="40434782.61" calcext:value-type="float">
            <text:p>40434782.61</text:p>
          </table:table-cell>
          <table:table-cell office:value-type="float" office:value="-64.86800385" calcext:value-type="float">
            <text:p>-64.86800385</text:p>
          </table:table-cell>
          <table:table-cell table:number-columns-repeated="3"/>
        </table:table-row>
        <table:table-row table:style-name="ro1">
          <table:table-cell office:value-type="float" office:value="40652173.91" calcext:value-type="float">
            <text:p>40652173.91</text:p>
          </table:table-cell>
          <table:table-cell office:value-type="float" office:value="-64.89900208" calcext:value-type="float">
            <text:p>-64.89900208</text:p>
          </table:table-cell>
          <table:table-cell table:number-columns-repeated="3"/>
        </table:table-row>
        <table:table-row table:style-name="ro1">
          <table:table-cell office:value-type="float" office:value="40869565.22" calcext:value-type="float">
            <text:p>40869565.22</text:p>
          </table:table-cell>
          <table:table-cell office:value-type="float" office:value="-64.85600281" calcext:value-type="float">
            <text:p>-64.85600281</text:p>
          </table:table-cell>
          <table:table-cell table:number-columns-repeated="3"/>
        </table:table-row>
        <table:table-row table:style-name="ro1">
          <table:table-cell office:value-type="float" office:value="41086956.52" calcext:value-type="float">
            <text:p>41086956.52</text:p>
          </table:table-cell>
          <table:table-cell office:value-type="float" office:value="-64.71273804" calcext:value-type="float">
            <text:p>-64.71273804</text:p>
          </table:table-cell>
          <table:table-cell table:number-columns-repeated="3"/>
        </table:table-row>
        <table:table-row table:style-name="ro1">
          <table:table-cell office:value-type="float" office:value="41304347.83" calcext:value-type="float">
            <text:p>41304347.83</text:p>
          </table:table-cell>
          <table:table-cell office:value-type="float" office:value="-64.66358185" calcext:value-type="float">
            <text:p>-64.66358185</text:p>
          </table:table-cell>
          <table:table-cell table:number-columns-repeated="3"/>
        </table:table-row>
        <table:table-row table:style-name="ro1">
          <table:table-cell office:value-type="float" office:value="41521739.13" calcext:value-type="float">
            <text:p>41521739.13</text:p>
          </table:table-cell>
          <table:table-cell office:value-type="float" office:value="-64.79222107" calcext:value-type="float">
            <text:p>-64.79222107</text:p>
          </table:table-cell>
          <table:table-cell table:number-columns-repeated="3"/>
        </table:table-row>
        <table:table-row table:style-name="ro1">
          <table:table-cell office:value-type="float" office:value="41739130.43" calcext:value-type="float">
            <text:p>41739130.43</text:p>
          </table:table-cell>
          <table:table-cell office:value-type="float" office:value="-65.08765411" calcext:value-type="float">
            <text:p>-65.08765411</text:p>
          </table:table-cell>
          <table:table-cell table:number-columns-repeated="3"/>
        </table:table-row>
        <table:table-row table:style-name="ro1">
          <table:table-cell office:value-type="float" office:value="41956521.74" calcext:value-type="float">
            <text:p>41956521.74</text:p>
          </table:table-cell>
          <table:table-cell office:value-type="float" office:value="-64.71489716" calcext:value-type="float">
            <text:p>-64.71489716</text:p>
          </table:table-cell>
          <table:table-cell table:number-columns-repeated="3"/>
        </table:table-row>
        <table:table-row table:style-name="ro1">
          <table:table-cell office:value-type="float" office:value="42173913.04" calcext:value-type="float">
            <text:p>42173913.04</text:p>
          </table:table-cell>
          <table:table-cell office:value-type="float" office:value="-65.09364319" calcext:value-type="float">
            <text:p>-65.09364319</text:p>
          </table:table-cell>
          <table:table-cell table:number-columns-repeated="3"/>
        </table:table-row>
        <table:table-row table:style-name="ro1">
          <table:table-cell office:value-type="float" office:value="42391304.35" calcext:value-type="float">
            <text:p>42391304.35</text:p>
          </table:table-cell>
          <table:table-cell office:value-type="float" office:value="-65.00233459" calcext:value-type="float">
            <text:p>-65.00233459</text:p>
          </table:table-cell>
          <table:table-cell table:number-columns-repeated="3"/>
        </table:table-row>
        <table:table-row table:style-name="ro1">
          <table:table-cell office:value-type="float" office:value="42608695.65" calcext:value-type="float">
            <text:p>42608695.65</text:p>
          </table:table-cell>
          <table:table-cell office:value-type="float" office:value="-65.26438904" calcext:value-type="float">
            <text:p>-65.26438904</text:p>
          </table:table-cell>
          <table:table-cell table:number-columns-repeated="3"/>
        </table:table-row>
        <table:table-row table:style-name="ro1">
          <table:table-cell office:value-type="float" office:value="42826086.96" calcext:value-type="float">
            <text:p>42826086.96</text:p>
          </table:table-cell>
          <table:table-cell office:value-type="float" office:value="-65.2719574" calcext:value-type="float">
            <text:p>-65.2719574</text:p>
          </table:table-cell>
          <table:table-cell table:number-columns-repeated="3"/>
        </table:table-row>
        <table:table-row table:style-name="ro1">
          <table:table-cell office:value-type="float" office:value="43043478.26" calcext:value-type="float">
            <text:p>43043478.26</text:p>
          </table:table-cell>
          <table:table-cell office:value-type="float" office:value="-65.20870972" calcext:value-type="float">
            <text:p>-65.20870972</text:p>
          </table:table-cell>
          <table:table-cell table:number-columns-repeated="3"/>
        </table:table-row>
        <table:table-row table:style-name="ro1">
          <table:table-cell office:value-type="float" office:value="43260869.57" calcext:value-type="float">
            <text:p>43260869.57</text:p>
          </table:table-cell>
          <table:table-cell office:value-type="float" office:value="-65.08128357" calcext:value-type="float">
            <text:p>-65.08128357</text:p>
          </table:table-cell>
          <table:table-cell table:number-columns-repeated="3"/>
        </table:table-row>
        <table:table-row table:style-name="ro1">
          <table:table-cell office:value-type="float" office:value="43478260.87" calcext:value-type="float">
            <text:p>43478260.87</text:p>
          </table:table-cell>
          <table:table-cell office:value-type="float" office:value="-65.17927551" calcext:value-type="float">
            <text:p>-65.17927551</text:p>
          </table:table-cell>
          <table:table-cell table:number-columns-repeated="3"/>
        </table:table-row>
        <table:table-row table:style-name="ro1">
          <table:table-cell office:value-type="float" office:value="43695652.17" calcext:value-type="float">
            <text:p>43695652.17</text:p>
          </table:table-cell>
          <table:table-cell office:value-type="float" office:value="-65.3822403" calcext:value-type="float">
            <text:p>-65.3822403</text:p>
          </table:table-cell>
          <table:table-cell table:number-columns-repeated="3"/>
        </table:table-row>
        <table:table-row table:style-name="ro1">
          <table:table-cell office:value-type="float" office:value="43913043.48" calcext:value-type="float">
            <text:p>43913043.48</text:p>
          </table:table-cell>
          <table:table-cell office:value-type="float" office:value="-65.37236023" calcext:value-type="float">
            <text:p>-65.37236023</text:p>
          </table:table-cell>
          <table:table-cell table:number-columns-repeated="3"/>
        </table:table-row>
        <table:table-row table:style-name="ro1">
          <table:table-cell office:value-type="float" office:value="44130434.78" calcext:value-type="float">
            <text:p>44130434.78</text:p>
          </table:table-cell>
          <table:table-cell office:value-type="float" office:value="-65.29286957" calcext:value-type="float">
            <text:p>-65.29286957</text:p>
          </table:table-cell>
          <table:table-cell table:number-columns-repeated="3"/>
        </table:table-row>
        <table:table-row table:style-name="ro1">
          <table:table-cell office:value-type="float" office:value="44347826.09" calcext:value-type="float">
            <text:p>44347826.09</text:p>
          </table:table-cell>
          <table:table-cell office:value-type="float" office:value="-65.30142212" calcext:value-type="float">
            <text:p>-65.30142212</text:p>
          </table:table-cell>
          <table:table-cell table:number-columns-repeated="3"/>
        </table:table-row>
        <table:table-row table:style-name="ro1">
          <table:table-cell office:value-type="float" office:value="44565217.39" calcext:value-type="float">
            <text:p>44565217.39</text:p>
          </table:table-cell>
          <table:table-cell office:value-type="float" office:value="-65.29016113" calcext:value-type="float">
            <text:p>-65.29016113</text:p>
          </table:table-cell>
          <table:table-cell table:number-columns-repeated="3"/>
        </table:table-row>
        <table:table-row table:style-name="ro1">
          <table:table-cell office:value-type="float" office:value="44782608.7" calcext:value-type="float">
            <text:p>44782608.7</text:p>
          </table:table-cell>
          <table:table-cell office:value-type="float" office:value="-65.4553299" calcext:value-type="float">
            <text:p>-65.4553299</text:p>
          </table:table-cell>
          <table:table-cell table:number-columns-repeated="3"/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-65.62431335" calcext:value-type="float">
            <text:p>-65.62431335</text:p>
          </table:table-cell>
          <table:table-cell table:number-columns-repeated="3"/>
        </table:table-row>
        <table:table-row table:style-name="ro1">
          <table:table-cell office:value-type="float" office:value="45217391.3" calcext:value-type="float">
            <text:p>45217391.3</text:p>
          </table:table-cell>
          <table:table-cell office:value-type="float" office:value="-65.72602844" calcext:value-type="float">
            <text:p>-65.72602844</text:p>
          </table:table-cell>
          <table:table-cell table:number-columns-repeated="3"/>
        </table:table-row>
        <table:table-row table:style-name="ro1">
          <table:table-cell office:value-type="float" office:value="45434782.61" calcext:value-type="float">
            <text:p>45434782.61</text:p>
          </table:table-cell>
          <table:table-cell office:value-type="float" office:value="-65.75630188" calcext:value-type="float">
            <text:p>-65.75630188</text:p>
          </table:table-cell>
          <table:table-cell table:number-columns-repeated="3"/>
        </table:table-row>
        <table:table-row table:style-name="ro1">
          <table:table-cell office:value-type="float" office:value="45652173.91" calcext:value-type="float">
            <text:p>45652173.91</text:p>
          </table:table-cell>
          <table:table-cell office:value-type="float" office:value="-65.73703003" calcext:value-type="float">
            <text:p>-65.73703003</text:p>
          </table:table-cell>
          <table:table-cell table:number-columns-repeated="3"/>
        </table:table-row>
        <table:table-row table:style-name="ro1">
          <table:table-cell office:value-type="float" office:value="45869565.22" calcext:value-type="float">
            <text:p>45869565.22</text:p>
          </table:table-cell>
          <table:table-cell office:value-type="float" office:value="-65.93618011" calcext:value-type="float">
            <text:p>-65.93618011</text:p>
          </table:table-cell>
          <table:table-cell table:number-columns-repeated="3"/>
        </table:table-row>
        <table:table-row table:style-name="ro1">
          <table:table-cell office:value-type="float" office:value="46086956.52" calcext:value-type="float">
            <text:p>46086956.52</text:p>
          </table:table-cell>
          <table:table-cell office:value-type="float" office:value="-65.83976746" calcext:value-type="float">
            <text:p>-65.83976746</text:p>
          </table:table-cell>
          <table:table-cell table:number-columns-repeated="3"/>
        </table:table-row>
        <table:table-row table:style-name="ro1">
          <table:table-cell office:value-type="float" office:value="46304347.83" calcext:value-type="float">
            <text:p>46304347.83</text:p>
          </table:table-cell>
          <table:table-cell office:value-type="float" office:value="-65.89839172" calcext:value-type="float">
            <text:p>-65.89839172</text:p>
          </table:table-cell>
          <table:table-cell table:number-columns-repeated="3"/>
        </table:table-row>
        <table:table-row table:style-name="ro1">
          <table:table-cell office:value-type="float" office:value="46521739.13" calcext:value-type="float">
            <text:p>46521739.13</text:p>
          </table:table-cell>
          <table:table-cell office:value-type="float" office:value="-66.08417511" calcext:value-type="float">
            <text:p>-66.08417511</text:p>
          </table:table-cell>
          <table:table-cell table:number-columns-repeated="3"/>
        </table:table-row>
        <table:table-row table:style-name="ro1">
          <table:table-cell office:value-type="float" office:value="46739130.43" calcext:value-type="float">
            <text:p>46739130.43</text:p>
          </table:table-cell>
          <table:table-cell office:value-type="float" office:value="-66.13128662" calcext:value-type="float">
            <text:p>-66.13128662</text:p>
          </table:table-cell>
          <table:table-cell table:number-columns-repeated="3"/>
        </table:table-row>
        <table:table-row table:style-name="ro1">
          <table:table-cell office:value-type="float" office:value="46956521.74" calcext:value-type="float">
            <text:p>46956521.74</text:p>
          </table:table-cell>
          <table:table-cell office:value-type="float" office:value="-66.426651" calcext:value-type="float">
            <text:p>-66.426651</text:p>
          </table:table-cell>
          <table:table-cell table:number-columns-repeated="3"/>
        </table:table-row>
        <table:table-row table:style-name="ro1">
          <table:table-cell office:value-type="float" office:value="47173913.04" calcext:value-type="float">
            <text:p>47173913.04</text:p>
          </table:table-cell>
          <table:table-cell office:value-type="float" office:value="-66.18965912" calcext:value-type="float">
            <text:p>-66.18965912</text:p>
          </table:table-cell>
          <table:table-cell table:number-columns-repeated="3"/>
        </table:table-row>
        <table:table-row table:style-name="ro1">
          <table:table-cell office:value-type="float" office:value="47391304.35" calcext:value-type="float">
            <text:p>47391304.35</text:p>
          </table:table-cell>
          <table:table-cell office:value-type="float" office:value="-66.49287415" calcext:value-type="float">
            <text:p>-66.49287415</text:p>
          </table:table-cell>
          <table:table-cell table:number-columns-repeated="3"/>
        </table:table-row>
        <table:table-row table:style-name="ro1">
          <table:table-cell office:value-type="float" office:value="47608695.65" calcext:value-type="float">
            <text:p>47608695.65</text:p>
          </table:table-cell>
          <table:table-cell office:value-type="float" office:value="-66.49877167" calcext:value-type="float">
            <text:p>-66.49877167</text:p>
          </table:table-cell>
          <table:table-cell table:number-columns-repeated="3"/>
        </table:table-row>
        <table:table-row table:style-name="ro1">
          <table:table-cell office:value-type="float" office:value="47826086.96" calcext:value-type="float">
            <text:p>47826086.96</text:p>
          </table:table-cell>
          <table:table-cell office:value-type="float" office:value="-66.53927612" calcext:value-type="float">
            <text:p>-66.53927612</text:p>
          </table:table-cell>
          <table:table-cell table:number-columns-repeated="3"/>
        </table:table-row>
        <table:table-row table:style-name="ro1">
          <table:table-cell office:value-type="float" office:value="48043478.26" calcext:value-type="float">
            <text:p>48043478.26</text:p>
          </table:table-cell>
          <table:table-cell office:value-type="float" office:value="-66.50498962" calcext:value-type="float">
            <text:p>-66.50498962</text:p>
          </table:table-cell>
          <table:table-cell table:number-columns-repeated="3"/>
        </table:table-row>
        <table:table-row table:style-name="ro1">
          <table:table-cell office:value-type="float" office:value="48260869.57" calcext:value-type="float">
            <text:p>48260869.57</text:p>
          </table:table-cell>
          <table:table-cell office:value-type="float" office:value="-66.65475464" calcext:value-type="float">
            <text:p>-66.65475464</text:p>
          </table:table-cell>
          <table:table-cell table:number-columns-repeated="3"/>
        </table:table-row>
        <table:table-row table:style-name="ro1">
          <table:table-cell office:value-type="float" office:value="48478260.87" calcext:value-type="float">
            <text:p>48478260.87</text:p>
          </table:table-cell>
          <table:table-cell office:value-type="float" office:value="-66.62548065" calcext:value-type="float">
            <text:p>-66.62548065</text:p>
          </table:table-cell>
          <table:table-cell table:number-columns-repeated="3"/>
        </table:table-row>
        <table:table-row table:style-name="ro1">
          <table:table-cell office:value-type="float" office:value="48695652.17" calcext:value-type="float">
            <text:p>48695652.17</text:p>
          </table:table-cell>
          <table:table-cell office:value-type="float" office:value="-66.76216125" calcext:value-type="float">
            <text:p>-66.76216125</text:p>
          </table:table-cell>
          <table:table-cell table:number-columns-repeated="3"/>
        </table:table-row>
        <table:table-row table:style-name="ro1">
          <table:table-cell office:value-type="float" office:value="48913043.48" calcext:value-type="float">
            <text:p>48913043.48</text:p>
          </table:table-cell>
          <table:table-cell office:value-type="float" office:value="-66.9750824" calcext:value-type="float">
            <text:p>-66.9750824</text:p>
          </table:table-cell>
          <table:table-cell table:number-columns-repeated="3"/>
        </table:table-row>
        <table:table-row table:style-name="ro1">
          <table:table-cell office:value-type="float" office:value="49130434.78" calcext:value-type="float">
            <text:p>49130434.78</text:p>
          </table:table-cell>
          <table:table-cell office:value-type="float" office:value="-67.04558563" calcext:value-type="float">
            <text:p>-67.04558563</text:p>
          </table:table-cell>
          <table:table-cell table:number-columns-repeated="3"/>
        </table:table-row>
        <table:table-row table:style-name="ro1">
          <table:table-cell office:value-type="float" office:value="49347826.09" calcext:value-type="float">
            <text:p>49347826.09</text:p>
          </table:table-cell>
          <table:table-cell office:value-type="float" office:value="-66.99937439" calcext:value-type="float">
            <text:p>-66.99937439</text:p>
          </table:table-cell>
          <table:table-cell table:number-columns-repeated="3"/>
        </table:table-row>
        <table:table-row table:style-name="ro1">
          <table:table-cell office:value-type="float" office:value="49565217.39" calcext:value-type="float">
            <text:p>49565217.39</text:p>
          </table:table-cell>
          <table:table-cell office:value-type="float" office:value="-67.27207947" calcext:value-type="float">
            <text:p>-67.27207947</text:p>
          </table:table-cell>
          <table:table-cell table:number-columns-repeated="3"/>
        </table:table-row>
        <table:table-row table:style-name="ro1">
          <table:table-cell office:value-type="float" office:value="49782608.7" calcext:value-type="float">
            <text:p>49782608.7</text:p>
          </table:table-cell>
          <table:table-cell office:value-type="float" office:value="-67.18508911" calcext:value-type="float">
            <text:p>-67.18508911</text:p>
          </table:table-cell>
          <table:table-cell table:number-columns-repeated="3"/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-67.44123077" calcext:value-type="float">
            <text:p>-67.44123077</text:p>
          </table:table-cell>
          <table:table-cell table:number-columns-repeated="3"/>
        </table:table-row>
        <table:table-row table:style-name="ro1">
          <table:table-cell office:value-type="float" office:value="50217391.3" calcext:value-type="float">
            <text:p>50217391.3</text:p>
          </table:table-cell>
          <table:table-cell office:value-type="float" office:value="-67.49909973" calcext:value-type="float">
            <text:p>-67.49909973</text:p>
          </table:table-cell>
          <table:table-cell table:number-columns-repeated="3"/>
        </table:table-row>
        <table:table-row table:style-name="ro1">
          <table:table-cell office:value-type="float" office:value="50434782.61" calcext:value-type="float">
            <text:p>50434782.61</text:p>
          </table:table-cell>
          <table:table-cell office:value-type="float" office:value="-67.48686981" calcext:value-type="float">
            <text:p>-67.48686981</text:p>
          </table:table-cell>
          <table:table-cell table:number-columns-repeated="3"/>
        </table:table-row>
        <table:table-row table:style-name="ro1">
          <table:table-cell office:value-type="float" office:value="50652173.91" calcext:value-type="float">
            <text:p>50652173.91</text:p>
          </table:table-cell>
          <table:table-cell office:value-type="float" office:value="-67.43919373" calcext:value-type="float">
            <text:p>-67.43919373</text:p>
          </table:table-cell>
          <table:table-cell table:number-columns-repeated="3"/>
        </table:table-row>
        <table:table-row table:style-name="ro1">
          <table:table-cell office:value-type="float" office:value="50869565.22" calcext:value-type="float">
            <text:p>50869565.22</text:p>
          </table:table-cell>
          <table:table-cell office:value-type="float" office:value="-67.61476135" calcext:value-type="float">
            <text:p>-67.61476135</text:p>
          </table:table-cell>
          <table:table-cell table:number-columns-repeated="3"/>
        </table:table-row>
        <table:table-row table:style-name="ro1">
          <table:table-cell office:value-type="float" office:value="51086956.52" calcext:value-type="float">
            <text:p>51086956.52</text:p>
          </table:table-cell>
          <table:table-cell office:value-type="float" office:value="-67.7460556" calcext:value-type="float">
            <text:p>-67.7460556</text:p>
          </table:table-cell>
          <table:table-cell table:number-columns-repeated="3"/>
        </table:table-row>
        <table:table-row table:style-name="ro1">
          <table:table-cell office:value-type="float" office:value="51304347.83" calcext:value-type="float">
            <text:p>51304347.83</text:p>
          </table:table-cell>
          <table:table-cell office:value-type="float" office:value="-67.72927856" calcext:value-type="float">
            <text:p>-67.72927856</text:p>
          </table:table-cell>
          <table:table-cell table:number-columns-repeated="3"/>
        </table:table-row>
        <table:table-row table:style-name="ro1">
          <table:table-cell office:value-type="float" office:value="51521739.13" calcext:value-type="float">
            <text:p>51521739.13</text:p>
          </table:table-cell>
          <table:table-cell office:value-type="float" office:value="-67.96530914" calcext:value-type="float">
            <text:p>-67.96530914</text:p>
          </table:table-cell>
          <table:table-cell table:number-columns-repeated="3"/>
        </table:table-row>
        <table:table-row table:style-name="ro1">
          <table:table-cell office:value-type="float" office:value="51739130.43" calcext:value-type="float">
            <text:p>51739130.43</text:p>
          </table:table-cell>
          <table:table-cell office:value-type="float" office:value="-67.93221283" calcext:value-type="float">
            <text:p>-67.93221283</text:p>
          </table:table-cell>
          <table:table-cell table:number-columns-repeated="3"/>
        </table:table-row>
        <table:table-row table:style-name="ro1">
          <table:table-cell office:value-type="float" office:value="51956521.74" calcext:value-type="float">
            <text:p>51956521.74</text:p>
          </table:table-cell>
          <table:table-cell office:value-type="float" office:value="-68.29960632" calcext:value-type="float">
            <text:p>-68.29960632</text:p>
          </table:table-cell>
          <table:table-cell table:number-columns-repeated="3"/>
        </table:table-row>
        <table:table-row table:style-name="ro1">
          <table:table-cell office:value-type="float" office:value="52173913.04" calcext:value-type="float">
            <text:p>52173913.04</text:p>
          </table:table-cell>
          <table:table-cell office:value-type="float" office:value="-68.22937012" calcext:value-type="float">
            <text:p>-68.22937012</text:p>
          </table:table-cell>
          <table:table-cell table:number-columns-repeated="3"/>
        </table:table-row>
        <table:table-row table:style-name="ro1">
          <table:table-cell office:value-type="float" office:value="52391304.35" calcext:value-type="float">
            <text:p>52391304.35</text:p>
          </table:table-cell>
          <table:table-cell office:value-type="float" office:value="-68.47247314" calcext:value-type="float">
            <text:p>-68.47247314</text:p>
          </table:table-cell>
          <table:table-cell table:number-columns-repeated="3"/>
        </table:table-row>
        <table:table-row table:style-name="ro1">
          <table:table-cell office:value-type="float" office:value="52608695.65" calcext:value-type="float">
            <text:p>52608695.65</text:p>
          </table:table-cell>
          <table:table-cell office:value-type="float" office:value="-68.52690125" calcext:value-type="float">
            <text:p>-68.52690125</text:p>
          </table:table-cell>
          <table:table-cell table:number-columns-repeated="3"/>
        </table:table-row>
        <table:table-row table:style-name="ro1">
          <table:table-cell office:value-type="float" office:value="52826086.96" calcext:value-type="float">
            <text:p>52826086.96</text:p>
          </table:table-cell>
          <table:table-cell office:value-type="float" office:value="-68.73858643" calcext:value-type="float">
            <text:p>-68.73858643</text:p>
          </table:table-cell>
          <table:table-cell table:number-columns-repeated="3"/>
        </table:table-row>
        <table:table-row table:style-name="ro1">
          <table:table-cell office:value-type="float" office:value="53043478.26" calcext:value-type="float">
            <text:p>53043478.26</text:p>
          </table:table-cell>
          <table:table-cell office:value-type="float" office:value="-68.8060379" calcext:value-type="float">
            <text:p>-68.8060379</text:p>
          </table:table-cell>
          <table:table-cell table:number-columns-repeated="3"/>
        </table:table-row>
        <table:table-row table:style-name="ro1">
          <table:table-cell office:value-type="float" office:value="53260869.57" calcext:value-type="float">
            <text:p>53260869.57</text:p>
          </table:table-cell>
          <table:table-cell office:value-type="float" office:value="-69.17069244" calcext:value-type="float">
            <text:p>-69.17069244</text:p>
          </table:table-cell>
          <table:table-cell table:number-columns-repeated="3"/>
        </table:table-row>
        <table:table-row table:style-name="ro1">
          <table:table-cell office:value-type="float" office:value="53478260.87" calcext:value-type="float">
            <text:p>53478260.87</text:p>
          </table:table-cell>
          <table:table-cell office:value-type="float" office:value="-69.16566467" calcext:value-type="float">
            <text:p>-69.16566467</text:p>
          </table:table-cell>
          <table:table-cell table:number-columns-repeated="3"/>
        </table:table-row>
        <table:table-row table:style-name="ro1">
          <table:table-cell office:value-type="float" office:value="53695652.17" calcext:value-type="float">
            <text:p>53695652.17</text:p>
          </table:table-cell>
          <table:table-cell office:value-type="float" office:value="-69.41433716" calcext:value-type="float">
            <text:p>-69.41433716</text:p>
          </table:table-cell>
          <table:table-cell table:number-columns-repeated="3"/>
        </table:table-row>
        <table:table-row table:style-name="ro1">
          <table:table-cell office:value-type="float" office:value="53913043.48" calcext:value-type="float">
            <text:p>53913043.48</text:p>
          </table:table-cell>
          <table:table-cell office:value-type="float" office:value="-69.51672363" calcext:value-type="float">
            <text:p>-69.51672363</text:p>
          </table:table-cell>
          <table:table-cell table:number-columns-repeated="3"/>
        </table:table-row>
        <table:table-row table:style-name="ro1">
          <table:table-cell office:value-type="float" office:value="54130434.78" calcext:value-type="float">
            <text:p>54130434.78</text:p>
          </table:table-cell>
          <table:table-cell office:value-type="float" office:value="-69.360672" calcext:value-type="float">
            <text:p>-69.360672</text:p>
          </table:table-cell>
          <table:table-cell table:number-columns-repeated="3"/>
        </table:table-row>
        <table:table-row table:style-name="ro1">
          <table:table-cell office:value-type="float" office:value="54347826.09" calcext:value-type="float">
            <text:p>54347826.09</text:p>
          </table:table-cell>
          <table:table-cell office:value-type="float" office:value="-69.59672546" calcext:value-type="float">
            <text:p>-69.59672546</text:p>
          </table:table-cell>
          <table:table-cell table:number-columns-repeated="3"/>
        </table:table-row>
        <table:table-row table:style-name="ro1">
          <table:table-cell office:value-type="float" office:value="54565217.39" calcext:value-type="float">
            <text:p>54565217.39</text:p>
          </table:table-cell>
          <table:table-cell office:value-type="float" office:value="-69.81038666" calcext:value-type="float">
            <text:p>-69.81038666</text:p>
          </table:table-cell>
          <table:table-cell table:number-columns-repeated="3"/>
        </table:table-row>
        <table:table-row table:style-name="ro1">
          <table:table-cell office:value-type="float" office:value="54782608.7" calcext:value-type="float">
            <text:p>54782608.7</text:p>
          </table:table-cell>
          <table:table-cell office:value-type="float" office:value="-69.76555634" calcext:value-type="float">
            <text:p>-69.76555634</text:p>
          </table:table-cell>
          <table:table-cell table:number-columns-repeated="3"/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-69.70982361" calcext:value-type="float">
            <text:p>-69.70982361</text:p>
          </table:table-cell>
          <table:table-cell table:number-columns-repeated="3"/>
        </table:table-row>
        <table:table-row table:style-name="ro1">
          <table:table-cell office:value-type="float" office:value="55217391.3" calcext:value-type="float">
            <text:p>55217391.3</text:p>
          </table:table-cell>
          <table:table-cell office:value-type="float" office:value="-69.65032959" calcext:value-type="float">
            <text:p>-69.65032959</text:p>
          </table:table-cell>
          <table:table-cell table:number-columns-repeated="3"/>
        </table:table-row>
        <table:table-row table:style-name="ro1">
          <table:table-cell office:value-type="float" office:value="55434782.61" calcext:value-type="float">
            <text:p>55434782.61</text:p>
          </table:table-cell>
          <table:table-cell office:value-type="float" office:value="-69.76594543" calcext:value-type="float">
            <text:p>-69.76594543</text:p>
          </table:table-cell>
          <table:table-cell table:number-columns-repeated="3"/>
        </table:table-row>
        <table:table-row table:style-name="ro1">
          <table:table-cell office:value-type="float" office:value="55652173.91" calcext:value-type="float">
            <text:p>55652173.91</text:p>
          </table:table-cell>
          <table:table-cell office:value-type="float" office:value="-70.28158569" calcext:value-type="float">
            <text:p>-70.28158569</text:p>
          </table:table-cell>
          <table:table-cell table:number-columns-repeated="3"/>
        </table:table-row>
        <table:table-row table:style-name="ro1">
          <table:table-cell office:value-type="float" office:value="55869565.22" calcext:value-type="float">
            <text:p>55869565.22</text:p>
          </table:table-cell>
          <table:table-cell office:value-type="float" office:value="-70.53009796" calcext:value-type="float">
            <text:p>-70.53009796</text:p>
          </table:table-cell>
          <table:table-cell table:number-columns-repeated="3"/>
        </table:table-row>
        <table:table-row table:style-name="ro1">
          <table:table-cell office:value-type="float" office:value="56086956.52" calcext:value-type="float">
            <text:p>56086956.52</text:p>
          </table:table-cell>
          <table:table-cell office:value-type="float" office:value="-70.65022278" calcext:value-type="float">
            <text:p>-70.65022278</text:p>
          </table:table-cell>
          <table:table-cell table:number-columns-repeated="3"/>
        </table:table-row>
        <table:table-row table:style-name="ro1">
          <table:table-cell office:value-type="float" office:value="56304347.83" calcext:value-type="float">
            <text:p>56304347.83</text:p>
          </table:table-cell>
          <table:table-cell office:value-type="float" office:value="-70.83927155" calcext:value-type="float">
            <text:p>-70.83927155</text:p>
          </table:table-cell>
          <table:table-cell table:number-columns-repeated="3"/>
        </table:table-row>
        <table:table-row table:style-name="ro1">
          <table:table-cell office:value-type="float" office:value="56521739.13" calcext:value-type="float">
            <text:p>56521739.13</text:p>
          </table:table-cell>
          <table:table-cell office:value-type="float" office:value="-70.92736053" calcext:value-type="float">
            <text:p>-70.92736053</text:p>
          </table:table-cell>
          <table:table-cell table:number-columns-repeated="3"/>
        </table:table-row>
        <table:table-row table:style-name="ro1">
          <table:table-cell office:value-type="float" office:value="56739130.43" calcext:value-type="float">
            <text:p>56739130.43</text:p>
          </table:table-cell>
          <table:table-cell office:value-type="float" office:value="-70.98511505" calcext:value-type="float">
            <text:p>-70.98511505</text:p>
          </table:table-cell>
          <table:table-cell table:number-columns-repeated="3"/>
        </table:table-row>
        <table:table-row table:style-name="ro1">
          <table:table-cell office:value-type="float" office:value="56956521.74" calcext:value-type="float">
            <text:p>56956521.74</text:p>
          </table:table-cell>
          <table:table-cell office:value-type="float" office:value="-71.0994873" calcext:value-type="float">
            <text:p>-71.0994873</text:p>
          </table:table-cell>
          <table:table-cell table:number-columns-repeated="3"/>
        </table:table-row>
        <table:table-row table:style-name="ro1">
          <table:table-cell office:value-type="float" office:value="57173913.04" calcext:value-type="float">
            <text:p>57173913.04</text:p>
          </table:table-cell>
          <table:table-cell office:value-type="float" office:value="-71.39131165" calcext:value-type="float">
            <text:p>-71.39131165</text:p>
          </table:table-cell>
          <table:table-cell table:number-columns-repeated="3"/>
        </table:table-row>
        <table:table-row table:style-name="ro1">
          <table:table-cell office:value-type="float" office:value="57391304.35" calcext:value-type="float">
            <text:p>57391304.35</text:p>
          </table:table-cell>
          <table:table-cell office:value-type="float" office:value="-71.72305298" calcext:value-type="float">
            <text:p>-71.72305298</text:p>
          </table:table-cell>
          <table:table-cell table:number-columns-repeated="3"/>
        </table:table-row>
        <table:table-row table:style-name="ro1">
          <table:table-cell office:value-type="float" office:value="57608695.65" calcext:value-type="float">
            <text:p>57608695.65</text:p>
          </table:table-cell>
          <table:table-cell office:value-type="float" office:value="-71.74886322" calcext:value-type="float">
            <text:p>-71.74886322</text:p>
          </table:table-cell>
          <table:table-cell table:number-columns-repeated="3"/>
        </table:table-row>
        <table:table-row table:style-name="ro1">
          <table:table-cell office:value-type="float" office:value="57826086.96" calcext:value-type="float">
            <text:p>57826086.96</text:p>
          </table:table-cell>
          <table:table-cell office:value-type="float" office:value="-71.8001709" calcext:value-type="float">
            <text:p>-71.8001709</text:p>
          </table:table-cell>
          <table:table-cell table:number-columns-repeated="3"/>
        </table:table-row>
        <table:table-row table:style-name="ro1">
          <table:table-cell office:value-type="float" office:value="58043478.26" calcext:value-type="float">
            <text:p>58043478.26</text:p>
          </table:table-cell>
          <table:table-cell office:value-type="float" office:value="-71.93416595" calcext:value-type="float">
            <text:p>-71.93416595</text:p>
          </table:table-cell>
          <table:table-cell table:number-columns-repeated="3"/>
        </table:table-row>
        <table:table-row table:style-name="ro1">
          <table:table-cell office:value-type="float" office:value="58260869.57" calcext:value-type="float">
            <text:p>58260869.57</text:p>
          </table:table-cell>
          <table:table-cell office:value-type="float" office:value="-71.94932556" calcext:value-type="float">
            <text:p>-71.94932556</text:p>
          </table:table-cell>
          <table:table-cell table:number-columns-repeated="3"/>
        </table:table-row>
        <table:table-row table:style-name="ro1">
          <table:table-cell office:value-type="float" office:value="58478260.87" calcext:value-type="float">
            <text:p>58478260.87</text:p>
          </table:table-cell>
          <table:table-cell office:value-type="float" office:value="-72.35509491" calcext:value-type="float">
            <text:p>-72.35509491</text:p>
          </table:table-cell>
          <table:table-cell table:number-columns-repeated="3"/>
        </table:table-row>
        <table:table-row table:style-name="ro1">
          <table:table-cell office:value-type="float" office:value="58695652.17" calcext:value-type="float">
            <text:p>58695652.17</text:p>
          </table:table-cell>
          <table:table-cell office:value-type="float" office:value="-72.31001282" calcext:value-type="float">
            <text:p>-72.31001282</text:p>
          </table:table-cell>
          <table:table-cell table:number-columns-repeated="3"/>
        </table:table-row>
        <table:table-row table:style-name="ro1">
          <table:table-cell office:value-type="float" office:value="58913043.48" calcext:value-type="float">
            <text:p>58913043.48</text:p>
          </table:table-cell>
          <table:table-cell office:value-type="float" office:value="-72.27873993" calcext:value-type="float">
            <text:p>-72.27873993</text:p>
          </table:table-cell>
          <table:table-cell table:number-columns-repeated="3"/>
        </table:table-row>
        <table:table-row table:style-name="ro1">
          <table:table-cell office:value-type="float" office:value="59130434.78" calcext:value-type="float">
            <text:p>59130434.78</text:p>
          </table:table-cell>
          <table:table-cell office:value-type="float" office:value="-72.37924194" calcext:value-type="float">
            <text:p>-72.37924194</text:p>
          </table:table-cell>
          <table:table-cell table:number-columns-repeated="3"/>
        </table:table-row>
        <table:table-row table:style-name="ro1">
          <table:table-cell office:value-type="float" office:value="59347826.09" calcext:value-type="float">
            <text:p>59347826.09</text:p>
          </table:table-cell>
          <table:table-cell office:value-type="float" office:value="-72.44475555" calcext:value-type="float">
            <text:p>-72.44475555</text:p>
          </table:table-cell>
          <table:table-cell table:number-columns-repeated="3"/>
        </table:table-row>
        <table:table-row table:style-name="ro1">
          <table:table-cell office:value-type="float" office:value="59565217.39" calcext:value-type="float">
            <text:p>59565217.39</text:p>
          </table:table-cell>
          <table:table-cell office:value-type="float" office:value="-72.61538696" calcext:value-type="float">
            <text:p>-72.61538696</text:p>
          </table:table-cell>
          <table:table-cell table:number-columns-repeated="3"/>
        </table:table-row>
        <table:table-row table:style-name="ro1">
          <table:table-cell office:value-type="float" office:value="59782608.7" calcext:value-type="float">
            <text:p>59782608.7</text:p>
          </table:table-cell>
          <table:table-cell office:value-type="float" office:value="-72.74004364" calcext:value-type="float">
            <text:p>-72.74004364</text:p>
          </table:table-cell>
          <table:table-cell table:number-columns-repeated="3"/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-72.79734039" calcext:value-type="float">
            <text:p>-72.79734039</text:p>
          </table:table-cell>
          <table:table-cell table:number-columns-repeated="3"/>
        </table:table-row>
        <table:table-row table:style-name="ro1">
          <table:table-cell office:value-type="float" office:value="60217391.3" calcext:value-type="float">
            <text:p>60217391.3</text:p>
          </table:table-cell>
          <table:table-cell office:value-type="float" office:value="-72.7652359" calcext:value-type="float">
            <text:p>-72.7652359</text:p>
          </table:table-cell>
          <table:table-cell table:number-columns-repeated="3"/>
        </table:table-row>
        <table:table-row table:style-name="ro1">
          <table:table-cell office:value-type="float" office:value="60434782.61" calcext:value-type="float">
            <text:p>60434782.61</text:p>
          </table:table-cell>
          <table:table-cell office:value-type="float" office:value="-73.15041351" calcext:value-type="float">
            <text:p>-73.15041351</text:p>
          </table:table-cell>
          <table:table-cell table:number-columns-repeated="3"/>
        </table:table-row>
        <table:table-row table:style-name="ro1">
          <table:table-cell office:value-type="float" office:value="60652173.91" calcext:value-type="float">
            <text:p>60652173.91</text:p>
          </table:table-cell>
          <table:table-cell office:value-type="float" office:value="-73.41719818" calcext:value-type="float">
            <text:p>-73.41719818</text:p>
          </table:table-cell>
          <table:table-cell table:number-columns-repeated="3"/>
        </table:table-row>
        <table:table-row table:style-name="ro1">
          <table:table-cell office:value-type="float" office:value="60869565.22" calcext:value-type="float">
            <text:p>60869565.22</text:p>
          </table:table-cell>
          <table:table-cell office:value-type="float" office:value="-73.45783234" calcext:value-type="float">
            <text:p>-73.45783234</text:p>
          </table:table-cell>
          <table:table-cell table:number-columns-repeated="3"/>
        </table:table-row>
        <table:table-row table:style-name="ro1">
          <table:table-cell office:value-type="float" office:value="61086956.52" calcext:value-type="float">
            <text:p>61086956.52</text:p>
          </table:table-cell>
          <table:table-cell office:value-type="float" office:value="-73.65700531" calcext:value-type="float">
            <text:p>-73.65700531</text:p>
          </table:table-cell>
          <table:table-cell table:number-columns-repeated="3"/>
        </table:table-row>
        <table:table-row table:style-name="ro1">
          <table:table-cell office:value-type="float" office:value="61304347.83" calcext:value-type="float">
            <text:p>61304347.83</text:p>
          </table:table-cell>
          <table:table-cell office:value-type="float" office:value="-73.88663483" calcext:value-type="float">
            <text:p>-73.88663483</text:p>
          </table:table-cell>
          <table:table-cell table:number-columns-repeated="3"/>
        </table:table-row>
        <table:table-row table:style-name="ro1">
          <table:table-cell office:value-type="float" office:value="61521739.13" calcext:value-type="float">
            <text:p>61521739.13</text:p>
          </table:table-cell>
          <table:table-cell office:value-type="float" office:value="-74.03147888" calcext:value-type="float">
            <text:p>-74.03147888</text:p>
          </table:table-cell>
          <table:table-cell table:number-columns-repeated="3"/>
        </table:table-row>
        <table:table-row table:style-name="ro1">
          <table:table-cell office:value-type="float" office:value="61739130.43" calcext:value-type="float">
            <text:p>61739130.43</text:p>
          </table:table-cell>
          <table:table-cell office:value-type="float" office:value="-73.9972229" calcext:value-type="float">
            <text:p>-73.9972229</text:p>
          </table:table-cell>
          <table:table-cell table:number-columns-repeated="3"/>
        </table:table-row>
        <table:table-row table:style-name="ro1">
          <table:table-cell office:value-type="float" office:value="61956521.74" calcext:value-type="float">
            <text:p>61956521.74</text:p>
          </table:table-cell>
          <table:table-cell office:value-type="float" office:value="-74.33786774" calcext:value-type="float">
            <text:p>-74.33786774</text:p>
          </table:table-cell>
          <table:table-cell table:number-columns-repeated="3"/>
        </table:table-row>
        <table:table-row table:style-name="ro1">
          <table:table-cell office:value-type="float" office:value="62173913.04" calcext:value-type="float">
            <text:p>62173913.04</text:p>
          </table:table-cell>
          <table:table-cell office:value-type="float" office:value="-74.39678192" calcext:value-type="float">
            <text:p>-74.39678192</text:p>
          </table:table-cell>
          <table:table-cell table:number-columns-repeated="3"/>
        </table:table-row>
        <table:table-row table:style-name="ro1">
          <table:table-cell office:value-type="float" office:value="62391304.35" calcext:value-type="float">
            <text:p>62391304.35</text:p>
          </table:table-cell>
          <table:table-cell office:value-type="float" office:value="-74.47090912" calcext:value-type="float">
            <text:p>-74.47090912</text:p>
          </table:table-cell>
          <table:table-cell table:number-columns-repeated="3"/>
        </table:table-row>
        <table:table-row table:style-name="ro1">
          <table:table-cell office:value-type="float" office:value="62608695.65" calcext:value-type="float">
            <text:p>62608695.65</text:p>
          </table:table-cell>
          <table:table-cell office:value-type="float" office:value="-74.67082214" calcext:value-type="float">
            <text:p>-74.67082214</text:p>
          </table:table-cell>
          <table:table-cell table:number-columns-repeated="3"/>
        </table:table-row>
        <table:table-row table:style-name="ro1">
          <table:table-cell office:value-type="float" office:value="62826086.96" calcext:value-type="float">
            <text:p>62826086.96</text:p>
          </table:table-cell>
          <table:table-cell office:value-type="float" office:value="-74.96078491" calcext:value-type="float">
            <text:p>-74.96078491</text:p>
          </table:table-cell>
          <table:table-cell table:number-columns-repeated="3"/>
        </table:table-row>
        <table:table-row table:style-name="ro1">
          <table:table-cell office:value-type="float" office:value="63043478.26" calcext:value-type="float">
            <text:p>63043478.26</text:p>
          </table:table-cell>
          <table:table-cell office:value-type="float" office:value="-75.02131653" calcext:value-type="float">
            <text:p>-75.02131653</text:p>
          </table:table-cell>
          <table:table-cell table:number-columns-repeated="3"/>
        </table:table-row>
        <table:table-row table:style-name="ro1">
          <table:table-cell office:value-type="float" office:value="63260869.57" calcext:value-type="float">
            <text:p>63260869.57</text:p>
          </table:table-cell>
          <table:table-cell office:value-type="float" office:value="-74.92097473" calcext:value-type="float">
            <text:p>-74.92097473</text:p>
          </table:table-cell>
          <table:table-cell table:number-columns-repeated="3"/>
        </table:table-row>
        <table:table-row table:style-name="ro1">
          <table:table-cell office:value-type="float" office:value="63478260.87" calcext:value-type="float">
            <text:p>63478260.87</text:p>
          </table:table-cell>
          <table:table-cell office:value-type="float" office:value="-75.17274475" calcext:value-type="float">
            <text:p>-75.17274475</text:p>
          </table:table-cell>
          <table:table-cell table:number-columns-repeated="3"/>
        </table:table-row>
        <table:table-row table:style-name="ro1">
          <table:table-cell office:value-type="float" office:value="63695652.17" calcext:value-type="float">
            <text:p>63695652.17</text:p>
          </table:table-cell>
          <table:table-cell office:value-type="float" office:value="-75.24217224" calcext:value-type="float">
            <text:p>-75.24217224</text:p>
          </table:table-cell>
          <table:table-cell table:number-columns-repeated="3"/>
        </table:table-row>
        <table:table-row table:style-name="ro1">
          <table:table-cell office:value-type="float" office:value="63913043.48" calcext:value-type="float">
            <text:p>63913043.48</text:p>
          </table:table-cell>
          <table:table-cell office:value-type="float" office:value="-75.6192627" calcext:value-type="float">
            <text:p>-75.6192627</text:p>
          </table:table-cell>
          <table:table-cell table:number-columns-repeated="3"/>
        </table:table-row>
        <table:table-row table:style-name="ro1">
          <table:table-cell office:value-type="float" office:value="64130434.78" calcext:value-type="float">
            <text:p>64130434.78</text:p>
          </table:table-cell>
          <table:table-cell office:value-type="float" office:value="-75.75032806" calcext:value-type="float">
            <text:p>-75.75032806</text:p>
          </table:table-cell>
          <table:table-cell table:number-columns-repeated="3"/>
        </table:table-row>
        <table:table-row table:style-name="ro1">
          <table:table-cell office:value-type="float" office:value="64347826.09" calcext:value-type="float">
            <text:p>64347826.09</text:p>
          </table:table-cell>
          <table:table-cell office:value-type="float" office:value="-75.97353363" calcext:value-type="float">
            <text:p>-75.97353363</text:p>
          </table:table-cell>
          <table:table-cell table:number-columns-repeated="3"/>
        </table:table-row>
        <table:table-row table:style-name="ro1">
          <table:table-cell office:value-type="float" office:value="64565217.39" calcext:value-type="float">
            <text:p>64565217.39</text:p>
          </table:table-cell>
          <table:table-cell office:value-type="float" office:value="-76.13264465" calcext:value-type="float">
            <text:p>-76.13264465</text:p>
          </table:table-cell>
          <table:table-cell table:number-columns-repeated="3"/>
        </table:table-row>
        <table:table-row table:style-name="ro1">
          <table:table-cell office:value-type="float" office:value="64782608.7" calcext:value-type="float">
            <text:p>64782608.7</text:p>
          </table:table-cell>
          <table:table-cell office:value-type="float" office:value="-76.33377075" calcext:value-type="float">
            <text:p>-76.33377075</text:p>
          </table:table-cell>
          <table:table-cell table:number-columns-repeated="3"/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76.58168793" calcext:value-type="float">
            <text:p>-76.58168793</text:p>
          </table:table-cell>
          <table:table-cell table:number-columns-repeated="3"/>
        </table:table-row>
        <table:table-row table:style-name="ro1">
          <table:table-cell office:value-type="float" office:value="65217391.3" calcext:value-type="float">
            <text:p>65217391.3</text:p>
          </table:table-cell>
          <table:table-cell office:value-type="float" office:value="-76.76039124" calcext:value-type="float">
            <text:p>-76.76039124</text:p>
          </table:table-cell>
          <table:table-cell table:number-columns-repeated="3"/>
        </table:table-row>
        <table:table-row table:style-name="ro1">
          <table:table-cell office:value-type="float" office:value="65434782.61" calcext:value-type="float">
            <text:p>65434782.61</text:p>
          </table:table-cell>
          <table:table-cell office:value-type="float" office:value="-76.70683289" calcext:value-type="float">
            <text:p>-76.70683289</text:p>
          </table:table-cell>
          <table:table-cell table:number-columns-repeated="3"/>
        </table:table-row>
        <table:table-row table:style-name="ro1">
          <table:table-cell office:value-type="float" office:value="65652173.91" calcext:value-type="float">
            <text:p>65652173.91</text:p>
          </table:table-cell>
          <table:table-cell office:value-type="float" office:value="-76.93788147" calcext:value-type="float">
            <text:p>-76.93788147</text:p>
          </table:table-cell>
          <table:table-cell table:number-columns-repeated="3"/>
        </table:table-row>
        <table:table-row table:style-name="ro1">
          <table:table-cell office:value-type="float" office:value="65869565.22" calcext:value-type="float">
            <text:p>65869565.22</text:p>
          </table:table-cell>
          <table:table-cell office:value-type="float" office:value="-77.22393799" calcext:value-type="float">
            <text:p>-77.22393799</text:p>
          </table:table-cell>
          <table:table-cell table:number-columns-repeated="3"/>
        </table:table-row>
        <table:table-row table:style-name="ro1">
          <table:table-cell office:value-type="float" office:value="66086956.52" calcext:value-type="float">
            <text:p>66086956.52</text:p>
          </table:table-cell>
          <table:table-cell office:value-type="float" office:value="-77.09860229" calcext:value-type="float">
            <text:p>-77.09860229</text:p>
          </table:table-cell>
          <table:table-cell table:number-columns-repeated="3"/>
        </table:table-row>
        <table:table-row table:style-name="ro1">
          <table:table-cell office:value-type="float" office:value="66304347.83" calcext:value-type="float">
            <text:p>66304347.83</text:p>
          </table:table-cell>
          <table:table-cell office:value-type="float" office:value="-77.01970673" calcext:value-type="float">
            <text:p>-77.01970673</text:p>
          </table:table-cell>
          <table:table-cell table:number-columns-repeated="3"/>
        </table:table-row>
        <table:table-row table:style-name="ro1">
          <table:table-cell office:value-type="float" office:value="66521739.13" calcext:value-type="float">
            <text:p>66521739.13</text:p>
          </table:table-cell>
          <table:table-cell office:value-type="float" office:value="-77.61719513" calcext:value-type="float">
            <text:p>-77.61719513</text:p>
          </table:table-cell>
          <table:table-cell table:number-columns-repeated="3"/>
        </table:table-row>
        <table:table-row table:style-name="ro1">
          <table:table-cell office:value-type="float" office:value="66739130.43" calcext:value-type="float">
            <text:p>66739130.43</text:p>
          </table:table-cell>
          <table:table-cell office:value-type="float" office:value="-77.59446716" calcext:value-type="float">
            <text:p>-77.59446716</text:p>
          </table:table-cell>
          <table:table-cell table:number-columns-repeated="3"/>
        </table:table-row>
        <table:table-row table:style-name="ro1">
          <table:table-cell office:value-type="float" office:value="66956521.74" calcext:value-type="float">
            <text:p>66956521.74</text:p>
          </table:table-cell>
          <table:table-cell office:value-type="float" office:value="-77.73770142" calcext:value-type="float">
            <text:p>-77.73770142</text:p>
          </table:table-cell>
          <table:table-cell table:number-columns-repeated="3"/>
        </table:table-row>
        <table:table-row table:style-name="ro1">
          <table:table-cell office:value-type="float" office:value="67173913.04" calcext:value-type="float">
            <text:p>67173913.04</text:p>
          </table:table-cell>
          <table:table-cell office:value-type="float" office:value="-77.74567413" calcext:value-type="float">
            <text:p>-77.74567413</text:p>
          </table:table-cell>
          <table:table-cell table:number-columns-repeated="3"/>
        </table:table-row>
        <table:table-row table:style-name="ro1">
          <table:table-cell office:value-type="float" office:value="67391304.35" calcext:value-type="float">
            <text:p>67391304.35</text:p>
          </table:table-cell>
          <table:table-cell office:value-type="float" office:value="-77.90193176" calcext:value-type="float">
            <text:p>-77.90193176</text:p>
          </table:table-cell>
          <table:table-cell table:number-columns-repeated="3"/>
        </table:table-row>
        <table:table-row table:style-name="ro1">
          <table:table-cell office:value-type="float" office:value="67608695.65" calcext:value-type="float">
            <text:p>67608695.65</text:p>
          </table:table-cell>
          <table:table-cell office:value-type="float" office:value="-77.96784973" calcext:value-type="float">
            <text:p>-77.96784973</text:p>
          </table:table-cell>
          <table:table-cell table:number-columns-repeated="3"/>
        </table:table-row>
        <table:table-row table:style-name="ro1">
          <table:table-cell office:value-type="float" office:value="67826086.96" calcext:value-type="float">
            <text:p>67826086.96</text:p>
          </table:table-cell>
          <table:table-cell office:value-type="float" office:value="-78.22543335" calcext:value-type="float">
            <text:p>-78.22543335</text:p>
          </table:table-cell>
          <table:table-cell table:number-columns-repeated="3"/>
        </table:table-row>
        <table:table-row table:style-name="ro1">
          <table:table-cell office:value-type="float" office:value="68043478.26" calcext:value-type="float">
            <text:p>68043478.26</text:p>
          </table:table-cell>
          <table:table-cell office:value-type="float" office:value="-78.24913025" calcext:value-type="float">
            <text:p>-78.24913025</text:p>
          </table:table-cell>
          <table:table-cell table:number-columns-repeated="3"/>
        </table:table-row>
        <table:table-row table:style-name="ro1">
          <table:table-cell office:value-type="float" office:value="68260869.57" calcext:value-type="float">
            <text:p>68260869.57</text:p>
          </table:table-cell>
          <table:table-cell office:value-type="float" office:value="-78.47307587" calcext:value-type="float">
            <text:p>-78.47307587</text:p>
          </table:table-cell>
          <table:table-cell table:number-columns-repeated="3"/>
        </table:table-row>
        <table:table-row table:style-name="ro1">
          <table:table-cell office:value-type="float" office:value="68478260.87" calcext:value-type="float">
            <text:p>68478260.87</text:p>
          </table:table-cell>
          <table:table-cell office:value-type="float" office:value="-78.5723114" calcext:value-type="float">
            <text:p>-78.5723114</text:p>
          </table:table-cell>
          <table:table-cell table:number-columns-repeated="3"/>
        </table:table-row>
        <table:table-row table:style-name="ro1">
          <table:table-cell office:value-type="float" office:value="68695652.17" calcext:value-type="float">
            <text:p>68695652.17</text:p>
          </table:table-cell>
          <table:table-cell office:value-type="float" office:value="-78.55595398" calcext:value-type="float">
            <text:p>-78.55595398</text:p>
          </table:table-cell>
          <table:table-cell table:number-columns-repeated="3"/>
        </table:table-row>
        <table:table-row table:style-name="ro1">
          <table:table-cell office:value-type="float" office:value="68913043.48" calcext:value-type="float">
            <text:p>68913043.48</text:p>
          </table:table-cell>
          <table:table-cell office:value-type="float" office:value="-78.93830872" calcext:value-type="float">
            <text:p>-78.93830872</text:p>
          </table:table-cell>
          <table:table-cell table:number-columns-repeated="3"/>
        </table:table-row>
        <table:table-row table:style-name="ro1">
          <table:table-cell office:value-type="float" office:value="69130434.78" calcext:value-type="float">
            <text:p>69130434.78</text:p>
          </table:table-cell>
          <table:table-cell office:value-type="float" office:value="-78.58622742" calcext:value-type="float">
            <text:p>-78.58622742</text:p>
          </table:table-cell>
          <table:table-cell table:number-columns-repeated="3"/>
        </table:table-row>
        <table:table-row table:style-name="ro1">
          <table:table-cell office:value-type="float" office:value="69347826.09" calcext:value-type="float">
            <text:p>69347826.09</text:p>
          </table:table-cell>
          <table:table-cell office:value-type="float" office:value="-78.93768311" calcext:value-type="float">
            <text:p>-78.93768311</text:p>
          </table:table-cell>
          <table:table-cell table:number-columns-repeated="3"/>
        </table:table-row>
        <table:table-row table:style-name="ro1">
          <table:table-cell office:value-type="float" office:value="69565217.39" calcext:value-type="float">
            <text:p>69565217.39</text:p>
          </table:table-cell>
          <table:table-cell office:value-type="float" office:value="-79.17084503" calcext:value-type="float">
            <text:p>-79.17084503</text:p>
          </table:table-cell>
          <table:table-cell table:number-columns-repeated="3"/>
        </table:table-row>
        <table:table-row table:style-name="ro1">
          <table:table-cell office:value-type="float" office:value="69782608.7" calcext:value-type="float">
            <text:p>69782608.7</text:p>
          </table:table-cell>
          <table:table-cell office:value-type="float" office:value="-79.07899475" calcext:value-type="float">
            <text:p>-79.07899475</text:p>
          </table:table-cell>
          <table:table-cell table:number-columns-repeated="3"/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79.24319458" calcext:value-type="float">
            <text:p>-79.24319458</text:p>
          </table:table-cell>
          <table:table-cell table:number-columns-repeated="3"/>
        </table:table-row>
        <table:table-row table:style-name="ro1">
          <table:table-cell office:value-type="float" office:value="70217391.3" calcext:value-type="float">
            <text:p>70217391.3</text:p>
          </table:table-cell>
          <table:table-cell office:value-type="float" office:value="-79.54468536" calcext:value-type="float">
            <text:p>-79.54468536</text:p>
          </table:table-cell>
          <table:table-cell table:number-columns-repeated="3"/>
        </table:table-row>
        <table:table-row table:style-name="ro1">
          <table:table-cell office:value-type="float" office:value="70434782.61" calcext:value-type="float">
            <text:p>70434782.61</text:p>
          </table:table-cell>
          <table:table-cell office:value-type="float" office:value="-79.57946777" calcext:value-type="float">
            <text:p>-79.57946777</text:p>
          </table:table-cell>
          <table:table-cell table:number-columns-repeated="3"/>
        </table:table-row>
        <table:table-row table:style-name="ro1">
          <table:table-cell office:value-type="float" office:value="70652173.91" calcext:value-type="float">
            <text:p>70652173.91</text:p>
          </table:table-cell>
          <table:table-cell office:value-type="float" office:value="-79.64676666" calcext:value-type="float">
            <text:p>-79.64676666</text:p>
          </table:table-cell>
          <table:table-cell table:number-columns-repeated="3"/>
        </table:table-row>
        <table:table-row table:style-name="ro1">
          <table:table-cell office:value-type="float" office:value="70869565.22" calcext:value-type="float">
            <text:p>70869565.22</text:p>
          </table:table-cell>
          <table:table-cell office:value-type="float" office:value="-79.6175766" calcext:value-type="float">
            <text:p>-79.6175766</text:p>
          </table:table-cell>
          <table:table-cell table:number-columns-repeated="3"/>
        </table:table-row>
        <table:table-row table:style-name="ro1">
          <table:table-cell office:value-type="float" office:value="71086956.52" calcext:value-type="float">
            <text:p>71086956.52</text:p>
          </table:table-cell>
          <table:table-cell office:value-type="float" office:value="-79.98830414" calcext:value-type="float">
            <text:p>-79.98830414</text:p>
          </table:table-cell>
          <table:table-cell table:number-columns-repeated="3"/>
        </table:table-row>
        <table:table-row table:style-name="ro1">
          <table:table-cell office:value-type="float" office:value="71304347.83" calcext:value-type="float">
            <text:p>71304347.83</text:p>
          </table:table-cell>
          <table:table-cell office:value-type="float" office:value="-79.9885788" calcext:value-type="float">
            <text:p>-79.9885788</text:p>
          </table:table-cell>
          <table:table-cell table:number-columns-repeated="3"/>
        </table:table-row>
        <table:table-row table:style-name="ro1">
          <table:table-cell office:value-type="float" office:value="71521739.13" calcext:value-type="float">
            <text:p>71521739.13</text:p>
          </table:table-cell>
          <table:table-cell office:value-type="float" office:value="-80.00865936" calcext:value-type="float">
            <text:p>-80.00865936</text:p>
          </table:table-cell>
          <table:table-cell table:number-columns-repeated="3"/>
        </table:table-row>
        <table:table-row table:style-name="ro1">
          <table:table-cell office:value-type="float" office:value="71739130.43" calcext:value-type="float">
            <text:p>71739130.43</text:p>
          </table:table-cell>
          <table:table-cell office:value-type="float" office:value="-80.2374649" calcext:value-type="float">
            <text:p>-80.2374649</text:p>
          </table:table-cell>
          <table:table-cell table:number-columns-repeated="3"/>
        </table:table-row>
        <table:table-row table:style-name="ro1">
          <table:table-cell office:value-type="float" office:value="71956521.74" calcext:value-type="float">
            <text:p>71956521.74</text:p>
          </table:table-cell>
          <table:table-cell office:value-type="float" office:value="-80.26257324" calcext:value-type="float">
            <text:p>-80.26257324</text:p>
          </table:table-cell>
          <table:table-cell table:number-columns-repeated="3"/>
        </table:table-row>
        <table:table-row table:style-name="ro1">
          <table:table-cell office:value-type="float" office:value="72173913.04" calcext:value-type="float">
            <text:p>72173913.04</text:p>
          </table:table-cell>
          <table:table-cell office:value-type="float" office:value="-80.36961365" calcext:value-type="float">
            <text:p>-80.36961365</text:p>
          </table:table-cell>
          <table:table-cell table:number-columns-repeated="3"/>
        </table:table-row>
        <table:table-row table:style-name="ro1">
          <table:table-cell office:value-type="float" office:value="72391304.35" calcext:value-type="float">
            <text:p>72391304.35</text:p>
          </table:table-cell>
          <table:table-cell office:value-type="float" office:value="-80.32997131" calcext:value-type="float">
            <text:p>-80.32997131</text:p>
          </table:table-cell>
          <table:table-cell table:number-columns-repeated="3"/>
        </table:table-row>
        <table:table-row table:style-name="ro1">
          <table:table-cell office:value-type="float" office:value="72608695.65" calcext:value-type="float">
            <text:p>72608695.65</text:p>
          </table:table-cell>
          <table:table-cell office:value-type="float" office:value="-80.63053131" calcext:value-type="float">
            <text:p>-80.63053131</text:p>
          </table:table-cell>
          <table:table-cell table:number-columns-repeated="3"/>
        </table:table-row>
        <table:table-row table:style-name="ro1">
          <table:table-cell office:value-type="float" office:value="72826086.96" calcext:value-type="float">
            <text:p>72826086.96</text:p>
          </table:table-cell>
          <table:table-cell office:value-type="float" office:value="-80.76079559" calcext:value-type="float">
            <text:p>-80.76079559</text:p>
          </table:table-cell>
          <table:table-cell table:number-columns-repeated="3"/>
        </table:table-row>
        <table:table-row table:style-name="ro1">
          <table:table-cell office:value-type="float" office:value="73043478.26" calcext:value-type="float">
            <text:p>73043478.26</text:p>
          </table:table-cell>
          <table:table-cell office:value-type="float" office:value="-80.74305725" calcext:value-type="float">
            <text:p>-80.74305725</text:p>
          </table:table-cell>
          <table:table-cell table:number-columns-repeated="3"/>
        </table:table-row>
        <table:table-row table:style-name="ro1">
          <table:table-cell office:value-type="float" office:value="73260869.57" calcext:value-type="float">
            <text:p>73260869.57</text:p>
          </table:table-cell>
          <table:table-cell office:value-type="float" office:value="-80.89209747" calcext:value-type="float">
            <text:p>-80.89209747</text:p>
          </table:table-cell>
          <table:table-cell table:number-columns-repeated="3"/>
        </table:table-row>
        <table:table-row table:style-name="ro1">
          <table:table-cell office:value-type="float" office:value="73478260.87" calcext:value-type="float">
            <text:p>73478260.87</text:p>
          </table:table-cell>
          <table:table-cell office:value-type="float" office:value="-80.97000885" calcext:value-type="float">
            <text:p>-80.97000885</text:p>
          </table:table-cell>
          <table:table-cell table:number-columns-repeated="3"/>
        </table:table-row>
        <table:table-row table:style-name="ro1">
          <table:table-cell office:value-type="float" office:value="73695652.17" calcext:value-type="float">
            <text:p>73695652.17</text:p>
          </table:table-cell>
          <table:table-cell office:value-type="float" office:value="-81.21259308" calcext:value-type="float">
            <text:p>-81.21259308</text:p>
          </table:table-cell>
          <table:table-cell table:number-columns-repeated="3"/>
        </table:table-row>
        <table:table-row table:style-name="ro1">
          <table:table-cell office:value-type="float" office:value="73913043.48" calcext:value-type="float">
            <text:p>73913043.48</text:p>
          </table:table-cell>
          <table:table-cell office:value-type="float" office:value="-81.31587219" calcext:value-type="float">
            <text:p>-81.31587219</text:p>
          </table:table-cell>
          <table:table-cell table:number-columns-repeated="3"/>
        </table:table-row>
        <table:table-row table:style-name="ro1">
          <table:table-cell office:value-type="float" office:value="74130434.78" calcext:value-type="float">
            <text:p>74130434.78</text:p>
          </table:table-cell>
          <table:table-cell office:value-type="float" office:value="-81.2771759" calcext:value-type="float">
            <text:p>-81.2771759</text:p>
          </table:table-cell>
          <table:table-cell table:number-columns-repeated="3"/>
        </table:table-row>
        <table:table-row table:style-name="ro1">
          <table:table-cell office:value-type="float" office:value="74347826.09" calcext:value-type="float">
            <text:p>74347826.09</text:p>
          </table:table-cell>
          <table:table-cell office:value-type="float" office:value="-81.75141907" calcext:value-type="float">
            <text:p>-81.75141907</text:p>
          </table:table-cell>
          <table:table-cell table:number-columns-repeated="3"/>
        </table:table-row>
        <table:table-row table:style-name="ro1">
          <table:table-cell office:value-type="float" office:value="74565217.39" calcext:value-type="float">
            <text:p>74565217.39</text:p>
          </table:table-cell>
          <table:table-cell office:value-type="float" office:value="-81.3502655" calcext:value-type="float">
            <text:p>-81.3502655</text:p>
          </table:table-cell>
          <table:table-cell table:number-columns-repeated="3"/>
        </table:table-row>
        <table:table-row table:style-name="ro1">
          <table:table-cell office:value-type="float" office:value="74782608.7" calcext:value-type="float">
            <text:p>74782608.7</text:p>
          </table:table-cell>
          <table:table-cell office:value-type="float" office:value="-81.71173096" calcext:value-type="float">
            <text:p>-81.71173096</text:p>
          </table:table-cell>
          <table:table-cell table:number-columns-repeated="3"/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81.5684967" calcext:value-type="float">
            <text:p>-81.5684967</text:p>
          </table:table-cell>
          <table:table-cell table:number-columns-repeated="3"/>
        </table:table-row>
        <table:table-row table:style-name="ro1">
          <table:table-cell office:value-type="float" office:value="75217391.3" calcext:value-type="float">
            <text:p>75217391.3</text:p>
          </table:table-cell>
          <table:table-cell office:value-type="float" office:value="-81.76560974" calcext:value-type="float">
            <text:p>-81.76560974</text:p>
          </table:table-cell>
          <table:table-cell table:number-columns-repeated="3"/>
        </table:table-row>
        <table:table-row table:style-name="ro1">
          <table:table-cell office:value-type="float" office:value="75434782.61" calcext:value-type="float">
            <text:p>75434782.61</text:p>
          </table:table-cell>
          <table:table-cell office:value-type="float" office:value="-81.75540161" calcext:value-type="float">
            <text:p>-81.75540161</text:p>
          </table:table-cell>
          <table:table-cell table:number-columns-repeated="3"/>
        </table:table-row>
        <table:table-row table:style-name="ro1">
          <table:table-cell office:value-type="float" office:value="75652173.91" calcext:value-type="float">
            <text:p>75652173.91</text:p>
          </table:table-cell>
          <table:table-cell office:value-type="float" office:value="-81.77290344" calcext:value-type="float">
            <text:p>-81.77290344</text:p>
          </table:table-cell>
          <table:table-cell table:number-columns-repeated="3"/>
        </table:table-row>
        <table:table-row table:style-name="ro1">
          <table:table-cell office:value-type="float" office:value="75869565.22" calcext:value-type="float">
            <text:p>75869565.22</text:p>
          </table:table-cell>
          <table:table-cell office:value-type="float" office:value="-82.02555084" calcext:value-type="float">
            <text:p>-82.02555084</text:p>
          </table:table-cell>
          <table:table-cell table:number-columns-repeated="3"/>
        </table:table-row>
        <table:table-row table:style-name="ro1">
          <table:table-cell office:value-type="float" office:value="76086956.52" calcext:value-type="float">
            <text:p>76086956.52</text:p>
          </table:table-cell>
          <table:table-cell office:value-type="float" office:value="-82.11621094" calcext:value-type="float">
            <text:p>-82.11621094</text:p>
          </table:table-cell>
          <table:table-cell table:number-columns-repeated="3"/>
        </table:table-row>
        <table:table-row table:style-name="ro1">
          <table:table-cell office:value-type="float" office:value="76304347.83" calcext:value-type="float">
            <text:p>76304347.83</text:p>
          </table:table-cell>
          <table:table-cell office:value-type="float" office:value="-82.2858963" calcext:value-type="float">
            <text:p>-82.2858963</text:p>
          </table:table-cell>
          <table:table-cell table:number-columns-repeated="3"/>
        </table:table-row>
        <table:table-row table:style-name="ro1">
          <table:table-cell office:value-type="float" office:value="76521739.13" calcext:value-type="float">
            <text:p>76521739.13</text:p>
          </table:table-cell>
          <table:table-cell office:value-type="float" office:value="-82.28256989" calcext:value-type="float">
            <text:p>-82.28256989</text:p>
          </table:table-cell>
          <table:table-cell table:number-columns-repeated="3"/>
        </table:table-row>
        <table:table-row table:style-name="ro1">
          <table:table-cell office:value-type="float" office:value="76739130.43" calcext:value-type="float">
            <text:p>76739130.43</text:p>
          </table:table-cell>
          <table:table-cell office:value-type="float" office:value="-82.46015167" calcext:value-type="float">
            <text:p>-82.46015167</text:p>
          </table:table-cell>
          <table:table-cell table:number-columns-repeated="3"/>
        </table:table-row>
        <table:table-row table:style-name="ro1">
          <table:table-cell office:value-type="float" office:value="76956521.74" calcext:value-type="float">
            <text:p>76956521.74</text:p>
          </table:table-cell>
          <table:table-cell office:value-type="float" office:value="-82.36006165" calcext:value-type="float">
            <text:p>-82.36006165</text:p>
          </table:table-cell>
          <table:table-cell table:number-columns-repeated="3"/>
        </table:table-row>
        <table:table-row table:style-name="ro1">
          <table:table-cell office:value-type="float" office:value="77173913.04" calcext:value-type="float">
            <text:p>77173913.04</text:p>
          </table:table-cell>
          <table:table-cell office:value-type="float" office:value="-82.35853577" calcext:value-type="float">
            <text:p>-82.35853577</text:p>
          </table:table-cell>
          <table:table-cell table:number-columns-repeated="3"/>
        </table:table-row>
        <table:table-row table:style-name="ro1">
          <table:table-cell office:value-type="float" office:value="77391304.35" calcext:value-type="float">
            <text:p>77391304.35</text:p>
          </table:table-cell>
          <table:table-cell office:value-type="float" office:value="-82.37187195" calcext:value-type="float">
            <text:p>-82.37187195</text:p>
          </table:table-cell>
          <table:table-cell table:number-columns-repeated="3"/>
        </table:table-row>
        <table:table-row table:style-name="ro1">
          <table:table-cell office:value-type="float" office:value="77608695.65" calcext:value-type="float">
            <text:p>77608695.65</text:p>
          </table:table-cell>
          <table:table-cell office:value-type="float" office:value="-82.59468842" calcext:value-type="float">
            <text:p>-82.59468842</text:p>
          </table:table-cell>
          <table:table-cell table:number-columns-repeated="3"/>
        </table:table-row>
        <table:table-row table:style-name="ro1">
          <table:table-cell office:value-type="float" office:value="77826086.96" calcext:value-type="float">
            <text:p>77826086.96</text:p>
          </table:table-cell>
          <table:table-cell office:value-type="float" office:value="-82.86076355" calcext:value-type="float">
            <text:p>-82.86076355</text:p>
          </table:table-cell>
          <table:table-cell table:number-columns-repeated="3"/>
        </table:table-row>
        <table:table-row table:style-name="ro1">
          <table:table-cell office:value-type="float" office:value="78043478.26" calcext:value-type="float">
            <text:p>78043478.26</text:p>
          </table:table-cell>
          <table:table-cell office:value-type="float" office:value="-82.8436203" calcext:value-type="float">
            <text:p>-82.8436203</text:p>
          </table:table-cell>
          <table:table-cell table:number-columns-repeated="3"/>
        </table:table-row>
        <table:table-row table:style-name="ro1">
          <table:table-cell office:value-type="float" office:value="78260869.57" calcext:value-type="float">
            <text:p>78260869.57</text:p>
          </table:table-cell>
          <table:table-cell office:value-type="float" office:value="-82.78552246" calcext:value-type="float">
            <text:p>-82.78552246</text:p>
          </table:table-cell>
          <table:table-cell table:number-columns-repeated="3"/>
        </table:table-row>
        <table:table-row table:style-name="ro1">
          <table:table-cell office:value-type="float" office:value="78478260.87" calcext:value-type="float">
            <text:p>78478260.87</text:p>
          </table:table-cell>
          <table:table-cell office:value-type="float" office:value="-82.75428772" calcext:value-type="float">
            <text:p>-82.75428772</text:p>
          </table:table-cell>
          <table:table-cell table:number-columns-repeated="3"/>
        </table:table-row>
        <table:table-row table:style-name="ro1">
          <table:table-cell office:value-type="float" office:value="78695652.17" calcext:value-type="float">
            <text:p>78695652.17</text:p>
          </table:table-cell>
          <table:table-cell office:value-type="float" office:value="-83.11578369" calcext:value-type="float">
            <text:p>-83.11578369</text:p>
          </table:table-cell>
          <table:table-cell table:number-columns-repeated="3"/>
        </table:table-row>
        <table:table-row table:style-name="ro1">
          <table:table-cell office:value-type="float" office:value="78913043.48" calcext:value-type="float">
            <text:p>78913043.48</text:p>
          </table:table-cell>
          <table:table-cell office:value-type="float" office:value="-83.14775848" calcext:value-type="float">
            <text:p>-83.14775848</text:p>
          </table:table-cell>
          <table:table-cell table:number-columns-repeated="3"/>
        </table:table-row>
        <table:table-row table:style-name="ro1">
          <table:table-cell office:value-type="float" office:value="79130434.78" calcext:value-type="float">
            <text:p>79130434.78</text:p>
          </table:table-cell>
          <table:table-cell office:value-type="float" office:value="-83.38368988" calcext:value-type="float">
            <text:p>-83.38368988</text:p>
          </table:table-cell>
          <table:table-cell table:number-columns-repeated="3"/>
        </table:table-row>
        <table:table-row table:style-name="ro1">
          <table:table-cell office:value-type="float" office:value="79347826.09" calcext:value-type="float">
            <text:p>79347826.09</text:p>
          </table:table-cell>
          <table:table-cell office:value-type="float" office:value="-83.07106781" calcext:value-type="float">
            <text:p>-83.07106781</text:p>
          </table:table-cell>
          <table:table-cell table:number-columns-repeated="3"/>
        </table:table-row>
        <table:table-row table:style-name="ro1">
          <table:table-cell office:value-type="float" office:value="79565217.39" calcext:value-type="float">
            <text:p>79565217.39</text:p>
          </table:table-cell>
          <table:table-cell office:value-type="float" office:value="-83.28617859" calcext:value-type="float">
            <text:p>-83.28617859</text:p>
          </table:table-cell>
          <table:table-cell table:number-columns-repeated="3"/>
        </table:table-row>
        <table:table-row table:style-name="ro1">
          <table:table-cell office:value-type="float" office:value="79782608.7" calcext:value-type="float">
            <text:p>79782608.7</text:p>
          </table:table-cell>
          <table:table-cell office:value-type="float" office:value="-83.64198303" calcext:value-type="float">
            <text:p>-83.64198303</text:p>
          </table:table-cell>
          <table:table-cell table:number-columns-repeated="3"/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83.29314423" calcext:value-type="float">
            <text:p>-83.29314423</text:p>
          </table:table-cell>
          <table:table-cell table:number-columns-repeated="3"/>
        </table:table-row>
        <table:table-row table:style-name="ro1">
          <table:table-cell office:value-type="float" office:value="80217391.3" calcext:value-type="float">
            <text:p>80217391.3</text:p>
          </table:table-cell>
          <table:table-cell office:value-type="float" office:value="-83.30271912" calcext:value-type="float">
            <text:p>-83.30271912</text:p>
          </table:table-cell>
          <table:table-cell table:number-columns-repeated="3"/>
        </table:table-row>
        <table:table-row table:style-name="ro1">
          <table:table-cell office:value-type="float" office:value="80434782.61" calcext:value-type="float">
            <text:p>80434782.61</text:p>
          </table:table-cell>
          <table:table-cell office:value-type="float" office:value="-83.42510986" calcext:value-type="float">
            <text:p>-83.42510986</text:p>
          </table:table-cell>
          <table:table-cell table:number-columns-repeated="3"/>
        </table:table-row>
        <table:table-row table:style-name="ro1">
          <table:table-cell office:value-type="float" office:value="80652173.91" calcext:value-type="float">
            <text:p>80652173.91</text:p>
          </table:table-cell>
          <table:table-cell office:value-type="float" office:value="-83.8393631" calcext:value-type="float">
            <text:p>-83.8393631</text:p>
          </table:table-cell>
          <table:table-cell table:number-columns-repeated="3"/>
        </table:table-row>
        <table:table-row table:style-name="ro1">
          <table:table-cell office:value-type="float" office:value="80869565.22" calcext:value-type="float">
            <text:p>80869565.22</text:p>
          </table:table-cell>
          <table:table-cell office:value-type="float" office:value="-83.78521729" calcext:value-type="float">
            <text:p>-83.78521729</text:p>
          </table:table-cell>
          <table:table-cell table:number-columns-repeated="3"/>
        </table:table-row>
        <table:table-row table:style-name="ro1">
          <table:table-cell office:value-type="float" office:value="81086956.52" calcext:value-type="float">
            <text:p>81086956.52</text:p>
          </table:table-cell>
          <table:table-cell office:value-type="float" office:value="-83.99880981" calcext:value-type="float">
            <text:p>-83.99880981</text:p>
          </table:table-cell>
          <table:table-cell table:number-columns-repeated="3"/>
        </table:table-row>
        <table:table-row table:style-name="ro1">
          <table:table-cell office:value-type="float" office:value="81304347.83" calcext:value-type="float">
            <text:p>81304347.83</text:p>
          </table:table-cell>
          <table:table-cell office:value-type="float" office:value="-83.90058899" calcext:value-type="float">
            <text:p>-83.90058899</text:p>
          </table:table-cell>
          <table:table-cell table:number-columns-repeated="3"/>
        </table:table-row>
        <table:table-row table:style-name="ro1">
          <table:table-cell office:value-type="float" office:value="81521739.13" calcext:value-type="float">
            <text:p>81521739.13</text:p>
          </table:table-cell>
          <table:table-cell office:value-type="float" office:value="-83.80482483" calcext:value-type="float">
            <text:p>-83.80482483</text:p>
          </table:table-cell>
          <table:table-cell table:number-columns-repeated="3"/>
        </table:table-row>
        <table:table-row table:style-name="ro1">
          <table:table-cell office:value-type="float" office:value="81739130.43" calcext:value-type="float">
            <text:p>81739130.43</text:p>
          </table:table-cell>
          <table:table-cell office:value-type="float" office:value="-83.76229095" calcext:value-type="float">
            <text:p>-83.76229095</text:p>
          </table:table-cell>
          <table:table-cell table:number-columns-repeated="3"/>
        </table:table-row>
        <table:table-row table:style-name="ro1">
          <table:table-cell office:value-type="float" office:value="81956521.74" calcext:value-type="float">
            <text:p>81956521.74</text:p>
          </table:table-cell>
          <table:table-cell office:value-type="float" office:value="-84.13916016" calcext:value-type="float">
            <text:p>-84.13916016</text:p>
          </table:table-cell>
          <table:table-cell table:number-columns-repeated="3"/>
        </table:table-row>
        <table:table-row table:style-name="ro1">
          <table:table-cell office:value-type="float" office:value="82173913.04" calcext:value-type="float">
            <text:p>82173913.04</text:p>
          </table:table-cell>
          <table:table-cell office:value-type="float" office:value="-84.17308807" calcext:value-type="float">
            <text:p>-84.17308807</text:p>
          </table:table-cell>
          <table:table-cell table:number-columns-repeated="3"/>
        </table:table-row>
        <table:table-row table:style-name="ro1">
          <table:table-cell office:value-type="float" office:value="82391304.35" calcext:value-type="float">
            <text:p>82391304.35</text:p>
          </table:table-cell>
          <table:table-cell office:value-type="float" office:value="-84.0568924" calcext:value-type="float">
            <text:p>-84.0568924</text:p>
          </table:table-cell>
          <table:table-cell table:number-columns-repeated="3"/>
        </table:table-row>
        <table:table-row table:style-name="ro1">
          <table:table-cell office:value-type="float" office:value="82608695.65" calcext:value-type="float">
            <text:p>82608695.65</text:p>
          </table:table-cell>
          <table:table-cell office:value-type="float" office:value="-84.07229614" calcext:value-type="float">
            <text:p>-84.07229614</text:p>
          </table:table-cell>
          <table:table-cell table:number-columns-repeated="3"/>
        </table:table-row>
        <table:table-row table:style-name="ro1">
          <table:table-cell office:value-type="float" office:value="82826086.96" calcext:value-type="float">
            <text:p>82826086.96</text:p>
          </table:table-cell>
          <table:table-cell office:value-type="float" office:value="-84.30483246" calcext:value-type="float">
            <text:p>-84.30483246</text:p>
          </table:table-cell>
          <table:table-cell table:number-columns-repeated="3"/>
        </table:table-row>
        <table:table-row table:style-name="ro1">
          <table:table-cell office:value-type="float" office:value="83043478.26" calcext:value-type="float">
            <text:p>83043478.26</text:p>
          </table:table-cell>
          <table:table-cell office:value-type="float" office:value="-84.3225174" calcext:value-type="float">
            <text:p>-84.3225174</text:p>
          </table:table-cell>
          <table:table-cell table:number-columns-repeated="3"/>
        </table:table-row>
        <table:table-row table:style-name="ro1">
          <table:table-cell office:value-type="float" office:value="83260869.57" calcext:value-type="float">
            <text:p>83260869.57</text:p>
          </table:table-cell>
          <table:table-cell office:value-type="float" office:value="-84.66542053" calcext:value-type="float">
            <text:p>-84.66542053</text:p>
          </table:table-cell>
          <table:table-cell table:number-columns-repeated="3"/>
        </table:table-row>
        <table:table-row table:style-name="ro1">
          <table:table-cell office:value-type="float" office:value="83478260.87" calcext:value-type="float">
            <text:p>83478260.87</text:p>
          </table:table-cell>
          <table:table-cell office:value-type="float" office:value="-84.4048233" calcext:value-type="float">
            <text:p>-84.4048233</text:p>
          </table:table-cell>
          <table:table-cell table:number-columns-repeated="3"/>
        </table:table-row>
        <table:table-row table:style-name="ro1">
          <table:table-cell office:value-type="float" office:value="83695652.17" calcext:value-type="float">
            <text:p>83695652.17</text:p>
          </table:table-cell>
          <table:table-cell office:value-type="float" office:value="-84.29695892" calcext:value-type="float">
            <text:p>-84.29695892</text:p>
          </table:table-cell>
          <table:table-cell table:number-columns-repeated="3"/>
        </table:table-row>
        <table:table-row table:style-name="ro1">
          <table:table-cell office:value-type="float" office:value="83913043.48" calcext:value-type="float">
            <text:p>83913043.48</text:p>
          </table:table-cell>
          <table:table-cell office:value-type="float" office:value="-84.40657043" calcext:value-type="float">
            <text:p>-84.40657043</text:p>
          </table:table-cell>
          <table:table-cell table:number-columns-repeated="3"/>
        </table:table-row>
        <table:table-row table:style-name="ro1">
          <table:table-cell office:value-type="float" office:value="84130434.78" calcext:value-type="float">
            <text:p>84130434.78</text:p>
          </table:table-cell>
          <table:table-cell office:value-type="float" office:value="-84.60652924" calcext:value-type="float">
            <text:p>-84.60652924</text:p>
          </table:table-cell>
          <table:table-cell table:number-columns-repeated="3"/>
        </table:table-row>
        <table:table-row table:style-name="ro1">
          <table:table-cell office:value-type="float" office:value="84347826.09" calcext:value-type="float">
            <text:p>84347826.09</text:p>
          </table:table-cell>
          <table:table-cell office:value-type="float" office:value="-84.48709869" calcext:value-type="float">
            <text:p>-84.48709869</text:p>
          </table:table-cell>
          <table:table-cell table:number-columns-repeated="3"/>
        </table:table-row>
        <table:table-row table:style-name="ro1">
          <table:table-cell office:value-type="float" office:value="84565217.39" calcext:value-type="float">
            <text:p>84565217.39</text:p>
          </table:table-cell>
          <table:table-cell office:value-type="float" office:value="-84.77461243" calcext:value-type="float">
            <text:p>-84.77461243</text:p>
          </table:table-cell>
          <table:table-cell table:number-columns-repeated="3"/>
        </table:table-row>
        <table:table-row table:style-name="ro1">
          <table:table-cell office:value-type="float" office:value="84782608.7" calcext:value-type="float">
            <text:p>84782608.7</text:p>
          </table:table-cell>
          <table:table-cell office:value-type="float" office:value="-84.67166138" calcext:value-type="float">
            <text:p>-84.67166138</text:p>
          </table:table-cell>
          <table:table-cell table:number-columns-repeated="3"/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84.86779022" calcext:value-type="float">
            <text:p>-84.86779022</text:p>
          </table:table-cell>
          <table:table-cell table:number-columns-repeated="3"/>
        </table:table-row>
        <table:table-row table:style-name="ro1">
          <table:table-cell office:value-type="float" office:value="85217391.3" calcext:value-type="float">
            <text:p>85217391.3</text:p>
          </table:table-cell>
          <table:table-cell office:value-type="float" office:value="-84.98560333" calcext:value-type="float">
            <text:p>-84.98560333</text:p>
          </table:table-cell>
          <table:table-cell table:number-columns-repeated="3"/>
        </table:table-row>
        <table:table-row table:style-name="ro1">
          <table:table-cell office:value-type="float" office:value="85434782.61" calcext:value-type="float">
            <text:p>85434782.61</text:p>
          </table:table-cell>
          <table:table-cell office:value-type="float" office:value="-84.9559021" calcext:value-type="float">
            <text:p>-84.9559021</text:p>
          </table:table-cell>
          <table:table-cell table:number-columns-repeated="3"/>
        </table:table-row>
        <table:table-row table:style-name="ro1">
          <table:table-cell office:value-type="float" office:value="85652173.91" calcext:value-type="float">
            <text:p>85652173.91</text:p>
          </table:table-cell>
          <table:table-cell office:value-type="float" office:value="-85.35970306" calcext:value-type="float">
            <text:p>-85.35970306</text:p>
          </table:table-cell>
          <table:table-cell table:number-columns-repeated="3"/>
        </table:table-row>
        <table:table-row table:style-name="ro1">
          <table:table-cell office:value-type="float" office:value="85869565.22" calcext:value-type="float">
            <text:p>85869565.22</text:p>
          </table:table-cell>
          <table:table-cell office:value-type="float" office:value="-85.04576111" calcext:value-type="float">
            <text:p>-85.04576111</text:p>
          </table:table-cell>
          <table:table-cell table:number-columns-repeated="3"/>
        </table:table-row>
        <table:table-row table:style-name="ro1">
          <table:table-cell office:value-type="float" office:value="86086956.52" calcext:value-type="float">
            <text:p>86086956.52</text:p>
          </table:table-cell>
          <table:table-cell office:value-type="float" office:value="-85.28408051" calcext:value-type="float">
            <text:p>-85.28408051</text:p>
          </table:table-cell>
          <table:table-cell table:number-columns-repeated="3"/>
        </table:table-row>
        <table:table-row table:style-name="ro1">
          <table:table-cell office:value-type="float" office:value="86304347.83" calcext:value-type="float">
            <text:p>86304347.83</text:p>
          </table:table-cell>
          <table:table-cell office:value-type="float" office:value="-85.23058319" calcext:value-type="float">
            <text:p>-85.23058319</text:p>
          </table:table-cell>
          <table:table-cell table:number-columns-repeated="3"/>
        </table:table-row>
        <table:table-row table:style-name="ro1">
          <table:table-cell office:value-type="float" office:value="86521739.13" calcext:value-type="float">
            <text:p>86521739.13</text:p>
          </table:table-cell>
          <table:table-cell office:value-type="float" office:value="-85.26670837" calcext:value-type="float">
            <text:p>-85.26670837</text:p>
          </table:table-cell>
          <table:table-cell table:number-columns-repeated="3"/>
        </table:table-row>
        <table:table-row table:style-name="ro1">
          <table:table-cell office:value-type="float" office:value="86739130.43" calcext:value-type="float">
            <text:p>86739130.43</text:p>
          </table:table-cell>
          <table:table-cell office:value-type="float" office:value="-85.51759338" calcext:value-type="float">
            <text:p>-85.51759338</text:p>
          </table:table-cell>
          <table:table-cell table:number-columns-repeated="3"/>
        </table:table-row>
        <table:table-row table:style-name="ro1">
          <table:table-cell office:value-type="float" office:value="86956521.74" calcext:value-type="float">
            <text:p>86956521.74</text:p>
          </table:table-cell>
          <table:table-cell office:value-type="float" office:value="-85.36219788" calcext:value-type="float">
            <text:p>-85.36219788</text:p>
          </table:table-cell>
          <table:table-cell table:number-columns-repeated="3"/>
        </table:table-row>
        <table:table-row table:style-name="ro1">
          <table:table-cell office:value-type="float" office:value="87173913.04" calcext:value-type="float">
            <text:p>87173913.04</text:p>
          </table:table-cell>
          <table:table-cell office:value-type="float" office:value="-85.52159882" calcext:value-type="float">
            <text:p>-85.52159882</text:p>
          </table:table-cell>
          <table:table-cell table:number-columns-repeated="3"/>
        </table:table-row>
        <table:table-row table:style-name="ro1">
          <table:table-cell office:value-type="float" office:value="87391304.35" calcext:value-type="float">
            <text:p>87391304.35</text:p>
          </table:table-cell>
          <table:table-cell office:value-type="float" office:value="-85.57054138" calcext:value-type="float">
            <text:p>-85.57054138</text:p>
          </table:table-cell>
          <table:table-cell table:number-columns-repeated="3"/>
        </table:table-row>
        <table:table-row table:style-name="ro1">
          <table:table-cell office:value-type="float" office:value="87608695.65" calcext:value-type="float">
            <text:p>87608695.65</text:p>
          </table:table-cell>
          <table:table-cell office:value-type="float" office:value="-85.63848877" calcext:value-type="float">
            <text:p>-85.63848877</text:p>
          </table:table-cell>
          <table:table-cell table:number-columns-repeated="3"/>
        </table:table-row>
        <table:table-row table:style-name="ro1">
          <table:table-cell office:value-type="float" office:value="87826086.96" calcext:value-type="float">
            <text:p>87826086.96</text:p>
          </table:table-cell>
          <table:table-cell office:value-type="float" office:value="-85.69380951" calcext:value-type="float">
            <text:p>-85.69380951</text:p>
          </table:table-cell>
          <table:table-cell table:number-columns-repeated="3"/>
        </table:table-row>
        <table:table-row table:style-name="ro1">
          <table:table-cell office:value-type="float" office:value="88043478.26" calcext:value-type="float">
            <text:p>88043478.26</text:p>
          </table:table-cell>
          <table:table-cell office:value-type="float" office:value="-85.50791931" calcext:value-type="float">
            <text:p>-85.50791931</text:p>
          </table:table-cell>
          <table:table-cell table:number-columns-repeated="3"/>
        </table:table-row>
        <table:table-row table:style-name="ro1">
          <table:table-cell office:value-type="float" office:value="88260869.57" calcext:value-type="float">
            <text:p>88260869.57</text:p>
          </table:table-cell>
          <table:table-cell office:value-type="float" office:value="-85.31115723" calcext:value-type="float">
            <text:p>-85.31115723</text:p>
          </table:table-cell>
          <table:table-cell table:number-columns-repeated="3"/>
        </table:table-row>
        <table:table-row table:style-name="ro1">
          <table:table-cell office:value-type="float" office:value="88478260.87" calcext:value-type="float">
            <text:p>88478260.87</text:p>
          </table:table-cell>
          <table:table-cell office:value-type="float" office:value="-84.86638641" calcext:value-type="float">
            <text:p>-84.86638641</text:p>
          </table:table-cell>
          <table:table-cell table:number-columns-repeated="3"/>
        </table:table-row>
        <table:table-row table:style-name="ro1">
          <table:table-cell office:value-type="float" office:value="88695652.17" calcext:value-type="float">
            <text:p>88695652.17</text:p>
          </table:table-cell>
          <table:table-cell office:value-type="float" office:value="-83.97612762" calcext:value-type="float">
            <text:p>-83.97612762</text:p>
          </table:table-cell>
          <table:table-cell table:number-columns-repeated="3"/>
        </table:table-row>
        <table:table-row table:style-name="ro1">
          <table:table-cell office:value-type="float" office:value="88913043.48" calcext:value-type="float">
            <text:p>88913043.48</text:p>
          </table:table-cell>
          <table:table-cell office:value-type="float" office:value="-83.33698273" calcext:value-type="float">
            <text:p>-83.33698273</text:p>
          </table:table-cell>
          <table:table-cell table:number-columns-repeated="3"/>
        </table:table-row>
        <table:table-row table:style-name="ro1">
          <table:table-cell office:value-type="float" office:value="89130434.78" calcext:value-type="float">
            <text:p>89130434.78</text:p>
          </table:table-cell>
          <table:table-cell office:value-type="float" office:value="-82.87493896" calcext:value-type="float">
            <text:p>-82.87493896</text:p>
          </table:table-cell>
          <table:table-cell table:number-columns-repeated="3"/>
        </table:table-row>
        <table:table-row table:style-name="ro1">
          <table:table-cell office:value-type="float" office:value="89347826.09" calcext:value-type="float">
            <text:p>89347826.09</text:p>
          </table:table-cell>
          <table:table-cell office:value-type="float" office:value="-82.85657501" calcext:value-type="float">
            <text:p>-82.85657501</text:p>
          </table:table-cell>
          <table:table-cell table:number-columns-repeated="3"/>
        </table:table-row>
        <table:table-row table:style-name="ro1">
          <table:table-cell office:value-type="float" office:value="89565217.39" calcext:value-type="float">
            <text:p>89565217.39</text:p>
          </table:table-cell>
          <table:table-cell office:value-type="float" office:value="-83.03114319" calcext:value-type="float">
            <text:p>-83.03114319</text:p>
          </table:table-cell>
          <table:table-cell table:number-columns-repeated="3"/>
        </table:table-row>
        <table:table-row table:style-name="ro1">
          <table:table-cell office:value-type="float" office:value="89782608.7" calcext:value-type="float">
            <text:p>89782608.7</text:p>
          </table:table-cell>
          <table:table-cell office:value-type="float" office:value="-82.68666077" calcext:value-type="float">
            <text:p>-82.68666077</text:p>
          </table:table-cell>
          <table:table-cell table:number-columns-repeated="3"/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82.8739624" calcext:value-type="float">
            <text:p>-82.8739624</text:p>
          </table:table-cell>
          <table:table-cell table:number-columns-repeated="3"/>
        </table:table-row>
        <table:table-row table:style-name="ro1">
          <table:table-cell office:value-type="float" office:value="90217391.3" calcext:value-type="float">
            <text:p>90217391.3</text:p>
          </table:table-cell>
          <table:table-cell office:value-type="float" office:value="-83.91929626" calcext:value-type="float">
            <text:p>-83.91929626</text:p>
          </table:table-cell>
          <table:table-cell table:number-columns-repeated="3"/>
        </table:table-row>
        <table:table-row table:style-name="ro1">
          <table:table-cell office:value-type="float" office:value="90434782.61" calcext:value-type="float">
            <text:p>90434782.61</text:p>
          </table:table-cell>
          <table:table-cell office:value-type="float" office:value="-84.90028381" calcext:value-type="float">
            <text:p>-84.90028381</text:p>
          </table:table-cell>
          <table:table-cell table:number-columns-repeated="3"/>
        </table:table-row>
        <table:table-row table:style-name="ro1">
          <table:table-cell office:value-type="float" office:value="90652173.91" calcext:value-type="float">
            <text:p>90652173.91</text:p>
          </table:table-cell>
          <table:table-cell office:value-type="float" office:value="-85.85512543" calcext:value-type="float">
            <text:p>-85.85512543</text:p>
          </table:table-cell>
          <table:table-cell table:number-columns-repeated="3"/>
        </table:table-row>
        <table:table-row table:style-name="ro1">
          <table:table-cell office:value-type="float" office:value="90869565.22" calcext:value-type="float">
            <text:p>90869565.22</text:p>
          </table:table-cell>
          <table:table-cell office:value-type="float" office:value="-86.19418335" calcext:value-type="float">
            <text:p>-86.19418335</text:p>
          </table:table-cell>
          <table:table-cell table:number-columns-repeated="3"/>
        </table:table-row>
        <table:table-row table:style-name="ro1">
          <table:table-cell office:value-type="float" office:value="91086956.52" calcext:value-type="float">
            <text:p>91086956.52</text:p>
          </table:table-cell>
          <table:table-cell office:value-type="float" office:value="-86.29697418" calcext:value-type="float">
            <text:p>-86.29697418</text:p>
          </table:table-cell>
          <table:table-cell table:number-columns-repeated="3"/>
        </table:table-row>
        <table:table-row table:style-name="ro1">
          <table:table-cell office:value-type="float" office:value="91304347.83" calcext:value-type="float">
            <text:p>91304347.83</text:p>
          </table:table-cell>
          <table:table-cell office:value-type="float" office:value="-86.84886932" calcext:value-type="float">
            <text:p>-86.84886932</text:p>
          </table:table-cell>
          <table:table-cell table:number-columns-repeated="3"/>
        </table:table-row>
        <table:table-row table:style-name="ro1">
          <table:table-cell office:value-type="float" office:value="91521739.13" calcext:value-type="float">
            <text:p>91521739.13</text:p>
          </table:table-cell>
          <table:table-cell office:value-type="float" office:value="-86.54077911" calcext:value-type="float">
            <text:p>-86.54077911</text:p>
          </table:table-cell>
          <table:table-cell table:number-columns-repeated="3"/>
        </table:table-row>
        <table:table-row table:style-name="ro1">
          <table:table-cell office:value-type="float" office:value="91739130.43" calcext:value-type="float">
            <text:p>91739130.43</text:p>
          </table:table-cell>
          <table:table-cell office:value-type="float" office:value="-86.27941895" calcext:value-type="float">
            <text:p>-86.27941895</text:p>
          </table:table-cell>
          <table:table-cell table:number-columns-repeated="3"/>
        </table:table-row>
        <table:table-row table:style-name="ro1">
          <table:table-cell office:value-type="float" office:value="91956521.74" calcext:value-type="float">
            <text:p>91956521.74</text:p>
          </table:table-cell>
          <table:table-cell office:value-type="float" office:value="-85.90507507" calcext:value-type="float">
            <text:p>-85.90507507</text:p>
          </table:table-cell>
          <table:table-cell table:number-columns-repeated="3"/>
        </table:table-row>
        <table:table-row table:style-name="ro1">
          <table:table-cell office:value-type="float" office:value="92173913.04" calcext:value-type="float">
            <text:p>92173913.04</text:p>
          </table:table-cell>
          <table:table-cell office:value-type="float" office:value="-85.67572021" calcext:value-type="float">
            <text:p>-85.67572021</text:p>
          </table:table-cell>
          <table:table-cell table:number-columns-repeated="3"/>
        </table:table-row>
        <table:table-row table:style-name="ro1">
          <table:table-cell office:value-type="float" office:value="92391304.35" calcext:value-type="float">
            <text:p>92391304.35</text:p>
          </table:table-cell>
          <table:table-cell office:value-type="float" office:value="-86.06497192" calcext:value-type="float">
            <text:p>-86.06497192</text:p>
          </table:table-cell>
          <table:table-cell table:number-columns-repeated="3"/>
        </table:table-row>
        <table:table-row table:style-name="ro1">
          <table:table-cell office:value-type="float" office:value="92608695.65" calcext:value-type="float">
            <text:p>92608695.65</text:p>
          </table:table-cell>
          <table:table-cell office:value-type="float" office:value="-86.22497559" calcext:value-type="float">
            <text:p>-86.22497559</text:p>
          </table:table-cell>
          <table:table-cell table:number-columns-repeated="3"/>
        </table:table-row>
        <table:table-row table:style-name="ro1">
          <table:table-cell office:value-type="float" office:value="92826086.96" calcext:value-type="float">
            <text:p>92826086.96</text:p>
          </table:table-cell>
          <table:table-cell office:value-type="float" office:value="-86.56208801" calcext:value-type="float">
            <text:p>-86.56208801</text:p>
          </table:table-cell>
          <table:table-cell table:number-columns-repeated="3"/>
        </table:table-row>
        <table:table-row table:style-name="ro1">
          <table:table-cell office:value-type="float" office:value="93043478.26" calcext:value-type="float">
            <text:p>93043478.26</text:p>
          </table:table-cell>
          <table:table-cell office:value-type="float" office:value="-86.92435455" calcext:value-type="float">
            <text:p>-86.92435455</text:p>
          </table:table-cell>
          <table:table-cell table:number-columns-repeated="3"/>
        </table:table-row>
        <table:table-row table:style-name="ro1">
          <table:table-cell office:value-type="float" office:value="93260869.57" calcext:value-type="float">
            <text:p>93260869.57</text:p>
          </table:table-cell>
          <table:table-cell office:value-type="float" office:value="-86.92099762" calcext:value-type="float">
            <text:p>-86.92099762</text:p>
          </table:table-cell>
          <table:table-cell table:number-columns-repeated="3"/>
        </table:table-row>
        <table:table-row table:style-name="ro1">
          <table:table-cell office:value-type="float" office:value="93478260.87" calcext:value-type="float">
            <text:p>93478260.87</text:p>
          </table:table-cell>
          <table:table-cell office:value-type="float" office:value="-86.98881531" calcext:value-type="float">
            <text:p>-86.98881531</text:p>
          </table:table-cell>
          <table:table-cell table:number-columns-repeated="3"/>
        </table:table-row>
        <table:table-row table:style-name="ro1">
          <table:table-cell office:value-type="float" office:value="93695652.17" calcext:value-type="float">
            <text:p>93695652.17</text:p>
          </table:table-cell>
          <table:table-cell office:value-type="float" office:value="-86.94528198" calcext:value-type="float">
            <text:p>-86.94528198</text:p>
          </table:table-cell>
          <table:table-cell table:number-columns-repeated="3"/>
        </table:table-row>
        <table:table-row table:style-name="ro1">
          <table:table-cell office:value-type="float" office:value="93913043.48" calcext:value-type="float">
            <text:p>93913043.48</text:p>
          </table:table-cell>
          <table:table-cell office:value-type="float" office:value="-86.46546936" calcext:value-type="float">
            <text:p>-86.46546936</text:p>
          </table:table-cell>
          <table:table-cell table:number-columns-repeated="3"/>
        </table:table-row>
        <table:table-row table:style-name="ro1">
          <table:table-cell office:value-type="float" office:value="94130434.78" calcext:value-type="float">
            <text:p>94130434.78</text:p>
          </table:table-cell>
          <table:table-cell office:value-type="float" office:value="-85.8092804" calcext:value-type="float">
            <text:p>-85.8092804</text:p>
          </table:table-cell>
          <table:table-cell table:number-columns-repeated="3"/>
        </table:table-row>
        <table:table-row table:style-name="ro1">
          <table:table-cell office:value-type="float" office:value="94347826.09" calcext:value-type="float">
            <text:p>94347826.09</text:p>
          </table:table-cell>
          <table:table-cell office:value-type="float" office:value="-84.31391907" calcext:value-type="float">
            <text:p>-84.31391907</text:p>
          </table:table-cell>
          <table:table-cell table:number-columns-repeated="3"/>
        </table:table-row>
        <table:table-row table:style-name="ro1">
          <table:table-cell office:value-type="float" office:value="94565217.39" calcext:value-type="float">
            <text:p>94565217.39</text:p>
          </table:table-cell>
          <table:table-cell office:value-type="float" office:value="-83.24085999" calcext:value-type="float">
            <text:p>-83.24085999</text:p>
          </table:table-cell>
          <table:table-cell table:number-columns-repeated="3"/>
        </table:table-row>
        <table:table-row table:style-name="ro1">
          <table:table-cell office:value-type="float" office:value="94782608.7" calcext:value-type="float">
            <text:p>94782608.7</text:p>
          </table:table-cell>
          <table:table-cell office:value-type="float" office:value="-82.34602356" calcext:value-type="float">
            <text:p>-82.34602356</text:p>
          </table:table-cell>
          <table:table-cell table:number-columns-repeated="3"/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82.53434753" calcext:value-type="float">
            <text:p>-82.53434753</text:p>
          </table:table-cell>
          <table:table-cell table:number-columns-repeated="3"/>
        </table:table-row>
        <table:table-row table:style-name="ro1">
          <table:table-cell office:value-type="float" office:value="95217391.3" calcext:value-type="float">
            <text:p>95217391.3</text:p>
          </table:table-cell>
          <table:table-cell office:value-type="float" office:value="-83.56602478" calcext:value-type="float">
            <text:p>-83.56602478</text:p>
          </table:table-cell>
          <table:table-cell table:number-columns-repeated="3"/>
        </table:table-row>
        <table:table-row table:style-name="ro1">
          <table:table-cell office:value-type="float" office:value="95434782.61" calcext:value-type="float">
            <text:p>95434782.61</text:p>
          </table:table-cell>
          <table:table-cell office:value-type="float" office:value="-84.79510498" calcext:value-type="float">
            <text:p>-84.79510498</text:p>
          </table:table-cell>
          <table:table-cell table:number-columns-repeated="3"/>
        </table:table-row>
        <table:table-row table:style-name="ro1">
          <table:table-cell office:value-type="float" office:value="95652173.91" calcext:value-type="float">
            <text:p>95652173.91</text:p>
          </table:table-cell>
          <table:table-cell office:value-type="float" office:value="-86.36238098" calcext:value-type="float">
            <text:p>-86.36238098</text:p>
          </table:table-cell>
          <table:table-cell table:number-columns-repeated="3"/>
        </table:table-row>
        <table:table-row table:style-name="ro1">
          <table:table-cell office:value-type="float" office:value="95869565.22" calcext:value-type="float">
            <text:p>95869565.22</text:p>
          </table:table-cell>
          <table:table-cell office:value-type="float" office:value="-86.92220306" calcext:value-type="float">
            <text:p>-86.92220306</text:p>
          </table:table-cell>
          <table:table-cell table:number-columns-repeated="3"/>
        </table:table-row>
        <table:table-row table:style-name="ro1">
          <table:table-cell office:value-type="float" office:value="96086956.52" calcext:value-type="float">
            <text:p>96086956.52</text:p>
          </table:table-cell>
          <table:table-cell office:value-type="float" office:value="-87.56973267" calcext:value-type="float">
            <text:p>-87.56973267</text:p>
          </table:table-cell>
          <table:table-cell table:number-columns-repeated="3"/>
        </table:table-row>
        <table:table-row table:style-name="ro1">
          <table:table-cell office:value-type="float" office:value="96304347.83" calcext:value-type="float">
            <text:p>96304347.83</text:p>
          </table:table-cell>
          <table:table-cell office:value-type="float" office:value="-87.32330322" calcext:value-type="float">
            <text:p>-87.32330322</text:p>
          </table:table-cell>
          <table:table-cell table:number-columns-repeated="3"/>
        </table:table-row>
        <table:table-row table:style-name="ro1">
          <table:table-cell office:value-type="float" office:value="96521739.13" calcext:value-type="float">
            <text:p>96521739.13</text:p>
          </table:table-cell>
          <table:table-cell office:value-type="float" office:value="-87.72137451" calcext:value-type="float">
            <text:p>-87.72137451</text:p>
          </table:table-cell>
          <table:table-cell table:number-columns-repeated="3"/>
        </table:table-row>
        <table:table-row table:style-name="ro1">
          <table:table-cell office:value-type="float" office:value="96739130.43" calcext:value-type="float">
            <text:p>96739130.43</text:p>
          </table:table-cell>
          <table:table-cell office:value-type="float" office:value="-87.64598846" calcext:value-type="float">
            <text:p>-87.64598846</text:p>
          </table:table-cell>
          <table:table-cell table:number-columns-repeated="3"/>
        </table:table-row>
        <table:table-row table:style-name="ro1">
          <table:table-cell office:value-type="float" office:value="96956521.74" calcext:value-type="float">
            <text:p>96956521.74</text:p>
          </table:table-cell>
          <table:table-cell office:value-type="float" office:value="-87.42163849" calcext:value-type="float">
            <text:p>-87.42163849</text:p>
          </table:table-cell>
          <table:table-cell table:number-columns-repeated="3"/>
        </table:table-row>
        <table:table-row table:style-name="ro1">
          <table:table-cell office:value-type="float" office:value="97173913.04" calcext:value-type="float">
            <text:p>97173913.04</text:p>
          </table:table-cell>
          <table:table-cell office:value-type="float" office:value="-87.80116272" calcext:value-type="float">
            <text:p>-87.80116272</text:p>
          </table:table-cell>
          <table:table-cell table:number-columns-repeated="3"/>
        </table:table-row>
        <table:table-row table:style-name="ro1">
          <table:table-cell office:value-type="float" office:value="97391304.35" calcext:value-type="float">
            <text:p>97391304.35</text:p>
          </table:table-cell>
          <table:table-cell office:value-type="float" office:value="-87.69878387" calcext:value-type="float">
            <text:p>-87.69878387</text:p>
          </table:table-cell>
          <table:table-cell table:number-columns-repeated="3"/>
        </table:table-row>
        <table:table-row table:style-name="ro1">
          <table:table-cell office:value-type="float" office:value="97608695.65" calcext:value-type="float">
            <text:p>97608695.65</text:p>
          </table:table-cell>
          <table:table-cell office:value-type="float" office:value="-87.71372223" calcext:value-type="float">
            <text:p>-87.71372223</text:p>
          </table:table-cell>
          <table:table-cell table:number-columns-repeated="3"/>
        </table:table-row>
        <table:table-row table:style-name="ro1">
          <table:table-cell office:value-type="float" office:value="97826086.96" calcext:value-type="float">
            <text:p>97826086.96</text:p>
          </table:table-cell>
          <table:table-cell office:value-type="float" office:value="-87.58716583" calcext:value-type="float">
            <text:p>-87.58716583</text:p>
          </table:table-cell>
          <table:table-cell table:number-columns-repeated="3"/>
        </table:table-row>
        <table:table-row table:style-name="ro1">
          <table:table-cell office:value-type="float" office:value="98043478.26" calcext:value-type="float">
            <text:p>98043478.26</text:p>
          </table:table-cell>
          <table:table-cell office:value-type="float" office:value="-87.69592285" calcext:value-type="float">
            <text:p>-87.69592285</text:p>
          </table:table-cell>
          <table:table-cell table:number-columns-repeated="3"/>
        </table:table-row>
        <table:table-row table:style-name="ro1">
          <table:table-cell office:value-type="float" office:value="98260869.57" calcext:value-type="float">
            <text:p>98260869.57</text:p>
          </table:table-cell>
          <table:table-cell office:value-type="float" office:value="-87.66747284" calcext:value-type="float">
            <text:p>-87.66747284</text:p>
          </table:table-cell>
          <table:table-cell table:number-columns-repeated="3"/>
        </table:table-row>
        <table:table-row table:style-name="ro1">
          <table:table-cell office:value-type="float" office:value="98478260.87" calcext:value-type="float">
            <text:p>98478260.87</text:p>
          </table:table-cell>
          <table:table-cell office:value-type="float" office:value="-87.35739136" calcext:value-type="float">
            <text:p>-87.35739136</text:p>
          </table:table-cell>
          <table:table-cell table:number-columns-repeated="3"/>
        </table:table-row>
        <table:table-row table:style-name="ro1">
          <table:table-cell office:value-type="float" office:value="98695652.17" calcext:value-type="float">
            <text:p>98695652.17</text:p>
          </table:table-cell>
          <table:table-cell office:value-type="float" office:value="-87.1412735" calcext:value-type="float">
            <text:p>-87.1412735</text:p>
          </table:table-cell>
          <table:table-cell table:number-columns-repeated="3"/>
        </table:table-row>
        <table:table-row table:style-name="ro1">
          <table:table-cell office:value-type="float" office:value="98913043.48" calcext:value-type="float">
            <text:p>98913043.48</text:p>
          </table:table-cell>
          <table:table-cell office:value-type="float" office:value="-87.35267639" calcext:value-type="float">
            <text:p>-87.35267639</text:p>
          </table:table-cell>
          <table:table-cell table:number-columns-repeated="3"/>
        </table:table-row>
        <table:table-row table:style-name="ro1">
          <table:table-cell office:value-type="float" office:value="99130434.78" calcext:value-type="float">
            <text:p>99130434.78</text:p>
          </table:table-cell>
          <table:table-cell office:value-type="float" office:value="-87.13920593" calcext:value-type="float">
            <text:p>-87.13920593</text:p>
          </table:table-cell>
          <table:table-cell table:number-columns-repeated="3"/>
        </table:table-row>
        <table:table-row table:style-name="ro1">
          <table:table-cell office:value-type="float" office:value="99347826.09" calcext:value-type="float">
            <text:p>99347826.09</text:p>
          </table:table-cell>
          <table:table-cell office:value-type="float" office:value="-87.18043518" calcext:value-type="float">
            <text:p>-87.18043518</text:p>
          </table:table-cell>
          <table:table-cell table:number-columns-repeated="3"/>
        </table:table-row>
        <table:table-row table:style-name="ro1">
          <table:table-cell office:value-type="float" office:value="99565217.39" calcext:value-type="float">
            <text:p>99565217.39</text:p>
          </table:table-cell>
          <table:table-cell office:value-type="float" office:value="-87.23218536" calcext:value-type="float">
            <text:p>-87.23218536</text:p>
          </table:table-cell>
          <table:table-cell table:number-columns-repeated="3"/>
        </table:table-row>
        <table:table-row table:style-name="ro1">
          <table:table-cell office:value-type="float" office:value="99782608.7" calcext:value-type="float">
            <text:p>99782608.7</text:p>
          </table:table-cell>
          <table:table-cell office:value-type="float" office:value="-87.43765259" calcext:value-type="float">
            <text:p>-87.43765259</text:p>
          </table:table-cell>
          <table:table-cell table:number-columns-repeated="3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87.54457855" calcext:value-type="float">
            <text:p>-87.5445785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0">00/00/0000</text:date>, <text:time style:data-style-name="N2" text:time-value="15:24:25.5456348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3:17:45.601677899</meta:creation-date>
    <meta:generator>LibreOffice/5.1.6.2$Linux_X86_64 LibreOffice_project/10m0$Build-2</meta:generator>
    <dc:date>2020-07-10T15:25:03.561429020</dc:date>
    <meta:editing-duration>PT3M50S</meta:editing-duration>
    <meta:editing-cycles>2</meta:editing-cycles>
    <meta:document-statistic meta:table-count="9" meta:cell-count="10792" meta:object-count="0"/>
  </office:meta>
</office:document-meta>
</file>